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/>
      <table:table table:name="p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Bildlaufleiste 1" form:control-implementation="ooo:com.sun.star.form.component.ScrollBar" xml:id="control1" form:id="control1" form:value="0" form:linked-cell="p.H26" form:delay-for-repeat="PT0.050000000S" form:min-value="0" form:max-value="1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Bildlaufleiste 2" form:control-implementation="ooo:com.sun.star.form.component.ScrollBar" xml:id="control2" form:id="control2" form:value="0" form:linked-cell="p.H27" form:delay-for-repeat="PT0.050000000S" form:min-value="0" form:max-value="1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76.64mm" svg:height="107.57mm" svg:x="140.54mm" svg:y="3.99mm">
            <loext:p draw:notify-on-update-of-ranges="p.A1:p.A1000 p.B1:p.B1000 p.A1:p.A1000 p.D1:p.D1000 p.A1:p.A500 p.F1:p.F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style-name="gr2" draw:text-style-name="P2" svg:width="133.72mm" svg:height="15.14mm" svg:x="164.23mm" svg:y="118.47mm" draw:control="control1"/>
          <draw:control draw:z-index="2" draw:style-name="gr2" draw:text-style-name="P2" svg:width="134.26mm" svg:height="15.67mm" svg:x="164.51mm" svg:y="139.18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D1] + k*[.D1]*(1-[.D1]/Max)" office:value-type="float" office:value="100" calcext:value-type="float">
            <text:p>100</text:p>
          </table:table-cell>
          <table:table-cell office:value-type="float" office:value="16000000" calcext:value-type="float">
            <text:p>16000000</text:p>
          </table:table-cell>
          <table:table-cell table:formula="of:=[.F1] +  NU * LOG(KK/[.F1]; RR) * [.F1]" office:value-type="float" office:value="123.05028317273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D2] + k*[.D2]*(1-[.D2]/Max)"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formula="of:=[.F2] +  NU * LOG(KK/[.F2]; RR) * [.F2]" office:value-type="float" office:value="150.922754576735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 + k*[.D3]*(1-[.D3]/Max)" office:value-type="float" office:value="100" calcext:value-type="float">
            <text:p>100</text:p>
          </table:table-cell>
          <table:table-cell/>
          <table:table-cell table:formula="of:=[.F3] +  NU * LOG(KK/[.F3]; RR) * [.F3]" office:value-type="float" office:value="184.515950322121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4] + k*[.D4]*(1-[.D4]/Max)" office:value-type="float" office:value="100" calcext:value-type="float">
            <text:p>100</text:p>
          </table:table-cell>
          <table:table-cell office:value-type="float" office:value="16000000" calcext:value-type="float">
            <text:p>16000000</text:p>
          </table:table-cell>
          <table:table-cell table:formula="of:=[.F4] +  NU * LOG(KK/[.F4]; RR) * [.F4]" office:value-type="float" office:value="224.873197409073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D5] + k*[.D5]*(1-[.D5]/Max)" office:value-type="float" office:value="100" calcext:value-type="float">
            <text:p>100</text:p>
          </table:table-cell>
          <table:table-cell/>
          <table:table-cell table:formula="of:=[.F5] +  NU * LOG(KK/[.F5]; RR) * [.F5]" office:value-type="float" office:value="273.20174765954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6] + k*[.D6]*(1-[.D6]/Max)" office:value-type="float" office:value="100" calcext:value-type="float">
            <text:p>100</text:p>
          </table:table-cell>
          <table:table-cell/>
          <table:table-cell table:formula="of:=[.F6] +  NU * LOG(KK/[.F6]; RR) * [.F6]" office:value-type="float" office:value="330.89374492916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7] + k*[.D7]*(1-[.D7]/Max)" office:value-type="float" office:value="100" calcext:value-type="float">
            <text:p>100</text:p>
          </table:table-cell>
          <table:table-cell/>
          <table:table-cell table:formula="of:=[.F7] +  NU * LOG(KK/[.F7]; RR) * [.F7]" office:value-type="float" office:value="399.549098413421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D8] + k*[.D8]*(1-[.D8]/Max)" office:value-type="float" office:value="100" calcext:value-type="float">
            <text:p>100</text:p>
          </table:table-cell>
          <table:table-cell table:formula="of:=1 / [.H26]" office:value-type="float" office:value="0.04" calcext:value-type="float">
            <text:p>0,04</text:p>
          </table:table-cell>
          <table:table-cell table:formula="of:=[.F8] +  NU * LOG(KK/[.F8]; RR) * [.F8]" office:value-type="float" office:value="481.000323010098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D9] + k*[.D9]*(1-[.D9]/Max)" office:value-type="float" office:value="100" calcext:value-type="float">
            <text:p>100</text:p>
          </table:table-cell>
          <table:table-cell table:formula="of:=[.H27]" office:value-type="float" office:value="8" calcext:value-type="float">
            <text:p>8</text:p>
          </table:table-cell>
          <table:table-cell table:formula="of:=[.F9] +  NU * LOG(KK/[.F9]; RR) * [.F9]" office:value-type="float" office:value="577.33939360608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D10] + k*[.D10]*(1-[.D10]/Max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10] +  NU * LOG(KK/[.F10]; RR) * [.F10]" office:value-type="float" office:value="690.94664380169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11] + k*[.D11]*(1-[.D11]/Max)" office:value-type="float" office:value="100" calcext:value-type="float">
            <text:p>100</text:p>
          </table:table-cell>
          <table:table-cell/>
          <table:table-cell table:formula="of:=[.F11] +  NU * LOG(KK/[.F11]; RR) * [.F11]" office:value-type="float" office:value="824.521720988932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D12] + k*[.D12]*(1-[.D12]/Max)" office:value-type="float" office:value="100" calcext:value-type="float">
            <text:p>100</text:p>
          </table:table-cell>
          <table:table-cell/>
          <table:table-cell table:formula="of:=[.F12] +  NU * LOG(KK/[.F12]; RR) * [.F12]" office:value-type="float" office:value="981.11658892485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D13] + k*[.D13]*(1-[.D13]/Max)" office:value-type="float" office:value="100" calcext:value-type="float">
            <text:p>100</text:p>
          </table:table-cell>
          <table:table-cell/>
          <table:table-cell table:formula="of:=[.F13] +  NU * LOG(KK/[.F13]; RR) * [.F13]" office:value-type="float" office:value="1164.17054609279" calcext:value-type="float">
            <text:p>116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D14] + k*[.D14]*(1-[.D14]/Max)" office:value-type="float" office:value="100" calcext:value-type="float">
            <text:p>100</text:p>
          </table:table-cell>
          <table:table-cell/>
          <table:table-cell table:formula="of:=[.F14] +  NU * LOG(KK/[.F14]; RR) * [.F14]" office:value-type="float" office:value="1377.54720337733" calcext:value-type="float">
            <text:p>137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D15] + k*[.D15]*(1-[.D15]/Max)" office:value-type="float" office:value="100" calcext:value-type="float">
            <text:p>100</text:p>
          </table:table-cell>
          <table:table-cell/>
          <table:table-cell table:formula="of:=[.F15] +  NU * LOG(KK/[.F15]; RR) * [.F15]" office:value-type="float" office:value="1625.57333809053" calcext:value-type="float">
            <text:p>16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D16] + k*[.D16]*(1-[.D16]/Max)" office:value-type="float" office:value="100" calcext:value-type="float">
            <text:p>100</text:p>
          </table:table-cell>
          <table:table-cell/>
          <table:table-cell table:formula="of:=[.F16] +  NU * LOG(KK/[.F16]; RR) * [.F16]" office:value-type="float" office:value="1913.07951342384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D17] + k*[.D17]*(1-[.D17]/Max)" office:value-type="float" office:value="100" calcext:value-type="float">
            <text:p>100</text:p>
          </table:table-cell>
          <table:table-cell/>
          <table:table-cell table:formula="of:=[.F17] +  NU * LOG(KK/[.F17]; RR) * [.F17]" office:value-type="float" office:value="2245.44232324952" calcext:value-type="float">
            <text:p>22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D18] + k*[.D18]*(1-[.D18]/Max)" office:value-type="float" office:value="100" calcext:value-type="float">
            <text:p>100</text:p>
          </table:table-cell>
          <table:table-cell/>
          <table:table-cell table:formula="of:=[.F18] +  NU * LOG(KK/[.F18]; RR) * [.F18]" office:value-type="float" office:value="2628.62809218842" calcext:value-type="float">
            <text:p>26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19] + k*[.D19]*(1-[.D19]/Max)" office:value-type="float" office:value="100" calcext:value-type="float">
            <text:p>100</text:p>
          </table:table-cell>
          <table:table-cell/>
          <table:table-cell table:formula="of:=[.F19] +  NU * LOG(KK/[.F19]; RR) * [.F19]" office:value-type="float" office:value="3069.23783036454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20] + k*[.D20]*(1-[.D20]/Max)" office:value-type="float" office:value="100" calcext:value-type="float">
            <text:p>100</text:p>
          </table:table-cell>
          <table:table-cell/>
          <table:table-cell table:formula="of:=[.F20] +  NU * LOG(KK/[.F20]; RR) * [.F20]" office:value-type="float" office:value="3574.55321168099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D21] + k*[.D21]*(1-[.D21]/Max)" office:value-type="float" office:value="100" calcext:value-type="float">
            <text:p>100</text:p>
          </table:table-cell>
          <table:table-cell/>
          <table:table-cell table:formula="of:=[.F21] +  NU * LOG(KK/[.F21]; RR) * [.F21]" office:value-type="float" office:value="4152.58331420373" calcext:value-type="float">
            <text:p>415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D22] + k*[.D22]*(1-[.D22]/Max)" office:value-type="float" office:value="100" calcext:value-type="float">
            <text:p>100</text:p>
          </table:table-cell>
          <table:table-cell/>
          <table:table-cell table:formula="of:=[.F22] +  NU * LOG(KK/[.F22]; RR) * [.F22]" office:value-type="float" office:value="4812.11183177628" calcext:value-type="float">
            <text:p>48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D23] + k*[.D23]*(1-[.D23]/Max)" office:value-type="float" office:value="100" calcext:value-type="float">
            <text:p>100</text:p>
          </table:table-cell>
          <table:table-cell/>
          <table:table-cell table:formula="of:=[.F23] +  NU * LOG(KK/[.F23]; RR) * [.F23]" office:value-type="float" office:value="5562.744437769" calcext:value-type="float">
            <text:p>556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D24] + k*[.D24]*(1-[.D24]/Max)" office:value-type="float" office:value="100" calcext:value-type="float">
            <text:p>100</text:p>
          </table:table-cell>
          <table:table-cell/>
          <table:table-cell table:formula="of:=[.F24] +  NU * LOG(KK/[.F24]; RR) * [.F24]" office:value-type="float" office:value="6414.95595535798" calcext:value-type="float">
            <text:p>64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D25] + k*[.D25]*(1-[.D25]/Max)" office:value-type="float" office:value="100" calcext:value-type="float">
            <text:p>100</text:p>
          </table:table-cell>
          <table:table-cell/>
          <table:table-cell table:formula="of:=[.F25] +  NU * LOG(KK/[.F25]; RR) * [.F25]" office:value-type="float" office:value="7380.13696438977" calcext:value-type="float">
            <text:p>738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[.D26] + k*[.D26]*(1-[.D26]/Max)" office:value-type="float" office:value="100" calcext:value-type="float">
            <text:p>100</text:p>
          </table:table-cell>
          <table:table-cell/>
          <table:table-cell table:formula="of:=[.F26] +  NU * LOG(KK/[.F26]; RR) * [.F26]" office:value-type="float" office:value="8470.63945317237" calcext:value-type="float">
            <text:p>847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[.D27] + k*[.D27]*(1-[.D27]/Max)" office:value-type="float" office:value="100" calcext:value-type="float">
            <text:p>100</text:p>
          </table:table-cell>
          <table:table-cell/>
          <table:table-cell table:formula="of:=[.F27] +  NU * LOG(KK/[.F27]; RR) * [.F27]" office:value-type="float" office:value="9699.82110486727" calcext:value-type="float">
            <text:p>97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[.D28] + k*[.D28]*(1-[.D28]/Max)" office:value-type="float" office:value="100" calcext:value-type="float">
            <text:p>100</text:p>
          </table:table-cell>
          <table:table-cell/>
          <table:table-cell table:formula="of:=[.F28] +  NU * LOG(KK/[.F28]; RR) * [.F28]" office:value-type="float" office:value="11082.0877929451" calcext:value-type="float">
            <text:p>1108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D29] + k*[.D29]*(1-[.D29]/Max)" office:value-type="float" office:value="100" calcext:value-type="float">
            <text:p>100</text:p>
          </table:table-cell>
          <table:table-cell/>
          <table:table-cell table:formula="of:=[.F29] +  NU * LOG(KK/[.F29]; RR) * [.F29]" office:value-type="float" office:value="12632.9338487729" calcext:value-type="float">
            <text:p>126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/>
          <table:table-cell table:formula="of:=[.D30] + k*[.D30]*(1-[.D30]/Max)" office:value-type="float" office:value="100" calcext:value-type="float">
            <text:p>100</text:p>
          </table:table-cell>
          <table:table-cell/>
          <table:table-cell table:formula="of:=[.F30] +  NU * LOG(KK/[.F30]; RR) * [.F30]" office:value-type="float" office:value="14368.9796571451" calcext:value-type="float">
            <text:p>1436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D31] + k*[.D31]*(1-[.D31]/Max)" office:value-type="float" office:value="100" calcext:value-type="float">
            <text:p>100</text:p>
          </table:table-cell>
          <table:table-cell/>
          <table:table-cell table:formula="of:=[.F31] +  NU * LOG(KK/[.F31]; RR) * [.F31]" office:value-type="float" office:value="16308.0061327233" calcext:value-type="float">
            <text:p>1630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23" calcext:value-type="float">
            <text:p>1523</text:p>
          </table:table-cell>
          <table:table-cell/>
          <table:table-cell table:formula="of:=[.D32] + k*[.D32]*(1-[.D32]/Max)" office:value-type="float" office:value="100" calcext:value-type="float">
            <text:p>100</text:p>
          </table:table-cell>
          <table:table-cell/>
          <table:table-cell table:formula="of:=[.F32] +  NU * LOG(KK/[.F32]; RR) * [.F32]" office:value-type="float" office:value="18468.9856321285" calcext:value-type="float">
            <text:p>1846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58" calcext:value-type="float">
            <text:p>1658</text:p>
          </table:table-cell>
          <table:table-cell/>
          <table:table-cell table:formula="of:=[.D33] + k*[.D33]*(1-[.D33]/Max)" office:value-type="float" office:value="100" calcext:value-type="float">
            <text:p>100</text:p>
          </table:table-cell>
          <table:table-cell/>
          <table:table-cell table:formula="of:=[.F33] +  NU * LOG(KK/[.F33]; RR) * [.F33]" office:value-type="float" office:value="20872.1088629797" calcext:value-type="float">
            <text:p>2087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5" calcext:value-type="float">
            <text:p>1805</text:p>
          </table:table-cell>
          <table:table-cell/>
          <table:table-cell table:formula="of:=[.D34] + k*[.D34]*(1-[.D34]/Max)" office:value-type="float" office:value="100" calcext:value-type="float">
            <text:p>100</text:p>
          </table:table-cell>
          <table:table-cell/>
          <table:table-cell table:formula="of:=[.F34] +  NU * LOG(KK/[.F34]; RR) * [.F34]" office:value-type="float" office:value="23538.8073625919" calcext:value-type="float">
            <text:p>2353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[.D35] + k*[.D35]*(1-[.D35]/Max)" office:value-type="float" office:value="100" calcext:value-type="float">
            <text:p>100</text:p>
          </table:table-cell>
          <table:table-cell/>
          <table:table-cell table:formula="of:=[.F35] +  NU * LOG(KK/[.F35]; RR) * [.F35]" office:value-type="float" office:value="26491.7711353467" calcext:value-type="float">
            <text:p>264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40" calcext:value-type="float">
            <text:p>2140</text:p>
          </table:table-cell>
          <table:table-cell/>
          <table:table-cell table:formula="of:=[.D36] + k*[.D36]*(1-[.D36]/Max)" office:value-type="float" office:value="100" calcext:value-type="float">
            <text:p>100</text:p>
          </table:table-cell>
          <table:table-cell/>
          <table:table-cell table:formula="of:=[.F36] +  NU * LOG(KK/[.F36]; RR) * [.F36]" office:value-type="float" office:value="29754.9610588838" calcext:value-type="float">
            <text:p>2975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30" calcext:value-type="float">
            <text:p>2330</text:p>
          </table:table-cell>
          <table:table-cell/>
          <table:table-cell table:formula="of:=[.D37] + k*[.D37]*(1-[.D37]/Max)" office:value-type="float" office:value="100" calcext:value-type="float">
            <text:p>100</text:p>
          </table:table-cell>
          <table:table-cell/>
          <table:table-cell table:formula="of:=[.F37] +  NU * LOG(KK/[.F37]; RR) * [.F37]" office:value-type="float" office:value="33353.6156951178" calcext:value-type="float">
            <text:p>3335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36" calcext:value-type="float">
            <text:p>2536</text:p>
          </table:table-cell>
          <table:table-cell/>
          <table:table-cell table:formula="of:=[.D38] + k*[.D38]*(1-[.D38]/Max)" office:value-type="float" office:value="100" calcext:value-type="float">
            <text:p>100</text:p>
          </table:table-cell>
          <table:table-cell/>
          <table:table-cell table:formula="of:=[.F38] +  NU * LOG(KK/[.F38]; RR) * [.F38]" office:value-type="float" office:value="37314.252172466" calcext:value-type="float">
            <text:p>3731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61" calcext:value-type="float">
            <text:p>2761</text:p>
          </table:table-cell>
          <table:table-cell/>
          <table:table-cell table:formula="of:=[.D39] + k*[.D39]*(1-[.D39]/Max)" office:value-type="float" office:value="100" calcext:value-type="float">
            <text:p>100</text:p>
          </table:table-cell>
          <table:table-cell/>
          <table:table-cell table:formula="of:=[.F39] +  NU * LOG(KK/[.F39]; RR) * [.F39]" office:value-type="float" office:value="41664.6608403445" calcext:value-type="float">
            <text:p>4166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6" calcext:value-type="float">
            <text:p>3006</text:p>
          </table:table-cell>
          <table:table-cell/>
          <table:table-cell table:formula="of:=[.D40] + k*[.D40]*(1-[.D40]/Max)" office:value-type="float" office:value="100" calcext:value-type="float">
            <text:p>100</text:p>
          </table:table-cell>
          <table:table-cell/>
          <table:table-cell table:formula="of:=[.F40] +  NU * LOG(KK/[.F40]; RR) * [.F40]" office:value-type="float" office:value="46433.8934356199" calcext:value-type="float">
            <text:p>4643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D41] + k*[.D41]*(1-[.D41]/Max)" office:value-type="float" office:value="100" calcext:value-type="float">
            <text:p>100</text:p>
          </table:table-cell>
          <table:table-cell/>
          <table:table-cell table:formula="of:=[.F41] +  NU * LOG(KK/[.F41]; RR) * [.F41]" office:value-type="float" office:value="51652.2445429396" calcext:value-type="float">
            <text:p>516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62" calcext:value-type="float">
            <text:p>3562</text:p>
          </table:table-cell>
          <table:table-cell/>
          <table:table-cell table:formula="of:=[.D42] + k*[.D42]*(1-[.D42]/Max)" office:value-type="float" office:value="100" calcext:value-type="float">
            <text:p>100</text:p>
          </table:table-cell>
          <table:table-cell/>
          <table:table-cell table:formula="of:=[.F42] +  NU * LOG(KK/[.F42]; RR) * [.F42]" office:value-type="float" office:value="57351.2261762731" calcext:value-type="float">
            <text:p>5735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78" calcext:value-type="float">
            <text:p>3878</text:p>
          </table:table-cell>
          <table:table-cell/>
          <table:table-cell table:formula="of:=[.D43] + k*[.D43]*(1-[.D43]/Max)" office:value-type="float" office:value="100" calcext:value-type="float">
            <text:p>100</text:p>
          </table:table-cell>
          <table:table-cell/>
          <table:table-cell table:formula="of:=[.F43] +  NU * LOG(KK/[.F43]; RR) * [.F43]" office:value-type="float" office:value="63563.5353571163" calcext:value-type="float">
            <text:p>6356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D44] + k*[.D44]*(1-[.D44]/Max)" office:value-type="float" office:value="100" calcext:value-type="float">
            <text:p>100</text:p>
          </table:table-cell>
          <table:table-cell/>
          <table:table-cell table:formula="of:=[.F44] +  NU * LOG(KK/[.F44]; RR) * [.F44]" office:value-type="float" office:value="70323.01461514" calcext:value-type="float">
            <text:p>7032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94" calcext:value-type="float">
            <text:p>4594</text:p>
          </table:table-cell>
          <table:table-cell/>
          <table:table-cell table:formula="of:=[.D45] + k*[.D45]*(1-[.D45]/Max)" office:value-type="float" office:value="100" calcext:value-type="float">
            <text:p>100</text:p>
          </table:table-cell>
          <table:table-cell/>
          <table:table-cell table:formula="of:=[.F45] +  NU * LOG(KK/[.F45]; RR) * [.F45]" office:value-type="float" office:value="77664.6053890591" calcext:value-type="float">
            <text:p>7766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1" calcext:value-type="float">
            <text:p>5001</text:p>
          </table:table-cell>
          <table:table-cell/>
          <table:table-cell table:formula="of:=[.D46] + k*[.D46]*(1-[.D46]/Max)" office:value-type="float" office:value="100" calcext:value-type="float">
            <text:p>100</text:p>
          </table:table-cell>
          <table:table-cell/>
          <table:table-cell table:formula="of:=[.F46] +  NU * LOG(KK/[.F46]; RR) * [.F46]" office:value-type="float" office:value="85624.2943586165" calcext:value-type="float">
            <text:p>8562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43" calcext:value-type="float">
            <text:p>5443</text:p>
          </table:table-cell>
          <table:table-cell/>
          <table:table-cell table:formula="of:=[.D47] + k*[.D47]*(1-[.D47]/Max)" office:value-type="float" office:value="100" calcext:value-type="float">
            <text:p>100</text:p>
          </table:table-cell>
          <table:table-cell/>
          <table:table-cell table:formula="of:=[.F47] +  NU * LOG(KK/[.F47]; RR) * [.F47]" office:value-type="float" office:value="94239.0527922343" calcext:value-type="float">
            <text:p>9423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24" calcext:value-type="float">
            <text:p>5924</text:p>
          </table:table-cell>
          <table:table-cell/>
          <table:table-cell table:formula="of:=[.D48] + k*[.D48]*(1-[.D48]/Max)" office:value-type="float" office:value="100" calcext:value-type="float">
            <text:p>100</text:p>
          </table:table-cell>
          <table:table-cell/>
          <table:table-cell table:formula="of:=[.F48] +  NU * LOG(KK/[.F48]; RR) * [.F48]" office:value-type="float" office:value="103546.769048513" calcext:value-type="float">
            <text:p>10354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47" calcext:value-type="float">
            <text:p>6447</text:p>
          </table:table-cell>
          <table:table-cell/>
          <table:table-cell table:formula="of:=[.D49] + k*[.D49]*(1-[.D49]/Max)" office:value-type="float" office:value="100" calcext:value-type="float">
            <text:p>100</text:p>
          </table:table-cell>
          <table:table-cell/>
          <table:table-cell table:formula="of:=[.F49] +  NU * LOG(KK/[.F49]; RR) * [.F49]" office:value-type="float" office:value="113586.174422793" calcext:value-type="float">
            <text:p>11358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16" calcext:value-type="float">
            <text:p>7016</text:p>
          </table:table-cell>
          <table:table-cell/>
          <table:table-cell table:formula="of:=[.D50] + k*[.D50]*(1-[.D50]/Max)" office:value-type="float" office:value="100" calcext:value-type="float">
            <text:p>100</text:p>
          </table:table-cell>
          <table:table-cell/>
          <table:table-cell table:formula="of:=[.F50] +  NU * LOG(KK/[.F50]; RR) * [.F50]" office:value-type="float" office:value="124396.762581849" calcext:value-type="float">
            <text:p>12439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35" calcext:value-type="float">
            <text:p>7635</text:p>
          </table:table-cell>
          <table:table-cell/>
          <table:table-cell table:formula="of:=[.D51] + k*[.D51]*(1-[.D51]/Max)" office:value-type="float" office:value="100" calcext:value-type="float">
            <text:p>100</text:p>
          </table:table-cell>
          <table:table-cell/>
          <table:table-cell table:formula="of:=[.F51] +  NU * LOG(KK/[.F51]; RR) * [.F51]" office:value-type="float" office:value="136018.702879956" calcext:value-type="float">
            <text:p>13601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08" calcext:value-type="float">
            <text:p>8308</text:p>
          </table:table-cell>
          <table:table-cell/>
          <table:table-cell table:formula="of:=[.D52] + k*[.D52]*(1-[.D52]/Max)" office:value-type="float" office:value="100" calcext:value-type="float">
            <text:p>100</text:p>
          </table:table-cell>
          <table:table-cell/>
          <table:table-cell table:formula="of:=[.F52] +  NU * LOG(KK/[.F52]; RR) * [.F52]" office:value-type="float" office:value="148492.747897514" calcext:value-type="float">
            <text:p>14849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39" calcext:value-type="float">
            <text:p>9039</text:p>
          </table:table-cell>
          <table:table-cell/>
          <table:table-cell table:formula="of:=[.D53] + k*[.D53]*(1-[.D53]/Max)" office:value-type="float" office:value="100" calcext:value-type="float">
            <text:p>100</text:p>
          </table:table-cell>
          <table:table-cell/>
          <table:table-cell table:formula="of:=[.F53] +  NU * LOG(KK/[.F53]; RR) * [.F53]" office:value-type="float" office:value="161860.13558862" calcext:value-type="float">
            <text:p>16186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35" calcext:value-type="float">
            <text:p>9835</text:p>
          </table:table-cell>
          <table:table-cell/>
          <table:table-cell table:formula="of:=[.D54] + k*[.D54]*(1-[.D54]/Max)" office:value-type="float" office:value="100" calcext:value-type="float">
            <text:p>100</text:p>
          </table:table-cell>
          <table:table-cell/>
          <table:table-cell table:formula="of:=[.F54] +  NU * LOG(KK/[.F54]; RR) * [.F54]" office:value-type="float" office:value="176162.486466116" calcext:value-type="float">
            <text:p>17616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00" calcext:value-type="float">
            <text:p>10700</text:p>
          </table:table-cell>
          <table:table-cell/>
          <table:table-cell table:formula="of:=[.D55] + k*[.D55]*(1-[.D55]/Max)" office:value-type="float" office:value="100" calcext:value-type="float">
            <text:p>100</text:p>
          </table:table-cell>
          <table:table-cell/>
          <table:table-cell table:formula="of:=[.F55] +  NU * LOG(KK/[.F55]; RR) * [.F55]" office:value-type="float" office:value="191441.696291144" calcext:value-type="float">
            <text:p>19144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639" calcext:value-type="float">
            <text:p>11639</text:p>
          </table:table-cell>
          <table:table-cell/>
          <table:table-cell table:formula="of:=[.D56] + k*[.D56]*(1-[.D56]/Max)" office:value-type="float" office:value="100" calcext:value-type="float">
            <text:p>100</text:p>
          </table:table-cell>
          <table:table-cell/>
          <table:table-cell table:formula="of:=[.F56] +  NU * LOG(KK/[.F56]; RR) * [.F56]" office:value-type="float" office:value="207739.824768883" calcext:value-type="float">
            <text:p>20774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661" calcext:value-type="float">
            <text:p>12661</text:p>
          </table:table-cell>
          <table:table-cell/>
          <table:table-cell table:formula="of:=[.D57] + k*[.D57]*(1-[.D57]/Max)" office:value-type="float" office:value="100" calcext:value-type="float">
            <text:p>100</text:p>
          </table:table-cell>
          <table:table-cell/>
          <table:table-cell table:formula="of:=[.F57] +  NU * LOG(KK/[.F57]; RR) * [.F57]" office:value-type="float" office:value="225098.980782609" calcext:value-type="float">
            <text:p>22509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771" calcext:value-type="float">
            <text:p>13771</text:p>
          </table:table-cell>
          <table:table-cell/>
          <table:table-cell table:formula="of:=[.D58] + k*[.D58]*(1-[.D58]/Max)" office:value-type="float" office:value="100" calcext:value-type="float">
            <text:p>100</text:p>
          </table:table-cell>
          <table:table-cell/>
          <table:table-cell table:formula="of:=[.F58] +  NU * LOG(KK/[.F58]; RR) * [.F58]" office:value-type="float" office:value="243561.204724164" calcext:value-type="float">
            <text:p>24356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976" calcext:value-type="float">
            <text:p>14976</text:p>
          </table:table-cell>
          <table:table-cell/>
          <table:table-cell table:formula="of:=[.D59] + k*[.D59]*(1-[.D59]/Max)" office:value-type="float" office:value="100" calcext:value-type="float">
            <text:p>100</text:p>
          </table:table-cell>
          <table:table-cell/>
          <table:table-cell table:formula="of:=[.F59] +  NU * LOG(KK/[.F59]; RR) * [.F59]" office:value-type="float" office:value="263168.348500315" calcext:value-type="float">
            <text:p>26316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285" calcext:value-type="float">
            <text:p>16285</text:p>
          </table:table-cell>
          <table:table-cell/>
          <table:table-cell table:formula="of:=[.D60] + k*[.D60]*(1-[.D60]/Max)" office:value-type="float" office:value="100" calcext:value-type="float">
            <text:p>100</text:p>
          </table:table-cell>
          <table:table-cell/>
          <table:table-cell table:formula="of:=[.F60] +  NU * LOG(KK/[.F60]; RR) * [.F60]" office:value-type="float" office:value="283961.953811021" calcext:value-type="float">
            <text:p>28396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707" calcext:value-type="float">
            <text:p>17707</text:p>
          </table:table-cell>
          <table:table-cell/>
          <table:table-cell table:formula="of:=[.D61] + k*[.D61]*(1-[.D61]/Max)" office:value-type="float" office:value="100" calcext:value-type="float">
            <text:p>100</text:p>
          </table:table-cell>
          <table:table-cell/>
          <table:table-cell table:formula="of:=[.F61] +  NU * LOG(KK/[.F61]; RR) * [.F61]" office:value-type="float" office:value="305983.129307381" calcext:value-type="float">
            <text:p>30598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250" calcext:value-type="float">
            <text:p>19250</text:p>
          </table:table-cell>
          <table:table-cell/>
          <table:table-cell table:formula="of:=[.D62] + k*[.D62]*(1-[.D62]/Max)" office:value-type="float" office:value="100" calcext:value-type="float">
            <text:p>100</text:p>
          </table:table-cell>
          <table:table-cell/>
          <table:table-cell table:formula="of:=[.F62] +  NU * LOG(KK/[.F62]; RR) * [.F62]" office:value-type="float" office:value="329272.427243842" calcext:value-type="float">
            <text:p>32927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925" calcext:value-type="float">
            <text:p>20925</text:p>
          </table:table-cell>
          <table:table-cell/>
          <table:table-cell table:formula="of:=[.D63] + k*[.D63]*(1-[.D63]/Max)" office:value-type="float" office:value="100" calcext:value-type="float">
            <text:p>100</text:p>
          </table:table-cell>
          <table:table-cell/>
          <table:table-cell table:formula="of:=[.F63] +  NU * LOG(KK/[.F63]; RR) * [.F63]" office:value-type="float" office:value="353869.720241284" calcext:value-type="float">
            <text:p>35387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43" calcext:value-type="float">
            <text:p>22743</text:p>
          </table:table-cell>
          <table:table-cell/>
          <table:table-cell table:formula="of:=[.D64] + k*[.D64]*(1-[.D64]/Max)" office:value-type="float" office:value="100" calcext:value-type="float">
            <text:p>100</text:p>
          </table:table-cell>
          <table:table-cell/>
          <table:table-cell table:formula="of:=[.F64] +  NU * LOG(KK/[.F64]; RR) * [.F64]" office:value-type="float" office:value="379814.078774805" calcext:value-type="float">
            <text:p>37981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714" calcext:value-type="float">
            <text:p>24714</text:p>
          </table:table-cell>
          <table:table-cell/>
          <table:table-cell table:formula="of:=[.D65] + k*[.D65]*(1-[.D65]/Max)" office:value-type="float" office:value="100" calcext:value-type="float">
            <text:p>100</text:p>
          </table:table-cell>
          <table:table-cell/>
          <table:table-cell table:formula="of:=[.F65] +  NU * LOG(KK/[.F65]; RR) * [.F65]" office:value-type="float" office:value="407143.649992629" calcext:value-type="float">
            <text:p>40714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851" calcext:value-type="float">
            <text:p>26851</text:p>
          </table:table-cell>
          <table:table-cell/>
          <table:table-cell table:formula="of:=[.D66] + k*[.D66]*(1-[.D66]/Max)" office:value-type="float" office:value="100" calcext:value-type="float">
            <text:p>100</text:p>
          </table:table-cell>
          <table:table-cell/>
          <table:table-cell table:formula="of:=[.F66] +  NU * LOG(KK/[.F66]; RR) * [.F66]" office:value-type="float" office:value="435895.538460706" calcext:value-type="float">
            <text:p>43589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168" calcext:value-type="float">
            <text:p>29168</text:p>
          </table:table-cell>
          <table:table-cell/>
          <table:table-cell table:formula="of:=[.D67] + k*[.D67]*(1-[.D67]/Max)" office:value-type="float" office:value="100" calcext:value-type="float">
            <text:p>100</text:p>
          </table:table-cell>
          <table:table-cell/>
          <table:table-cell table:formula="of:=[.F67] +  NU * LOG(KK/[.F67]; RR) * [.F67]" office:value-type="float" office:value="466105.689411464" calcext:value-type="float">
            <text:p>4661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679" calcext:value-type="float">
            <text:p>31679</text:p>
          </table:table-cell>
          <table:table-cell/>
          <table:table-cell table:formula="of:=[.D68] + k*[.D68]*(1-[.D68]/Max)" office:value-type="float" office:value="100" calcext:value-type="float">
            <text:p>100</text:p>
          </table:table-cell>
          <table:table-cell/>
          <table:table-cell table:formula="of:=[.F68] +  NU * LOG(KK/[.F68]; RR) * [.F68]" office:value-type="float" office:value="497808.775055051" calcext:value-type="float">
            <text:p>49780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397" calcext:value-type="float">
            <text:p>34397</text:p>
          </table:table-cell>
          <table:table-cell/>
          <table:table-cell table:formula="of:=[.D69] + k*[.D69]*(1-[.D69]/Max)" office:value-type="float" office:value="100" calcext:value-type="float">
            <text:p>100</text:p>
          </table:table-cell>
          <table:table-cell/>
          <table:table-cell table:formula="of:=[.F69] +  NU * LOG(KK/[.F69]; RR) * [.F69]" office:value-type="float" office:value="531038.084487626" calcext:value-type="float">
            <text:p>53103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340" calcext:value-type="float">
            <text:p>37340</text:p>
          </table:table-cell>
          <table:table-cell/>
          <table:table-cell table:formula="of:=[.D70] + k*[.D70]*(1-[.D70]/Max)" office:value-type="float" office:value="100" calcext:value-type="float">
            <text:p>100</text:p>
          </table:table-cell>
          <table:table-cell/>
          <table:table-cell table:formula="of:=[.F70] +  NU * LOG(KK/[.F70]; RR) * [.F70]" office:value-type="float" office:value="565825.417704022" calcext:value-type="float">
            <text:p>56582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525" calcext:value-type="float">
            <text:p>40525</text:p>
          </table:table-cell>
          <table:table-cell/>
          <table:table-cell table:formula="of:=[.D71] + k*[.D71]*(1-[.D71]/Max)" office:value-type="float" office:value="100" calcext:value-type="float">
            <text:p>100</text:p>
          </table:table-cell>
          <table:table-cell/>
          <table:table-cell table:formula="of:=[.F71] +  NU * LOG(KK/[.F71]; RR) * [.F71]" office:value-type="float" office:value="602200.984191843" calcext:value-type="float">
            <text:p>60220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969" calcext:value-type="float">
            <text:p>43969</text:p>
          </table:table-cell>
          <table:table-cell/>
          <table:table-cell table:formula="of:=[.D72] + k*[.D72]*(1-[.D72]/Max)" office:value-type="float" office:value="100" calcext:value-type="float">
            <text:p>100</text:p>
          </table:table-cell>
          <table:table-cell/>
          <table:table-cell table:formula="of:=[.F72] +  NU * LOG(KK/[.F72]; RR) * [.F72]" office:value-type="float" office:value="640193.306551072" calcext:value-type="float">
            <text:p>64019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692" calcext:value-type="float">
            <text:p>47692</text:p>
          </table:table-cell>
          <table:table-cell/>
          <table:table-cell table:formula="of:=[.D73] + k*[.D73]*(1-[.D73]/Max)" office:value-type="float" office:value="100" calcext:value-type="float">
            <text:p>100</text:p>
          </table:table-cell>
          <table:table-cell/>
          <table:table-cell table:formula="of:=[.F73] +  NU * LOG(KK/[.F73]; RR) * [.F73]" office:value-type="float" office:value="679829.129547927" calcext:value-type="float">
            <text:p>67982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713" calcext:value-type="float">
            <text:p>51713</text:p>
          </table:table-cell>
          <table:table-cell/>
          <table:table-cell table:formula="of:=[.D74] + k*[.D74]*(1-[.D74]/Max)" office:value-type="float" office:value="100" calcext:value-type="float">
            <text:p>100</text:p>
          </table:table-cell>
          <table:table-cell/>
          <table:table-cell table:formula="of:=[.F74] +  NU * LOG(KK/[.F74]; RR) * [.F74]" office:value-type="float" office:value="721133.334974387" calcext:value-type="float">
            <text:p>7211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054" calcext:value-type="float">
            <text:p>56054</text:p>
          </table:table-cell>
          <table:table-cell/>
          <table:table-cell table:formula="of:=[.D75] + k*[.D75]*(1-[.D75]/Max)" office:value-type="float" office:value="100" calcext:value-type="float">
            <text:p>100</text:p>
          </table:table-cell>
          <table:table-cell/>
          <table:table-cell table:formula="of:=[.F75] +  NU * LOG(KK/[.F75]; RR) * [.F75]" office:value-type="float" office:value="764128.8626459" calcext:value-type="float">
            <text:p>7641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736" calcext:value-type="float">
            <text:p>60736</text:p>
          </table:table-cell>
          <table:table-cell/>
          <table:table-cell table:formula="of:=[.D76] + k*[.D76]*(1-[.D76]/Max)" office:value-type="float" office:value="100" calcext:value-type="float">
            <text:p>100</text:p>
          </table:table-cell>
          <table:table-cell/>
          <table:table-cell table:formula="of:=[.F76] +  NU * LOG(KK/[.F76]; RR) * [.F76]" office:value-type="float" office:value="808836.637829633" calcext:value-type="float">
            <text:p>80883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784" calcext:value-type="float">
            <text:p>65784</text:p>
          </table:table-cell>
          <table:table-cell/>
          <table:table-cell table:formula="of:=[.D77] + k*[.D77]*(1-[.D77]/Max)" office:value-type="float" office:value="100" calcext:value-type="float">
            <text:p>100</text:p>
          </table:table-cell>
          <table:table-cell/>
          <table:table-cell table:formula="of:=[.F77] +  NU * LOG(KK/[.F77]; RR) * [.F77]" office:value-type="float" office:value="855275.505354628" calcext:value-type="float">
            <text:p>85527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221" calcext:value-type="float">
            <text:p>71221</text:p>
          </table:table-cell>
          <table:table-cell/>
          <table:table-cell table:formula="of:=[.D78] + k*[.D78]*(1-[.D78]/Max)" office:value-type="float" office:value="100" calcext:value-type="float">
            <text:p>100</text:p>
          </table:table-cell>
          <table:table-cell/>
          <table:table-cell table:formula="of:=[.F78] +  NU * LOG(KK/[.F78]; RR) * [.F78]" office:value-type="float" office:value="903462.170613707" calcext:value-type="float">
            <text:p>90346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072" calcext:value-type="float">
            <text:p>77072</text:p>
          </table:table-cell>
          <table:table-cell/>
          <table:table-cell table:formula="of:=[.D79] + k*[.D79]*(1-[.D79]/Max)" office:value-type="float" office:value="100" calcext:value-type="float">
            <text:p>100</text:p>
          </table:table-cell>
          <table:table-cell/>
          <table:table-cell table:formula="of:=[.F79] +  NU * LOG(KK/[.F79]; RR) * [.F79]" office:value-type="float" office:value="953411.147625334" calcext:value-type="float">
            <text:p>95341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364" calcext:value-type="float">
            <text:p>83364</text:p>
          </table:table-cell>
          <table:table-cell/>
          <table:table-cell table:formula="of:=[.D80] + k*[.D80]*(1-[.D80]/Max)" office:value-type="float" office:value="100" calcext:value-type="float">
            <text:p>100</text:p>
          </table:table-cell>
          <table:table-cell/>
          <table:table-cell table:formula="of:=[.F80] +  NU * LOG(KK/[.F80]; RR) * [.F80]" office:value-type="float" office:value="1005134.71428214" calcext:value-type="float">
            <text:p>100513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122" calcext:value-type="float">
            <text:p>90122</text:p>
          </table:table-cell>
          <table:table-cell/>
          <table:table-cell table:formula="of:=[.D81] + k*[.D81]*(1-[.D81]/Max)" office:value-type="float" office:value="100" calcext:value-type="float">
            <text:p>100</text:p>
          </table:table-cell>
          <table:table-cell/>
          <table:table-cell table:formula="of:=[.F81] +  NU * LOG(KK/[.F81]; RR) * [.F81]" office:value-type="float" office:value="1058642.87487185" calcext:value-type="float">
            <text:p>105864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374" calcext:value-type="float">
            <text:p>97374</text:p>
          </table:table-cell>
          <table:table-cell/>
          <table:table-cell table:formula="of:=[.D82] + k*[.D82]*(1-[.D82]/Max)" office:value-type="float" office:value="100" calcext:value-type="float">
            <text:p>100</text:p>
          </table:table-cell>
          <table:table-cell/>
          <table:table-cell table:formula="of:=[.F82] +  NU * LOG(KK/[.F82]; RR) * [.F82]" office:value-type="float" office:value="1113943.32991621" calcext:value-type="float">
            <text:p>111394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5147" calcext:value-type="float">
            <text:p>105147</text:p>
          </table:table-cell>
          <table:table-cell/>
          <table:table-cell table:formula="of:=[.D83] + k*[.D83]*(1-[.D83]/Max)" office:value-type="float" office:value="100" calcext:value-type="float">
            <text:p>100</text:p>
          </table:table-cell>
          <table:table-cell/>
          <table:table-cell table:formula="of:=[.F83] +  NU * LOG(KK/[.F83]; RR) * [.F83]" office:value-type="float" office:value="1171041.45333425" calcext:value-type="float">
            <text:p>117104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470" calcext:value-type="float">
            <text:p>113470</text:p>
          </table:table-cell>
          <table:table-cell/>
          <table:table-cell table:formula="of:=[.D84] + k*[.D84]*(1-[.D84]/Max)" office:value-type="float" office:value="100" calcext:value-type="float">
            <text:p>100</text:p>
          </table:table-cell>
          <table:table-cell/>
          <table:table-cell table:formula="of:=[.F84] +  NU * LOG(KK/[.F84]; RR) * [.F84]" office:value-type="float" office:value="1229940.27689857" calcext:value-type="float">
            <text:p>122994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2371" calcext:value-type="float">
            <text:p>122371</text:p>
          </table:table-cell>
          <table:table-cell/>
          <table:table-cell table:formula="of:=[.D85] + k*[.D85]*(1-[.D85]/Max)" office:value-type="float" office:value="100" calcext:value-type="float">
            <text:p>100</text:p>
          </table:table-cell>
          <table:table-cell/>
          <table:table-cell table:formula="of:=[.F85] +  NU * LOG(KK/[.F85]; RR) * [.F85]" office:value-type="float" office:value="1290640.48191699" calcext:value-type="float">
            <text:p>129064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1877" calcext:value-type="float">
            <text:p>131877</text:p>
          </table:table-cell>
          <table:table-cell/>
          <table:table-cell table:formula="of:=[.D86] + k*[.D86]*(1-[.D86]/Max)" office:value-type="float" office:value="100" calcext:value-type="float">
            <text:p>100</text:p>
          </table:table-cell>
          <table:table-cell/>
          <table:table-cell table:formula="of:=[.F86] +  NU * LOG(KK/[.F86]; RR) * [.F86]" office:value-type="float" office:value="1353140.39803729" calcext:value-type="float">
            <text:p>135314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2016" calcext:value-type="float">
            <text:p>142016</text:p>
          </table:table-cell>
          <table:table-cell/>
          <table:table-cell table:formula="of:=[.D87] + k*[.D87]*(1-[.D87]/Max)" office:value-type="float" office:value="100" calcext:value-type="float">
            <text:p>100</text:p>
          </table:table-cell>
          <table:table-cell/>
          <table:table-cell table:formula="of:=[.F87] +  NU * LOG(KK/[.F87]; RR) * [.F87]" office:value-type="float" office:value="1417436.00904035" calcext:value-type="float">
            <text:p>141743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2814" calcext:value-type="float">
            <text:p>152814</text:p>
          </table:table-cell>
          <table:table-cell/>
          <table:table-cell table:formula="of:=[.D88] + k*[.D88]*(1-[.D88]/Max)" office:value-type="float" office:value="100" calcext:value-type="float">
            <text:p>100</text:p>
          </table:table-cell>
          <table:table-cell/>
          <table:table-cell table:formula="of:=[.F88] +  NU * LOG(KK/[.F88]; RR) * [.F88]" office:value-type="float" office:value="1483520.96545617" calcext:value-type="float">
            <text:p>148352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4299" calcext:value-type="float">
            <text:p>164299</text:p>
          </table:table-cell>
          <table:table-cell/>
          <table:table-cell table:formula="of:=[.D89] + k*[.D89]*(1-[.D89]/Max)" office:value-type="float" office:value="100" calcext:value-type="float">
            <text:p>100</text:p>
          </table:table-cell>
          <table:table-cell/>
          <table:table-cell table:formula="of:=[.F89] +  NU * LOG(KK/[.F89]; RR) * [.F89]" office:value-type="float" office:value="1551386.60380909" calcext:value-type="float">
            <text:p>155138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6494" calcext:value-type="float">
            <text:p>176494</text:p>
          </table:table-cell>
          <table:table-cell/>
          <table:table-cell table:formula="of:=[.D90] + k*[.D90]*(1-[.D90]/Max)" office:value-type="float" office:value="100" calcext:value-type="float">
            <text:p>100</text:p>
          </table:table-cell>
          <table:table-cell/>
          <table:table-cell table:formula="of:=[.F90] +  NU * LOG(KK/[.F90]; RR) * [.F90]" office:value-type="float" office:value="1621021.9722723" calcext:value-type="float">
            <text:p>162102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9423" calcext:value-type="float">
            <text:p>189423</text:p>
          </table:table-cell>
          <table:table-cell/>
          <table:table-cell table:formula="of:=[.D91] + k*[.D91]*(1-[.D91]/Max)" office:value-type="float" office:value="100" calcext:value-type="float">
            <text:p>100</text:p>
          </table:table-cell>
          <table:table-cell/>
          <table:table-cell table:formula="of:=[.F91] +  NU * LOG(KK/[.F91]; RR) * [.F91]" office:value-type="float" office:value="1692413.86248806" calcext:value-type="float">
            <text:p>169241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3108" calcext:value-type="float">
            <text:p>203108</text:p>
          </table:table-cell>
          <table:table-cell/>
          <table:table-cell table:formula="of:=[.D92] + k*[.D92]*(1-[.D92]/Max)" office:value-type="float" office:value="100" calcext:value-type="float">
            <text:p>100</text:p>
          </table:table-cell>
          <table:table-cell/>
          <table:table-cell table:formula="of:=[.F92] +  NU * LOG(KK/[.F92]; RR) * [.F92]" office:value-type="float" office:value="1765546.84728858" calcext:value-type="float">
            <text:p>176554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7567" calcext:value-type="float">
            <text:p>217567</text:p>
          </table:table-cell>
          <table:table-cell/>
          <table:table-cell table:formula="of:=[.D93] + k*[.D93]*(1-[.D93]/Max)" office:value-type="float" office:value="100" calcext:value-type="float">
            <text:p>100</text:p>
          </table:table-cell>
          <table:table-cell/>
          <table:table-cell table:formula="of:=[.F93] +  NU * LOG(KK/[.F93]; RR) * [.F93]" office:value-type="float" office:value="1840403.3240337" calcext:value-type="float">
            <text:p>184040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2819" calcext:value-type="float">
            <text:p>232819</text:p>
          </table:table-cell>
          <table:table-cell/>
          <table:table-cell table:formula="of:=[.D94] + k*[.D94]*(1-[.D94]/Max)" office:value-type="float" office:value="100" calcext:value-type="float">
            <text:p>100</text:p>
          </table:table-cell>
          <table:table-cell/>
          <table:table-cell table:formula="of:=[.F94] +  NU * LOG(KK/[.F94]; RR) * [.F94]" office:value-type="float" office:value="1916963.56326498" calcext:value-type="float">
            <text:p>191696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8876" calcext:value-type="float">
            <text:p>248876</text:p>
          </table:table-cell>
          <table:table-cell/>
          <table:table-cell table:formula="of:=[.D95] + k*[.D95]*(1-[.D95]/Max)" office:value-type="float" office:value="100" calcext:value-type="float">
            <text:p>100</text:p>
          </table:table-cell>
          <table:table-cell/>
          <table:table-cell table:formula="of:=[.F95] +  NU * LOG(KK/[.F95]; RR) * [.F95]" office:value-type="float" office:value="1995205.76236174" calcext:value-type="float">
            <text:p>199520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5751" calcext:value-type="float">
            <text:p>265751</text:p>
          </table:table-cell>
          <table:table-cell/>
          <table:table-cell table:formula="of:=[.D96] + k*[.D96]*(1-[.D96]/Max)" office:value-type="float" office:value="100" calcext:value-type="float">
            <text:p>100</text:p>
          </table:table-cell>
          <table:table-cell/>
          <table:table-cell table:formula="of:=[.F96] +  NU * LOG(KK/[.F96]; RR) * [.F96]" office:value-type="float" office:value="2075106.10387288" calcext:value-type="float">
            <text:p>207510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3453" calcext:value-type="float">
            <text:p>283453</text:p>
          </table:table-cell>
          <table:table-cell/>
          <table:table-cell table:formula="of:=[.D97] + k*[.D97]*(1-[.D97]/Max)" office:value-type="float" office:value="100" calcext:value-type="float">
            <text:p>100</text:p>
          </table:table-cell>
          <table:table-cell/>
          <table:table-cell table:formula="of:=[.F97] +  NU * LOG(KK/[.F97]; RR) * [.F97]" office:value-type="float" office:value="2156638.8181889" calcext:value-type="float">
            <text:p>215663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1985" calcext:value-type="float">
            <text:p>301985</text:p>
          </table:table-cell>
          <table:table-cell/>
          <table:table-cell table:formula="of:=[.D98] + k*[.D98]*(1-[.D98]/Max)" office:value-type="float" office:value="100" calcext:value-type="float">
            <text:p>100</text:p>
          </table:table-cell>
          <table:table-cell/>
          <table:table-cell table:formula="of:=[.F98] +  NU * LOG(KK/[.F98]; RR) * [.F98]" office:value-type="float" office:value="2239776.25021172" calcext:value-type="float">
            <text:p>22397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1349" calcext:value-type="float">
            <text:p>321349</text:p>
          </table:table-cell>
          <table:table-cell/>
          <table:table-cell table:formula="of:=[.D99] + k*[.D99]*(1-[.D99]/Max)" office:value-type="float" office:value="100" calcext:value-type="float">
            <text:p>100</text:p>
          </table:table-cell>
          <table:table-cell/>
          <table:table-cell table:formula="of:=[.F99] +  NU * LOG(KK/[.F99]; RR) * [.F99]" office:value-type="float" office:value="2324488.92967459" calcext:value-type="float">
            <text:p>232448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1544" calcext:value-type="float">
            <text:p>341544</text:p>
          </table:table-cell>
          <table:table-cell/>
          <table:table-cell table:formula="of:=[.D100] + k*[.D100]*(1-[.D100]/Max)" office:value-type="float" office:value="100" calcext:value-type="float">
            <text:p>100</text:p>
          </table:table-cell>
          <table:table-cell/>
          <table:table-cell table:formula="of:=[.F100] +  NU * LOG(KK/[.F100]; RR) * [.F100]" office:value-type="float" office:value="2410745.64476212" calcext:value-type="float">
            <text:p>241074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2564" calcext:value-type="float">
            <text:p>362564</text:p>
          </table:table-cell>
          <table:table-cell/>
          <table:table-cell table:formula="of:=[.D101] + k*[.D101]*(1-[.D101]/Max)" office:value-type="float" office:value="100" calcext:value-type="float">
            <text:p>100</text:p>
          </table:table-cell>
          <table:table-cell/>
          <table:table-cell table:formula="of:=[.F101] +  NU * LOG(KK/[.F101]; RR) * [.F101]" office:value-type="float" office:value="2498513.51867912" calcext:value-type="float">
            <text:p>249851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4401" calcext:value-type="float">
            <text:p>384401</text:p>
          </table:table-cell>
          <table:table-cell/>
          <table:table-cell table:formula="of:=[.D102] + k*[.D102]*(1-[.D102]/Max)" office:value-type="float" office:value="100" calcext:value-type="float">
            <text:p>100</text:p>
          </table:table-cell>
          <table:table-cell/>
          <table:table-cell table:formula="of:=[.F102] +  NU * LOG(KK/[.F102]; RR) * [.F102]" office:value-type="float" office:value="2587758.08881857" calcext:value-type="float">
            <text:p>258775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7041" calcext:value-type="float">
            <text:p>407041</text:p>
          </table:table-cell>
          <table:table-cell/>
          <table:table-cell table:formula="of:=[.D103] + k*[.D103]*(1-[.D103]/Max)" office:value-type="float" office:value="100" calcext:value-type="float">
            <text:p>100</text:p>
          </table:table-cell>
          <table:table-cell/>
          <table:table-cell table:formula="of:=[.F103] +  NU * LOG(KK/[.F103]; RR) * [.F103]" office:value-type="float" office:value="2678443.38818166" calcext:value-type="float">
            <text:p>267844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0470" calcext:value-type="float">
            <text:p>430470</text:p>
          </table:table-cell>
          <table:table-cell/>
          <table:table-cell table:formula="of:=[.D104] + k*[.D104]*(1-[.D104]/Max)" office:value-type="float" office:value="100" calcext:value-type="float">
            <text:p>100</text:p>
          </table:table-cell>
          <table:table-cell/>
          <table:table-cell table:formula="of:=[.F104] +  NU * LOG(KK/[.F104]; RR) * [.F104]" office:value-type="float" office:value="2770532.02870744" calcext:value-type="float">
            <text:p>277053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4669" calcext:value-type="float">
            <text:p>454669</text:p>
          </table:table-cell>
          <table:table-cell/>
          <table:table-cell table:formula="of:=[.D105] + k*[.D105]*(1-[.D105]/Max)" office:value-type="float" office:value="100" calcext:value-type="float">
            <text:p>100</text:p>
          </table:table-cell>
          <table:table-cell/>
          <table:table-cell table:formula="of:=[.F105] +  NU * LOG(KK/[.F105]; RR) * [.F105]" office:value-type="float" office:value="2863985.28617582" calcext:value-type="float">
            <text:p>286398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9616" calcext:value-type="float">
            <text:p>479616</text:p>
          </table:table-cell>
          <table:table-cell/>
          <table:table-cell table:formula="of:=[.D106] + k*[.D106]*(1-[.D106]/Max)" office:value-type="float" office:value="100" calcext:value-type="float">
            <text:p>100</text:p>
          </table:table-cell>
          <table:table-cell/>
          <table:table-cell table:formula="of:=[.F106] +  NU * LOG(KK/[.F106]; RR) * [.F106]" office:value-type="float" office:value="2958763.1863551" calcext:value-type="float">
            <text:p>295876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5287" calcext:value-type="float">
            <text:p>505287</text:p>
          </table:table-cell>
          <table:table-cell/>
          <table:table-cell table:formula="of:=[.D107] + k*[.D107]*(1-[.D107]/Max)" office:value-type="float" office:value="100" calcext:value-type="float">
            <text:p>100</text:p>
          </table:table-cell>
          <table:table-cell/>
          <table:table-cell table:formula="of:=[.F107] +  NU * LOG(KK/[.F107]; RR) * [.F107]" office:value-type="float" office:value="3054824.59207395" calcext:value-type="float">
            <text:p>305482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1657" calcext:value-type="float">
            <text:p>531657</text:p>
          </table:table-cell>
          <table:table-cell/>
          <table:table-cell table:formula="of:=[.D108] + k*[.D108]*(1-[.D108]/Max)" office:value-type="float" office:value="100" calcext:value-type="float">
            <text:p>100</text:p>
          </table:table-cell>
          <table:table-cell/>
          <table:table-cell table:formula="of:=[.F108] +  NU * LOG(KK/[.F108]; RR) * [.F108]" office:value-type="float" office:value="3152127.29090791" calcext:value-type="float">
            <text:p>315212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8696" calcext:value-type="float">
            <text:p>558696</text:p>
          </table:table-cell>
          <table:table-cell/>
          <table:table-cell table:formula="of:=[.D109] + k*[.D109]*(1-[.D109]/Max)" office:value-type="float" office:value="100" calcext:value-type="float">
            <text:p>100</text:p>
          </table:table-cell>
          <table:table-cell/>
          <table:table-cell table:formula="of:=[.F109] +  NU * LOG(KK/[.F109]; RR) * [.F109]" office:value-type="float" office:value="3250628.08318114" calcext:value-type="float">
            <text:p>325062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86375" calcext:value-type="float">
            <text:p>586375</text:p>
          </table:table-cell>
          <table:table-cell/>
          <table:table-cell table:formula="of:=[.D110] + k*[.D110]*(1-[.D110]/Max)" office:value-type="float" office:value="100" calcext:value-type="float">
            <text:p>100</text:p>
          </table:table-cell>
          <table:table-cell/>
          <table:table-cell table:formula="of:=[.F110] +  NU * LOG(KK/[.F110]; RR) * [.F110]" office:value-type="float" office:value="3350282.86999628" calcext:value-type="float">
            <text:p>335028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14663" calcext:value-type="float">
            <text:p>614663</text:p>
          </table:table-cell>
          <table:table-cell/>
          <table:table-cell table:formula="of:=[.D111] + k*[.D111]*(1-[.D111]/Max)" office:value-type="float" office:value="100" calcext:value-type="float">
            <text:p>100</text:p>
          </table:table-cell>
          <table:table-cell/>
          <table:table-cell table:formula="of:=[.F111] +  NU * LOG(KK/[.F111]; RR) * [.F111]" office:value-type="float" office:value="3451046.74101777" calcext:value-type="float">
            <text:p>345104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3528" calcext:value-type="float">
            <text:p>643528</text:p>
          </table:table-cell>
          <table:table-cell/>
          <table:table-cell table:formula="of:=[.D112] + k*[.D112]*(1-[.D112]/Max)" office:value-type="float" office:value="100" calcext:value-type="float">
            <text:p>100</text:p>
          </table:table-cell>
          <table:table-cell/>
          <table:table-cell table:formula="of:=[.F112] +  NU * LOG(KK/[.F112]; RR) * [.F112]" office:value-type="float" office:value="3552874.06174727" calcext:value-type="float">
            <text:p>355287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72937" calcext:value-type="float">
            <text:p>672937</text:p>
          </table:table-cell>
          <table:table-cell/>
          <table:table-cell table:formula="of:=[.D113] + k*[.D113]*(1-[.D113]/Max)" office:value-type="float" office:value="100" calcext:value-type="float">
            <text:p>100</text:p>
          </table:table-cell>
          <table:table-cell/>
          <table:table-cell table:formula="of:=[.F113] +  NU * LOG(KK/[.F113]; RR) * [.F113]" office:value-type="float" office:value="3655718.56004368" calcext:value-type="float">
            <text:p>365571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02856" calcext:value-type="float">
            <text:p>702856</text:p>
          </table:table-cell>
          <table:table-cell/>
          <table:table-cell table:formula="of:=[.D114] + k*[.D114]*(1-[.D114]/Max)" office:value-type="float" office:value="100" calcext:value-type="float">
            <text:p>100</text:p>
          </table:table-cell>
          <table:table-cell/>
          <table:table-cell table:formula="of:=[.F114] +  NU * LOG(KK/[.F114]; RR) * [.F114]" office:value-type="float" office:value="3759533.41165447" calcext:value-type="float">
            <text:p>37595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3252" calcext:value-type="float">
            <text:p>733252</text:p>
          </table:table-cell>
          <table:table-cell/>
          <table:table-cell table:formula="of:=[.D115] + k*[.D115]*(1-[.D115]/Max)" office:value-type="float" office:value="100" calcext:value-type="float">
            <text:p>100</text:p>
          </table:table-cell>
          <table:table-cell/>
          <table:table-cell table:formula="of:=[.F115] +  NU * LOG(KK/[.F115]; RR) * [.F115]" office:value-type="float" office:value="3864271.32453952" calcext:value-type="float">
            <text:p>386427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64092" calcext:value-type="float">
            <text:p>764092</text:p>
          </table:table-cell>
          <table:table-cell/>
          <table:table-cell table:formula="of:=[.D116] + k*[.D116]*(1-[.D116]/Max)" office:value-type="float" office:value="100" calcext:value-type="float">
            <text:p>100</text:p>
          </table:table-cell>
          <table:table-cell/>
          <table:table-cell table:formula="of:=[.F116] +  NU * LOG(KK/[.F116]; RR) * [.F116]" office:value-type="float" office:value="3969884.62178361" calcext:value-type="float">
            <text:p>396988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95343" calcext:value-type="float">
            <text:p>795343</text:p>
          </table:table-cell>
          <table:table-cell/>
          <table:table-cell table:formula="of:=[.D117] + k*[.D117]*(1-[.D117]/Max)" office:value-type="float" office:value="100" calcext:value-type="float">
            <text:p>100</text:p>
          </table:table-cell>
          <table:table-cell/>
          <table:table-cell table:formula="of:=[.F117] +  NU * LOG(KK/[.F117]; RR) * [.F117]" office:value-type="float" office:value="4076325.32290835" calcext:value-type="float">
            <text:p>407632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6973" calcext:value-type="float">
            <text:p>826973</text:p>
          </table:table-cell>
          <table:table-cell/>
          <table:table-cell table:formula="of:=[.D118] + k*[.D118]*(1-[.D118]/Max)" office:value-type="float" office:value="100" calcext:value-type="float">
            <text:p>100</text:p>
          </table:table-cell>
          <table:table-cell/>
          <table:table-cell table:formula="of:=[.F118] +  NU * LOG(KK/[.F118]; RR) * [.F118]" office:value-type="float" office:value="4183545.22340937" calcext:value-type="float">
            <text:p>418354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8950" calcext:value-type="float">
            <text:p>858950</text:p>
          </table:table-cell>
          <table:table-cell/>
          <table:table-cell table:formula="of:=[.D119] + k*[.D119]*(1-[.D119]/Max)" office:value-type="float" office:value="100" calcext:value-type="float">
            <text:p>100</text:p>
          </table:table-cell>
          <table:table-cell/>
          <table:table-cell table:formula="of:=[.F119] +  NU * LOG(KK/[.F119]; RR) * [.F119]" office:value-type="float" office:value="4291495.97235954" calcext:value-type="float">
            <text:p>429149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91243" calcext:value-type="float">
            <text:p>891243</text:p>
          </table:table-cell>
          <table:table-cell/>
          <table:table-cell table:formula="of:=[.D120] + k*[.D120]*(1-[.D120]/Max)" office:value-type="float" office:value="100" calcext:value-type="float">
            <text:p>100</text:p>
          </table:table-cell>
          <table:table-cell/>
          <table:table-cell table:formula="of:=[.F120] +  NU * LOG(KK/[.F120]; RR) * [.F120]" office:value-type="float" office:value="4400129.14793352" calcext:value-type="float">
            <text:p>440012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3824" calcext:value-type="float">
            <text:p>923824</text:p>
          </table:table-cell>
          <table:table-cell/>
          <table:table-cell table:formula="of:=[.D121] + k*[.D121]*(1-[.D121]/Max)" office:value-type="float" office:value="100" calcext:value-type="float">
            <text:p>100</text:p>
          </table:table-cell>
          <table:table-cell/>
          <table:table-cell table:formula="of:=[.F121] +  NU * LOG(KK/[.F121]; RR) * [.F121]" office:value-type="float" office:value="4509396.33072357" calcext:value-type="float">
            <text:p>450939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56663" calcext:value-type="float">
            <text:p>956663</text:p>
          </table:table-cell>
          <table:table-cell/>
          <table:table-cell table:formula="of:=[.D122] + k*[.D122]*(1-[.D122]/Max)" office:value-type="float" office:value="100" calcext:value-type="float">
            <text:p>100</text:p>
          </table:table-cell>
          <table:table-cell/>
          <table:table-cell table:formula="of:=[.F122] +  NU * LOG(KK/[.F122]; RR) * [.F122]" office:value-type="float" office:value="4619249.17473083" calcext:value-type="float">
            <text:p>461924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9733" calcext:value-type="float">
            <text:p>989733</text:p>
          </table:table-cell>
          <table:table-cell/>
          <table:table-cell table:formula="of:=[.D123] + k*[.D123]*(1-[.D123]/Max)" office:value-type="float" office:value="100" calcext:value-type="float">
            <text:p>100</text:p>
          </table:table-cell>
          <table:table-cell/>
          <table:table-cell table:formula="of:=[.F123] +  NU * LOG(KK/[.F123]; RR) * [.F123]" office:value-type="float" office:value="4729639.4759302" calcext:value-type="float">
            <text:p>472963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3008" calcext:value-type="float">
            <text:p>1023008</text:p>
          </table:table-cell>
          <table:table-cell/>
          <table:table-cell table:formula="of:=[.D124] + k*[.D124]*(1-[.D124]/Max)" office:value-type="float" office:value="100" calcext:value-type="float">
            <text:p>100</text:p>
          </table:table-cell>
          <table:table-cell/>
          <table:table-cell table:formula="of:=[.F124] +  NU * LOG(KK/[.F124]; RR) * [.F124]" office:value-type="float" office:value="4840519.23832049" calcext:value-type="float">
            <text:p>484051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48479" calcext:value-type="float">
            <text:p>1048479</text:p>
          </table:table-cell>
          <table:table-cell/>
          <table:table-cell table:formula="of:=[.D125] + k*[.D125]*(1-[.D125]/Max)" office:value-type="float" office:value="100" calcext:value-type="float">
            <text:p>100</text:p>
          </table:table-cell>
          <table:table-cell/>
          <table:table-cell table:formula="of:=[.F125] +  NU * LOG(KK/[.F125]; RR) * [.F125]" office:value-type="float" office:value="4951840.73738467" calcext:value-type="float">
            <text:p>495184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74578" calcext:value-type="float">
            <text:p>1074578</text:p>
          </table:table-cell>
          <table:table-cell/>
          <table:table-cell table:formula="of:=[.D126] + k*[.D126]*(1-[.D126]/Max)" office:value-type="float" office:value="100" calcext:value-type="float">
            <text:p>100</text:p>
          </table:table-cell>
          <table:table-cell/>
          <table:table-cell table:formula="of:=[.F126] +  NU * LOG(KK/[.F126]; RR) * [.F126]" office:value-type="float" office:value="5063556.58089781" calcext:value-type="float">
            <text:p>506355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01322" calcext:value-type="float">
            <text:p>1101322</text:p>
          </table:table-cell>
          <table:table-cell/>
          <table:table-cell table:formula="of:=[.D127] + k*[.D127]*(1-[.D127]/Max)" office:value-type="float" office:value="100" calcext:value-type="float">
            <text:p>100</text:p>
          </table:table-cell>
          <table:table-cell/>
          <table:table-cell table:formula="of:=[.F127] +  NU * LOG(KK/[.F127]; RR) * [.F127]" office:value-type="float" office:value="5175619.76703236" calcext:value-type="float">
            <text:p>517562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8724" calcext:value-type="float">
            <text:p>1128724</text:p>
          </table:table-cell>
          <table:table-cell/>
          <table:table-cell table:formula="of:=[.D128] + k*[.D128]*(1-[.D128]/Max)" office:value-type="float" office:value="100" calcext:value-type="float">
            <text:p>100</text:p>
          </table:table-cell>
          <table:table-cell/>
          <table:table-cell table:formula="of:=[.F128] +  NU * LOG(KK/[.F128]; RR) * [.F128]" office:value-type="float" office:value="5287983.73972237" calcext:value-type="float">
            <text:p>528798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56802" calcext:value-type="float">
            <text:p>1156802</text:p>
          </table:table-cell>
          <table:table-cell/>
          <table:table-cell table:formula="of:=[.D129] + k*[.D129]*(1-[.D129]/Max)" office:value-type="float" office:value="100" calcext:value-type="float">
            <text:p>100</text:p>
          </table:table-cell>
          <table:table-cell/>
          <table:table-cell table:formula="of:=[.F129] +  NU * LOG(KK/[.F129]; RR) * [.F129]" office:value-type="float" office:value="5400602.44125898" calcext:value-type="float">
            <text:p>540060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85571" calcext:value-type="float">
            <text:p>1185571</text:p>
          </table:table-cell>
          <table:table-cell/>
          <table:table-cell table:formula="of:=[.D130] + k*[.D130]*(1-[.D130]/Max)" office:value-type="float" office:value="100" calcext:value-type="float">
            <text:p>100</text:p>
          </table:table-cell>
          <table:table-cell/>
          <table:table-cell table:formula="of:=[.F130] +  NU * LOG(KK/[.F130]; RR) * [.F130]" office:value-type="float" office:value="5513430.36210057" calcext:value-type="float">
            <text:p>551343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15047" calcext:value-type="float">
            <text:p>1215047</text:p>
          </table:table-cell>
          <table:table-cell/>
          <table:table-cell table:formula="of:=[.D131] + k*[.D131]*(1-[.D131]/Max)" office:value-type="float" office:value="100" calcext:value-type="float">
            <text:p>100</text:p>
          </table:table-cell>
          <table:table-cell/>
          <table:table-cell table:formula="of:=[.F131] +  NU * LOG(KK/[.F131]; RR) * [.F131]" office:value-type="float" office:value="5626422.58789069" calcext:value-type="float">
            <text:p>562642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45248" calcext:value-type="float">
            <text:p>1245248</text:p>
          </table:table-cell>
          <table:table-cell/>
          <table:table-cell table:formula="of:=[.D132] + k*[.D132]*(1-[.D132]/Max)" office:value-type="float" office:value="100" calcext:value-type="float">
            <text:p>100</text:p>
          </table:table-cell>
          <table:table-cell/>
          <table:table-cell table:formula="of:=[.F132] +  NU * LOG(KK/[.F132]; RR) * [.F132]" office:value-type="float" office:value="5739534.84368628" calcext:value-type="float">
            <text:p>573953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76191" calcext:value-type="float">
            <text:p>1276191</text:p>
          </table:table-cell>
          <table:table-cell/>
          <table:table-cell table:formula="of:=[.D133] + k*[.D133]*(1-[.D133]/Max)" office:value-type="float" office:value="100" calcext:value-type="float">
            <text:p>100</text:p>
          </table:table-cell>
          <table:table-cell/>
          <table:table-cell table:formula="of:=[.F133] +  NU * LOG(KK/[.F133]; RR) * [.F133]" office:value-type="float" office:value="5852723.53540783" calcext:value-type="float">
            <text:p>585272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7893" calcext:value-type="float">
            <text:p>1307893</text:p>
          </table:table-cell>
          <table:table-cell/>
          <table:table-cell table:formula="of:=[.D134] + k*[.D134]*(1-[.D134]/Max)" office:value-type="float" office:value="100" calcext:value-type="float">
            <text:p>100</text:p>
          </table:table-cell>
          <table:table-cell/>
          <table:table-cell table:formula="of:=[.F134] +  NU * LOG(KK/[.F134]; RR) * [.F134]" office:value-type="float" office:value="5965945.78853107" calcext:value-type="float">
            <text:p>596594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0372" calcext:value-type="float">
            <text:p>1340372</text:p>
          </table:table-cell>
          <table:table-cell/>
          <table:table-cell table:formula="of:=[.D135] + k*[.D135]*(1-[.D135]/Max)" office:value-type="float" office:value="100" calcext:value-type="float">
            <text:p>100</text:p>
          </table:table-cell>
          <table:table-cell/>
          <table:table-cell table:formula="of:=[.F135] +  NU * LOG(KK/[.F135]; RR) * [.F135]" office:value-type="float" office:value="6079159.48404772" calcext:value-type="float">
            <text:p>607915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3646" calcext:value-type="float">
            <text:p>1373646</text:p>
          </table:table-cell>
          <table:table-cell/>
          <table:table-cell table:formula="of:=[.D136] + k*[.D136]*(1-[.D136]/Max)" office:value-type="float" office:value="100" calcext:value-type="float">
            <text:p>100</text:p>
          </table:table-cell>
          <table:table-cell/>
          <table:table-cell table:formula="of:=[.F136] +  NU * LOG(KK/[.F136]; RR) * [.F136]" office:value-type="float" office:value="6192323.29172969" calcext:value-type="float">
            <text:p>619232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07734" calcext:value-type="float">
            <text:p>1407734</text:p>
          </table:table-cell>
          <table:table-cell/>
          <table:table-cell table:formula="of:=[.D137] + k*[.D137]*(1-[.D137]/Max)" office:value-type="float" office:value="100" calcext:value-type="float">
            <text:p>100</text:p>
          </table:table-cell>
          <table:table-cell/>
          <table:table-cell table:formula="of:=[.F137] +  NU * LOG(KK/[.F137]; RR) * [.F137]" office:value-type="float" office:value="6305396.70073789" calcext:value-type="float">
            <text:p>630539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55" calcext:value-type="float">
            <text:p>1442655</text:p>
          </table:table-cell>
          <table:table-cell/>
          <table:table-cell table:formula="of:=[.D138] + k*[.D138]*(1-[.D138]/Max)" office:value-type="float" office:value="100" calcext:value-type="float">
            <text:p>100</text:p>
          </table:table-cell>
          <table:table-cell/>
          <table:table-cell table:formula="of:=[.F138] +  NU * LOG(KK/[.F138]; RR) * [.F138]" office:value-type="float" office:value="6418340.04762255" calcext:value-type="float">
            <text:p>64183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8428" calcext:value-type="float">
            <text:p>1478428</text:p>
          </table:table-cell>
          <table:table-cell/>
          <table:table-cell table:formula="of:=[.D139] + k*[.D139]*(1-[.D139]/Max)" office:value-type="float" office:value="100" calcext:value-type="float">
            <text:p>100</text:p>
          </table:table-cell>
          <table:table-cell/>
          <table:table-cell table:formula="of:=[.F139] +  NU * LOG(KK/[.F139]; RR) * [.F139]" office:value-type="float" office:value="6531114.54176759" calcext:value-type="float">
            <text:p>653111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15073" calcext:value-type="float">
            <text:p>1515073</text:p>
          </table:table-cell>
          <table:table-cell/>
          <table:table-cell table:formula="of:=[.D140] + k*[.D140]*(1-[.D140]/Max)" office:value-type="float" office:value="100" calcext:value-type="float">
            <text:p>100</text:p>
          </table:table-cell>
          <table:table-cell/>
          <table:table-cell table:formula="of:=[.F140] +  NU * LOG(KK/[.F140]; RR) * [.F140]" office:value-type="float" office:value="6643682.28833617" calcext:value-type="float">
            <text:p>664368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2610" calcext:value-type="float">
            <text:p>1552610</text:p>
          </table:table-cell>
          <table:table-cell/>
          <table:table-cell table:formula="of:=[.D141] + k*[.D141]*(1-[.D141]/Max)" office:value-type="float" office:value="100" calcext:value-type="float">
            <text:p>100</text:p>
          </table:table-cell>
          <table:table-cell/>
          <table:table-cell table:formula="of:=[.F141] +  NU * LOG(KK/[.F141]; RR) * [.F141]" office:value-type="float" office:value="6756006.30877923" calcext:value-type="float">
            <text:p>675600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91060" calcext:value-type="float">
            <text:p>1591060</text:p>
          </table:table-cell>
          <table:table-cell/>
          <table:table-cell table:formula="of:=[.D142] + k*[.D142]*(1-[.D142]/Max)" office:value-type="float" office:value="100" calcext:value-type="float">
            <text:p>100</text:p>
          </table:table-cell>
          <table:table-cell/>
          <table:table-cell table:formula="of:=[.F142] +  NU * LOG(KK/[.F142]; RR) * [.F142]" office:value-type="float" office:value="6868050.5589725" calcext:value-type="float">
            <text:p>686805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30443" calcext:value-type="float">
            <text:p>1630443</text:p>
          </table:table-cell>
          <table:table-cell/>
          <table:table-cell table:formula="of:=[.D143] + k*[.D143]*(1-[.D143]/Max)" office:value-type="float" office:value="100" calcext:value-type="float">
            <text:p>100</text:p>
          </table:table-cell>
          <table:table-cell/>
          <table:table-cell table:formula="of:=[.F143] +  NU * LOG(KK/[.F143]; RR) * [.F143]" office:value-type="float" office:value="6979779.94505078" calcext:value-type="float">
            <text:p>697978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70781" calcext:value-type="float">
            <text:p>1670781</text:p>
          </table:table-cell>
          <table:table-cell/>
          <table:table-cell table:formula="of:=[.D144] + k*[.D144]*(1-[.D144]/Max)" office:value-type="float" office:value="100" calcext:value-type="float">
            <text:p>100</text:p>
          </table:table-cell>
          <table:table-cell/>
          <table:table-cell table:formula="of:=[.F144] +  NU * LOG(KK/[.F144]; RR) * [.F144]" office:value-type="float" office:value="7091160.33701145" calcext:value-type="float">
            <text:p>709116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12095" calcext:value-type="float">
            <text:p>1712095</text:p>
          </table:table-cell>
          <table:table-cell/>
          <table:table-cell table:formula="of:=[.D145] + k*[.D145]*(1-[.D145]/Max)" office:value-type="float" office:value="100" calcext:value-type="float">
            <text:p>100</text:p>
          </table:table-cell>
          <table:table-cell/>
          <table:table-cell table:formula="of:=[.F145] +  NU * LOG(KK/[.F145]; RR) * [.F145]" office:value-type="float" office:value="7202158.58016135" calcext:value-type="float">
            <text:p>720215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54407" calcext:value-type="float">
            <text:p>1754407</text:p>
          </table:table-cell>
          <table:table-cell/>
          <table:table-cell table:formula="of:=[.D146] + k*[.D146]*(1-[.D146]/Max)" office:value-type="float" office:value="100" calcext:value-type="float">
            <text:p>100</text:p>
          </table:table-cell>
          <table:table-cell/>
          <table:table-cell table:formula="of:=[.F146] +  NU * LOG(KK/[.F146]; RR) * [.F146]" office:value-type="float" office:value="7312742.5044835" calcext:value-type="float">
            <text:p>73127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97740" calcext:value-type="float">
            <text:p>1797740</text:p>
          </table:table-cell>
          <table:table-cell/>
          <table:table-cell table:formula="of:=[.D147] + k*[.D147]*(1-[.D147]/Max)" office:value-type="float" office:value="100" calcext:value-type="float">
            <text:p>100</text:p>
          </table:table-cell>
          <table:table-cell/>
          <table:table-cell table:formula="of:=[.F147] +  NU * LOG(KK/[.F147]; RR) * [.F147]" office:value-type="float" office:value="7422880.9320015" calcext:value-type="float">
            <text:p>742288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42116" calcext:value-type="float">
            <text:p>1842116</text:p>
          </table:table-cell>
          <table:table-cell/>
          <table:table-cell table:formula="of:=[.D148] + k*[.D148]*(1-[.D148]/Max)" office:value-type="float" office:value="100" calcext:value-type="float">
            <text:p>100</text:p>
          </table:table-cell>
          <table:table-cell/>
          <table:table-cell table:formula="of:=[.F148] +  NU * LOG(KK/[.F148]; RR) * [.F148]" office:value-type="float" office:value="7532543.68222096" calcext:value-type="float">
            <text:p>753254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87559" calcext:value-type="float">
            <text:p>1887559</text:p>
          </table:table-cell>
          <table:table-cell/>
          <table:table-cell table:formula="of:=[.D149] + k*[.D149]*(1-[.D149]/Max)" office:value-type="float" office:value="100" calcext:value-type="float">
            <text:p>100</text:p>
          </table:table-cell>
          <table:table-cell/>
          <table:table-cell table:formula="of:=[.F149] +  NU * LOG(KK/[.F149]; RR) * [.F149]" office:value-type="float" office:value="7641701.57572818" calcext:value-type="float">
            <text:p>764170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4091" calcext:value-type="float">
            <text:p>1934091</text:p>
          </table:table-cell>
          <table:table-cell/>
          <table:table-cell table:formula="of:=[.D150] + k*[.D150]*(1-[.D150]/Max)" office:value-type="float" office:value="100" calcext:value-type="float">
            <text:p>100</text:p>
          </table:table-cell>
          <table:table-cell/>
          <table:table-cell table:formula="of:=[.F150] +  NU * LOG(KK/[.F150]; RR) * [.F150]" office:value-type="float" office:value="7750326.43602663" calcext:value-type="float">
            <text:p>775032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81737" calcext:value-type="float">
            <text:p>1981737</text:p>
          </table:table-cell>
          <table:table-cell/>
          <table:table-cell table:formula="of:=[.D151] + k*[.D151]*(1-[.D151]/Max)" office:value-type="float" office:value="100" calcext:value-type="float">
            <text:p>100</text:p>
          </table:table-cell>
          <table:table-cell/>
          <table:table-cell table:formula="of:=[.F151] +  NU * LOG(KK/[.F151]; RR) * [.F151]" office:value-type="float" office:value="7858391.0896926" calcext:value-type="float">
            <text:p>785839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30520" calcext:value-type="float">
            <text:p>2030520</text:p>
          </table:table-cell>
          <table:table-cell/>
          <table:table-cell table:formula="of:=[.D152] + k*[.D152]*(1-[.D152]/Max)" office:value-type="float" office:value="100" calcext:value-type="float">
            <text:p>100</text:p>
          </table:table-cell>
          <table:table-cell/>
          <table:table-cell table:formula="of:=[.F152] +  NU * LOG(KK/[.F152]; RR) * [.F152]" office:value-type="float" office:value="7965869.36493069" calcext:value-type="float">
            <text:p>796586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80466" calcext:value-type="float">
            <text:p>2080466</text:p>
          </table:table-cell>
          <table:table-cell/>
          <table:table-cell table:formula="of:=[.D153] + k*[.D153]*(1-[.D153]/Max)" office:value-type="float" office:value="100" calcext:value-type="float">
            <text:p>100</text:p>
          </table:table-cell>
          <table:table-cell/>
          <table:table-cell table:formula="of:=[.F153] +  NU * LOG(KK/[.F153]; RR) * [.F153]" office:value-type="float" office:value="8072736.08861009" calcext:value-type="float">
            <text:p>807273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31598" calcext:value-type="float">
            <text:p>2131598</text:p>
          </table:table-cell>
          <table:table-cell/>
          <table:table-cell table:formula="of:=[.D154] + k*[.D154]*(1-[.D154]/Max)" office:value-type="float" office:value="100" calcext:value-type="float">
            <text:p>100</text:p>
          </table:table-cell>
          <table:table-cell/>
          <table:table-cell table:formula="of:=[.F154] +  NU * LOG(KK/[.F154]; RR) * [.F154]" office:value-type="float" office:value="8178967.08186183" calcext:value-type="float">
            <text:p>817896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83942" calcext:value-type="float">
            <text:p>2183942</text:p>
          </table:table-cell>
          <table:table-cell/>
          <table:table-cell table:formula="of:=[.D155] + k*[.D155]*(1-[.D155]/Max)" office:value-type="float" office:value="100" calcext:value-type="float">
            <text:p>100</text:p>
          </table:table-cell>
          <table:table-cell/>
          <table:table-cell table:formula="of:=[.F155] +  NU * LOG(KK/[.F155]; RR) * [.F155]" office:value-type="float" office:value="8284539.15431629" calcext:value-type="float">
            <text:p>828453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37523" calcext:value-type="float">
            <text:p>2237523</text:p>
          </table:table-cell>
          <table:table-cell/>
          <table:table-cell table:formula="of:=[.D156] + k*[.D156]*(1-[.D156]/Max)" office:value-type="float" office:value="100" calcext:value-type="float">
            <text:p>100</text:p>
          </table:table-cell>
          <table:table-cell/>
          <table:table-cell table:formula="of:=[.F156] +  NU * LOG(KK/[.F156]; RR) * [.F156]" office:value-type="float" office:value="8389430.09705963" calcext:value-type="float">
            <text:p>838943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92368" calcext:value-type="float">
            <text:p>2292368</text:p>
          </table:table-cell>
          <table:table-cell/>
          <table:table-cell table:formula="of:=[.D157] + k*[.D157]*(1-[.D157]/Max)" office:value-type="float" office:value="100" calcext:value-type="float">
            <text:p>100</text:p>
          </table:table-cell>
          <table:table-cell/>
          <table:table-cell table:formula="of:=[.F157] +  NU * LOG(KK/[.F157]; RR) * [.F157]" office:value-type="float" office:value="8493618.67438626" calcext:value-type="float">
            <text:p>849361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48500" calcext:value-type="float">
            <text:p>2348500</text:p>
          </table:table-cell>
          <table:table-cell/>
          <table:table-cell table:formula="of:=[.D158] + k*[.D158]*(1-[.D158]/Max)" office:value-type="float" office:value="100" calcext:value-type="float">
            <text:p>100</text:p>
          </table:table-cell>
          <table:table-cell/>
          <table:table-cell table:formula="of:=[.F158] +  NU * LOG(KK/[.F158]; RR) * [.F158]" office:value-type="float" office:value="8597084.61442345" calcext:value-type="float">
            <text:p>859708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05948" calcext:value-type="float">
            <text:p>2405948</text:p>
          </table:table-cell>
          <table:table-cell/>
          <table:table-cell table:formula="of:=[.D159] + k*[.D159]*(1-[.D159]/Max)" office:value-type="float" office:value="100" calcext:value-type="float">
            <text:p>100</text:p>
          </table:table-cell>
          <table:table-cell/>
          <table:table-cell table:formula="of:=[.F159] +  NU * LOG(KK/[.F159]; RR) * [.F159]" office:value-type="float" office:value="8699808.59870248" calcext:value-type="float">
            <text:p>869980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64737" calcext:value-type="float">
            <text:p>2464737</text:p>
          </table:table-cell>
          <table:table-cell/>
          <table:table-cell table:formula="of:=[.D160] + k*[.D160]*(1-[.D160]/Max)" office:value-type="float" office:value="100" calcext:value-type="float">
            <text:p>100</text:p>
          </table:table-cell>
          <table:table-cell/>
          <table:table-cell table:formula="of:=[.F160] +  NU * LOG(KK/[.F160]; RR) * [.F160]" office:value-type="float" office:value="8801772.25074926" calcext:value-type="float">
            <text:p>880177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24893" calcext:value-type="float">
            <text:p>2524893</text:p>
          </table:table-cell>
          <table:table-cell/>
          <table:table-cell table:formula="of:=[.D161] + k*[.D161]*(1-[.D161]/Max)" office:value-type="float" office:value="100" calcext:value-type="float">
            <text:p>100</text:p>
          </table:table-cell>
          <table:table-cell/>
          <table:table-cell table:formula="of:=[.F161] +  NU * LOG(KK/[.F161]; RR) * [.F161]" office:value-type="float" office:value="8902958.12376547" calcext:value-type="float">
            <text:p>890295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86443" calcext:value-type="float">
            <text:p>2586443</text:p>
          </table:table-cell>
          <table:table-cell/>
          <table:table-cell table:formula="of:=[.D162] + k*[.D162]*(1-[.D162]/Max)" office:value-type="float" office:value="100" calcext:value-type="float">
            <text:p>100</text:p>
          </table:table-cell>
          <table:table-cell/>
          <table:table-cell table:formula="of:=[.F162] +  NU * LOG(KK/[.F162]; RR) * [.F162]" office:value-type="float" office:value="9003349.68746951" calcext:value-type="float">
            <text:p>900335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49415" calcext:value-type="float">
            <text:p>2649415</text:p>
          </table:table-cell>
          <table:table-cell/>
          <table:table-cell table:formula="of:=[.D163] + k*[.D163]*(1-[.D163]/Max)" office:value-type="float" office:value="100" calcext:value-type="float">
            <text:p>100</text:p>
          </table:table-cell>
          <table:table-cell/>
          <table:table-cell table:formula="of:=[.F163] +  NU * LOG(KK/[.F163]; RR) * [.F163]" office:value-type="float" office:value="9102931.3141647" calcext:value-type="float">
            <text:p>910293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13834" calcext:value-type="float">
            <text:p>2713834</text:p>
          </table:table-cell>
          <table:table-cell/>
          <table:table-cell table:formula="of:=[.D164] + k*[.D164]*(1-[.D164]/Max)" office:value-type="float" office:value="100" calcext:value-type="float">
            <text:p>100</text:p>
          </table:table-cell>
          <table:table-cell/>
          <table:table-cell table:formula="of:=[.F164] +  NU * LOG(KK/[.F164]; RR) * [.F164]" office:value-type="float" office:value="9201688.2640998" calcext:value-type="float">
            <text:p>920168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79728" calcext:value-type="float">
            <text:p>2779728</text:p>
          </table:table-cell>
          <table:table-cell/>
          <table:table-cell table:formula="of:=[.D165] + k*[.D165]*(1-[.D165]/Max)" office:value-type="float" office:value="100" calcext:value-type="float">
            <text:p>100</text:p>
          </table:table-cell>
          <table:table-cell/>
          <table:table-cell table:formula="of:=[.F165] +  NU * LOG(KK/[.F165]; RR) * [.F165]" office:value-type="float" office:value="9299606.67018539" calcext:value-type="float">
            <text:p>929960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47124" calcext:value-type="float">
            <text:p>2847124</text:p>
          </table:table-cell>
          <table:table-cell/>
          <table:table-cell table:formula="of:=[.D166] + k*[.D166]*(1-[.D166]/Max)" office:value-type="float" office:value="100" calcext:value-type="float">
            <text:p>100</text:p>
          </table:table-cell>
          <table:table-cell/>
          <table:table-cell table:formula="of:=[.F166] +  NU * LOG(KK/[.F166]; RR) * [.F166]" office:value-type="float" office:value="9396673.52212704" calcext:value-type="float">
            <text:p>939667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16048" calcext:value-type="float">
            <text:p>2916048</text:p>
          </table:table-cell>
          <table:table-cell/>
          <table:table-cell table:formula="of:=[.D167] + k*[.D167]*(1-[.D167]/Max)" office:value-type="float" office:value="100" calcext:value-type="float">
            <text:p>100</text:p>
          </table:table-cell>
          <table:table-cell/>
          <table:table-cell table:formula="of:=[.F167] +  NU * LOG(KK/[.F167]; RR) * [.F167]" office:value-type="float" office:value="9492876.65003418" calcext:value-type="float">
            <text:p>949287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986528" calcext:value-type="float">
            <text:p>2986528</text:p>
          </table:table-cell>
          <table:table-cell/>
          <table:table-cell table:formula="of:=[.D168] + k*[.D168]*(1-[.D168]/Max)" office:value-type="float" office:value="100" calcext:value-type="float">
            <text:p>100</text:p>
          </table:table-cell>
          <table:table-cell/>
          <table:table-cell table:formula="of:=[.F168] +  NU * LOG(KK/[.F168]; RR) * [.F168]" office:value-type="float" office:value="9588204.70756159" calcext:value-type="float">
            <text:p>958820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58589" calcext:value-type="float">
            <text:p>3058589</text:p>
          </table:table-cell>
          <table:table-cell/>
          <table:table-cell table:formula="of:=[.D169] + k*[.D169]*(1-[.D169]/Max)" office:value-type="float" office:value="100" calcext:value-type="float">
            <text:p>100</text:p>
          </table:table-cell>
          <table:table-cell/>
          <table:table-cell table:formula="of:=[.F169] +  NU * LOG(KK/[.F169]; RR) * [.F169]" office:value-type="float" office:value="9682647.15463785" calcext:value-type="float">
            <text:p>968264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32260" calcext:value-type="float">
            <text:p>3132260</text:p>
          </table:table-cell>
          <table:table-cell/>
          <table:table-cell table:formula="of:=[.D170] + k*[.D170]*(1-[.D170]/Max)" office:value-type="float" office:value="100" calcext:value-type="float">
            <text:p>100</text:p>
          </table:table-cell>
          <table:table-cell/>
          <table:table-cell table:formula="of:=[.F170] +  NU * LOG(KK/[.F170]; RR) * [.F170]" office:value-type="float" office:value="9776194.23983315" calcext:value-type="float">
            <text:p>977619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07565" calcext:value-type="float">
            <text:p>3207565</text:p>
          </table:table-cell>
          <table:table-cell/>
          <table:table-cell table:formula="of:=[.D171] + k*[.D171]*(1-[.D171]/Max)" office:value-type="float" office:value="100" calcext:value-type="float">
            <text:p>100</text:p>
          </table:table-cell>
          <table:table-cell/>
          <table:table-cell table:formula="of:=[.F171] +  NU * LOG(KK/[.F171]; RR) * [.F171]" office:value-type="float" office:value="9868836.98241652" calcext:value-type="float">
            <text:p>986883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84532" calcext:value-type="float">
            <text:p>3284532</text:p>
          </table:table-cell>
          <table:table-cell/>
          <table:table-cell table:formula="of:=[.D172] + k*[.D172]*(1-[.D172]/Max)" office:value-type="float" office:value="100" calcext:value-type="float">
            <text:p>100</text:p>
          </table:table-cell>
          <table:table-cell/>
          <table:table-cell table:formula="of:=[.F172] +  NU * LOG(KK/[.F172]; RR) * [.F172]" office:value-type="float" office:value="9960567.1541502" calcext:value-type="float">
            <text:p>996056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363185" calcext:value-type="float">
            <text:p>3363185</text:p>
          </table:table-cell>
          <table:table-cell/>
          <table:table-cell table:formula="of:=[.D173] + k*[.D173]*(1-[.D173]/Max)" office:value-type="float" office:value="100" calcext:value-type="float">
            <text:p>100</text:p>
          </table:table-cell>
          <table:table-cell/>
          <table:table-cell table:formula="of:=[.F173] +  NU * LOG(KK/[.F173]; RR) * [.F173]" office:value-type="float" office:value="10051377.260867" calcext:value-type="float">
            <text:p>1005137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43549" calcext:value-type="float">
            <text:p>3443549</text:p>
          </table:table-cell>
          <table:table-cell/>
          <table:table-cell table:formula="of:=[.D174] + k*[.D174]*(1-[.D174]/Max)" office:value-type="float" office:value="100" calcext:value-type="float">
            <text:p>100</text:p>
          </table:table-cell>
          <table:table-cell/>
          <table:table-cell table:formula="of:=[.F174] +  NU * LOG(KK/[.F174]; RR) * [.F174]" office:value-type="float" office:value="10141260.523874" calcext:value-type="float">
            <text:p>1014126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25651" calcext:value-type="float">
            <text:p>3525651</text:p>
          </table:table-cell>
          <table:table-cell/>
          <table:table-cell table:formula="of:=[.D175] + k*[.D175]*(1-[.D175]/Max)" office:value-type="float" office:value="100" calcext:value-type="float">
            <text:p>100</text:p>
          </table:table-cell>
          <table:table-cell/>
          <table:table-cell table:formula="of:=[.F175] +  NU * LOG(KK/[.F175]; RR) * [.F175]" office:value-type="float" office:value="10230210.8612234" calcext:value-type="float">
            <text:p>1023021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609512" calcext:value-type="float">
            <text:p>3609512</text:p>
          </table:table-cell>
          <table:table-cell/>
          <table:table-cell table:formula="of:=[.D176] + k*[.D176]*(1-[.D176]/Max)" office:value-type="float" office:value="100" calcext:value-type="float">
            <text:p>100</text:p>
          </table:table-cell>
          <table:table-cell/>
          <table:table-cell table:formula="of:=[.F176] +  NU * LOG(KK/[.F176]; RR) * [.F176]" office:value-type="float" office:value="10318222.8688908" calcext:value-type="float">
            <text:p>1031822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95157" calcext:value-type="float">
            <text:p>3695157</text:p>
          </table:table-cell>
          <table:table-cell/>
          <table:table-cell table:formula="of:=[.D177] + k*[.D177]*(1-[.D177]/Max)" office:value-type="float" office:value="100" calcext:value-type="float">
            <text:p>100</text:p>
          </table:table-cell>
          <table:table-cell/>
          <table:table-cell table:formula="of:=[.F177] +  NU * LOG(KK/[.F177]; RR) * [.F177]" office:value-type="float" office:value="10405291.8018964" calcext:value-type="float">
            <text:p>1040529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782609" calcext:value-type="float">
            <text:p>3782609</text:p>
          </table:table-cell>
          <table:table-cell/>
          <table:table-cell table:formula="of:=[.D178] + k*[.D178]*(1-[.D178]/Max)" office:value-type="float" office:value="100" calcext:value-type="float">
            <text:p>100</text:p>
          </table:table-cell>
          <table:table-cell/>
          <table:table-cell table:formula="of:=[.F178] +  NU * LOG(KK/[.F178]; RR) * [.F178]" office:value-type="float" office:value="10491413.5554057" calcext:value-type="float">
            <text:p>1049141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71889" calcext:value-type="float">
            <text:p>3871889</text:p>
          </table:table-cell>
          <table:table-cell/>
          <table:table-cell table:formula="of:=[.D179] + k*[.D179]*(1-[.D179]/Max)" office:value-type="float" office:value="100" calcext:value-type="float">
            <text:p>100</text:p>
          </table:table-cell>
          <table:table-cell/>
          <table:table-cell table:formula="of:=[.F179] +  NU * LOG(KK/[.F179]; RR) * [.F179]" office:value-type="float" office:value="10576584.6458413" calcext:value-type="float">
            <text:p>1057658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63018" calcext:value-type="float">
            <text:p>3963018</text:p>
          </table:table-cell>
          <table:table-cell/>
          <table:table-cell table:formula="of:=[.D180] + k*[.D180]*(1-[.D180]/Max)" office:value-type="float" office:value="100" calcext:value-type="float">
            <text:p>100</text:p>
          </table:table-cell>
          <table:table-cell/>
          <table:table-cell table:formula="of:=[.F180] +  NU * LOG(KK/[.F180]; RR) * [.F180]" office:value-type="float" office:value="10660802.1920374" calcext:value-type="float">
            <text:p>1066080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56015" calcext:value-type="float">
            <text:p>4056015</text:p>
          </table:table-cell>
          <table:table-cell/>
          <table:table-cell table:formula="of:=[.D181] + k*[.D181]*(1-[.D181]/Max)" office:value-type="float" office:value="100" calcext:value-type="float">
            <text:p>100</text:p>
          </table:table-cell>
          <table:table-cell/>
          <table:table-cell table:formula="of:=[.F181] +  NU * LOG(KK/[.F181]; RR) * [.F181]" office:value-type="float" office:value="10744063.8964664" calcext:value-type="float">
            <text:p>1074406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150899" calcext:value-type="float">
            <text:p>4150899</text:p>
          </table:table-cell>
          <table:table-cell/>
          <table:table-cell table:formula="of:=[.D182] + k*[.D182]*(1-[.D182]/Max)" office:value-type="float" office:value="100" calcext:value-type="float">
            <text:p>100</text:p>
          </table:table-cell>
          <table:table-cell/>
          <table:table-cell table:formula="of:=[.F182] +  NU * LOG(KK/[.F182]; RR) * [.F182]" office:value-type="float" office:value="10826368.0265642" calcext:value-type="float">
            <text:p>1082636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47687" calcext:value-type="float">
            <text:p>4247687</text:p>
          </table:table-cell>
          <table:table-cell/>
          <table:table-cell table:formula="of:=[.D183] + k*[.D183]*(1-[.D183]/Max)" office:value-type="float" office:value="100" calcext:value-type="float">
            <text:p>100</text:p>
          </table:table-cell>
          <table:table-cell/>
          <table:table-cell table:formula="of:=[.F183] +  NU * LOG(KK/[.F183]; RR) * [.F183]" office:value-type="float" office:value="10907713.3961794" calcext:value-type="float">
            <text:p>1090771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46395" calcext:value-type="float">
            <text:p>4346395</text:p>
          </table:table-cell>
          <table:table-cell/>
          <table:table-cell table:formula="of:=[.D184] + k*[.D184]*(1-[.D184]/Max)" office:value-type="float" office:value="100" calcext:value-type="float">
            <text:p>100</text:p>
          </table:table-cell>
          <table:table-cell/>
          <table:table-cell table:formula="of:=[.F184] +  NU * LOG(KK/[.F184]; RR) * [.F184]" office:value-type="float" office:value="10988099.3471714" calcext:value-type="float">
            <text:p>1098809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47036" calcext:value-type="float">
            <text:p>4447036</text:p>
          </table:table-cell>
          <table:table-cell/>
          <table:table-cell table:formula="of:=[.D185] + k*[.D185]*(1-[.D185]/Max)" office:value-type="float" office:value="100" calcext:value-type="float">
            <text:p>100</text:p>
          </table:table-cell>
          <table:table-cell/>
          <table:table-cell table:formula="of:=[.F185] +  NU * LOG(KK/[.F185]; RR) * [.F185]" office:value-type="float" office:value="11067525.7311772" calcext:value-type="float">
            <text:p>1106752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549624" calcext:value-type="float">
            <text:p>4549624</text:p>
          </table:table-cell>
          <table:table-cell/>
          <table:table-cell table:formula="of:=[.D186] + k*[.D186]*(1-[.D186]/Max)" office:value-type="float" office:value="100" calcext:value-type="float">
            <text:p>100</text:p>
          </table:table-cell>
          <table:table-cell/>
          <table:table-cell table:formula="of:=[.F186] +  NU * LOG(KK/[.F186]; RR) * [.F186]" office:value-type="float" office:value="11145992.8915693" calcext:value-type="float">
            <text:p>1114599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54168" calcext:value-type="float">
            <text:p>4654168</text:p>
          </table:table-cell>
          <table:table-cell/>
          <table:table-cell table:formula="of:=[.D187] + k*[.D187]*(1-[.D187]/Max)" office:value-type="float" office:value="100" calcext:value-type="float">
            <text:p>100</text:p>
          </table:table-cell>
          <table:table-cell/>
          <table:table-cell table:formula="of:=[.F187] +  NU * LOG(KK/[.F187]; RR) * [.F187]" office:value-type="float" office:value="11223501.645622" calcext:value-type="float">
            <text:p>1122350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60677" calcext:value-type="float">
            <text:p>4760677</text:p>
          </table:table-cell>
          <table:table-cell/>
          <table:table-cell table:formula="of:=[.D188] + k*[.D188]*(1-[.D188]/Max)" office:value-type="float" office:value="100" calcext:value-type="float">
            <text:p>100</text:p>
          </table:table-cell>
          <table:table-cell/>
          <table:table-cell table:formula="of:=[.F188] +  NU * LOG(KK/[.F188]; RR) * [.F188]" office:value-type="float" office:value="11300053.2669033" calcext:value-type="float">
            <text:p>1130005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69157" calcext:value-type="float">
            <text:p>4869157</text:p>
          </table:table-cell>
          <table:table-cell/>
          <table:table-cell table:formula="of:=[.D189] + k*[.D189]*(1-[.D189]/Max)" office:value-type="float" office:value="100" calcext:value-type="float">
            <text:p>100</text:p>
          </table:table-cell>
          <table:table-cell/>
          <table:table-cell table:formula="of:=[.F189] +  NU * LOG(KK/[.F189]; RR) * [.F189]" office:value-type="float" office:value="11375649.4679097" calcext:value-type="float">
            <text:p>1137564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79613" calcext:value-type="float">
            <text:p>4979613</text:p>
          </table:table-cell>
          <table:table-cell/>
          <table:table-cell table:formula="of:=[.D190] + k*[.D190]*(1-[.D190]/Max)" office:value-type="float" office:value="100" calcext:value-type="float">
            <text:p>100</text:p>
          </table:table-cell>
          <table:table-cell/>
          <table:table-cell table:formula="of:=[.F190] +  NU * LOG(KK/[.F190]; RR) * [.F190]" office:value-type="float" office:value="11450292.3829556" calcext:value-type="float">
            <text:p>114502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92045" calcext:value-type="float">
            <text:p>5092045</text:p>
          </table:table-cell>
          <table:table-cell/>
          <table:table-cell table:formula="of:=[.D191] + k*[.D191]*(1-[.D191]/Max)" office:value-type="float" office:value="100" calcext:value-type="float">
            <text:p>100</text:p>
          </table:table-cell>
          <table:table-cell/>
          <table:table-cell table:formula="of:=[.F191] +  NU * LOG(KK/[.F191]; RR) * [.F191]" office:value-type="float" office:value="11523984.5513328" calcext:value-type="float">
            <text:p>115239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06452" calcext:value-type="float">
            <text:p>5206452</text:p>
          </table:table-cell>
          <table:table-cell/>
          <table:table-cell table:formula="of:=[.D192] + k*[.D192]*(1-[.D192]/Max)" office:value-type="float" office:value="100" calcext:value-type="float">
            <text:p>100</text:p>
          </table:table-cell>
          <table:table-cell/>
          <table:table-cell table:formula="of:=[.F192] +  NU * LOG(KK/[.F192]; RR) * [.F192]" office:value-type="float" office:value="11596728.9007495" calcext:value-type="float">
            <text:p>1159672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322831" calcext:value-type="float">
            <text:p>5322831</text:p>
          </table:table-cell>
          <table:table-cell/>
          <table:table-cell table:formula="of:=[.D193] + k*[.D193]*(1-[.D193]/Max)" office:value-type="float" office:value="100" calcext:value-type="float">
            <text:p>100</text:p>
          </table:table-cell>
          <table:table-cell/>
          <table:table-cell table:formula="of:=[.F193] +  NU * LOG(KK/[.F193]; RR) * [.F193]" office:value-type="float" office:value="11668528.7310618" calcext:value-type="float">
            <text:p>1166852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441174" calcext:value-type="float">
            <text:p>5441174</text:p>
          </table:table-cell>
          <table:table-cell/>
          <table:table-cell table:formula="of:=[.D194] + k*[.D194]*(1-[.D194]/Max)" office:value-type="float" office:value="100" calcext:value-type="float">
            <text:p>100</text:p>
          </table:table-cell>
          <table:table-cell/>
          <table:table-cell table:formula="of:=[.F194] +  NU * LOG(KK/[.F194]; RR) * [.F194]" office:value-type="float" office:value="11739387.6983039" calcext:value-type="float">
            <text:p>1173938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561472" calcext:value-type="float">
            <text:p>5561472</text:p>
          </table:table-cell>
          <table:table-cell/>
          <table:table-cell table:formula="of:=[.D195] + k*[.D195]*(1-[.D195]/Max)" office:value-type="float" office:value="100" calcext:value-type="float">
            <text:p>100</text:p>
          </table:table-cell>
          <table:table-cell/>
          <table:table-cell table:formula="of:=[.F195] +  NU * LOG(KK/[.F195]; RR) * [.F195]" office:value-type="float" office:value="11809309.799028" calcext:value-type="float">
            <text:p>1180931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83710" calcext:value-type="float">
            <text:p>5683710</text:p>
          </table:table-cell>
          <table:table-cell/>
          <table:table-cell table:formula="of:=[.D196] + k*[.D196]*(1-[.D196]/Max)" office:value-type="float" office:value="100" calcext:value-type="float">
            <text:p>100</text:p>
          </table:table-cell>
          <table:table-cell/>
          <table:table-cell table:formula="of:=[.F196] +  NU * LOG(KK/[.F196]; RR) * [.F196]" office:value-type="float" office:value="11878299.3549589" calcext:value-type="float">
            <text:p>1187829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07872" calcext:value-type="float">
            <text:p>5807872</text:p>
          </table:table-cell>
          <table:table-cell/>
          <table:table-cell table:formula="of:=[.D197] + k*[.D197]*(1-[.D197]/Max)" office:value-type="float" office:value="100" calcext:value-type="float">
            <text:p>100</text:p>
          </table:table-cell>
          <table:table-cell/>
          <table:table-cell table:formula="of:=[.F197] +  NU * LOG(KK/[.F197]; RR) * [.F197]" office:value-type="float" office:value="11946360.9979705" calcext:value-type="float">
            <text:p>1194636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933937" calcext:value-type="float">
            <text:p>5933937</text:p>
          </table:table-cell>
          <table:table-cell/>
          <table:table-cell table:formula="of:=[.D198] + k*[.D198]*(1-[.D198]/Max)" office:value-type="float" office:value="100" calcext:value-type="float">
            <text:p>100</text:p>
          </table:table-cell>
          <table:table-cell/>
          <table:table-cell table:formula="of:=[.F198] +  NU * LOG(KK/[.F198]; RR) * [.F198]" office:value-type="float" office:value="12013499.6553891" calcext:value-type="float">
            <text:p>120135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061881" calcext:value-type="float">
            <text:p>6061881</text:p>
          </table:table-cell>
          <table:table-cell/>
          <table:table-cell table:formula="of:=[.D199] + k*[.D199]*(1-[.D199]/Max)" office:value-type="float" office:value="100" calcext:value-type="float">
            <text:p>100</text:p>
          </table:table-cell>
          <table:table-cell/>
          <table:table-cell table:formula="of:=[.F199] +  NU * LOG(KK/[.F199]; RR) * [.F199]" office:value-type="float" office:value="12079720.5356275" calcext:value-type="float">
            <text:p>1207972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91675" calcext:value-type="float">
            <text:p>6191675</text:p>
          </table:table-cell>
          <table:table-cell/>
          <table:table-cell table:formula="of:=[.D200] + k*[.D200]*(1-[.D200]/Max)" office:value-type="float" office:value="100" calcext:value-type="float">
            <text:p>100</text:p>
          </table:table-cell>
          <table:table-cell/>
          <table:table-cell table:formula="of:=[.F200] +  NU * LOG(KK/[.F200]; RR) * [.F200]" office:value-type="float" office:value="12145029.1141528" calcext:value-type="float">
            <text:p>1214502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323286" calcext:value-type="float">
            <text:p>6323286</text:p>
          </table:table-cell>
          <table:table-cell/>
          <table:table-cell table:formula="of:=[.D201] + k*[.D201]*(1-[.D201]/Max)" office:value-type="float" office:value="100" calcext:value-type="float">
            <text:p>100</text:p>
          </table:table-cell>
          <table:table-cell/>
          <table:table-cell table:formula="of:=[.F201] +  NU * LOG(KK/[.F201]; RR) * [.F201]" office:value-type="float" office:value="12209431.119792" calcext:value-type="float">
            <text:p>122094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456678" calcext:value-type="float">
            <text:p>6456678</text:p>
          </table:table-cell>
          <table:table-cell/>
          <table:table-cell table:formula="of:=[.D202] + k*[.D202]*(1-[.D202]/Max)" office:value-type="float" office:value="100" calcext:value-type="float">
            <text:p>100</text:p>
          </table:table-cell>
          <table:table-cell/>
          <table:table-cell table:formula="of:=[.F202] +  NU * LOG(KK/[.F202]; RR) * [.F202]" office:value-type="float" office:value="12272932.5213754" calcext:value-type="float">
            <text:p>1227293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591809" calcext:value-type="float">
            <text:p>6591809</text:p>
          </table:table-cell>
          <table:table-cell/>
          <table:table-cell table:formula="of:=[.D203] + k*[.D203]*(1-[.D203]/Max)" office:value-type="float" office:value="100" calcext:value-type="float">
            <text:p>100</text:p>
          </table:table-cell>
          <table:table-cell/>
          <table:table-cell table:formula="of:=[.F203] +  NU * LOG(KK/[.F203]; RR) * [.F203]" office:value-type="float" office:value="12335539.51472" calcext:value-type="float">
            <text:p>1233554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728633" calcext:value-type="float">
            <text:p>6728633</text:p>
          </table:table-cell>
          <table:table-cell/>
          <table:table-cell table:formula="of:=[.D204] + k*[.D204]*(1-[.D204]/Max)" office:value-type="float" office:value="100" calcext:value-type="float">
            <text:p>100</text:p>
          </table:table-cell>
          <table:table-cell/>
          <table:table-cell table:formula="of:=[.F204] +  NU * LOG(KK/[.F204]; RR) * [.F204]" office:value-type="float" office:value="12397258.5099528" calcext:value-type="float">
            <text:p>1239725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867099" calcext:value-type="float">
            <text:p>6867099</text:p>
          </table:table-cell>
          <table:table-cell/>
          <table:table-cell table:formula="of:=[.D205] + k*[.D205]*(1-[.D205]/Max)" office:value-type="float" office:value="100" calcext:value-type="float">
            <text:p>100</text:p>
          </table:table-cell>
          <table:table-cell/>
          <table:table-cell table:formula="of:=[.F205] +  NU * LOG(KK/[.F205]; RR) * [.F205]" office:value-type="float" office:value="12458096.1191745" calcext:value-type="float">
            <text:p>1245809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07152" calcext:value-type="float">
            <text:p>7007152</text:p>
          </table:table-cell>
          <table:table-cell/>
          <table:table-cell table:formula="of:=[.D206] + k*[.D206]*(1-[.D206]/Max)" office:value-type="float" office:value="100" calcext:value-type="float">
            <text:p>100</text:p>
          </table:table-cell>
          <table:table-cell/>
          <table:table-cell table:formula="of:=[.F206] +  NU * LOG(KK/[.F206]; RR) * [.F206]" office:value-type="float" office:value="12518059.1444614" calcext:value-type="float">
            <text:p>1251805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148732" calcext:value-type="float">
            <text:p>7148732</text:p>
          </table:table-cell>
          <table:table-cell/>
          <table:table-cell table:formula="of:=[.D207] + k*[.D207]*(1-[.D207]/Max)" office:value-type="float" office:value="100" calcext:value-type="float">
            <text:p>100</text:p>
          </table:table-cell>
          <table:table-cell/>
          <table:table-cell table:formula="of:=[.F207] +  NU * LOG(KK/[.F207]; RR) * [.F207]" office:value-type="float" office:value="12577154.5662058" calcext:value-type="float">
            <text:p>1257715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291774" calcext:value-type="float">
            <text:p>7291774</text:p>
          </table:table-cell>
          <table:table-cell/>
          <table:table-cell table:formula="of:=[.D208] + k*[.D208]*(1-[.D208]/Max)" office:value-type="float" office:value="100" calcext:value-type="float">
            <text:p>100</text:p>
          </table:table-cell>
          <table:table-cell/>
          <table:table-cell table:formula="of:=[.F208] +  NU * LOG(KK/[.F208]; RR) * [.F208]" office:value-type="float" office:value="12635389.5317925" calcext:value-type="float">
            <text:p>1263539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436206" calcext:value-type="float">
            <text:p>7436206</text:p>
          </table:table-cell>
          <table:table-cell/>
          <table:table-cell table:formula="of:=[.D209] + k*[.D209]*(1-[.D209]/Max)" office:value-type="float" office:value="100" calcext:value-type="float">
            <text:p>100</text:p>
          </table:table-cell>
          <table:table-cell/>
          <table:table-cell table:formula="of:=[.F209] +  NU * LOG(KK/[.F209]; RR) * [.F209]" office:value-type="float" office:value="12692771.3446082" calcext:value-type="float">
            <text:p>1269277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581955" calcext:value-type="float">
            <text:p>7581955</text:p>
          </table:table-cell>
          <table:table-cell/>
          <table:table-cell table:formula="of:=[.D210] + k*[.D210]*(1-[.D210]/Max)" office:value-type="float" office:value="100" calcext:value-type="float">
            <text:p>100</text:p>
          </table:table-cell>
          <table:table-cell/>
          <table:table-cell table:formula="of:=[.F210] +  NU * LOG(KK/[.F210]; RR) * [.F210]" office:value-type="float" office:value="12749307.4533826" calcext:value-type="float">
            <text:p>1274930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728940" calcext:value-type="float">
            <text:p>7728940</text:p>
          </table:table-cell>
          <table:table-cell/>
          <table:table-cell table:formula="of:=[.D211] + k*[.D211]*(1-[.D211]/Max)" office:value-type="float" office:value="100" calcext:value-type="float">
            <text:p>100</text:p>
          </table:table-cell>
          <table:table-cell/>
          <table:table-cell table:formula="of:=[.F211] +  NU * LOG(KK/[.F211]; RR) * [.F211]" office:value-type="float" office:value="12805005.441857" calcext:value-type="float">
            <text:p>1280500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77076" calcext:value-type="float">
            <text:p>7877076</text:p>
          </table:table-cell>
          <table:table-cell/>
          <table:table-cell table:formula="of:=[.D212] + k*[.D212]*(1-[.D212]/Max)" office:value-type="float" office:value="100" calcext:value-type="float">
            <text:p>100</text:p>
          </table:table-cell>
          <table:table-cell/>
          <table:table-cell table:formula="of:=[.F212] +  NU * LOG(KK/[.F212]; RR) * [.F212]" office:value-type="float" office:value="12859873.0187771" calcext:value-type="float">
            <text:p>1285987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026272" calcext:value-type="float">
            <text:p>8026272</text:p>
          </table:table-cell>
          <table:table-cell/>
          <table:table-cell table:formula="of:=[.D213] + k*[.D213]*(1-[.D213]/Max)" office:value-type="float" office:value="100" calcext:value-type="float">
            <text:p>100</text:p>
          </table:table-cell>
          <table:table-cell/>
          <table:table-cell table:formula="of:=[.F213] +  NU * LOG(KK/[.F213]; RR) * [.F213]" office:value-type="float" office:value="12913918.008207" calcext:value-type="float">
            <text:p>1291391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176435" calcext:value-type="float">
            <text:p>8176435</text:p>
          </table:table-cell>
          <table:table-cell/>
          <table:table-cell table:formula="of:=[.D214] + k*[.D214]*(1-[.D214]/Max)" office:value-type="float" office:value="100" calcext:value-type="float">
            <text:p>100</text:p>
          </table:table-cell>
          <table:table-cell/>
          <table:table-cell table:formula="of:=[.F214] +  NU * LOG(KK/[.F214]; RR) * [.F214]" office:value-type="float" office:value="12967148.3401588" calcext:value-type="float">
            <text:p>1296714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327464" calcext:value-type="float">
            <text:p>8327464</text:p>
          </table:table-cell>
          <table:table-cell/>
          <table:table-cell table:formula="of:=[.D215] + k*[.D215]*(1-[.D215]/Max)" office:value-type="float" office:value="100" calcext:value-type="float">
            <text:p>100</text:p>
          </table:table-cell>
          <table:table-cell/>
          <table:table-cell table:formula="of:=[.F215] +  NU * LOG(KK/[.F215]; RR) * [.F215]" office:value-type="float" office:value="13019572.0415351" calcext:value-type="float">
            <text:p>1301957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479256" calcext:value-type="float">
            <text:p>8479256</text:p>
          </table:table-cell>
          <table:table-cell/>
          <table:table-cell table:formula="of:=[.D216] + k*[.D216]*(1-[.D216]/Max)" office:value-type="float" office:value="100" calcext:value-type="float">
            <text:p>100</text:p>
          </table:table-cell>
          <table:table-cell/>
          <table:table-cell table:formula="of:=[.F216] +  NU * LOG(KK/[.F216]; RR) * [.F216]" office:value-type="float" office:value="13071197.2273782" calcext:value-type="float">
            <text:p>1307119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631702" calcext:value-type="float">
            <text:p>8631702</text:p>
          </table:table-cell>
          <table:table-cell/>
          <table:table-cell table:formula="of:=[.D217] + k*[.D217]*(1-[.D217]/Max)" office:value-type="float" office:value="100" calcext:value-type="float">
            <text:p>100</text:p>
          </table:table-cell>
          <table:table-cell/>
          <table:table-cell table:formula="of:=[.F217] +  NU * LOG(KK/[.F217]; RR) * [.F217]" office:value-type="float" office:value="13122032.0924227" calcext:value-type="float">
            <text:p>1312203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784690" calcext:value-type="float">
            <text:p>8784690</text:p>
          </table:table-cell>
          <table:table-cell/>
          <table:table-cell table:formula="of:=[.D218] + k*[.D218]*(1-[.D218]/Max)" office:value-type="float" office:value="100" calcext:value-type="float">
            <text:p>100</text:p>
          </table:table-cell>
          <table:table-cell/>
          <table:table-cell table:formula="of:=[.F218] +  NU * LOG(KK/[.F218]; RR) * [.F218]" office:value-type="float" office:value="13172084.9029445" calcext:value-type="float">
            <text:p>1317208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938104" calcext:value-type="float">
            <text:p>8938104</text:p>
          </table:table-cell>
          <table:table-cell/>
          <table:table-cell table:formula="of:=[.D219] + k*[.D219]*(1-[.D219]/Max)" office:value-type="float" office:value="100" calcext:value-type="float">
            <text:p>100</text:p>
          </table:table-cell>
          <table:table-cell/>
          <table:table-cell table:formula="of:=[.F219] +  NU * LOG(KK/[.F219]; RR) * [.F219]" office:value-type="float" office:value="13221363.9889033" calcext:value-type="float">
            <text:p>1322136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091824" calcext:value-type="float">
            <text:p>9091824</text:p>
          </table:table-cell>
          <table:table-cell/>
          <table:table-cell table:formula="of:=[.D220] + k*[.D220]*(1-[.D220]/Max)" office:value-type="float" office:value="100" calcext:value-type="float">
            <text:p>100</text:p>
          </table:table-cell>
          <table:table-cell/>
          <table:table-cell table:formula="of:=[.F220] +  NU * LOG(KK/[.F220]; RR) * [.F220]" office:value-type="float" office:value="13269877.7363717" calcext:value-type="float">
            <text:p>1326987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245727" calcext:value-type="float">
            <text:p>9245727</text:p>
          </table:table-cell>
          <table:table-cell/>
          <table:table-cell table:formula="of:=[.D221] + k*[.D221]*(1-[.D221]/Max)" office:value-type="float" office:value="100" calcext:value-type="float">
            <text:p>100</text:p>
          </table:table-cell>
          <table:table-cell/>
          <table:table-cell table:formula="of:=[.F221] +  NU * LOG(KK/[.F221]; RR) * [.F221]" office:value-type="float" office:value="13317634.5802447" calcext:value-type="float">
            <text:p>1331763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399687" calcext:value-type="float">
            <text:p>9399687</text:p>
          </table:table-cell>
          <table:table-cell/>
          <table:table-cell table:formula="of:=[.D222] + k*[.D222]*(1-[.D222]/Max)" office:value-type="float" office:value="100" calcext:value-type="float">
            <text:p>100</text:p>
          </table:table-cell>
          <table:table-cell/>
          <table:table-cell table:formula="of:=[.F222] +  NU * LOG(KK/[.F222]; RR) * [.F222]" office:value-type="float" office:value="13364642.997227" calcext:value-type="float">
            <text:p>1336464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553576" calcext:value-type="float">
            <text:p>9553576</text:p>
          </table:table-cell>
          <table:table-cell/>
          <table:table-cell table:formula="of:=[.D223] + k*[.D223]*(1-[.D223]/Max)" office:value-type="float" office:value="100" calcext:value-type="float">
            <text:p>100</text:p>
          </table:table-cell>
          <table:table-cell/>
          <table:table-cell table:formula="of:=[.F223] +  NU * LOG(KK/[.F223]; RR) * [.F223]" office:value-type="float" office:value="13410911.4990881" calcext:value-type="float">
            <text:p>1341091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707262" calcext:value-type="float">
            <text:p>9707262</text:p>
          </table:table-cell>
          <table:table-cell/>
          <table:table-cell table:formula="of:=[.D224] + k*[.D224]*(1-[.D224]/Max)" office:value-type="float" office:value="100" calcext:value-type="float">
            <text:p>100</text:p>
          </table:table-cell>
          <table:table-cell/>
          <table:table-cell table:formula="of:=[.F224] +  NU * LOG(KK/[.F224]; RR) * [.F224]" office:value-type="float" office:value="13456448.6261837" calcext:value-type="float">
            <text:p>1345644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860615" calcext:value-type="float">
            <text:p>9860615</text:p>
          </table:table-cell>
          <table:table-cell/>
          <table:table-cell table:formula="of:=[.D225] + k*[.D225]*(1-[.D225]/Max)" office:value-type="float" office:value="100" calcext:value-type="float">
            <text:p>100</text:p>
          </table:table-cell>
          <table:table-cell/>
          <table:table-cell table:formula="of:=[.F225] +  NU * LOG(KK/[.F225]; RR) * [.F225]" office:value-type="float" office:value="13501262.9412344" calcext:value-type="float">
            <text:p>1350126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13501" calcext:value-type="float">
            <text:p>10013501</text:p>
          </table:table-cell>
          <table:table-cell/>
          <table:table-cell table:formula="of:=[.D226] + k*[.D226]*(1-[.D226]/Max)" office:value-type="float" office:value="100" calcext:value-type="float">
            <text:p>100</text:p>
          </table:table-cell>
          <table:table-cell/>
          <table:table-cell table:formula="of:=[.F226] +  NU * LOG(KK/[.F226]; RR) * [.F226]" office:value-type="float" office:value="13545363.023357" calcext:value-type="float">
            <text:p>1354536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165787" calcext:value-type="float">
            <text:p>10165787</text:p>
          </table:table-cell>
          <table:table-cell/>
          <table:table-cell table:formula="of:=[.D227] + k*[.D227]*(1-[.D227]/Max)" office:value-type="float" office:value="100" calcext:value-type="float">
            <text:p>100</text:p>
          </table:table-cell>
          <table:table-cell/>
          <table:table-cell table:formula="of:=[.F227] +  NU * LOG(KK/[.F227]; RR) * [.F227]" office:value-type="float" office:value="13588757.4623427" calcext:value-type="float">
            <text:p>1358875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17337" calcext:value-type="float">
            <text:p>10317337</text:p>
          </table:table-cell>
          <table:table-cell/>
          <table:table-cell table:formula="of:=[.D228] + k*[.D228]*(1-[.D228]/Max)" office:value-type="float" office:value="100" calcext:value-type="float">
            <text:p>100</text:p>
          </table:table-cell>
          <table:table-cell/>
          <table:table-cell table:formula="of:=[.F228] +  NU * LOG(KK/[.F228]; RR) * [.F228]" office:value-type="float" office:value="13631454.853176" calcext:value-type="float">
            <text:p>1363145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468019" calcext:value-type="float">
            <text:p>10468019</text:p>
          </table:table-cell>
          <table:table-cell/>
          <table:table-cell table:formula="of:=[.D229] + k*[.D229]*(1-[.D229]/Max)" office:value-type="float" office:value="100" calcext:value-type="float">
            <text:p>100</text:p>
          </table:table-cell>
          <table:table-cell/>
          <table:table-cell table:formula="of:=[.F229] +  NU * LOG(KK/[.F229]; RR) * [.F229]" office:value-type="float" office:value="13673463.7907876" calcext:value-type="float">
            <text:p>13673464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17700" calcext:value-type="float">
            <text:p>10617700</text:p>
          </table:table-cell>
          <table:table-cell/>
          <table:table-cell table:formula="of:=[.D230] + k*[.D230]*(1-[.D230]/Max)" office:value-type="float" office:value="100" calcext:value-type="float">
            <text:p>100</text:p>
          </table:table-cell>
          <table:table-cell/>
          <table:table-cell table:formula="of:=[.F230] +  NU * LOG(KK/[.F230]; RR) * [.F230]" office:value-type="float" office:value="13714792.8650369" calcext:value-type="float">
            <text:p>1371479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766249" calcext:value-type="float">
            <text:p>10766249</text:p>
          </table:table-cell>
          <table:table-cell/>
          <table:table-cell table:formula="of:=[.D231] + k*[.D231]*(1-[.D231]/Max)" office:value-type="float" office:value="100" calcext:value-type="float">
            <text:p>100</text:p>
          </table:table-cell>
          <table:table-cell/>
          <table:table-cell table:formula="of:=[.F231] +  NU * LOG(KK/[.F231]; RR) * [.F231]" office:value-type="float" office:value="13755450.6559166" calcext:value-type="float">
            <text:p>1375545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913536" calcext:value-type="float">
            <text:p>10913536</text:p>
          </table:table-cell>
          <table:table-cell/>
          <table:table-cell table:formula="of:=[.D232] + k*[.D232]*(1-[.D232]/Max)" office:value-type="float" office:value="100" calcext:value-type="float">
            <text:p>100</text:p>
          </table:table-cell>
          <table:table-cell/>
          <table:table-cell table:formula="of:=[.F232] +  NU * LOG(KK/[.F232]; RR) * [.F232]" office:value-type="float" office:value="13795445.7289744" calcext:value-type="float">
            <text:p>1379544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059435" calcext:value-type="float">
            <text:p>11059435</text:p>
          </table:table-cell>
          <table:table-cell/>
          <table:table-cell table:formula="of:=[.D233] + k*[.D233]*(1-[.D233]/Max)" office:value-type="float" office:value="100" calcext:value-type="float">
            <text:p>100</text:p>
          </table:table-cell>
          <table:table-cell/>
          <table:table-cell table:formula="of:=[.F233] +  NU * LOG(KK/[.F233]; RR) * [.F233]" office:value-type="float" office:value="13834786.6309454" calcext:value-type="float">
            <text:p>1383478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03822" calcext:value-type="float">
            <text:p>11203822</text:p>
          </table:table-cell>
          <table:table-cell/>
          <table:table-cell table:formula="of:=[.D234] + k*[.D234]*(1-[.D234]/Max)" office:value-type="float" office:value="100" calcext:value-type="float">
            <text:p>100</text:p>
          </table:table-cell>
          <table:table-cell/>
          <table:table-cell table:formula="of:=[.F234] +  NU * LOG(KK/[.F234]; RR) * [.F234]" office:value-type="float" office:value="13873481.8855896" calcext:value-type="float">
            <text:p>1387348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346577" calcext:value-type="float">
            <text:p>11346577</text:p>
          </table:table-cell>
          <table:table-cell/>
          <table:table-cell table:formula="of:=[.D235] + k*[.D235]*(1-[.D235]/Max)" office:value-type="float" office:value="100" calcext:value-type="float">
            <text:p>100</text:p>
          </table:table-cell>
          <table:table-cell/>
          <table:table-cell table:formula="of:=[.F235] +  NU * LOG(KK/[.F235]; RR) * [.F235]" office:value-type="float" office:value="13911539.9897291" calcext:value-type="float">
            <text:p>1391154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87584" calcext:value-type="float">
            <text:p>11487584</text:p>
          </table:table-cell>
          <table:table-cell/>
          <table:table-cell table:formula="of:=[.D236] + k*[.D236]*(1-[.D236]/Max)" office:value-type="float" office:value="100" calcext:value-type="float">
            <text:p>100</text:p>
          </table:table-cell>
          <table:table-cell/>
          <table:table-cell table:formula="of:=[.F236] +  NU * LOG(KK/[.F236]; RR) * [.F236]" office:value-type="float" office:value="13948969.4094784" calcext:value-type="float">
            <text:p>1394896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626731" calcext:value-type="float">
            <text:p>11626731</text:p>
          </table:table-cell>
          <table:table-cell/>
          <table:table-cell table:formula="of:=[.D237] + k*[.D237]*(1-[.D237]/Max)" office:value-type="float" office:value="100" calcext:value-type="float">
            <text:p>100</text:p>
          </table:table-cell>
          <table:table-cell/>
          <table:table-cell table:formula="of:=[.F237] +  NU * LOG(KK/[.F237]; RR) * [.F237]" office:value-type="float" office:value="13985778.5766621" calcext:value-type="float">
            <text:p>1398577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763912" calcext:value-type="float">
            <text:p>11763912</text:p>
          </table:table-cell>
          <table:table-cell/>
          <table:table-cell table:formula="of:=[.D238] + k*[.D238]*(1-[.D238]/Max)" office:value-type="float" office:value="100" calcext:value-type="float">
            <text:p>100</text:p>
          </table:table-cell>
          <table:table-cell/>
          <table:table-cell table:formula="of:=[.F238] +  NU * LOG(KK/[.F238]; RR) * [.F238]" office:value-type="float" office:value="14021975.885416" calcext:value-type="float">
            <text:p>140219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899025" calcext:value-type="float">
            <text:p>11899025</text:p>
          </table:table-cell>
          <table:table-cell/>
          <table:table-cell table:formula="of:=[.D239] + k*[.D239]*(1-[.D239]/Max)" office:value-type="float" office:value="100" calcext:value-type="float">
            <text:p>100</text:p>
          </table:table-cell>
          <table:table-cell/>
          <table:table-cell table:formula="of:=[.F239] +  NU * LOG(KK/[.F239]; RR) * [.F239]" office:value-type="float" office:value="14057569.6889637" calcext:value-type="float">
            <text:p>1405757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031975" calcext:value-type="float">
            <text:p>12031975</text:p>
          </table:table-cell>
          <table:table-cell/>
          <table:table-cell table:formula="of:=[.D240] + k*[.D240]*(1-[.D240]/Max)" office:value-type="float" office:value="100" calcext:value-type="float">
            <text:p>100</text:p>
          </table:table-cell>
          <table:table-cell/>
          <table:table-cell table:formula="of:=[.F240] +  NU * LOG(KK/[.F240]; RR) * [.F240]" office:value-type="float" office:value="14092568.296565" calcext:value-type="float">
            <text:p>1409256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162672" calcext:value-type="float">
            <text:p>12162672</text:p>
          </table:table-cell>
          <table:table-cell/>
          <table:table-cell table:formula="of:=[.D241] + k*[.D241]*(1-[.D241]/Max)" office:value-type="float" office:value="100" calcext:value-type="float">
            <text:p>100</text:p>
          </table:table-cell>
          <table:table-cell/>
          <table:table-cell table:formula="of:=[.F241] +  NU * LOG(KK/[.F241]; RR) * [.F241]" office:value-type="float" office:value="14126979.97063" calcext:value-type="float">
            <text:p>1412698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291032" calcext:value-type="float">
            <text:p>12291032</text:p>
          </table:table-cell>
          <table:table-cell/>
          <table:table-cell table:formula="of:=[.D242] + k*[.D242]*(1-[.D242]/Max)" office:value-type="float" office:value="100" calcext:value-type="float">
            <text:p>100</text:p>
          </table:table-cell>
          <table:table-cell/>
          <table:table-cell table:formula="of:=[.F242] +  NU * LOG(KK/[.F242]; RR) * [.F242]" office:value-type="float" office:value="14160812.9239934" calcext:value-type="float">
            <text:p>1416081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416980" calcext:value-type="float">
            <text:p>12416980</text:p>
          </table:table-cell>
          <table:table-cell/>
          <table:table-cell table:formula="of:=[.D243] + k*[.D243]*(1-[.D243]/Max)" office:value-type="float" office:value="100" calcext:value-type="float">
            <text:p>100</text:p>
          </table:table-cell>
          <table:table-cell/>
          <table:table-cell table:formula="of:=[.F243] +  NU * LOG(KK/[.F243]; RR) * [.F243]" office:value-type="float" office:value="14194075.3173445" calcext:value-type="float">
            <text:p>1419407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540445" calcext:value-type="float">
            <text:p>12540445</text:p>
          </table:table-cell>
          <table:table-cell/>
          <table:table-cell table:formula="of:=[.D244] + k*[.D244]*(1-[.D244]/Max)" office:value-type="float" office:value="100" calcext:value-type="float">
            <text:p>100</text:p>
          </table:table-cell>
          <table:table-cell/>
          <table:table-cell table:formula="of:=[.F244] +  NU * LOG(KK/[.F244]; RR) * [.F244]" office:value-type="float" office:value="14226775.256807" calcext:value-type="float">
            <text:p>1422677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661364" calcext:value-type="float">
            <text:p>12661364</text:p>
          </table:table-cell>
          <table:table-cell/>
          <table:table-cell table:formula="of:=[.D245] + k*[.D245]*(1-[.D245]/Max)" office:value-type="float" office:value="100" calcext:value-type="float">
            <text:p>100</text:p>
          </table:table-cell>
          <table:table-cell/>
          <table:table-cell table:formula="of:=[.F245] +  NU * LOG(KK/[.F245]; RR) * [.F245]" office:value-type="float" office:value="14258920.7916644" calcext:value-type="float">
            <text:p>1425892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779680" calcext:value-type="float">
            <text:p>12779680</text:p>
          </table:table-cell>
          <table:table-cell/>
          <table:table-cell table:formula="of:=[.D246] + k*[.D246]*(1-[.D246]/Max)" office:value-type="float" office:value="100" calcext:value-type="float">
            <text:p>100</text:p>
          </table:table-cell>
          <table:table-cell/>
          <table:table-cell table:formula="of:=[.F246] +  NU * LOG(KK/[.F246]; RR) * [.F246]" office:value-type="float" office:value="14290519.9122248" calcext:value-type="float">
            <text:p>1429052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895346" calcext:value-type="float">
            <text:p>12895346</text:p>
          </table:table-cell>
          <table:table-cell/>
          <table:table-cell table:formula="of:=[.D247] + k*[.D247]*(1-[.D247]/Max)" office:value-type="float" office:value="100" calcext:value-type="float">
            <text:p>100</text:p>
          </table:table-cell>
          <table:table-cell/>
          <table:table-cell table:formula="of:=[.F247] +  NU * LOG(KK/[.F247]; RR) * [.F247]" office:value-type="float" office:value="14321580.547822" calcext:value-type="float">
            <text:p>1432158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008319" calcext:value-type="float">
            <text:p>13008319</text:p>
          </table:table-cell>
          <table:table-cell/>
          <table:table-cell table:formula="of:=[.D248] + k*[.D248]*(1-[.D248]/Max)" office:value-type="float" office:value="100" calcext:value-type="float">
            <text:p>100</text:p>
          </table:table-cell>
          <table:table-cell/>
          <table:table-cell table:formula="of:=[.F248] +  NU * LOG(KK/[.F248]; RR) * [.F248]" office:value-type="float" office:value="14352110.5649464" calcext:value-type="float">
            <text:p>1435211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118564" calcext:value-type="float">
            <text:p>13118564</text:p>
          </table:table-cell>
          <table:table-cell/>
          <table:table-cell table:formula="of:=[.D249] + k*[.D249]*(1-[.D249]/Max)" office:value-type="float" office:value="100" calcext:value-type="float">
            <text:p>100</text:p>
          </table:table-cell>
          <table:table-cell/>
          <table:table-cell table:formula="of:=[.F249] +  NU * LOG(KK/[.F249]; RR) * [.F249]" office:value-type="float" office:value="14382117.7655027" calcext:value-type="float">
            <text:p>1438211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26053" calcext:value-type="float">
            <text:p>13226053</text:p>
          </table:table-cell>
          <table:table-cell/>
          <table:table-cell table:formula="of:=[.D250] + k*[.D250]*(1-[.D250]/Max)" office:value-type="float" office:value="100" calcext:value-type="float">
            <text:p>100</text:p>
          </table:table-cell>
          <table:table-cell/>
          <table:table-cell table:formula="of:=[.F250] +  NU * LOG(KK/[.F250]; RR) * [.F250]" office:value-type="float" office:value="14411609.8851881" calcext:value-type="float">
            <text:p>1441161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330766" calcext:value-type="float">
            <text:p>13330766</text:p>
          </table:table-cell>
          <table:table-cell/>
          <table:table-cell table:formula="of:=[.D251] + k*[.D251]*(1-[.D251]/Max)" office:value-type="float" office:value="100" calcext:value-type="float">
            <text:p>100</text:p>
          </table:table-cell>
          <table:table-cell/>
          <table:table-cell table:formula="of:=[.F251] +  NU * LOG(KK/[.F251]; RR) * [.F251]" office:value-type="float" office:value="14440594.5919883" calcext:value-type="float">
            <text:p>1444059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432687" calcext:value-type="float">
            <text:p>13432687</text:p>
          </table:table-cell>
          <table:table-cell/>
          <table:table-cell table:formula="of:=[.D252] + k*[.D252]*(1-[.D252]/Max)" office:value-type="float" office:value="100" calcext:value-type="float">
            <text:p>100</text:p>
          </table:table-cell>
          <table:table-cell/>
          <table:table-cell table:formula="of:=[.F252] +  NU * LOG(KK/[.F252]; RR) * [.F252]" office:value-type="float" office:value="14469079.484786" calcext:value-type="float">
            <text:p>14469079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531810" calcext:value-type="float">
            <text:p>13531810</text:p>
          </table:table-cell>
          <table:table-cell/>
          <table:table-cell table:formula="of:=[.D253] + k*[.D253]*(1-[.D253]/Max)" office:value-type="float" office:value="100" calcext:value-type="float">
            <text:p>100</text:p>
          </table:table-cell>
          <table:table-cell/>
          <table:table-cell table:formula="of:=[.F253] +  NU * LOG(KK/[.F253]; RR) * [.F253]" office:value-type="float" office:value="14497072.0920778" calcext:value-type="float">
            <text:p>1449707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628131" calcext:value-type="float">
            <text:p>13628131</text:p>
          </table:table-cell>
          <table:table-cell/>
          <table:table-cell table:formula="of:=[.D254] + k*[.D254]*(1-[.D254]/Max)" office:value-type="float" office:value="100" calcext:value-type="float">
            <text:p>100</text:p>
          </table:table-cell>
          <table:table-cell/>
          <table:table-cell table:formula="of:=[.F254] +  NU * LOG(KK/[.F254]; RR) * [.F254]" office:value-type="float" office:value="14524579.8707954" calcext:value-type="float">
            <text:p>1452458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721657" calcext:value-type="float">
            <text:p>13721657</text:p>
          </table:table-cell>
          <table:table-cell/>
          <table:table-cell table:formula="of:=[.D255] + k*[.D255]*(1-[.D255]/Max)" office:value-type="float" office:value="100" calcext:value-type="float">
            <text:p>100</text:p>
          </table:table-cell>
          <table:table-cell/>
          <table:table-cell table:formula="of:=[.F255] +  NU * LOG(KK/[.F255]; RR) * [.F255]" office:value-type="float" office:value="14551610.2052273" calcext:value-type="float">
            <text:p>1455161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812397" calcext:value-type="float">
            <text:p>13812397</text:p>
          </table:table-cell>
          <table:table-cell/>
          <table:table-cell table:formula="of:=[.D256] + k*[.D256]*(1-[.D256]/Max)" office:value-type="float" office:value="100" calcext:value-type="float">
            <text:p>100</text:p>
          </table:table-cell>
          <table:table-cell/>
          <table:table-cell table:formula="of:=[.F256] +  NU * LOG(KK/[.F256]; RR) * [.F256]" office:value-type="float" office:value="14578170.4060369" calcext:value-type="float">
            <text:p>1457817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900367" calcext:value-type="float">
            <text:p>13900367</text:p>
          </table:table-cell>
          <table:table-cell/>
          <table:table-cell table:formula="of:=[.D257] + k*[.D257]*(1-[.D257]/Max)" office:value-type="float" office:value="100" calcext:value-type="float">
            <text:p>100</text:p>
          </table:table-cell>
          <table:table-cell/>
          <table:table-cell table:formula="of:=[.F257] +  NU * LOG(KK/[.F257]; RR) * [.F257]" office:value-type="float" office:value="14604267.7093731" calcext:value-type="float">
            <text:p>1460426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985588" calcext:value-type="float">
            <text:p>13985588</text:p>
          </table:table-cell>
          <table:table-cell/>
          <table:table-cell table:formula="of:=[.D258] + k*[.D258]*(1-[.D258]/Max)" office:value-type="float" office:value="100" calcext:value-type="float">
            <text:p>100</text:p>
          </table:table-cell>
          <table:table-cell/>
          <table:table-cell table:formula="of:=[.F258] +  NU * LOG(KK/[.F258]; RR) * [.F258]" office:value-type="float" office:value="14629909.2760701" calcext:value-type="float">
            <text:p>1462990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068086" calcext:value-type="float">
            <text:p>14068086</text:p>
          </table:table-cell>
          <table:table-cell/>
          <table:table-cell table:formula="of:=[.D259] + k*[.D259]*(1-[.D259]/Max)" office:value-type="float" office:value="100" calcext:value-type="float">
            <text:p>100</text:p>
          </table:table-cell>
          <table:table-cell/>
          <table:table-cell table:formula="of:=[.F259] +  NU * LOG(KK/[.F259]; RR) * [.F259]" office:value-type="float" office:value="14655102.1909319" calcext:value-type="float">
            <text:p>1465510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147890" calcext:value-type="float">
            <text:p>14147890</text:p>
          </table:table-cell>
          <table:table-cell/>
          <table:table-cell table:formula="of:=[.D260] + k*[.D260]*(1-[.D260]/Max)" office:value-type="float" office:value="100" calcext:value-type="float">
            <text:p>100</text:p>
          </table:table-cell>
          <table:table-cell/>
          <table:table-cell table:formula="of:=[.F260] +  NU * LOG(KK/[.F260]; RR) * [.F260]" office:value-type="float" office:value="14679853.4620993" calcext:value-type="float">
            <text:p>1467985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225037" calcext:value-type="float">
            <text:p>14225037</text:p>
          </table:table-cell>
          <table:table-cell/>
          <table:table-cell table:formula="of:=[.D261] + k*[.D261]*(1-[.D261]/Max)" office:value-type="float" office:value="100" calcext:value-type="float">
            <text:p>100</text:p>
          </table:table-cell>
          <table:table-cell/>
          <table:table-cell table:formula="of:=[.F261] +  NU * LOG(KK/[.F261]; RR) * [.F261]" office:value-type="float" office:value="14704170.0204949" calcext:value-type="float">
            <text:p>1470417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299563" calcext:value-type="float">
            <text:p>14299563</text:p>
          </table:table-cell>
          <table:table-cell/>
          <table:table-cell table:formula="of:=[.D262] + k*[.D262]*(1-[.D262]/Max)" office:value-type="float" office:value="100" calcext:value-type="float">
            <text:p>100</text:p>
          </table:table-cell>
          <table:table-cell/>
          <table:table-cell table:formula="of:=[.F262] +  NU * LOG(KK/[.F262]; RR) * [.F262]" office:value-type="float" office:value="14728058.7193432" calcext:value-type="float">
            <text:p>1472805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71511" calcext:value-type="float">
            <text:p>14371511</text:p>
          </table:table-cell>
          <table:table-cell/>
          <table:table-cell table:formula="of:=[.D263] + k*[.D263]*(1-[.D263]/Max)" office:value-type="float" office:value="100" calcext:value-type="float">
            <text:p>100</text:p>
          </table:table-cell>
          <table:table-cell/>
          <table:table-cell table:formula="of:=[.F263] +  NU * LOG(KK/[.F263]; RR) * [.F263]" office:value-type="float" office:value="14751526.3337624" calcext:value-type="float">
            <text:p>1475152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40926" calcext:value-type="float">
            <text:p>14440926</text:p>
          </table:table-cell>
          <table:table-cell/>
          <table:table-cell table:formula="of:=[.D264] + k*[.D264]*(1-[.D264]/Max)" office:value-type="float" office:value="100" calcext:value-type="float">
            <text:p>100</text:p>
          </table:table-cell>
          <table:table-cell/>
          <table:table-cell table:formula="of:=[.F264] +  NU * LOG(KK/[.F264]; RR) * [.F264]" office:value-type="float" office:value="14774579.5604252" calcext:value-type="float">
            <text:p>1477458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07856" calcext:value-type="float">
            <text:p>14507856</text:p>
          </table:table-cell>
          <table:table-cell/>
          <table:table-cell table:formula="of:=[.D265] + k*[.D265]*(1-[.D265]/Max)" office:value-type="float" office:value="100" calcext:value-type="float">
            <text:p>100</text:p>
          </table:table-cell>
          <table:table-cell/>
          <table:table-cell table:formula="of:=[.F265] +  NU * LOG(KK/[.F265]; RR) * [.F265]" office:value-type="float" office:value="14797225.0172852" calcext:value-type="float">
            <text:p>1479722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72351" calcext:value-type="float">
            <text:p>14572351</text:p>
          </table:table-cell>
          <table:table-cell/>
          <table:table-cell table:formula="of:=[.D266] + k*[.D266]*(1-[.D266]/Max)" office:value-type="float" office:value="100" calcext:value-type="float">
            <text:p>100</text:p>
          </table:table-cell>
          <table:table-cell/>
          <table:table-cell table:formula="of:=[.F266] +  NU * LOG(KK/[.F266]; RR) * [.F266]" office:value-type="float" office:value="14819469.2433659" calcext:value-type="float">
            <text:p>14819469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634463" calcext:value-type="float">
            <text:p>14634463</text:p>
          </table:table-cell>
          <table:table-cell/>
          <table:table-cell table:formula="of:=[.D267] + k*[.D267]*(1-[.D267]/Max)" office:value-type="float" office:value="100" calcext:value-type="float">
            <text:p>100</text:p>
          </table:table-cell>
          <table:table-cell/>
          <table:table-cell table:formula="of:=[.F267] +  NU * LOG(KK/[.F267]; RR) * [.F267]" office:value-type="float" office:value="14841318.6986097" calcext:value-type="float">
            <text:p>1484131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694248" calcext:value-type="float">
            <text:p>14694248</text:p>
          </table:table-cell>
          <table:table-cell/>
          <table:table-cell table:formula="of:=[.D268] + k*[.D268]*(1-[.D268]/Max)" office:value-type="float" office:value="100" calcext:value-type="float">
            <text:p>100</text:p>
          </table:table-cell>
          <table:table-cell/>
          <table:table-cell table:formula="of:=[.F268] +  NU * LOG(KK/[.F268]; RR) * [.F268]" office:value-type="float" office:value="14862779.7637844" calcext:value-type="float">
            <text:p>1486278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751761" calcext:value-type="float">
            <text:p>14751761</text:p>
          </table:table-cell>
          <table:table-cell/>
          <table:table-cell table:formula="of:=[.D269] + k*[.D269]*(1-[.D269]/Max)" office:value-type="float" office:value="100" calcext:value-type="float">
            <text:p>100</text:p>
          </table:table-cell>
          <table:table-cell/>
          <table:table-cell table:formula="of:=[.F269] +  NU * LOG(KK/[.F269]; RR) * [.F269]" office:value-type="float" office:value="14883858.7404433" calcext:value-type="float">
            <text:p>1488385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807059" calcext:value-type="float">
            <text:p>14807059</text:p>
          </table:table-cell>
          <table:table-cell/>
          <table:table-cell table:formula="of:=[.D270] + k*[.D270]*(1-[.D270]/Max)" office:value-type="float" office:value="100" calcext:value-type="float">
            <text:p>100</text:p>
          </table:table-cell>
          <table:table-cell/>
          <table:table-cell table:formula="of:=[.F270] +  NU * LOG(KK/[.F270]; RR) * [.F270]" office:value-type="float" office:value="14904561.850938" calcext:value-type="float">
            <text:p>1490456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860201" calcext:value-type="float">
            <text:p>14860201</text:p>
          </table:table-cell>
          <table:table-cell/>
          <table:table-cell table:formula="of:=[.D271] + k*[.D271]*(1-[.D271]/Max)" office:value-type="float" office:value="100" calcext:value-type="float">
            <text:p>100</text:p>
          </table:table-cell>
          <table:table-cell/>
          <table:table-cell table:formula="of:=[.F271] +  NU * LOG(KK/[.F271]; RR) * [.F271]" office:value-type="float" office:value="14924895.2384805" calcext:value-type="float">
            <text:p>1492489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911246" calcext:value-type="float">
            <text:p>14911246</text:p>
          </table:table-cell>
          <table:table-cell/>
          <table:table-cell table:formula="of:=[.D272] + k*[.D272]*(1-[.D272]/Max)" office:value-type="float" office:value="100" calcext:value-type="float">
            <text:p>100</text:p>
          </table:table-cell>
          <table:table-cell/>
          <table:table-cell table:formula="of:=[.F272] +  NU * LOG(KK/[.F272]; RR) * [.F272]" office:value-type="float" office:value="14944864.9672516" calcext:value-type="float">
            <text:p>1494486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960253" calcext:value-type="float">
            <text:p>14960253</text:p>
          </table:table-cell>
          <table:table-cell/>
          <table:table-cell table:formula="of:=[.D273] + k*[.D273]*(1-[.D273]/Max)" office:value-type="float" office:value="100" calcext:value-type="float">
            <text:p>100</text:p>
          </table:table-cell>
          <table:table-cell/>
          <table:table-cell table:formula="of:=[.F273] +  NU * LOG(KK/[.F273]; RR) * [.F273]" office:value-type="float" office:value="14964477.0225551" calcext:value-type="float">
            <text:p>1496447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7283" calcext:value-type="float">
            <text:p>15007283</text:p>
          </table:table-cell>
          <table:table-cell/>
          <table:table-cell table:formula="of:=[.D274] + k*[.D274]*(1-[.D274]/Max)" office:value-type="float" office:value="100" calcext:value-type="float">
            <text:p>100</text:p>
          </table:table-cell>
          <table:table-cell/>
          <table:table-cell table:formula="of:=[.F274] +  NU * LOG(KK/[.F274]; RR) * [.F274]" office:value-type="float" office:value="14983737.311013" calcext:value-type="float">
            <text:p>1498373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052395" calcext:value-type="float">
            <text:p>15052395</text:p>
          </table:table-cell>
          <table:table-cell/>
          <table:table-cell table:formula="of:=[.D275] + k*[.D275]*(1-[.D275]/Max)" office:value-type="float" office:value="100" calcext:value-type="float">
            <text:p>100</text:p>
          </table:table-cell>
          <table:table-cell/>
          <table:table-cell table:formula="of:=[.F275] +  NU * LOG(KK/[.F275]; RR) * [.F275]" office:value-type="float" office:value="15002651.6608021" calcext:value-type="float">
            <text:p>1500265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095649" calcext:value-type="float">
            <text:p>15095649</text:p>
          </table:table-cell>
          <table:table-cell/>
          <table:table-cell table:formula="of:=[.D276] + k*[.D276]*(1-[.D276]/Max)" office:value-type="float" office:value="100" calcext:value-type="float">
            <text:p>100</text:p>
          </table:table-cell>
          <table:table-cell/>
          <table:table-cell table:formula="of:=[.F276] +  NU * LOG(KK/[.F276]; RR) * [.F276]" office:value-type="float" office:value="15021225.8219278" calcext:value-type="float">
            <text:p>1502122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137105" calcext:value-type="float">
            <text:p>15137105</text:p>
          </table:table-cell>
          <table:table-cell/>
          <table:table-cell table:formula="of:=[.D277] + k*[.D277]*(1-[.D277]/Max)" office:value-type="float" office:value="100" calcext:value-type="float">
            <text:p>100</text:p>
          </table:table-cell>
          <table:table-cell/>
          <table:table-cell table:formula="of:=[.F277] +  NU * LOG(KK/[.F277]; RR) * [.F277]" office:value-type="float" office:value="15039465.4665346" calcext:value-type="float">
            <text:p>1503946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176822" calcext:value-type="float">
            <text:p>15176822</text:p>
          </table:table-cell>
          <table:table-cell/>
          <table:table-cell table:formula="of:=[.D278] + k*[.D278]*(1-[.D278]/Max)" office:value-type="float" office:value="100" calcext:value-type="float">
            <text:p>100</text:p>
          </table:table-cell>
          <table:table-cell/>
          <table:table-cell table:formula="of:=[.F278] +  NU * LOG(KK/[.F278]; RR) * [.F278]" office:value-type="float" office:value="15057376.1892503" calcext:value-type="float">
            <text:p>1505737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214859" calcext:value-type="float">
            <text:p>15214859</text:p>
          </table:table-cell>
          <table:table-cell/>
          <table:table-cell table:formula="of:=[.D279] + k*[.D279]*(1-[.D279]/Max)" office:value-type="float" office:value="100" calcext:value-type="float">
            <text:p>100</text:p>
          </table:table-cell>
          <table:table-cell/>
          <table:table-cell table:formula="of:=[.F279] +  NU * LOG(KK/[.F279]; RR) * [.F279]" office:value-type="float" office:value="15074963.5075624" calcext:value-type="float">
            <text:p>1507496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251274" calcext:value-type="float">
            <text:p>15251274</text:p>
          </table:table-cell>
          <table:table-cell/>
          <table:table-cell table:formula="of:=[.D280] + k*[.D280]*(1-[.D280]/Max)" office:value-type="float" office:value="100" calcext:value-type="float">
            <text:p>100</text:p>
          </table:table-cell>
          <table:table-cell/>
          <table:table-cell table:formula="of:=[.F280] +  NU * LOG(KK/[.F280]; RR) * [.F280]" office:value-type="float" office:value="15092232.8622254" calcext:value-type="float">
            <text:p>1509223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286123" calcext:value-type="float">
            <text:p>15286123</text:p>
          </table:table-cell>
          <table:table-cell/>
          <table:table-cell table:formula="of:=[.D281] + k*[.D281]*(1-[.D281]/Max)" office:value-type="float" office:value="100" calcext:value-type="float">
            <text:p>100</text:p>
          </table:table-cell>
          <table:table-cell/>
          <table:table-cell table:formula="of:=[.F281] +  NU * LOG(KK/[.F281]; RR) * [.F281]" office:value-type="float" office:value="15109189.6176956" calcext:value-type="float">
            <text:p>1510919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319464" calcext:value-type="float">
            <text:p>15319464</text:p>
          </table:table-cell>
          <table:table-cell/>
          <table:table-cell table:formula="of:=[.D282] + k*[.D282]*(1-[.D282]/Max)" office:value-type="float" office:value="100" calcext:value-type="float">
            <text:p>100</text:p>
          </table:table-cell>
          <table:table-cell/>
          <table:table-cell table:formula="of:=[.F282] +  NU * LOG(KK/[.F282]; RR) * [.F282]" office:value-type="float" office:value="15125839.0625941" calcext:value-type="float">
            <text:p>1512583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351351" calcext:value-type="float">
            <text:p>15351351</text:p>
          </table:table-cell>
          <table:table-cell/>
          <table:table-cell table:formula="of:=[.D283] + k*[.D283]*(1-[.D283]/Max)" office:value-type="float" office:value="100" calcext:value-type="float">
            <text:p>100</text:p>
          </table:table-cell>
          <table:table-cell/>
          <table:table-cell table:formula="of:=[.F283] +  NU * LOG(KK/[.F283]; RR) * [.F283]" office:value-type="float" office:value="15142186.4101944" calcext:value-type="float">
            <text:p>1514218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381837" calcext:value-type="float">
            <text:p>15381837</text:p>
          </table:table-cell>
          <table:table-cell/>
          <table:table-cell table:formula="of:=[.D284] + k*[.D284]*(1-[.D284]/Max)" office:value-type="float" office:value="100" calcext:value-type="float">
            <text:p>100</text:p>
          </table:table-cell>
          <table:table-cell/>
          <table:table-cell table:formula="of:=[.F284] +  NU * LOG(KK/[.F284]; RR) * [.F284]" office:value-type="float" office:value="15158236.7989338" calcext:value-type="float">
            <text:p>1515823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410977" calcext:value-type="float">
            <text:p>15410977</text:p>
          </table:table-cell>
          <table:table-cell/>
          <table:table-cell table:formula="of:=[.D285] + k*[.D285]*(1-[.D285]/Max)" office:value-type="float" office:value="100" calcext:value-type="float">
            <text:p>100</text:p>
          </table:table-cell>
          <table:table-cell/>
          <table:table-cell table:formula="of:=[.F285] +  NU * LOG(KK/[.F285]; RR) * [.F285]" office:value-type="float" office:value="15173995.2929468" calcext:value-type="float">
            <text:p>1517399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438822" calcext:value-type="float">
            <text:p>15438822</text:p>
          </table:table-cell>
          <table:table-cell/>
          <table:table-cell table:formula="of:=[.D286] + k*[.D286]*(1-[.D286]/Max)" office:value-type="float" office:value="100" calcext:value-type="float">
            <text:p>100</text:p>
          </table:table-cell>
          <table:table-cell/>
          <table:table-cell table:formula="of:=[.F286] +  NU * LOG(KK/[.F286]; RR) * [.F286]" office:value-type="float" office:value="15189466.88262" calcext:value-type="float">
            <text:p>1518946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465422" calcext:value-type="float">
            <text:p>15465422</text:p>
          </table:table-cell>
          <table:table-cell/>
          <table:table-cell table:formula="of:=[.D287] + k*[.D287]*(1-[.D287]/Max)" office:value-type="float" office:value="100" calcext:value-type="float">
            <text:p>100</text:p>
          </table:table-cell>
          <table:table-cell/>
          <table:table-cell table:formula="of:=[.F287] +  NU * LOG(KK/[.F287]; RR) * [.F287]" office:value-type="float" office:value="15204656.4851657" calcext:value-type="float">
            <text:p>1520465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490826" calcext:value-type="float">
            <text:p>15490826</text:p>
          </table:table-cell>
          <table:table-cell/>
          <table:table-cell table:formula="of:=[.D288] + k*[.D288]*(1-[.D288]/Max)" office:value-type="float" office:value="100" calcext:value-type="float">
            <text:p>100</text:p>
          </table:table-cell>
          <table:table-cell/>
          <table:table-cell table:formula="of:=[.F288] +  NU * LOG(KK/[.F288]; RR) * [.F288]" office:value-type="float" office:value="15219568.9452137" calcext:value-type="float">
            <text:p>1521956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515083" calcext:value-type="float">
            <text:p>15515083</text:p>
          </table:table-cell>
          <table:table-cell/>
          <table:table-cell table:formula="of:=[.D289] + k*[.D289]*(1-[.D289]/Max)" office:value-type="float" office:value="100" calcext:value-type="float">
            <text:p>100</text:p>
          </table:table-cell>
          <table:table-cell/>
          <table:table-cell table:formula="of:=[.F289] +  NU * LOG(KK/[.F289]; RR) * [.F289]" office:value-type="float" office:value="15234209.0354199" calcext:value-type="float">
            <text:p>1523420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538237" calcext:value-type="float">
            <text:p>15538237</text:p>
          </table:table-cell>
          <table:table-cell/>
          <table:table-cell table:formula="of:=[.D290] + k*[.D290]*(1-[.D290]/Max)" office:value-type="float" office:value="100" calcext:value-type="float">
            <text:p>100</text:p>
          </table:table-cell>
          <table:table-cell/>
          <table:table-cell table:formula="of:=[.F290] +  NU * LOG(KK/[.F290]; RR) * [.F290]" office:value-type="float" office:value="15248581.4570905" calcext:value-type="float">
            <text:p>1524858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60336" calcext:value-type="float">
            <text:p>15560336</text:p>
          </table:table-cell>
          <table:table-cell/>
          <table:table-cell table:formula="of:=[.D291] + k*[.D291]*(1-[.D291]/Max)" office:value-type="float" office:value="100" calcext:value-type="float">
            <text:p>100</text:p>
          </table:table-cell>
          <table:table-cell/>
          <table:table-cell table:formula="of:=[.F291] +  NU * LOG(KK/[.F291]; RR) * [.F291]" office:value-type="float" office:value="15262690.8408204" calcext:value-type="float">
            <text:p>1526269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581421" calcext:value-type="float">
            <text:p>15581421</text:p>
          </table:table-cell>
          <table:table-cell/>
          <table:table-cell table:formula="of:=[.D292] + k*[.D292]*(1-[.D292]/Max)" office:value-type="float" office:value="100" calcext:value-type="float">
            <text:p>100</text:p>
          </table:table-cell>
          <table:table-cell/>
          <table:table-cell table:formula="of:=[.F292] +  NU * LOG(KK/[.F292]; RR) * [.F292]" office:value-type="float" office:value="15276541.7471448" calcext:value-type="float">
            <text:p>1527654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601536" calcext:value-type="float">
            <text:p>15601536</text:p>
          </table:table-cell>
          <table:table-cell/>
          <table:table-cell table:formula="of:=[.D293] + k*[.D293]*(1-[.D293]/Max)" office:value-type="float" office:value="100" calcext:value-type="float">
            <text:p>100</text:p>
          </table:table-cell>
          <table:table-cell/>
          <table:table-cell table:formula="of:=[.F293] +  NU * LOG(KK/[.F293]; RR) * [.F293]" office:value-type="float" office:value="15290138.6672031" calcext:value-type="float">
            <text:p>1529013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620721" calcext:value-type="float">
            <text:p>15620721</text:p>
          </table:table-cell>
          <table:table-cell/>
          <table:table-cell table:formula="of:=[.D294] + k*[.D294]*(1-[.D294]/Max)" office:value-type="float" office:value="100" calcext:value-type="float">
            <text:p>100</text:p>
          </table:table-cell>
          <table:table-cell/>
          <table:table-cell table:formula="of:=[.F294] +  NU * LOG(KK/[.F294]; RR) * [.F294]" office:value-type="float" office:value="15303486.0234133" calcext:value-type="float">
            <text:p>1530348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639016" calcext:value-type="float">
            <text:p>15639016</text:p>
          </table:table-cell>
          <table:table-cell/>
          <table:table-cell table:formula="of:=[.D295] + k*[.D295]*(1-[.D295]/Max)" office:value-type="float" office:value="100" calcext:value-type="float">
            <text:p>100</text:p>
          </table:table-cell>
          <table:table-cell/>
          <table:table-cell table:formula="of:=[.F295] +  NU * LOG(KK/[.F295]; RR) * [.F295]" office:value-type="float" office:value="15316588.1701575" calcext:value-type="float">
            <text:p>1531658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656459" calcext:value-type="float">
            <text:p>15656459</text:p>
          </table:table-cell>
          <table:table-cell/>
          <table:table-cell table:formula="of:=[.D296] + k*[.D296]*(1-[.D296]/Max)" office:value-type="float" office:value="100" calcext:value-type="float">
            <text:p>100</text:p>
          </table:table-cell>
          <table:table-cell/>
          <table:table-cell table:formula="of:=[.F296] +  NU * LOG(KK/[.F296]; RR) * [.F296]" office:value-type="float" office:value="15329449.3944754" calcext:value-type="float">
            <text:p>1532944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673087" calcext:value-type="float">
            <text:p>15673087</text:p>
          </table:table-cell>
          <table:table-cell/>
          <table:table-cell table:formula="of:=[.D297] + k*[.D297]*(1-[.D297]/Max)" office:value-type="float" office:value="100" calcext:value-type="float">
            <text:p>100</text:p>
          </table:table-cell>
          <table:table-cell/>
          <table:table-cell table:formula="of:=[.F297] +  NU * LOG(KK/[.F297]; RR) * [.F297]" office:value-type="float" office:value="15342073.9167664" calcext:value-type="float">
            <text:p>1534207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688935" calcext:value-type="float">
            <text:p>15688935</text:p>
          </table:table-cell>
          <table:table-cell/>
          <table:table-cell table:formula="of:=[.D298] + k*[.D298]*(1-[.D298]/Max)" office:value-type="float" office:value="100" calcext:value-type="float">
            <text:p>100</text:p>
          </table:table-cell>
          <table:table-cell/>
          <table:table-cell table:formula="of:=[.F298] +  NU * LOG(KK/[.F298]; RR) * [.F298]" office:value-type="float" office:value="15354465.8914996" calcext:value-type="float">
            <text:p>1535446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704037" calcext:value-type="float">
            <text:p>15704037</text:p>
          </table:table-cell>
          <table:table-cell/>
          <table:table-cell table:formula="of:=[.D299] + k*[.D299]*(1-[.D299]/Max)" office:value-type="float" office:value="100" calcext:value-type="float">
            <text:p>100</text:p>
          </table:table-cell>
          <table:table-cell/>
          <table:table-cell table:formula="of:=[.F299] +  NU * LOG(KK/[.F299]; RR) * [.F299]" office:value-type="float" office:value="15366629.4079291" calcext:value-type="float">
            <text:p>1536662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718427" calcext:value-type="float">
            <text:p>15718427</text:p>
          </table:table-cell>
          <table:table-cell/>
          <table:table-cell table:formula="of:=[.D300] + k*[.D300]*(1-[.D300]/Max)" office:value-type="float" office:value="100" calcext:value-type="float">
            <text:p>100</text:p>
          </table:table-cell>
          <table:table-cell/>
          <table:table-cell table:formula="of:=[.F300] +  NU * LOG(KK/[.F300]; RR) * [.F300]" office:value-type="float" office:value="15378568.4908163" calcext:value-type="float">
            <text:p>1537856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732136" calcext:value-type="float">
            <text:p>15732136</text:p>
          </table:table-cell>
          <table:table-cell/>
          <table:table-cell table:formula="of:=[.D301] + k*[.D301]*(1-[.D301]/Max)" office:value-type="float" office:value="100" calcext:value-type="float">
            <text:p>100</text:p>
          </table:table-cell>
          <table:table-cell/>
          <table:table-cell table:formula="of:=[.F301] +  NU * LOG(KK/[.F301]; RR) * [.F301]" office:value-type="float" office:value="15390287.1011558" calcext:value-type="float">
            <text:p>1539028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745195" calcext:value-type="float">
            <text:p>15745195</text:p>
          </table:table-cell>
          <table:table-cell/>
          <table:table-cell table:formula="of:=[.D302] + k*[.D302]*(1-[.D302]/Max)" office:value-type="float" office:value="100" calcext:value-type="float">
            <text:p>100</text:p>
          </table:table-cell>
          <table:table-cell/>
          <table:table-cell table:formula="of:=[.F302] +  NU * LOG(KK/[.F302]; RR) * [.F302]" office:value-type="float" office:value="15401789.1369067" calcext:value-type="float">
            <text:p>15401789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757633" calcext:value-type="float">
            <text:p>15757633</text:p>
          </table:table-cell>
          <table:table-cell/>
          <table:table-cell table:formula="of:=[.D303] + k*[.D303]*(1-[.D303]/Max)" office:value-type="float" office:value="100" calcext:value-type="float">
            <text:p>100</text:p>
          </table:table-cell>
          <table:table-cell/>
          <table:table-cell table:formula="of:=[.F303] +  NU * LOG(KK/[.F303]; RR) * [.F303]" office:value-type="float" office:value="15413078.4337264" calcext:value-type="float">
            <text:p>1541307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769477" calcext:value-type="float">
            <text:p>15769477</text:p>
          </table:table-cell>
          <table:table-cell/>
          <table:table-cell table:formula="of:=[.D304] + k*[.D304]*(1-[.D304]/Max)" office:value-type="float" office:value="100" calcext:value-type="float">
            <text:p>100</text:p>
          </table:table-cell>
          <table:table-cell/>
          <table:table-cell table:formula="of:=[.F304] +  NU * LOG(KK/[.F304]; RR) * [.F304]" office:value-type="float" office:value="15424158.765708" calcext:value-type="float">
            <text:p>1542415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780755" calcext:value-type="float">
            <text:p>15780755</text:p>
          </table:table-cell>
          <table:table-cell/>
          <table:table-cell table:formula="of:=[.D305] + k*[.D305]*(1-[.D305]/Max)" office:value-type="float" office:value="100" calcext:value-type="float">
            <text:p>100</text:p>
          </table:table-cell>
          <table:table-cell/>
          <table:table-cell table:formula="of:=[.F305] +  NU * LOG(KK/[.F305]; RR) * [.F305]" office:value-type="float" office:value="15435033.8461192" calcext:value-type="float">
            <text:p>1543503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791493" calcext:value-type="float">
            <text:p>15791493</text:p>
          </table:table-cell>
          <table:table-cell/>
          <table:table-cell table:formula="of:=[.D306] + k*[.D306]*(1-[.D306]/Max)" office:value-type="float" office:value="100" calcext:value-type="float">
            <text:p>100</text:p>
          </table:table-cell>
          <table:table-cell/>
          <table:table-cell table:formula="of:=[.F306] +  NU * LOG(KK/[.F306]; RR) * [.F306]" office:value-type="float" office:value="15445707.3281436" calcext:value-type="float">
            <text:p>1544570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801716" calcext:value-type="float">
            <text:p>15801716</text:p>
          </table:table-cell>
          <table:table-cell/>
          <table:table-cell table:formula="of:=[.D307] + k*[.D307]*(1-[.D307]/Max)" office:value-type="float" office:value="100" calcext:value-type="float">
            <text:p>100</text:p>
          </table:table-cell>
          <table:table-cell/>
          <table:table-cell table:formula="of:=[.F307] +  NU * LOG(KK/[.F307]; RR) * [.F307]" office:value-type="float" office:value="15456182.8056222" calcext:value-type="float">
            <text:p>1545618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811446" calcext:value-type="float">
            <text:p>15811446</text:p>
          </table:table-cell>
          <table:table-cell/>
          <table:table-cell table:formula="of:=[.D308] + k*[.D308]*(1-[.D308]/Max)" office:value-type="float" office:value="100" calcext:value-type="float">
            <text:p>100</text:p>
          </table:table-cell>
          <table:table-cell/>
          <table:table-cell table:formula="of:=[.F308] +  NU * LOG(KK/[.F308]; RR) * [.F308]" office:value-type="float" office:value="15466463.8137958" calcext:value-type="float">
            <text:p>1546646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820708" calcext:value-type="float">
            <text:p>15820708</text:p>
          </table:table-cell>
          <table:table-cell/>
          <table:table-cell table:formula="of:=[.D309] + k*[.D309]*(1-[.D309]/Max)" office:value-type="float" office:value="100" calcext:value-type="float">
            <text:p>100</text:p>
          </table:table-cell>
          <table:table-cell/>
          <table:table-cell table:formula="of:=[.F309] +  NU * LOG(KK/[.F309]; RR) * [.F309]" office:value-type="float" office:value="15476553.8300478" calcext:value-type="float">
            <text:p>15476554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829522" calcext:value-type="float">
            <text:p>15829522</text:p>
          </table:table-cell>
          <table:table-cell/>
          <table:table-cell table:formula="of:=[.D310] + k*[.D310]*(1-[.D310]/Max)" office:value-type="float" office:value="100" calcext:value-type="float">
            <text:p>100</text:p>
          </table:table-cell>
          <table:table-cell/>
          <table:table-cell table:formula="of:=[.F310] +  NU * LOG(KK/[.F310]; RR) * [.F310]" office:value-type="float" office:value="15486456.2746453" calcext:value-type="float">
            <text:p>1548645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837910" calcext:value-type="float">
            <text:p>15837910</text:p>
          </table:table-cell>
          <table:table-cell/>
          <table:table-cell table:formula="of:=[.D311] + k*[.D311]*(1-[.D311]/Max)" office:value-type="float" office:value="100" calcext:value-type="float">
            <text:p>100</text:p>
          </table:table-cell>
          <table:table-cell/>
          <table:table-cell table:formula="of:=[.F311] +  NU * LOG(KK/[.F311]; RR) * [.F311]" office:value-type="float" office:value="15496174.5114806" calcext:value-type="float">
            <text:p>1549617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845892" calcext:value-type="float">
            <text:p>15845892</text:p>
          </table:table-cell>
          <table:table-cell/>
          <table:table-cell table:formula="of:=[.D312] + k*[.D312]*(1-[.D312]/Max)" office:value-type="float" office:value="100" calcext:value-type="float">
            <text:p>100</text:p>
          </table:table-cell>
          <table:table-cell/>
          <table:table-cell table:formula="of:=[.F312] +  NU * LOG(KK/[.F312]; RR) * [.F312]" office:value-type="float" office:value="15505711.8488101" calcext:value-type="float">
            <text:p>155057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853487" calcext:value-type="float">
            <text:p>15853487</text:p>
          </table:table-cell>
          <table:table-cell/>
          <table:table-cell table:formula="of:=[.D313] + k*[.D313]*(1-[.D313]/Max)" office:value-type="float" office:value="100" calcext:value-type="float">
            <text:p>100</text:p>
          </table:table-cell>
          <table:table-cell/>
          <table:table-cell table:formula="of:=[.F313] +  NU * LOG(KK/[.F313]; RR) * [.F313]" office:value-type="float" office:value="15515071.5399922" calcext:value-type="float">
            <text:p>1551507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860712" calcext:value-type="float">
            <text:p>15860712</text:p>
          </table:table-cell>
          <table:table-cell/>
          <table:table-cell table:formula="of:=[.D314] + k*[.D314]*(1-[.D314]/Max)" office:value-type="float" office:value="100" calcext:value-type="float">
            <text:p>100</text:p>
          </table:table-cell>
          <table:table-cell/>
          <table:table-cell table:formula="of:=[.F314] +  NU * LOG(KK/[.F314]; RR) * [.F314]" office:value-type="float" office:value="15524256.7842225" calcext:value-type="float">
            <text:p>1552425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867586" calcext:value-type="float">
            <text:p>15867586</text:p>
          </table:table-cell>
          <table:table-cell/>
          <table:table-cell table:formula="of:=[.D315] + k*[.D315]*(1-[.D315]/Max)" office:value-type="float" office:value="100" calcext:value-type="float">
            <text:p>100</text:p>
          </table:table-cell>
          <table:table-cell/>
          <table:table-cell table:formula="of:=[.F315] +  NU * LOG(KK/[.F315]; RR) * [.F315]" office:value-type="float" office:value="15533270.7272664" calcext:value-type="float">
            <text:p>1553327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874124" calcext:value-type="float">
            <text:p>15874124</text:p>
          </table:table-cell>
          <table:table-cell/>
          <table:table-cell table:formula="of:=[.D316] + k*[.D316]*(1-[.D316]/Max)" office:value-type="float" office:value="100" calcext:value-type="float">
            <text:p>100</text:p>
          </table:table-cell>
          <table:table-cell/>
          <table:table-cell table:formula="of:=[.F316] +  NU * LOG(KK/[.F316]; RR) * [.F316]" office:value-type="float" office:value="15542116.4621892" calcext:value-type="float">
            <text:p>155421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880344" calcext:value-type="float">
            <text:p>15880344</text:p>
          </table:table-cell>
          <table:table-cell/>
          <table:table-cell table:formula="of:=[.D317] + k*[.D317]*(1-[.D317]/Max)" office:value-type="float" office:value="100" calcext:value-type="float">
            <text:p>100</text:p>
          </table:table-cell>
          <table:table-cell/>
          <table:table-cell table:formula="of:=[.F317] +  NU * LOG(KK/[.F317]; RR) * [.F317]" office:value-type="float" office:value="15550797.0300823" calcext:value-type="float">
            <text:p>1555079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886260" calcext:value-type="float">
            <text:p>15886260</text:p>
          </table:table-cell>
          <table:table-cell/>
          <table:table-cell table:formula="of:=[.D318] + k*[.D318]*(1-[.D318]/Max)" office:value-type="float" office:value="100" calcext:value-type="float">
            <text:p>100</text:p>
          </table:table-cell>
          <table:table-cell/>
          <table:table-cell table:formula="of:=[.F318] +  NU * LOG(KK/[.F318]; RR) * [.F318]" office:value-type="float" office:value="15559315.420786" calcext:value-type="float">
            <text:p>1555931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891886" calcext:value-type="float">
            <text:p>15891886</text:p>
          </table:table-cell>
          <table:table-cell/>
          <table:table-cell table:formula="of:=[.D319] + k*[.D319]*(1-[.D319]/Max)" office:value-type="float" office:value="100" calcext:value-type="float">
            <text:p>100</text:p>
          </table:table-cell>
          <table:table-cell/>
          <table:table-cell table:formula="of:=[.F319] +  NU * LOG(KK/[.F319]; RR) * [.F319]" office:value-type="float" office:value="15567674.5736087" calcext:value-type="float">
            <text:p>155676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897237" calcext:value-type="float">
            <text:p>15897237</text:p>
          </table:table-cell>
          <table:table-cell/>
          <table:table-cell table:formula="of:=[.D320] + k*[.D320]*(1-[.D320]/Max)" office:value-type="float" office:value="100" calcext:value-type="float">
            <text:p>100</text:p>
          </table:table-cell>
          <table:table-cell/>
          <table:table-cell table:formula="of:=[.F320] +  NU * LOG(KK/[.F320]; RR) * [.F320]" office:value-type="float" office:value="15575877.3780417" calcext:value-type="float">
            <text:p>1557587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902326" calcext:value-type="float">
            <text:p>15902326</text:p>
          </table:table-cell>
          <table:table-cell/>
          <table:table-cell table:formula="of:=[.D321] + k*[.D321]*(1-[.D321]/Max)" office:value-type="float" office:value="100" calcext:value-type="float">
            <text:p>100</text:p>
          </table:table-cell>
          <table:table-cell/>
          <table:table-cell table:formula="of:=[.F321] +  NU * LOG(KK/[.F321]; RR) * [.F321]" office:value-type="float" office:value="15583926.6744691" calcext:value-type="float">
            <text:p>1558392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907165" calcext:value-type="float">
            <text:p>15907165</text:p>
          </table:table-cell>
          <table:table-cell/>
          <table:table-cell table:formula="of:=[.D322] + k*[.D322]*(1-[.D322]/Max)" office:value-type="float" office:value="100" calcext:value-type="float">
            <text:p>100</text:p>
          </table:table-cell>
          <table:table-cell/>
          <table:table-cell table:formula="of:=[.F322] +  NU * LOG(KK/[.F322]; RR) * [.F322]" office:value-type="float" office:value="15591825.2548742" calcext:value-type="float">
            <text:p>1559182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911766" calcext:value-type="float">
            <text:p>15911766</text:p>
          </table:table-cell>
          <table:table-cell/>
          <table:table-cell table:formula="of:=[.D323] + k*[.D323]*(1-[.D323]/Max)" office:value-type="float" office:value="100" calcext:value-type="float">
            <text:p>100</text:p>
          </table:table-cell>
          <table:table-cell/>
          <table:table-cell table:formula="of:=[.F323] +  NU * LOG(KK/[.F323]; RR) * [.F323]" office:value-type="float" office:value="15599575.8635396" calcext:value-type="float">
            <text:p>1559957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916142" calcext:value-type="float">
            <text:p>15916142</text:p>
          </table:table-cell>
          <table:table-cell/>
          <table:table-cell table:formula="of:=[.D324] + k*[.D324]*(1-[.D324]/Max)" office:value-type="float" office:value="100" calcext:value-type="float">
            <text:p>100</text:p>
          </table:table-cell>
          <table:table-cell/>
          <table:table-cell table:formula="of:=[.F324] +  NU * LOG(KK/[.F324]; RR) * [.F324]" office:value-type="float" office:value="15607181.1977434" calcext:value-type="float">
            <text:p>1560718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920302" calcext:value-type="float">
            <text:p>15920302</text:p>
          </table:table-cell>
          <table:table-cell/>
          <table:table-cell table:formula="of:=[.D325] + k*[.D325]*(1-[.D325]/Max)" office:value-type="float" office:value="100" calcext:value-type="float">
            <text:p>100</text:p>
          </table:table-cell>
          <table:table-cell/>
          <table:table-cell table:formula="of:=[.F325] +  NU * LOG(KK/[.F325]; RR) * [.F325]" office:value-type="float" office:value="15614643.9084492" calcext:value-type="float">
            <text:p>1561464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924257" calcext:value-type="float">
            <text:p>15924257</text:p>
          </table:table-cell>
          <table:table-cell/>
          <table:table-cell table:formula="of:=[.D326] + k*[.D326]*(1-[.D326]/Max)" office:value-type="float" office:value="100" calcext:value-type="float">
            <text:p>100</text:p>
          </table:table-cell>
          <table:table-cell/>
          <table:table-cell table:formula="of:=[.F326] +  NU * LOG(KK/[.F326]; RR) * [.F326]" office:value-type="float" office:value="15621966.600991" calcext:value-type="float">
            <text:p>1562196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928017" calcext:value-type="float">
            <text:p>15928017</text:p>
          </table:table-cell>
          <table:table-cell/>
          <table:table-cell table:formula="of:=[.D327] + k*[.D327]*(1-[.D327]/Max)" office:value-type="float" office:value="100" calcext:value-type="float">
            <text:p>100</text:p>
          </table:table-cell>
          <table:table-cell/>
          <table:table-cell table:formula="of:=[.F327] +  NU * LOG(KK/[.F327]; RR) * [.F327]" office:value-type="float" office:value="15629151.8357526" calcext:value-type="float">
            <text:p>1562915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931592" calcext:value-type="float">
            <text:p>15931592</text:p>
          </table:table-cell>
          <table:table-cell/>
          <table:table-cell table:formula="of:=[.D328] + k*[.D328]*(1-[.D328]/Max)" office:value-type="float" office:value="100" calcext:value-type="float">
            <text:p>100</text:p>
          </table:table-cell>
          <table:table-cell/>
          <table:table-cell table:formula="of:=[.F328] +  NU * LOG(KK/[.F328]; RR) * [.F328]" office:value-type="float" office:value="15636202.1288406" calcext:value-type="float">
            <text:p>1563620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934990" calcext:value-type="float">
            <text:p>15934990</text:p>
          </table:table-cell>
          <table:table-cell/>
          <table:table-cell table:formula="of:=[.D329] + k*[.D329]*(1-[.D329]/Max)" office:value-type="float" office:value="100" calcext:value-type="float">
            <text:p>100</text:p>
          </table:table-cell>
          <table:table-cell/>
          <table:table-cell table:formula="of:=[.F329] +  NU * LOG(KK/[.F329]; RR) * [.F329]" office:value-type="float" office:value="15643119.9527522" calcext:value-type="float">
            <text:p>1564312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938221" calcext:value-type="float">
            <text:p>15938221</text:p>
          </table:table-cell>
          <table:table-cell/>
          <table:table-cell table:formula="of:=[.D330] + k*[.D330]*(1-[.D330]/Max)" office:value-type="float" office:value="100" calcext:value-type="float">
            <text:p>100</text:p>
          </table:table-cell>
          <table:table-cell/>
          <table:table-cell table:formula="of:=[.F330] +  NU * LOG(KK/[.F330]; RR) * [.F330]" office:value-type="float" office:value="15649907.7370362" calcext:value-type="float">
            <text:p>1564990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941292" calcext:value-type="float">
            <text:p>15941292</text:p>
          </table:table-cell>
          <table:table-cell/>
          <table:table-cell table:formula="of:=[.D331] + k*[.D331]*(1-[.D331]/Max)" office:value-type="float" office:value="100" calcext:value-type="float">
            <text:p>100</text:p>
          </table:table-cell>
          <table:table-cell/>
          <table:table-cell table:formula="of:=[.F331] +  NU * LOG(KK/[.F331]; RR) * [.F331]" office:value-type="float" office:value="15656567.8689479" calcext:value-type="float">
            <text:p>1565656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944211" calcext:value-type="float">
            <text:p>15944211</text:p>
          </table:table-cell>
          <table:table-cell/>
          <table:table-cell table:formula="of:=[.D332] + k*[.D332]*(1-[.D332]/Max)" office:value-type="float" office:value="100" calcext:value-type="float">
            <text:p>100</text:p>
          </table:table-cell>
          <table:table-cell/>
          <table:table-cell table:formula="of:=[.F332] +  NU * LOG(KK/[.F332]; RR) * [.F332]" office:value-type="float" office:value="15663102.6940983" calcext:value-type="float">
            <text:p>1566310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946986" calcext:value-type="float">
            <text:p>15946986</text:p>
          </table:table-cell>
          <table:table-cell/>
          <table:table-cell table:formula="of:=[.D333] + k*[.D333]*(1-[.D333]/Max)" office:value-type="float" office:value="100" calcext:value-type="float">
            <text:p>100</text:p>
          </table:table-cell>
          <table:table-cell/>
          <table:table-cell table:formula="of:=[.F333] +  NU * LOG(KK/[.F333]; RR) * [.F333]" office:value-type="float" office:value="15669514.517096" calcext:value-type="float">
            <text:p>1566951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949624" calcext:value-type="float">
            <text:p>15949624</text:p>
          </table:table-cell>
          <table:table-cell/>
          <table:table-cell table:formula="of:=[.D334] + k*[.D334]*(1-[.D334]/Max)" office:value-type="float" office:value="100" calcext:value-type="float">
            <text:p>100</text:p>
          </table:table-cell>
          <table:table-cell/>
          <table:table-cell table:formula="of:=[.F334] +  NU * LOG(KK/[.F334]; RR) * [.F334]" office:value-type="float" office:value="15675805.6021831" calcext:value-type="float">
            <text:p>1567580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952131" calcext:value-type="float">
            <text:p>15952131</text:p>
          </table:table-cell>
          <table:table-cell/>
          <table:table-cell table:formula="of:=[.D335] + k*[.D335]*(1-[.D335]/Max)" office:value-type="float" office:value="100" calcext:value-type="float">
            <text:p>100</text:p>
          </table:table-cell>
          <table:table-cell/>
          <table:table-cell table:formula="of:=[.F335] +  NU * LOG(KK/[.F335]; RR) * [.F335]" office:value-type="float" office:value="15681978.1738641" calcext:value-type="float">
            <text:p>1568197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954513" calcext:value-type="float">
            <text:p>15954513</text:p>
          </table:table-cell>
          <table:table-cell/>
          <table:table-cell table:formula="of:=[.D336] + k*[.D336]*(1-[.D336]/Max)" office:value-type="float" office:value="100" calcext:value-type="float">
            <text:p>100</text:p>
          </table:table-cell>
          <table:table-cell/>
          <table:table-cell table:formula="of:=[.F336] +  NU * LOG(KK/[.F336]; RR) * [.F336]" office:value-type="float" office:value="15688034.4175287" calcext:value-type="float">
            <text:p>1568803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956778" calcext:value-type="float">
            <text:p>15956778</text:p>
          </table:table-cell>
          <table:table-cell/>
          <table:table-cell table:formula="of:=[.D337] + k*[.D337]*(1-[.D337]/Max)" office:value-type="float" office:value="100" calcext:value-type="float">
            <text:p>100</text:p>
          </table:table-cell>
          <table:table-cell/>
          <table:table-cell table:formula="of:=[.F337] +  NU * LOG(KK/[.F337]; RR) * [.F337]" office:value-type="float" office:value="15693976.4800669" calcext:value-type="float">
            <text:p>1569397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958930" calcext:value-type="float">
            <text:p>15958930</text:p>
          </table:table-cell>
          <table:table-cell/>
          <table:table-cell table:formula="of:=[.D338] + k*[.D338]*(1-[.D338]/Max)" office:value-type="float" office:value="100" calcext:value-type="float">
            <text:p>100</text:p>
          </table:table-cell>
          <table:table-cell/>
          <table:table-cell table:formula="of:=[.F338] +  NU * LOG(KK/[.F338]; RR) * [.F338]" office:value-type="float" office:value="15699806.4704786" calcext:value-type="float">
            <text:p>1569980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960976" calcext:value-type="float">
            <text:p>15960976</text:p>
          </table:table-cell>
          <table:table-cell/>
          <table:table-cell table:formula="of:=[.D339] + k*[.D339]*(1-[.D339]/Max)" office:value-type="float" office:value="100" calcext:value-type="float">
            <text:p>100</text:p>
          </table:table-cell>
          <table:table-cell/>
          <table:table-cell table:formula="of:=[.F339] +  NU * LOG(KK/[.F339]; RR) * [.F339]" office:value-type="float" office:value="15705526.4604748" calcext:value-type="float">
            <text:p>1570552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962920" calcext:value-type="float">
            <text:p>15962920</text:p>
          </table:table-cell>
          <table:table-cell/>
          <table:table-cell table:formula="of:=[.D340] + k*[.D340]*(1-[.D340]/Max)" office:value-type="float" office:value="100" calcext:value-type="float">
            <text:p>100</text:p>
          </table:table-cell>
          <table:table-cell/>
          <table:table-cell table:formula="of:=[.F340] +  NU * LOG(KK/[.F340]; RR) * [.F340]" office:value-type="float" office:value="15711138.4850732" calcext:value-type="float">
            <text:p>1571113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964767" calcext:value-type="float">
            <text:p>15964767</text:p>
          </table:table-cell>
          <table:table-cell/>
          <table:table-cell table:formula="of:=[.D341] + k*[.D341]*(1-[.D341]/Max)" office:value-type="float" office:value="100" calcext:value-type="float">
            <text:p>100</text:p>
          </table:table-cell>
          <table:table-cell/>
          <table:table-cell table:formula="of:=[.F341] +  NU * LOG(KK/[.F341]; RR) * [.F341]" office:value-type="float" office:value="15716644.5431863" calcext:value-type="float">
            <text:p>1571664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966523" calcext:value-type="float">
            <text:p>15966523</text:p>
          </table:table-cell>
          <table:table-cell/>
          <table:table-cell table:formula="of:=[.D342] + k*[.D342]*(1-[.D342]/Max)" office:value-type="float" office:value="100" calcext:value-type="float">
            <text:p>100</text:p>
          </table:table-cell>
          <table:table-cell/>
          <table:table-cell table:formula="of:=[.F342] +  NU * LOG(KK/[.F342]; RR) * [.F342]" office:value-type="float" office:value="15722046.598202" calcext:value-type="float">
            <text:p>1572204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968192" calcext:value-type="float">
            <text:p>15968192</text:p>
          </table:table-cell>
          <table:table-cell/>
          <table:table-cell table:formula="of:=[.D343] + k*[.D343]*(1-[.D343]/Max)" office:value-type="float" office:value="100" calcext:value-type="float">
            <text:p>100</text:p>
          </table:table-cell>
          <table:table-cell/>
          <table:table-cell table:formula="of:=[.F343] +  NU * LOG(KK/[.F343]; RR) * [.F343]" office:value-type="float" office:value="15727346.5785586" calcext:value-type="float">
            <text:p>1572734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969777" calcext:value-type="float">
            <text:p>15969777</text:p>
          </table:table-cell>
          <table:table-cell/>
          <table:table-cell table:formula="of:=[.D344] + k*[.D344]*(1-[.D344]/Max)" office:value-type="float" office:value="100" calcext:value-type="float">
            <text:p>100</text:p>
          </table:table-cell>
          <table:table-cell/>
          <table:table-cell table:formula="of:=[.F344] +  NU * LOG(KK/[.F344]; RR) * [.F344]" office:value-type="float" office:value="15732546.3783114" calcext:value-type="float">
            <text:p>1573254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971284" calcext:value-type="float">
            <text:p>15971284</text:p>
          </table:table-cell>
          <table:table-cell/>
          <table:table-cell table:formula="of:=[.D345] + k*[.D345]*(1-[.D345]/Max)" office:value-type="float" office:value="100" calcext:value-type="float">
            <text:p>100</text:p>
          </table:table-cell>
          <table:table-cell/>
          <table:table-cell table:formula="of:=[.F345] +  NU * LOG(KK/[.F345]; RR) * [.F345]" office:value-type="float" office:value="15737647.8576927" calcext:value-type="float">
            <text:p>1573764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972716" calcext:value-type="float">
            <text:p>15972716</text:p>
          </table:table-cell>
          <table:table-cell/>
          <table:table-cell table:formula="of:=[.D346] + k*[.D346]*(1-[.D346]/Max)" office:value-type="float" office:value="100" calcext:value-type="float">
            <text:p>100</text:p>
          </table:table-cell>
          <table:table-cell/>
          <table:table-cell table:formula="of:=[.F346] +  NU * LOG(KK/[.F346]; RR) * [.F346]" office:value-type="float" office:value="15742652.8436654" calcext:value-type="float">
            <text:p>1574265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974077" calcext:value-type="float">
            <text:p>15974077</text:p>
          </table:table-cell>
          <table:table-cell/>
          <table:table-cell table:formula="of:=[.D347] + k*[.D347]*(1-[.D347]/Max)" office:value-type="float" office:value="100" calcext:value-type="float">
            <text:p>100</text:p>
          </table:table-cell>
          <table:table-cell/>
          <table:table-cell table:formula="of:=[.F347] +  NU * LOG(KK/[.F347]; RR) * [.F347]" office:value-type="float" office:value="15747563.1304686" calcext:value-type="float">
            <text:p>1574756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975370" calcext:value-type="float">
            <text:p>15975370</text:p>
          </table:table-cell>
          <table:table-cell/>
          <table:table-cell table:formula="of:=[.D348] + k*[.D348]*(1-[.D348]/Max)" office:value-type="float" office:value="100" calcext:value-type="float">
            <text:p>100</text:p>
          </table:table-cell>
          <table:table-cell/>
          <table:table-cell table:formula="of:=[.F348] +  NU * LOG(KK/[.F348]; RR) * [.F348]" office:value-type="float" office:value="15752380.4801567" calcext:value-type="float">
            <text:p>1575238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976598" calcext:value-type="float">
            <text:p>15976598</text:p>
          </table:table-cell>
          <table:table-cell/>
          <table:table-cell table:formula="of:=[.D349] + k*[.D349]*(1-[.D349]/Max)" office:value-type="float" office:value="100" calcext:value-type="float">
            <text:p>100</text:p>
          </table:table-cell>
          <table:table-cell/>
          <table:table-cell table:formula="of:=[.F349] +  NU * LOG(KK/[.F349]; RR) * [.F349]" office:value-type="float" office:value="15757106.6231318" calcext:value-type="float">
            <text:p>1575710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977766" calcext:value-type="float">
            <text:p>15977766</text:p>
          </table:table-cell>
          <table:table-cell/>
          <table:table-cell table:formula="of:=[.D350] + k*[.D350]*(1-[.D350]/Max)" office:value-type="float" office:value="100" calcext:value-type="float">
            <text:p>100</text:p>
          </table:table-cell>
          <table:table-cell/>
          <table:table-cell table:formula="of:=[.F350] +  NU * LOG(KK/[.F350]; RR) * [.F350]" office:value-type="float" office:value="15761743.258668" calcext:value-type="float">
            <text:p>1576174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978875" calcext:value-type="float">
            <text:p>15978875</text:p>
          </table:table-cell>
          <table:table-cell/>
          <table:table-cell table:formula="of:=[.D351] + k*[.D351]*(1-[.D351]/Max)" office:value-type="float" office:value="100" calcext:value-type="float">
            <text:p>100</text:p>
          </table:table-cell>
          <table:table-cell/>
          <table:table-cell table:formula="of:=[.F351] +  NU * LOG(KK/[.F351]; RR) * [.F351]" office:value-type="float" office:value="15766292.05543" calcext:value-type="float">
            <text:p>1576629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979929" calcext:value-type="float">
            <text:p>15979929</text:p>
          </table:table-cell>
          <table:table-cell/>
          <table:table-cell table:formula="of:=[.D352] + k*[.D352]*(1-[.D352]/Max)" office:value-type="float" office:value="100" calcext:value-type="float">
            <text:p>100</text:p>
          </table:table-cell>
          <table:table-cell/>
          <table:table-cell table:formula="of:=[.F352] +  NU * LOG(KK/[.F352]; RR) * [.F352]" office:value-type="float" office:value="15770754.6519838" calcext:value-type="float">
            <text:p>1577075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980931" calcext:value-type="float">
            <text:p>15980931</text:p>
          </table:table-cell>
          <table:table-cell/>
          <table:table-cell table:formula="of:=[.D353] + k*[.D353]*(1-[.D353]/Max)" office:value-type="float" office:value="100" calcext:value-type="float">
            <text:p>100</text:p>
          </table:table-cell>
          <table:table-cell/>
          <table:table-cell table:formula="of:=[.F353] +  NU * LOG(KK/[.F353]; RR) * [.F353]" office:value-type="float" office:value="15775132.657301" calcext:value-type="float">
            <text:p>1577513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981883" calcext:value-type="float">
            <text:p>15981883</text:p>
          </table:table-cell>
          <table:table-cell/>
          <table:table-cell table:formula="of:=[.D354] + k*[.D354]*(1-[.D354]/Max)" office:value-type="float" office:value="100" calcext:value-type="float">
            <text:p>100</text:p>
          </table:table-cell>
          <table:table-cell/>
          <table:table-cell table:formula="of:=[.F354] +  NU * LOG(KK/[.F354]; RR) * [.F354]" office:value-type="float" office:value="15779427.6512557" calcext:value-type="float">
            <text:p>1577942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982787" calcext:value-type="float">
            <text:p>15982787</text:p>
          </table:table-cell>
          <table:table-cell/>
          <table:table-cell table:formula="of:=[.D355] + k*[.D355]*(1-[.D355]/Max)" office:value-type="float" office:value="100" calcext:value-type="float">
            <text:p>100</text:p>
          </table:table-cell>
          <table:table-cell/>
          <table:table-cell table:formula="of:=[.F355] +  NU * LOG(KK/[.F355]; RR) * [.F355]" office:value-type="float" office:value="15783641.1851152" calcext:value-type="float">
            <text:p>1578364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983646" calcext:value-type="float">
            <text:p>15983646</text:p>
          </table:table-cell>
          <table:table-cell/>
          <table:table-cell table:formula="of:=[.D356] + k*[.D356]*(1-[.D356]/Max)" office:value-type="float" office:value="100" calcext:value-type="float">
            <text:p>100</text:p>
          </table:table-cell>
          <table:table-cell/>
          <table:table-cell table:formula="of:=[.F356] +  NU * LOG(KK/[.F356]; RR) * [.F356]" office:value-type="float" office:value="15787774.7820229" calcext:value-type="float">
            <text:p>157877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984463" calcext:value-type="float">
            <text:p>15984463</text:p>
          </table:table-cell>
          <table:table-cell/>
          <table:table-cell table:formula="of:=[.D357] + k*[.D357]*(1-[.D357]/Max)" office:value-type="float" office:value="100" calcext:value-type="float">
            <text:p>100</text:p>
          </table:table-cell>
          <table:table-cell/>
          <table:table-cell table:formula="of:=[.F357] +  NU * LOG(KK/[.F357]; RR) * [.F357]" office:value-type="float" office:value="15791829.9374755" calcext:value-type="float">
            <text:p>1579183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985238" calcext:value-type="float">
            <text:p>15985238</text:p>
          </table:table-cell>
          <table:table-cell/>
          <table:table-cell table:formula="of:=[.D358] + k*[.D358]*(1-[.D358]/Max)" office:value-type="float" office:value="100" calcext:value-type="float">
            <text:p>100</text:p>
          </table:table-cell>
          <table:table-cell/>
          <table:table-cell table:formula="of:=[.F358] +  NU * LOG(KK/[.F358]; RR) * [.F358]" office:value-type="float" office:value="15795808.1197924" calcext:value-type="float">
            <text:p>1579580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985975" calcext:value-type="float">
            <text:p>15985975</text:p>
          </table:table-cell>
          <table:table-cell/>
          <table:table-cell table:formula="of:=[.D359] + k*[.D359]*(1-[.D359]/Max)" office:value-type="float" office:value="100" calcext:value-type="float">
            <text:p>100</text:p>
          </table:table-cell>
          <table:table-cell/>
          <table:table-cell table:formula="of:=[.F359] +  NU * LOG(KK/[.F359]; RR) * [.F359]" office:value-type="float" office:value="15799710.7705789" calcext:value-type="float">
            <text:p>1579971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986676" calcext:value-type="float">
            <text:p>15986676</text:p>
          </table:table-cell>
          <table:table-cell/>
          <table:table-cell table:formula="of:=[.D360] + k*[.D360]*(1-[.D360]/Max)" office:value-type="float" office:value="100" calcext:value-type="float">
            <text:p>100</text:p>
          </table:table-cell>
          <table:table-cell/>
          <table:table-cell table:formula="of:=[.F360] +  NU * LOG(KK/[.F360]; RR) * [.F360]" office:value-type="float" office:value="15803539.305183" calcext:value-type="float">
            <text:p>1580353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987341" calcext:value-type="float">
            <text:p>15987341</text:p>
          </table:table-cell>
          <table:table-cell/>
          <table:table-cell table:formula="of:=[.D361] + k*[.D361]*(1-[.D361]/Max)" office:value-type="float" office:value="100" calcext:value-type="float">
            <text:p>100</text:p>
          </table:table-cell>
          <table:table-cell/>
          <table:table-cell table:formula="of:=[.F361] +  NU * LOG(KK/[.F361]; RR) * [.F361]" office:value-type="float" office:value="15807295.1131447" calcext:value-type="float">
            <text:p>1580729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987973" calcext:value-type="float">
            <text:p>15987973</text:p>
          </table:table-cell>
          <table:table-cell/>
          <table:table-cell table:formula="of:=[.D362] + k*[.D362]*(1-[.D362]/Max)" office:value-type="float" office:value="100" calcext:value-type="float">
            <text:p>100</text:p>
          </table:table-cell>
          <table:table-cell/>
          <table:table-cell table:formula="of:=[.F362] +  NU * LOG(KK/[.F362]; RR) * [.F362]" office:value-type="float" office:value="15810979.5586393" calcext:value-type="float">
            <text:p>1581098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988574" calcext:value-type="float">
            <text:p>15988574</text:p>
          </table:table-cell>
          <table:table-cell/>
          <table:table-cell table:formula="of:=[.D363] + k*[.D363]*(1-[.D363]/Max)" office:value-type="float" office:value="100" calcext:value-type="float">
            <text:p>100</text:p>
          </table:table-cell>
          <table:table-cell/>
          <table:table-cell table:formula="of:=[.F363] +  NU * LOG(KK/[.F363]; RR) * [.F363]" office:value-type="float" office:value="15814593.9809142" calcext:value-type="float">
            <text:p>1581459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989145" calcext:value-type="float">
            <text:p>15989145</text:p>
          </table:table-cell>
          <table:table-cell/>
          <table:table-cell table:formula="of:=[.D364] + k*[.D364]*(1-[.D364]/Max)" office:value-type="float" office:value="100" calcext:value-type="float">
            <text:p>100</text:p>
          </table:table-cell>
          <table:table-cell/>
          <table:table-cell table:formula="of:=[.F364] +  NU * LOG(KK/[.F364]; RR) * [.F364]" office:value-type="float" office:value="15818139.6947192" calcext:value-type="float">
            <text:p>1581814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989687" calcext:value-type="float">
            <text:p>15989687</text:p>
          </table:table-cell>
          <table:table-cell/>
          <table:table-cell table:formula="of:=[.D365] + k*[.D365]*(1-[.D365]/Max)" office:value-type="float" office:value="100" calcext:value-type="float">
            <text:p>100</text:p>
          </table:table-cell>
          <table:table-cell/>
          <table:table-cell table:formula="of:=[.F365] +  NU * LOG(KK/[.F365]; RR) * [.F365]" office:value-type="float" office:value="15821617.99073" calcext:value-type="float">
            <text:p>1582161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990202" calcext:value-type="float">
            <text:p>15990202</text:p>
          </table:table-cell>
          <table:table-cell/>
          <table:table-cell table:formula="of:=[.D366] + k*[.D366]*(1-[.D366]/Max)" office:value-type="float" office:value="100" calcext:value-type="float">
            <text:p>100</text:p>
          </table:table-cell>
          <table:table-cell/>
          <table:table-cell table:formula="of:=[.F366] +  NU * LOG(KK/[.F366]; RR) * [.F366]" office:value-type="float" office:value="15825030.1359653" calcext:value-type="float">
            <text:p>1582503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990691" calcext:value-type="float">
            <text:p>15990691</text:p>
          </table:table-cell>
          <table:table-cell/>
          <table:table-cell table:formula="of:=[.D367] + k*[.D367]*(1-[.D367]/Max)" office:value-type="float" office:value="100" calcext:value-type="float">
            <text:p>100</text:p>
          </table:table-cell>
          <table:table-cell/>
          <table:table-cell table:formula="of:=[.F367] +  NU * LOG(KK/[.F367]; RR) * [.F367]" office:value-type="float" office:value="15828377.3741985" calcext:value-type="float">
            <text:p>1582837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991156" calcext:value-type="float">
            <text:p>15991156</text:p>
          </table:table-cell>
          <table:table-cell/>
          <table:table-cell table:formula="of:=[.D368] + k*[.D368]*(1-[.D368]/Max)" office:value-type="float" office:value="100" calcext:value-type="float">
            <text:p>100</text:p>
          </table:table-cell>
          <table:table-cell/>
          <table:table-cell table:formula="of:=[.F368] +  NU * LOG(KK/[.F368]; RR) * [.F368]" office:value-type="float" office:value="15831660.9263619" calcext:value-type="float">
            <text:p>1583166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991598" calcext:value-type="float">
            <text:p>15991598</text:p>
          </table:table-cell>
          <table:table-cell/>
          <table:table-cell table:formula="of:=[.D369] + k*[.D369]*(1-[.D369]/Max)" office:value-type="float" office:value="100" calcext:value-type="float">
            <text:p>100</text:p>
          </table:table-cell>
          <table:table-cell/>
          <table:table-cell table:formula="of:=[.F369] +  NU * LOG(KK/[.F369]; RR) * [.F369]" office:value-type="float" office:value="15834881.9909457" calcext:value-type="float">
            <text:p>15834882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992018" calcext:value-type="float">
            <text:p>15992018</text:p>
          </table:table-cell>
          <table:table-cell/>
          <table:table-cell table:formula="of:=[.D370] + k*[.D370]*(1-[.D370]/Max)" office:value-type="float" office:value="100" calcext:value-type="float">
            <text:p>100</text:p>
          </table:table-cell>
          <table:table-cell/>
          <table:table-cell table:formula="of:=[.F370] +  NU * LOG(KK/[.F370]; RR) * [.F370]" office:value-type="float" office:value="15838041.7443901" calcext:value-type="float">
            <text:p>1583804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992417" calcext:value-type="float">
            <text:p>15992417</text:p>
          </table:table-cell>
          <table:table-cell/>
          <table:table-cell table:formula="of:=[.D371] + k*[.D371]*(1-[.D371]/Max)" office:value-type="float" office:value="100" calcext:value-type="float">
            <text:p>100</text:p>
          </table:table-cell>
          <table:table-cell/>
          <table:table-cell table:formula="of:=[.F371] +  NU * LOG(KK/[.F371]; RR) * [.F371]" office:value-type="float" office:value="15841141.3414718" calcext:value-type="float">
            <text:p>1584114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992796" calcext:value-type="float">
            <text:p>15992796</text:p>
          </table:table-cell>
          <table:table-cell/>
          <table:table-cell table:formula="of:=[.D372] + k*[.D372]*(1-[.D372]/Max)" office:value-type="float" office:value="100" calcext:value-type="float">
            <text:p>100</text:p>
          </table:table-cell>
          <table:table-cell/>
          <table:table-cell table:formula="of:=[.F372] +  NU * LOG(KK/[.F372]; RR) * [.F372]" office:value-type="float" office:value="15844181.9156842" calcext:value-type="float">
            <text:p>1584418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993155" calcext:value-type="float">
            <text:p>15993155</text:p>
          </table:table-cell>
          <table:table-cell/>
          <table:table-cell table:formula="of:=[.D373] + k*[.D373]*(1-[.D373]/Max)" office:value-type="float" office:value="100" calcext:value-type="float">
            <text:p>100</text:p>
          </table:table-cell>
          <table:table-cell/>
          <table:table-cell table:formula="of:=[.F373] +  NU * LOG(KK/[.F373]; RR) * [.F373]" office:value-type="float" office:value="15847164.5796119" calcext:value-type="float">
            <text:p>1584716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993497" calcext:value-type="float">
            <text:p>15993497</text:p>
          </table:table-cell>
          <table:table-cell/>
          <table:table-cell table:formula="of:=[.D374] + k*[.D374]*(1-[.D374]/Max)" office:value-type="float" office:value="100" calcext:value-type="float">
            <text:p>100</text:p>
          </table:table-cell>
          <table:table-cell/>
          <table:table-cell table:formula="of:=[.F374] +  NU * LOG(KK/[.F374]; RR) * [.F374]" office:value-type="float" office:value="15850090.4252995" calcext:value-type="float">
            <text:p>1585009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993822" calcext:value-type="float">
            <text:p>15993822</text:p>
          </table:table-cell>
          <table:table-cell/>
          <table:table-cell table:formula="of:=[.D375] + k*[.D375]*(1-[.D375]/Max)" office:value-type="float" office:value="100" calcext:value-type="float">
            <text:p>100</text:p>
          </table:table-cell>
          <table:table-cell/>
          <table:table-cell table:formula="of:=[.F375] +  NU * LOG(KK/[.F375]; RR) * [.F375]" office:value-type="float" office:value="15852960.5246134" calcext:value-type="float">
            <text:p>1585296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994131" calcext:value-type="float">
            <text:p>15994131</text:p>
          </table:table-cell>
          <table:table-cell/>
          <table:table-cell table:formula="of:=[.D376] + k*[.D376]*(1-[.D376]/Max)" office:value-type="float" office:value="100" calcext:value-type="float">
            <text:p>100</text:p>
          </table:table-cell>
          <table:table-cell/>
          <table:table-cell table:formula="of:=[.F376] +  NU * LOG(KK/[.F376]; RR) * [.F376]" office:value-type="float" office:value="15855775.9295997" calcext:value-type="float">
            <text:p>1585577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994424" calcext:value-type="float">
            <text:p>15994424</text:p>
          </table:table-cell>
          <table:table-cell/>
          <table:table-cell table:formula="of:=[.D377] + k*[.D377]*(1-[.D377]/Max)" office:value-type="float" office:value="100" calcext:value-type="float">
            <text:p>100</text:p>
          </table:table-cell>
          <table:table-cell/>
          <table:table-cell table:formula="of:=[.F377] +  NU * LOG(KK/[.F377]; RR) * [.F377]" office:value-type="float" office:value="15858537.6728348" calcext:value-type="float">
            <text:p>1585853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994703" calcext:value-type="float">
            <text:p>15994703</text:p>
          </table:table-cell>
          <table:table-cell/>
          <table:table-cell table:formula="of:=[.D378] + k*[.D378]*(1-[.D378]/Max)" office:value-type="float" office:value="100" calcext:value-type="float">
            <text:p>100</text:p>
          </table:table-cell>
          <table:table-cell/>
          <table:table-cell table:formula="of:=[.F378] +  NU * LOG(KK/[.F378]; RR) * [.F378]" office:value-type="float" office:value="15861246.7677708" calcext:value-type="float">
            <text:p>1586124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994968" calcext:value-type="float">
            <text:p>15994968</text:p>
          </table:table-cell>
          <table:table-cell/>
          <table:table-cell table:formula="of:=[.D379] + k*[.D379]*(1-[.D379]/Max)" office:value-type="float" office:value="100" calcext:value-type="float">
            <text:p>100</text:p>
          </table:table-cell>
          <table:table-cell/>
          <table:table-cell table:formula="of:=[.F379] +  NU * LOG(KK/[.F379]; RR) * [.F379]" office:value-type="float" office:value="15863904.2090765" calcext:value-type="float">
            <text:p>1586390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995219" calcext:value-type="float">
            <text:p>15995219</text:p>
          </table:table-cell>
          <table:table-cell/>
          <table:table-cell table:formula="of:=[.D380] + k*[.D380]*(1-[.D380]/Max)" office:value-type="float" office:value="100" calcext:value-type="float">
            <text:p>100</text:p>
          </table:table-cell>
          <table:table-cell/>
          <table:table-cell table:formula="of:=[.F380] +  NU * LOG(KK/[.F380]; RR) * [.F380]" office:value-type="float" office:value="15866510.9729706" calcext:value-type="float">
            <text:p>1586651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995458" calcext:value-type="float">
            <text:p>15995458</text:p>
          </table:table-cell>
          <table:table-cell/>
          <table:table-cell table:formula="of:=[.D381] + k*[.D381]*(1-[.D381]/Max)" office:value-type="float" office:value="100" calcext:value-type="float">
            <text:p>100</text:p>
          </table:table-cell>
          <table:table-cell/>
          <table:table-cell table:formula="of:=[.F381] +  NU * LOG(KK/[.F381]; RR) * [.F381]" office:value-type="float" office:value="15869068.0175518" calcext:value-type="float">
            <text:p>1586906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995685" calcext:value-type="float">
            <text:p>15995685</text:p>
          </table:table-cell>
          <table:table-cell/>
          <table:table-cell table:formula="of:=[.D382] + k*[.D382]*(1-[.D382]/Max)" office:value-type="float" office:value="100" calcext:value-type="float">
            <text:p>100</text:p>
          </table:table-cell>
          <table:table-cell/>
          <table:table-cell table:formula="of:=[.F382] +  NU * LOG(KK/[.F382]; RR) * [.F382]" office:value-type="float" office:value="15871576.2831222" calcext:value-type="float">
            <text:p>1587157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995901" calcext:value-type="float">
            <text:p>15995901</text:p>
          </table:table-cell>
          <table:table-cell/>
          <table:table-cell table:formula="of:=[.D383] + k*[.D383]*(1-[.D383]/Max)" office:value-type="float" office:value="100" calcext:value-type="float">
            <text:p>100</text:p>
          </table:table-cell>
          <table:table-cell/>
          <table:table-cell table:formula="of:=[.F383] +  NU * LOG(KK/[.F383]; RR) * [.F383]" office:value-type="float" office:value="15874036.6925056" calcext:value-type="float">
            <text:p>1587403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996105" calcext:value-type="float">
            <text:p>15996105</text:p>
          </table:table-cell>
          <table:table-cell/>
          <table:table-cell table:formula="of:=[.D384] + k*[.D384]*(1-[.D384]/Max)" office:value-type="float" office:value="100" calcext:value-type="float">
            <text:p>100</text:p>
          </table:table-cell>
          <table:table-cell/>
          <table:table-cell table:formula="of:=[.F384] +  NU * LOG(KK/[.F384]; RR) * [.F384]" office:value-type="float" office:value="15876450.1513609" calcext:value-type="float">
            <text:p>1587645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996300" calcext:value-type="float">
            <text:p>15996300</text:p>
          </table:table-cell>
          <table:table-cell/>
          <table:table-cell table:formula="of:=[.D385] + k*[.D385]*(1-[.D385]/Max)" office:value-type="float" office:value="100" calcext:value-type="float">
            <text:p>100</text:p>
          </table:table-cell>
          <table:table-cell/>
          <table:table-cell table:formula="of:=[.F385] +  NU * LOG(KK/[.F385]; RR) * [.F385]" office:value-type="float" office:value="15878817.5484899" calcext:value-type="float">
            <text:p>1587881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996485" calcext:value-type="float">
            <text:p>15996485</text:p>
          </table:table-cell>
          <table:table-cell/>
          <table:table-cell table:formula="of:=[.D386] + k*[.D386]*(1-[.D386]/Max)" office:value-type="float" office:value="100" calcext:value-type="float">
            <text:p>100</text:p>
          </table:table-cell>
          <table:table-cell/>
          <table:table-cell table:formula="of:=[.F386] +  NU * LOG(KK/[.F386]; RR) * [.F386]" office:value-type="float" office:value="15881139.7561407" calcext:value-type="float">
            <text:p>1588114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996661" calcext:value-type="float">
            <text:p>15996661</text:p>
          </table:table-cell>
          <table:table-cell/>
          <table:table-cell table:formula="of:=[.D387] + k*[.D387]*(1-[.D387]/Max)" office:value-type="float" office:value="100" calcext:value-type="float">
            <text:p>100</text:p>
          </table:table-cell>
          <table:table-cell/>
          <table:table-cell table:formula="of:=[.F387] +  NU * LOG(KK/[.F387]; RR) * [.F387]" office:value-type="float" office:value="15883417.6303052" calcext:value-type="float">
            <text:p>1588341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996828" calcext:value-type="float">
            <text:p>15996828</text:p>
          </table:table-cell>
          <table:table-cell/>
          <table:table-cell table:formula="of:=[.D388] + k*[.D388]*(1-[.D388]/Max)" office:value-type="float" office:value="100" calcext:value-type="float">
            <text:p>100</text:p>
          </table:table-cell>
          <table:table-cell/>
          <table:table-cell table:formula="of:=[.F388] +  NU * LOG(KK/[.F388]; RR) * [.F388]" office:value-type="float" office:value="15885652.0110122" calcext:value-type="float">
            <text:p>1588565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996986" calcext:value-type="float">
            <text:p>15996986</text:p>
          </table:table-cell>
          <table:table-cell/>
          <table:table-cell table:formula="of:=[.D389] + k*[.D389]*(1-[.D389]/Max)" office:value-type="float" office:value="100" calcext:value-type="float">
            <text:p>100</text:p>
          </table:table-cell>
          <table:table-cell/>
          <table:table-cell table:formula="of:=[.F389] +  NU * LOG(KK/[.F389]; RR) * [.F389]" office:value-type="float" office:value="15887843.7226155" calcext:value-type="float">
            <text:p>1588784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997137" calcext:value-type="float">
            <text:p>15997137</text:p>
          </table:table-cell>
          <table:table-cell/>
          <table:table-cell table:formula="of:=[.D390] + k*[.D390]*(1-[.D390]/Max)" office:value-type="float" office:value="100" calcext:value-type="float">
            <text:p>100</text:p>
          </table:table-cell>
          <table:table-cell/>
          <table:table-cell table:formula="of:=[.F390] +  NU * LOG(KK/[.F390]; RR) * [.F390]" office:value-type="float" office:value="15889993.5740771" calcext:value-type="float">
            <text:p>1588999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997280" calcext:value-type="float">
            <text:p>15997280</text:p>
          </table:table-cell>
          <table:table-cell/>
          <table:table-cell table:formula="of:=[.D391] + k*[.D391]*(1-[.D391]/Max)" office:value-type="float" office:value="100" calcext:value-type="float">
            <text:p>100</text:p>
          </table:table-cell>
          <table:table-cell/>
          <table:table-cell table:formula="of:=[.F391] +  NU * LOG(KK/[.F391]; RR) * [.F391]" office:value-type="float" office:value="15892102.359246" calcext:value-type="float">
            <text:p>1589210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997416" calcext:value-type="float">
            <text:p>15997416</text:p>
          </table:table-cell>
          <table:table-cell/>
          <table:table-cell table:formula="of:=[.D392] + k*[.D392]*(1-[.D392]/Max)" office:value-type="float" office:value="100" calcext:value-type="float">
            <text:p>100</text:p>
          </table:table-cell>
          <table:table-cell/>
          <table:table-cell table:formula="of:=[.F392] +  NU * LOG(KK/[.F392]; RR) * [.F392]" office:value-type="float" office:value="15894170.8571312" calcext:value-type="float">
            <text:p>1589417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997545" calcext:value-type="float">
            <text:p>15997545</text:p>
          </table:table-cell>
          <table:table-cell/>
          <table:table-cell table:formula="of:=[.D393] + k*[.D393]*(1-[.D393]/Max)" office:value-type="float" office:value="100" calcext:value-type="float">
            <text:p>100</text:p>
          </table:table-cell>
          <table:table-cell/>
          <table:table-cell table:formula="of:=[.F393] +  NU * LOG(KK/[.F393]; RR) * [.F393]" office:value-type="float" office:value="15896199.8321719" calcext:value-type="float">
            <text:p>1589620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997668" calcext:value-type="float">
            <text:p>15997668</text:p>
          </table:table-cell>
          <table:table-cell/>
          <table:table-cell table:formula="of:=[.D394] + k*[.D394]*(1-[.D394]/Max)" office:value-type="float" office:value="100" calcext:value-type="float">
            <text:p>100</text:p>
          </table:table-cell>
          <table:table-cell/>
          <table:table-cell table:formula="of:=[.F394] +  NU * LOG(KK/[.F394]; RR) * [.F394]" office:value-type="float" office:value="15898190.0345012" calcext:value-type="float">
            <text:p>1589819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997784" calcext:value-type="float">
            <text:p>15997784</text:p>
          </table:table-cell>
          <table:table-cell/>
          <table:table-cell table:formula="of:=[.D395] + k*[.D395]*(1-[.D395]/Max)" office:value-type="float" office:value="100" calcext:value-type="float">
            <text:p>100</text:p>
          </table:table-cell>
          <table:table-cell/>
          <table:table-cell table:formula="of:=[.F395] +  NU * LOG(KK/[.F395]; RR) * [.F395]" office:value-type="float" office:value="15900142.2002068" calcext:value-type="float">
            <text:p>1590014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997895" calcext:value-type="float">
            <text:p>15997895</text:p>
          </table:table-cell>
          <table:table-cell/>
          <table:table-cell table:formula="of:=[.D396] + k*[.D396]*(1-[.D396]/Max)" office:value-type="float" office:value="100" calcext:value-type="float">
            <text:p>100</text:p>
          </table:table-cell>
          <table:table-cell/>
          <table:table-cell table:formula="of:=[.F396] +  NU * LOG(KK/[.F396]; RR) * [.F396]" office:value-type="float" office:value="15902057.0515862" calcext:value-type="float">
            <text:p>1590205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998000" calcext:value-type="float">
            <text:p>15998000</text:p>
          </table:table-cell>
          <table:table-cell/>
          <table:table-cell table:formula="of:=[.D397] + k*[.D397]*(1-[.D397]/Max)" office:value-type="float" office:value="100" calcext:value-type="float">
            <text:p>100</text:p>
          </table:table-cell>
          <table:table-cell/>
          <table:table-cell table:formula="of:=[.F397] +  NU * LOG(KK/[.F397]; RR) * [.F397]" office:value-type="float" office:value="15903935.2973985" calcext:value-type="float">
            <text:p>1590393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998100" calcext:value-type="float">
            <text:p>15998100</text:p>
          </table:table-cell>
          <table:table-cell/>
          <table:table-cell table:formula="of:=[.D398] + k*[.D398]*(1-[.D398]/Max)" office:value-type="float" office:value="100" calcext:value-type="float">
            <text:p>100</text:p>
          </table:table-cell>
          <table:table-cell/>
          <table:table-cell table:formula="of:=[.F398] +  NU * LOG(KK/[.F398]; RR) * [.F398]" office:value-type="float" office:value="15905777.6331109" calcext:value-type="float">
            <text:p>1590577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998195" calcext:value-type="float">
            <text:p>15998195</text:p>
          </table:table-cell>
          <table:table-cell/>
          <table:table-cell table:formula="of:=[.D399] + k*[.D399]*(1-[.D399]/Max)" office:value-type="float" office:value="100" calcext:value-type="float">
            <text:p>100</text:p>
          </table:table-cell>
          <table:table-cell/>
          <table:table-cell table:formula="of:=[.F399] +  NU * LOG(KK/[.F399]; RR) * [.F399]" office:value-type="float" office:value="15907584.7411417" calcext:value-type="float">
            <text:p>1590758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998285" calcext:value-type="float">
            <text:p>15998285</text:p>
          </table:table-cell>
          <table:table-cell/>
          <table:table-cell table:formula="of:=[.D400] + k*[.D400]*(1-[.D400]/Max)" office:value-type="float" office:value="100" calcext:value-type="float">
            <text:p>100</text:p>
          </table:table-cell>
          <table:table-cell/>
          <table:table-cell table:formula="of:=[.F400] +  NU * LOG(KK/[.F400]; RR) * [.F400]" office:value-type="float" office:value="15909357.2910988" calcext:value-type="float">
            <text:p>159093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998371" calcext:value-type="float">
            <text:p>15998371</text:p>
          </table:table-cell>
          <table:table-cell/>
          <table:table-cell table:formula="of:=[.D401] + k*[.D401]*(1-[.D401]/Max)" office:value-type="float" office:value="100" calcext:value-type="float">
            <text:p>100</text:p>
          </table:table-cell>
          <table:table-cell/>
          <table:table-cell table:formula="of:=[.F401] +  NU * LOG(KK/[.F401]; RR) * [.F401]" office:value-type="float" office:value="15911095.9400142" calcext:value-type="float">
            <text:p>1591109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998452" calcext:value-type="float">
            <text:p>15998452</text:p>
          </table:table-cell>
          <table:table-cell/>
          <table:table-cell table:formula="of:=[.D402] + k*[.D402]*(1-[.D402]/Max)" office:value-type="float" office:value="100" calcext:value-type="float">
            <text:p>100</text:p>
          </table:table-cell>
          <table:table-cell/>
          <table:table-cell table:formula="of:=[.F402] +  NU * LOG(KK/[.F402]; RR) * [.F402]" office:value-type="float" office:value="15912801.3325742" calcext:value-type="float">
            <text:p>1591280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998530" calcext:value-type="float">
            <text:p>15998530</text:p>
          </table:table-cell>
          <table:table-cell/>
          <table:table-cell table:formula="of:=[.D403] + k*[.D403]*(1-[.D403]/Max)" office:value-type="float" office:value="100" calcext:value-type="float">
            <text:p>100</text:p>
          </table:table-cell>
          <table:table-cell/>
          <table:table-cell table:formula="of:=[.F403] +  NU * LOG(KK/[.F403]; RR) * [.F403]" office:value-type="float" office:value="15914474.1013462" calcext:value-type="float">
            <text:p>1591447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998603" calcext:value-type="float">
            <text:p>15998603</text:p>
          </table:table-cell>
          <table:table-cell/>
          <table:table-cell table:formula="of:=[.D404] + k*[.D404]*(1-[.D404]/Max)" office:value-type="float" office:value="100" calcext:value-type="float">
            <text:p>100</text:p>
          </table:table-cell>
          <table:table-cell/>
          <table:table-cell table:formula="of:=[.F404] +  NU * LOG(KK/[.F404]; RR) * [.F404]" office:value-type="float" office:value="15916114.8670005" calcext:value-type="float">
            <text:p>1591611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998673" calcext:value-type="float">
            <text:p>15998673</text:p>
          </table:table-cell>
          <table:table-cell/>
          <table:table-cell table:formula="of:=[.D405] + k*[.D405]*(1-[.D405]/Max)" office:value-type="float" office:value="100" calcext:value-type="float">
            <text:p>100</text:p>
          </table:table-cell>
          <table:table-cell/>
          <table:table-cell table:formula="of:=[.F405] +  NU * LOG(KK/[.F405]; RR) * [.F405]" office:value-type="float" office:value="15917724.2385295" calcext:value-type="float">
            <text:p>1591772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998739" calcext:value-type="float">
            <text:p>15998739</text:p>
          </table:table-cell>
          <table:table-cell/>
          <table:table-cell table:formula="of:=[.D406] + k*[.D406]*(1-[.D406]/Max)" office:value-type="float" office:value="100" calcext:value-type="float">
            <text:p>100</text:p>
          </table:table-cell>
          <table:table-cell/>
          <table:table-cell table:formula="of:=[.F406] +  NU * LOG(KK/[.F406]; RR) * [.F406]" office:value-type="float" office:value="15919302.8134621" calcext:value-type="float">
            <text:p>1591930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998802" calcext:value-type="float">
            <text:p>15998802</text:p>
          </table:table-cell>
          <table:table-cell/>
          <table:table-cell table:formula="of:=[.D407] + k*[.D407]*(1-[.D407]/Max)" office:value-type="float" office:value="100" calcext:value-type="float">
            <text:p>100</text:p>
          </table:table-cell>
          <table:table-cell/>
          <table:table-cell table:formula="of:=[.F407] +  NU * LOG(KK/[.F407]; RR) * [.F407]" office:value-type="float" office:value="15920851.1780746" calcext:value-type="float">
            <text:p>1592085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998862" calcext:value-type="float">
            <text:p>15998862</text:p>
          </table:table-cell>
          <table:table-cell/>
          <table:table-cell table:formula="of:=[.D408] + k*[.D408]*(1-[.D408]/Max)" office:value-type="float" office:value="100" calcext:value-type="float">
            <text:p>100</text:p>
          </table:table-cell>
          <table:table-cell/>
          <table:table-cell table:formula="of:=[.F408] +  NU * LOG(KK/[.F408]; RR) * [.F408]" office:value-type="float" office:value="15922369.9075986" calcext:value-type="float">
            <text:p>1592237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998919" calcext:value-type="float">
            <text:p>15998919</text:p>
          </table:table-cell>
          <table:table-cell/>
          <table:table-cell table:formula="of:=[.D409] + k*[.D409]*(1-[.D409]/Max)" office:value-type="float" office:value="100" calcext:value-type="float">
            <text:p>100</text:p>
          </table:table-cell>
          <table:table-cell/>
          <table:table-cell table:formula="of:=[.F409] +  NU * LOG(KK/[.F409]; RR) * [.F409]" office:value-type="float" office:value="15923859.5664239" calcext:value-type="float">
            <text:p>1592386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998973" calcext:value-type="float">
            <text:p>15998973</text:p>
          </table:table-cell>
          <table:table-cell/>
          <table:table-cell table:formula="of:=[.D410] + k*[.D410]*(1-[.D410]/Max)" office:value-type="float" office:value="100" calcext:value-type="float">
            <text:p>100</text:p>
          </table:table-cell>
          <table:table-cell/>
          <table:table-cell table:formula="of:=[.F410] +  NU * LOG(KK/[.F410]; RR) * [.F410]" office:value-type="float" office:value="15925320.708299" calcext:value-type="float">
            <text:p>1592532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999024" calcext:value-type="float">
            <text:p>15999024</text:p>
          </table:table-cell>
          <table:table-cell/>
          <table:table-cell table:formula="of:=[.D411] + k*[.D411]*(1-[.D411]/Max)" office:value-type="float" office:value="100" calcext:value-type="float">
            <text:p>100</text:p>
          </table:table-cell>
          <table:table-cell/>
          <table:table-cell table:formula="of:=[.F411] +  NU * LOG(KK/[.F411]; RR) * [.F411]" office:value-type="float" office:value="15926753.8765277" calcext:value-type="float">
            <text:p>1592675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999073" calcext:value-type="float">
            <text:p>15999073</text:p>
          </table:table-cell>
          <table:table-cell/>
          <table:table-cell table:formula="of:=[.D412] + k*[.D412]*(1-[.D412]/Max)" office:value-type="float" office:value="100" calcext:value-type="float">
            <text:p>100</text:p>
          </table:table-cell>
          <table:table-cell/>
          <table:table-cell table:formula="of:=[.F412] +  NU * LOG(KK/[.F412]; RR) * [.F412]" office:value-type="float" office:value="15928159.6041618" calcext:value-type="float">
            <text:p>1592816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999119" calcext:value-type="float">
            <text:p>15999119</text:p>
          </table:table-cell>
          <table:table-cell/>
          <table:table-cell table:formula="of:=[.D413] + k*[.D413]*(1-[.D413]/Max)" office:value-type="float" office:value="100" calcext:value-type="float">
            <text:p>100</text:p>
          </table:table-cell>
          <table:table-cell/>
          <table:table-cell table:formula="of:=[.F413] +  NU * LOG(KK/[.F413]; RR) * [.F413]" office:value-type="float" office:value="15929538.4141912" calcext:value-type="float">
            <text:p>1592953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999163" calcext:value-type="float">
            <text:p>15999163</text:p>
          </table:table-cell>
          <table:table-cell/>
          <table:table-cell table:formula="of:=[.D414] + k*[.D414]*(1-[.D414]/Max)" office:value-type="float" office:value="100" calcext:value-type="float">
            <text:p>100</text:p>
          </table:table-cell>
          <table:table-cell/>
          <table:table-cell table:formula="of:=[.F414] +  NU * LOG(KK/[.F414]; RR) * [.F414]" office:value-type="float" office:value="15930890.8197298" calcext:value-type="float">
            <text:p>1593089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999205" calcext:value-type="float">
            <text:p>15999205</text:p>
          </table:table-cell>
          <table:table-cell/>
          <table:table-cell table:formula="of:=[.D415] + k*[.D415]*(1-[.D415]/Max)" office:value-type="float" office:value="100" calcext:value-type="float">
            <text:p>100</text:p>
          </table:table-cell>
          <table:table-cell/>
          <table:table-cell table:formula="of:=[.F415] +  NU * LOG(KK/[.F415]; RR) * [.F415]" office:value-type="float" office:value="15932217.3241988" calcext:value-type="float">
            <text:p>1593221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999245" calcext:value-type="float">
            <text:p>15999245</text:p>
          </table:table-cell>
          <table:table-cell/>
          <table:table-cell table:formula="of:=[.D416] + k*[.D416]*(1-[.D416]/Max)" office:value-type="float" office:value="100" calcext:value-type="float">
            <text:p>100</text:p>
          </table:table-cell>
          <table:table-cell/>
          <table:table-cell table:formula="of:=[.F416] +  NU * LOG(KK/[.F416]; RR) * [.F416]" office:value-type="float" office:value="15933518.4215063" calcext:value-type="float">
            <text:p>1593351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999283" calcext:value-type="float">
            <text:p>15999283</text:p>
          </table:table-cell>
          <table:table-cell/>
          <table:table-cell table:formula="of:=[.D417] + k*[.D417]*(1-[.D417]/Max)" office:value-type="float" office:value="100" calcext:value-type="float">
            <text:p>100</text:p>
          </table:table-cell>
          <table:table-cell/>
          <table:table-cell table:formula="of:=[.F417] +  NU * LOG(KK/[.F417]; RR) * [.F417]" office:value-type="float" office:value="15934794.5962235" calcext:value-type="float">
            <text:p>1593479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999319" calcext:value-type="float">
            <text:p>15999319</text:p>
          </table:table-cell>
          <table:table-cell/>
          <table:table-cell table:formula="of:=[.D418] + k*[.D418]*(1-[.D418]/Max)" office:value-type="float" office:value="100" calcext:value-type="float">
            <text:p>100</text:p>
          </table:table-cell>
          <table:table-cell/>
          <table:table-cell table:formula="of:=[.F418] +  NU * LOG(KK/[.F418]; RR) * [.F418]" office:value-type="float" office:value="15936046.3237588" calcext:value-type="float">
            <text:p>1593604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999353" calcext:value-type="float">
            <text:p>15999353</text:p>
          </table:table-cell>
          <table:table-cell/>
          <table:table-cell table:formula="of:=[.D419] + k*[.D419]*(1-[.D419]/Max)" office:value-type="float" office:value="100" calcext:value-type="float">
            <text:p>100</text:p>
          </table:table-cell>
          <table:table-cell/>
          <table:table-cell table:formula="of:=[.F419] +  NU * LOG(KK/[.F419]; RR) * [.F419]" office:value-type="float" office:value="15937274.0705274" calcext:value-type="float">
            <text:p>1593727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999385" calcext:value-type="float">
            <text:p>15999385</text:p>
          </table:table-cell>
          <table:table-cell/>
          <table:table-cell table:formula="of:=[.D420] + k*[.D420]*(1-[.D420]/Max)" office:value-type="float" office:value="100" calcext:value-type="float">
            <text:p>100</text:p>
          </table:table-cell>
          <table:table-cell/>
          <table:table-cell table:formula="of:=[.F420] +  NU * LOG(KK/[.F420]; RR) * [.F420]" office:value-type="float" office:value="15938478.2941188" calcext:value-type="float">
            <text:p>1593847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999416" calcext:value-type="float">
            <text:p>15999416</text:p>
          </table:table-cell>
          <table:table-cell/>
          <table:table-cell table:formula="of:=[.D421] + k*[.D421]*(1-[.D421]/Max)" office:value-type="float" office:value="100" calcext:value-type="float">
            <text:p>100</text:p>
          </table:table-cell>
          <table:table-cell/>
          <table:table-cell table:formula="of:=[.F421] +  NU * LOG(KK/[.F421]; RR) * [.F421]" office:value-type="float" office:value="15939659.4434611" calcext:value-type="float">
            <text:p>1593965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999445" calcext:value-type="float">
            <text:p>15999445</text:p>
          </table:table-cell>
          <table:table-cell/>
          <table:table-cell table:formula="of:=[.D422] + k*[.D422]*(1-[.D422]/Max)" office:value-type="float" office:value="100" calcext:value-type="float">
            <text:p>100</text:p>
          </table:table-cell>
          <table:table-cell/>
          <table:table-cell table:formula="of:=[.F422] +  NU * LOG(KK/[.F422]; RR) * [.F422]" office:value-type="float" office:value="15940817.9589821" calcext:value-type="float">
            <text:p>1594081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999473" calcext:value-type="float">
            <text:p>15999473</text:p>
          </table:table-cell>
          <table:table-cell/>
          <table:table-cell table:formula="of:=[.D423] + k*[.D423]*(1-[.D423]/Max)" office:value-type="float" office:value="100" calcext:value-type="float">
            <text:p>100</text:p>
          </table:table-cell>
          <table:table-cell/>
          <table:table-cell table:formula="of:=[.F423] +  NU * LOG(KK/[.F423]; RR) * [.F423]" office:value-type="float" office:value="15941954.2727677" calcext:value-type="float">
            <text:p>1594195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999499" calcext:value-type="float">
            <text:p>15999499</text:p>
          </table:table-cell>
          <table:table-cell/>
          <table:table-cell table:formula="of:=[.D424] + k*[.D424]*(1-[.D424]/Max)" office:value-type="float" office:value="100" calcext:value-type="float">
            <text:p>100</text:p>
          </table:table-cell>
          <table:table-cell/>
          <table:table-cell table:formula="of:=[.F424] +  NU * LOG(KK/[.F424]; RR) * [.F424]" office:value-type="float" office:value="15943068.8087175" calcext:value-type="float">
            <text:p>1594306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999524" calcext:value-type="float">
            <text:p>15999524</text:p>
          </table:table-cell>
          <table:table-cell/>
          <table:table-cell table:formula="of:=[.D425] + k*[.D425]*(1-[.D425]/Max)" office:value-type="float" office:value="100" calcext:value-type="float">
            <text:p>100</text:p>
          </table:table-cell>
          <table:table-cell/>
          <table:table-cell table:formula="of:=[.F425] +  NU * LOG(KK/[.F425]; RR) * [.F425]" office:value-type="float" office:value="15944161.9826978" calcext:value-type="float">
            <text:p>1594416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999548" calcext:value-type="float">
            <text:p>15999548</text:p>
          </table:table-cell>
          <table:table-cell/>
          <table:table-cell table:formula="of:=[.D426] + k*[.D426]*(1-[.D426]/Max)" office:value-type="float" office:value="100" calcext:value-type="float">
            <text:p>100</text:p>
          </table:table-cell>
          <table:table-cell/>
          <table:table-cell table:formula="of:=[.F426] +  NU * LOG(KK/[.F426]; RR) * [.F426]" office:value-type="float" office:value="15945234.2026907" calcext:value-type="float">
            <text:p>1594523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999570" calcext:value-type="float">
            <text:p>15999570</text:p>
          </table:table-cell>
          <table:table-cell/>
          <table:table-cell table:formula="of:=[.D427] + k*[.D427]*(1-[.D427]/Max)" office:value-type="float" office:value="100" calcext:value-type="float">
            <text:p>100</text:p>
          </table:table-cell>
          <table:table-cell/>
          <table:table-cell table:formula="of:=[.F427] +  NU * LOG(KK/[.F427]; RR) * [.F427]" office:value-type="float" office:value="15946285.8689424" calcext:value-type="float">
            <text:p>1594628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999592" calcext:value-type="float">
            <text:p>15999592</text:p>
          </table:table-cell>
          <table:table-cell/>
          <table:table-cell table:formula="of:=[.D428] + k*[.D428]*(1-[.D428]/Max)" office:value-type="float" office:value="100" calcext:value-type="float">
            <text:p>100</text:p>
          </table:table-cell>
          <table:table-cell/>
          <table:table-cell table:formula="of:=[.F428] +  NU * LOG(KK/[.F428]; RR) * [.F428]" office:value-type="float" office:value="15947317.3741071" calcext:value-type="float">
            <text:p>1594731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999612" calcext:value-type="float">
            <text:p>15999612</text:p>
          </table:table-cell>
          <table:table-cell/>
          <table:table-cell table:formula="of:=[.D429] + k*[.D429]*(1-[.D429]/Max)" office:value-type="float" office:value="100" calcext:value-type="float">
            <text:p>100</text:p>
          </table:table-cell>
          <table:table-cell/>
          <table:table-cell table:formula="of:=[.F429] +  NU * LOG(KK/[.F429]; RR) * [.F429]" office:value-type="float" office:value="15948329.103389" calcext:value-type="float">
            <text:p>1594832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999632" calcext:value-type="float">
            <text:p>15999632</text:p>
          </table:table-cell>
          <table:table-cell/>
          <table:table-cell table:formula="of:=[.D430] + k*[.D430]*(1-[.D430]/Max)" office:value-type="float" office:value="100" calcext:value-type="float">
            <text:p>100</text:p>
          </table:table-cell>
          <table:table-cell/>
          <table:table-cell table:formula="of:=[.F430] +  NU * LOG(KK/[.F430]; RR) * [.F430]" office:value-type="float" office:value="15949321.4346822" calcext:value-type="float">
            <text:p>1594932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999650" calcext:value-type="float">
            <text:p>15999650</text:p>
          </table:table-cell>
          <table:table-cell/>
          <table:table-cell table:formula="of:=[.D431] + k*[.D431]*(1-[.D431]/Max)" office:value-type="float" office:value="100" calcext:value-type="float">
            <text:p>100</text:p>
          </table:table-cell>
          <table:table-cell/>
          <table:table-cell table:formula="of:=[.F431] +  NU * LOG(KK/[.F431]; RR) * [.F431]" office:value-type="float" office:value="15950294.7387069" calcext:value-type="float">
            <text:p>159502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99667" calcext:value-type="float">
            <text:p>15999667</text:p>
          </table:table-cell>
          <table:table-cell/>
          <table:table-cell table:formula="of:=[.D432] + k*[.D432]*(1-[.D432]/Max)" office:value-type="float" office:value="100" calcext:value-type="float">
            <text:p>100</text:p>
          </table:table-cell>
          <table:table-cell/>
          <table:table-cell table:formula="of:=[.F432] +  NU * LOG(KK/[.F432]; RR) * [.F432]" office:value-type="float" office:value="15951249.3791441" calcext:value-type="float">
            <text:p>1595124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999684" calcext:value-type="float">
            <text:p>15999684</text:p>
          </table:table-cell>
          <table:table-cell/>
          <table:table-cell table:formula="of:=[.D433] + k*[.D433]*(1-[.D433]/Max)" office:value-type="float" office:value="100" calcext:value-type="float">
            <text:p>100</text:p>
          </table:table-cell>
          <table:table-cell/>
          <table:table-cell table:formula="of:=[.F433] +  NU * LOG(KK/[.F433]; RR) * [.F433]" office:value-type="float" office:value="15952185.7127676" calcext:value-type="float">
            <text:p>1595218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5999700" calcext:value-type="float">
            <text:p>15999700</text:p>
          </table:table-cell>
          <table:table-cell/>
          <table:table-cell table:formula="of:=[.D434] + k*[.D434]*(1-[.D434]/Max)" office:value-type="float" office:value="100" calcext:value-type="float">
            <text:p>100</text:p>
          </table:table-cell>
          <table:table-cell/>
          <table:table-cell table:formula="of:=[.F434] +  NU * LOG(KK/[.F434]; RR) * [.F434]" office:value-type="float" office:value="15953104.0895733" calcext:value-type="float">
            <text:p>1595310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999715" calcext:value-type="float">
            <text:p>15999715</text:p>
          </table:table-cell>
          <table:table-cell/>
          <table:table-cell table:formula="of:=[.D435] + k*[.D435]*(1-[.D435]/Max)" office:value-type="float" office:value="100" calcext:value-type="float">
            <text:p>100</text:p>
          </table:table-cell>
          <table:table-cell/>
          <table:table-cell table:formula="of:=[.F435] +  NU * LOG(KK/[.F435]; RR) * [.F435]" office:value-type="float" office:value="15954004.8529065" calcext:value-type="float">
            <text:p>1595400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999729" calcext:value-type="float">
            <text:p>15999729</text:p>
          </table:table-cell>
          <table:table-cell/>
          <table:table-cell table:formula="of:=[.D436] + k*[.D436]*(1-[.D436]/Max)" office:value-type="float" office:value="100" calcext:value-type="float">
            <text:p>100</text:p>
          </table:table-cell>
          <table:table-cell/>
          <table:table-cell table:formula="of:=[.F436] +  NU * LOG(KK/[.F436]; RR) * [.F436]" office:value-type="float" office:value="15954888.3395866" calcext:value-type="float">
            <text:p>1595488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999743" calcext:value-type="float">
            <text:p>15999743</text:p>
          </table:table-cell>
          <table:table-cell/>
          <table:table-cell table:formula="of:=[.D437] + k*[.D437]*(1-[.D437]/Max)" office:value-type="float" office:value="100" calcext:value-type="float">
            <text:p>100</text:p>
          </table:table-cell>
          <table:table-cell/>
          <table:table-cell table:formula="of:=[.F437] +  NU * LOG(KK/[.F437]; RR) * [.F437]" office:value-type="float" office:value="15955754.8800298" calcext:value-type="float">
            <text:p>1595575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999755" calcext:value-type="float">
            <text:p>15999755</text:p>
          </table:table-cell>
          <table:table-cell/>
          <table:table-cell table:formula="of:=[.D438] + k*[.D438]*(1-[.D438]/Max)" office:value-type="float" office:value="100" calcext:value-type="float">
            <text:p>100</text:p>
          </table:table-cell>
          <table:table-cell/>
          <table:table-cell table:formula="of:=[.F438] +  NU * LOG(KK/[.F438]; RR) * [.F438]" office:value-type="float" office:value="15956604.7983691" calcext:value-type="float">
            <text:p>1595660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999768" calcext:value-type="float">
            <text:p>15999768</text:p>
          </table:table-cell>
          <table:table-cell/>
          <table:table-cell table:formula="of:=[.D439] + k*[.D439]*(1-[.D439]/Max)" office:value-type="float" office:value="100" calcext:value-type="float">
            <text:p>100</text:p>
          </table:table-cell>
          <table:table-cell/>
          <table:table-cell table:formula="of:=[.F439] +  NU * LOG(KK/[.F439]; RR) * [.F439]" office:value-type="float" office:value="15957438.4125727" calcext:value-type="float">
            <text:p>1595743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999779" calcext:value-type="float">
            <text:p>15999779</text:p>
          </table:table-cell>
          <table:table-cell/>
          <table:table-cell table:formula="of:=[.D440] + k*[.D440]*(1-[.D440]/Max)" office:value-type="float" office:value="100" calcext:value-type="float">
            <text:p>100</text:p>
          </table:table-cell>
          <table:table-cell/>
          <table:table-cell table:formula="of:=[.F440] +  NU * LOG(KK/[.F440]; RR) * [.F440]" office:value-type="float" office:value="15958256.03456" calcext:value-type="float">
            <text:p>1595825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999790" calcext:value-type="float">
            <text:p>15999790</text:p>
          </table:table-cell>
          <table:table-cell/>
          <table:table-cell table:formula="of:=[.D441] + k*[.D441]*(1-[.D441]/Max)" office:value-type="float" office:value="100" calcext:value-type="float">
            <text:p>100</text:p>
          </table:table-cell>
          <table:table-cell/>
          <table:table-cell table:formula="of:=[.F441] +  NU * LOG(KK/[.F441]; RR) * [.F441]" office:value-type="float" office:value="15959057.9703149" calcext:value-type="float">
            <text:p>1595905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999801" calcext:value-type="float">
            <text:p>15999801</text:p>
          </table:table-cell>
          <table:table-cell/>
          <table:table-cell table:formula="of:=[.D442] + k*[.D442]*(1-[.D442]/Max)" office:value-type="float" office:value="100" calcext:value-type="float">
            <text:p>100</text:p>
          </table:table-cell>
          <table:table-cell/>
          <table:table-cell table:formula="of:=[.F442] +  NU * LOG(KK/[.F442]; RR) * [.F442]" office:value-type="float" office:value="15959844.519998" calcext:value-type="float">
            <text:p>1595984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999811" calcext:value-type="float">
            <text:p>15999811</text:p>
          </table:table-cell>
          <table:table-cell/>
          <table:table-cell table:formula="of:=[.D443] + k*[.D443]*(1-[.D443]/Max)" office:value-type="float" office:value="100" calcext:value-type="float">
            <text:p>100</text:p>
          </table:table-cell>
          <table:table-cell/>
          <table:table-cell table:formula="of:=[.F443] +  NU * LOG(KK/[.F443]; RR) * [.F443]" office:value-type="float" office:value="15960615.9780561" calcext:value-type="float">
            <text:p>1596061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999820" calcext:value-type="float">
            <text:p>15999820</text:p>
          </table:table-cell>
          <table:table-cell/>
          <table:table-cell table:formula="of:=[.D444] + k*[.D444]*(1-[.D444]/Max)" office:value-type="float" office:value="100" calcext:value-type="float">
            <text:p>100</text:p>
          </table:table-cell>
          <table:table-cell/>
          <table:table-cell table:formula="of:=[.F444] +  NU * LOG(KK/[.F444]; RR) * [.F444]" office:value-type="float" office:value="15961372.6333296" calcext:value-type="float">
            <text:p>1596137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999829" calcext:value-type="float">
            <text:p>15999829</text:p>
          </table:table-cell>
          <table:table-cell/>
          <table:table-cell table:formula="of:=[.D445] + k*[.D445]*(1-[.D445]/Max)" office:value-type="float" office:value="100" calcext:value-type="float">
            <text:p>100</text:p>
          </table:table-cell>
          <table:table-cell/>
          <table:table-cell table:formula="of:=[.F445] +  NU * LOG(KK/[.F445]; RR) * [.F445]" office:value-type="float" office:value="15962114.7691585" calcext:value-type="float">
            <text:p>1596211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999838" calcext:value-type="float">
            <text:p>15999838</text:p>
          </table:table-cell>
          <table:table-cell/>
          <table:table-cell table:formula="of:=[.D446] + k*[.D446]*(1-[.D446]/Max)" office:value-type="float" office:value="100" calcext:value-type="float">
            <text:p>100</text:p>
          </table:table-cell>
          <table:table-cell/>
          <table:table-cell table:formula="of:=[.F446] +  NU * LOG(KK/[.F446]; RR) * [.F446]" office:value-type="float" office:value="15962842.663486" calcext:value-type="float">
            <text:p>1596284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999846" calcext:value-type="float">
            <text:p>15999846</text:p>
          </table:table-cell>
          <table:table-cell/>
          <table:table-cell table:formula="of:=[.D447] + k*[.D447]*(1-[.D447]/Max)" office:value-type="float" office:value="100" calcext:value-type="float">
            <text:p>100</text:p>
          </table:table-cell>
          <table:table-cell/>
          <table:table-cell table:formula="of:=[.F447] +  NU * LOG(KK/[.F447]; RR) * [.F447]" office:value-type="float" office:value="15963556.5889601" calcext:value-type="float">
            <text:p>1596355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999853" calcext:value-type="float">
            <text:p>15999853</text:p>
          </table:table-cell>
          <table:table-cell/>
          <table:table-cell table:formula="of:=[.D448] + k*[.D448]*(1-[.D448]/Max)" office:value-type="float" office:value="100" calcext:value-type="float">
            <text:p>100</text:p>
          </table:table-cell>
          <table:table-cell/>
          <table:table-cell table:formula="of:=[.F448] +  NU * LOG(KK/[.F448]; RR) * [.F448]" office:value-type="float" office:value="15964256.8130336" calcext:value-type="float">
            <text:p>1596425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999861" calcext:value-type="float">
            <text:p>15999861</text:p>
          </table:table-cell>
          <table:table-cell/>
          <table:table-cell table:formula="of:=[.D449] + k*[.D449]*(1-[.D449]/Max)" office:value-type="float" office:value="100" calcext:value-type="float">
            <text:p>100</text:p>
          </table:table-cell>
          <table:table-cell/>
          <table:table-cell table:formula="of:=[.F449] +  NU * LOG(KK/[.F449]; RR) * [.F449]" office:value-type="float" office:value="15964943.5980623" calcext:value-type="float">
            <text:p>1596494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999868" calcext:value-type="float">
            <text:p>15999868</text:p>
          </table:table-cell>
          <table:table-cell/>
          <table:table-cell table:formula="of:=[.D450] + k*[.D450]*(1-[.D450]/Max)" office:value-type="float" office:value="100" calcext:value-type="float">
            <text:p>100</text:p>
          </table:table-cell>
          <table:table-cell/>
          <table:table-cell table:formula="of:=[.F450] +  NU * LOG(KK/[.F450]; RR) * [.F450]" office:value-type="float" office:value="15965617.201401" calcext:value-type="float">
            <text:p>1596561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999874" calcext:value-type="float">
            <text:p>15999874</text:p>
          </table:table-cell>
          <table:table-cell/>
          <table:table-cell table:formula="of:=[.D451] + k*[.D451]*(1-[.D451]/Max)" office:value-type="float" office:value="100" calcext:value-type="float">
            <text:p>100</text:p>
          </table:table-cell>
          <table:table-cell/>
          <table:table-cell table:formula="of:=[.F451] +  NU * LOG(KK/[.F451]; RR) * [.F451]" office:value-type="float" office:value="15966277.8754983" calcext:value-type="float">
            <text:p>1596627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999880" calcext:value-type="float">
            <text:p>15999880</text:p>
          </table:table-cell>
          <table:table-cell/>
          <table:table-cell table:formula="of:=[.D452] + k*[.D452]*(1-[.D452]/Max)" office:value-type="float" office:value="100" calcext:value-type="float">
            <text:p>100</text:p>
          </table:table-cell>
          <table:table-cell/>
          <table:table-cell table:formula="of:=[.F452] +  NU * LOG(KK/[.F452]; RR) * [.F452]" office:value-type="float" office:value="15966925.8679887" calcext:value-type="float">
            <text:p>1596692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999886" calcext:value-type="float">
            <text:p>15999886</text:p>
          </table:table-cell>
          <table:table-cell/>
          <table:table-cell table:formula="of:=[.D453] + k*[.D453]*(1-[.D453]/Max)" office:value-type="float" office:value="100" calcext:value-type="float">
            <text:p>100</text:p>
          </table:table-cell>
          <table:table-cell/>
          <table:table-cell table:formula="of:=[.F453] +  NU * LOG(KK/[.F453]; RR) * [.F453]" office:value-type="float" office:value="15967561.4217843" calcext:value-type="float">
            <text:p>1596756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999892" calcext:value-type="float">
            <text:p>15999892</text:p>
          </table:table-cell>
          <table:table-cell/>
          <table:table-cell table:formula="of:=[.D454] + k*[.D454]*(1-[.D454]/Max)" office:value-type="float" office:value="100" calcext:value-type="float">
            <text:p>100</text:p>
          </table:table-cell>
          <table:table-cell/>
          <table:table-cell table:formula="of:=[.F454] +  NU * LOG(KK/[.F454]; RR) * [.F454]" office:value-type="float" office:value="15968184.7751636" calcext:value-type="float">
            <text:p>1596818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999897" calcext:value-type="float">
            <text:p>15999897</text:p>
          </table:table-cell>
          <table:table-cell/>
          <table:table-cell table:formula="of:=[.D455] + k*[.D455]*(1-[.D455]/Max)" office:value-type="float" office:value="100" calcext:value-type="float">
            <text:p>100</text:p>
          </table:table-cell>
          <table:table-cell/>
          <table:table-cell table:formula="of:=[.F455] +  NU * LOG(KK/[.F455]; RR) * [.F455]" office:value-type="float" office:value="15968796.1618594" calcext:value-type="float">
            <text:p>1596879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999903" calcext:value-type="float">
            <text:p>15999903</text:p>
          </table:table-cell>
          <table:table-cell/>
          <table:table-cell table:formula="of:=[.D456] + k*[.D456]*(1-[.D456]/Max)" office:value-type="float" office:value="100" calcext:value-type="float">
            <text:p>100</text:p>
          </table:table-cell>
          <table:table-cell/>
          <table:table-cell table:formula="of:=[.F456] +  NU * LOG(KK/[.F456]; RR) * [.F456]" office:value-type="float" office:value="15969395.8111447" calcext:value-type="float">
            <text:p>1596939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999907" calcext:value-type="float">
            <text:p>15999907</text:p>
          </table:table-cell>
          <table:table-cell/>
          <table:table-cell table:formula="of:=[.D457] + k*[.D457]*(1-[.D457]/Max)" office:value-type="float" office:value="100" calcext:value-type="float">
            <text:p>100</text:p>
          </table:table-cell>
          <table:table-cell/>
          <table:table-cell table:formula="of:=[.F457] +  NU * LOG(KK/[.F457]; RR) * [.F457]" office:value-type="float" office:value="15969983.947917" calcext:value-type="float">
            <text:p>1596998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999912" calcext:value-type="float">
            <text:p>15999912</text:p>
          </table:table-cell>
          <table:table-cell/>
          <table:table-cell table:formula="of:=[.D458] + k*[.D458]*(1-[.D458]/Max)" office:value-type="float" office:value="100" calcext:value-type="float">
            <text:p>100</text:p>
          </table:table-cell>
          <table:table-cell/>
          <table:table-cell table:formula="of:=[.F458] +  NU * LOG(KK/[.F458]; RR) * [.F458]" office:value-type="float" office:value="15970560.7927814" calcext:value-type="float">
            <text:p>159705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999916" calcext:value-type="float">
            <text:p>15999916</text:p>
          </table:table-cell>
          <table:table-cell/>
          <table:table-cell table:formula="of:=[.D459] + k*[.D459]*(1-[.D459]/Max)" office:value-type="float" office:value="100" calcext:value-type="float">
            <text:p>100</text:p>
          </table:table-cell>
          <table:table-cell/>
          <table:table-cell table:formula="of:=[.F459] +  NU * LOG(KK/[.F459]; RR) * [.F459]" office:value-type="float" office:value="15971126.5621318" calcext:value-type="float">
            <text:p>1597112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999921" calcext:value-type="float">
            <text:p>15999921</text:p>
          </table:table-cell>
          <table:table-cell/>
          <table:table-cell table:formula="of:=[.D460] + k*[.D460]*(1-[.D460]/Max)" office:value-type="float" office:value="100" calcext:value-type="float">
            <text:p>100</text:p>
          </table:table-cell>
          <table:table-cell/>
          <table:table-cell table:formula="of:=[.F460] +  NU * LOG(KK/[.F460]; RR) * [.F460]" office:value-type="float" office:value="15971681.4682303" calcext:value-type="float">
            <text:p>1597168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999924" calcext:value-type="float">
            <text:p>15999924</text:p>
          </table:table-cell>
          <table:table-cell/>
          <table:table-cell table:formula="of:=[.D461] + k*[.D461]*(1-[.D461]/Max)" office:value-type="float" office:value="100" calcext:value-type="float">
            <text:p>100</text:p>
          </table:table-cell>
          <table:table-cell/>
          <table:table-cell table:formula="of:=[.F461] +  NU * LOG(KK/[.F461]; RR) * [.F461]" office:value-type="float" office:value="15972225.7192862" calcext:value-type="float">
            <text:p>1597222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999928" calcext:value-type="float">
            <text:p>15999928</text:p>
          </table:table-cell>
          <table:table-cell/>
          <table:table-cell table:formula="of:=[.D462] + k*[.D462]*(1-[.D462]/Max)" office:value-type="float" office:value="100" calcext:value-type="float">
            <text:p>100</text:p>
          </table:table-cell>
          <table:table-cell/>
          <table:table-cell table:formula="of:=[.F462] +  NU * LOG(KK/[.F462]; RR) * [.F462]" office:value-type="float" office:value="15972759.5195324" calcext:value-type="float">
            <text:p>1597276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999932" calcext:value-type="float">
            <text:p>15999932</text:p>
          </table:table-cell>
          <table:table-cell/>
          <table:table-cell table:formula="of:=[.D463] + k*[.D463]*(1-[.D463]/Max)" office:value-type="float" office:value="100" calcext:value-type="float">
            <text:p>100</text:p>
          </table:table-cell>
          <table:table-cell/>
          <table:table-cell table:formula="of:=[.F463] +  NU * LOG(KK/[.F463]; RR) * [.F463]" office:value-type="float" office:value="15973283.0693006" calcext:value-type="float">
            <text:p>1597328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999935" calcext:value-type="float">
            <text:p>15999935</text:p>
          </table:table-cell>
          <table:table-cell/>
          <table:table-cell table:formula="of:=[.D464] + k*[.D464]*(1-[.D464]/Max)" office:value-type="float" office:value="100" calcext:value-type="float">
            <text:p>100</text:p>
          </table:table-cell>
          <table:table-cell/>
          <table:table-cell table:formula="of:=[.F464] +  NU * LOG(KK/[.F464]; RR) * [.F464]" office:value-type="float" office:value="15973796.5650957" calcext:value-type="float">
            <text:p>1597379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999938" calcext:value-type="float">
            <text:p>15999938</text:p>
          </table:table-cell>
          <table:table-cell/>
          <table:table-cell table:formula="of:=[.D465] + k*[.D465]*(1-[.D465]/Max)" office:value-type="float" office:value="100" calcext:value-type="float">
            <text:p>100</text:p>
          </table:table-cell>
          <table:table-cell/>
          <table:table-cell table:formula="of:=[.F465] +  NU * LOG(KK/[.F465]; RR) * [.F465]" office:value-type="float" office:value="15974300.1996684" calcext:value-type="float">
            <text:p>1597430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999941" calcext:value-type="float">
            <text:p>15999941</text:p>
          </table:table-cell>
          <table:table-cell/>
          <table:table-cell table:formula="of:=[.D466] + k*[.D466]*(1-[.D466]/Max)" office:value-type="float" office:value="100" calcext:value-type="float">
            <text:p>100</text:p>
          </table:table-cell>
          <table:table-cell/>
          <table:table-cell table:formula="of:=[.F466] +  NU * LOG(KK/[.F466]; RR) * [.F466]" office:value-type="float" office:value="15974794.162086" calcext:value-type="float">
            <text:p>1597479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999944" calcext:value-type="float">
            <text:p>15999944</text:p>
          </table:table-cell>
          <table:table-cell/>
          <table:table-cell table:formula="of:=[.D467] + k*[.D467]*(1-[.D467]/Max)" office:value-type="float" office:value="100" calcext:value-type="float">
            <text:p>100</text:p>
          </table:table-cell>
          <table:table-cell/>
          <table:table-cell table:formula="of:=[.F467] +  NU * LOG(KK/[.F467]; RR) * [.F467]" office:value-type="float" office:value="15975278.6378028" calcext:value-type="float">
            <text:p>1597527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999947" calcext:value-type="float">
            <text:p>15999947</text:p>
          </table:table-cell>
          <table:table-cell/>
          <table:table-cell table:formula="of:=[.D468] + k*[.D468]*(1-[.D468]/Max)" office:value-type="float" office:value="100" calcext:value-type="float">
            <text:p>100</text:p>
          </table:table-cell>
          <table:table-cell/>
          <table:table-cell table:formula="of:=[.F468] +  NU * LOG(KK/[.F468]; RR) * [.F468]" office:value-type="float" office:value="15975753.8087283" calcext:value-type="float">
            <text:p>1597575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999950" calcext:value-type="float">
            <text:p>15999950</text:p>
          </table:table-cell>
          <table:table-cell/>
          <table:table-cell table:formula="of:=[.D469] + k*[.D469]*(1-[.D469]/Max)" office:value-type="float" office:value="100" calcext:value-type="float">
            <text:p>100</text:p>
          </table:table-cell>
          <table:table-cell/>
          <table:table-cell table:formula="of:=[.F469] +  NU * LOG(KK/[.F469]; RR) * [.F469]" office:value-type="float" office:value="15976219.853295" calcext:value-type="float">
            <text:p>1597622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999952" calcext:value-type="float">
            <text:p>15999952</text:p>
          </table:table-cell>
          <table:table-cell/>
          <table:table-cell table:formula="of:=[.D470] + k*[.D470]*(1-[.D470]/Max)" office:value-type="float" office:value="100" calcext:value-type="float">
            <text:p>100</text:p>
          </table:table-cell>
          <table:table-cell/>
          <table:table-cell table:formula="of:=[.F470] +  NU * LOG(KK/[.F470]; RR) * [.F470]" office:value-type="float" office:value="15976676.9465238" calcext:value-type="float">
            <text:p>1597667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999955" calcext:value-type="float">
            <text:p>15999955</text:p>
          </table:table-cell>
          <table:table-cell/>
          <table:table-cell table:formula="of:=[.D471] + k*[.D471]*(1-[.D471]/Max)" office:value-type="float" office:value="100" calcext:value-type="float">
            <text:p>100</text:p>
          </table:table-cell>
          <table:table-cell/>
          <table:table-cell table:formula="of:=[.F471] +  NU * LOG(KK/[.F471]; RR) * [.F471]" office:value-type="float" office:value="15977125.2600896" calcext:value-type="float">
            <text:p>1597712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999957" calcext:value-type="float">
            <text:p>15999957</text:p>
          </table:table-cell>
          <table:table-cell/>
          <table:table-cell table:formula="of:=[.D472] + k*[.D472]*(1-[.D472]/Max)" office:value-type="float" office:value="100" calcext:value-type="float">
            <text:p>100</text:p>
          </table:table-cell>
          <table:table-cell/>
          <table:table-cell table:formula="of:=[.F472] +  NU * LOG(KK/[.F472]; RR) * [.F472]" office:value-type="float" office:value="15977564.9623842" calcext:value-type="float">
            <text:p>1597756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999959" calcext:value-type="float">
            <text:p>15999959</text:p>
          </table:table-cell>
          <table:table-cell/>
          <table:table-cell table:formula="of:=[.D473] + k*[.D473]*(1-[.D473]/Max)" office:value-type="float" office:value="100" calcext:value-type="float">
            <text:p>100</text:p>
          </table:table-cell>
          <table:table-cell/>
          <table:table-cell table:formula="of:=[.F473] +  NU * LOG(KK/[.F473]; RR) * [.F473]" office:value-type="float" office:value="15977996.2185791" calcext:value-type="float">
            <text:p>1597799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999961" calcext:value-type="float">
            <text:p>15999961</text:p>
          </table:table-cell>
          <table:table-cell/>
          <table:table-cell table:formula="of:=[.D474] + k*[.D474]*(1-[.D474]/Max)" office:value-type="float" office:value="100" calcext:value-type="float">
            <text:p>100</text:p>
          </table:table-cell>
          <table:table-cell/>
          <table:table-cell table:formula="of:=[.F474] +  NU * LOG(KK/[.F474]; RR) * [.F474]" office:value-type="float" office:value="15978419.1906865" calcext:value-type="float">
            <text:p>159784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999963" calcext:value-type="float">
            <text:p>15999963</text:p>
          </table:table-cell>
          <table:table-cell/>
          <table:table-cell table:formula="of:=[.D475] + k*[.D475]*(1-[.D475]/Max)" office:value-type="float" office:value="100" calcext:value-type="float">
            <text:p>100</text:p>
          </table:table-cell>
          <table:table-cell/>
          <table:table-cell table:formula="of:=[.F475] +  NU * LOG(KK/[.F475]; RR) * [.F475]" office:value-type="float" office:value="15978834.0376198" calcext:value-type="float">
            <text:p>1597883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999965" calcext:value-type="float">
            <text:p>15999965</text:p>
          </table:table-cell>
          <table:table-cell/>
          <table:table-cell table:formula="of:=[.D476] + k*[.D476]*(1-[.D476]/Max)" office:value-type="float" office:value="100" calcext:value-type="float">
            <text:p>100</text:p>
          </table:table-cell>
          <table:table-cell/>
          <table:table-cell table:formula="of:=[.F476] +  NU * LOG(KK/[.F476]; RR) * [.F476]" office:value-type="float" office:value="15979240.9152519" calcext:value-type="float">
            <text:p>1597924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999966" calcext:value-type="float">
            <text:p>15999966</text:p>
          </table:table-cell>
          <table:table-cell/>
          <table:table-cell table:formula="of:=[.D477] + k*[.D477]*(1-[.D477]/Max)" office:value-type="float" office:value="100" calcext:value-type="float">
            <text:p>100</text:p>
          </table:table-cell>
          <table:table-cell/>
          <table:table-cell table:formula="of:=[.F477] +  NU * LOG(KK/[.F477]; RR) * [.F477]" office:value-type="float" office:value="15979639.9764737" calcext:value-type="float">
            <text:p>1597964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999968" calcext:value-type="float">
            <text:p>15999968</text:p>
          </table:table-cell>
          <table:table-cell/>
          <table:table-cell table:formula="of:=[.D478] + k*[.D478]*(1-[.D478]/Max)" office:value-type="float" office:value="100" calcext:value-type="float">
            <text:p>100</text:p>
          </table:table-cell>
          <table:table-cell/>
          <table:table-cell table:formula="of:=[.F478] +  NU * LOG(KK/[.F478]; RR) * [.F478]" office:value-type="float" office:value="15980031.3712505" calcext:value-type="float">
            <text:p>1598003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999970" calcext:value-type="float">
            <text:p>15999970</text:p>
          </table:table-cell>
          <table:table-cell/>
          <table:table-cell table:formula="of:=[.D479] + k*[.D479]*(1-[.D479]/Max)" office:value-type="float" office:value="100" calcext:value-type="float">
            <text:p>100</text:p>
          </table:table-cell>
          <table:table-cell/>
          <table:table-cell table:formula="of:=[.F479] +  NU * LOG(KK/[.F479]; RR) * [.F479]" office:value-type="float" office:value="15980415.2466775" calcext:value-type="float">
            <text:p>1598041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999971" calcext:value-type="float">
            <text:p>15999971</text:p>
          </table:table-cell>
          <table:table-cell/>
          <table:table-cell table:formula="of:=[.D480] + k*[.D480]*(1-[.D480]/Max)" office:value-type="float" office:value="100" calcext:value-type="float">
            <text:p>100</text:p>
          </table:table-cell>
          <table:table-cell/>
          <table:table-cell table:formula="of:=[.F480] +  NU * LOG(KK/[.F480]; RR) * [.F480]" office:value-type="float" office:value="15980791.7470351" calcext:value-type="float">
            <text:p>1598079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999973" calcext:value-type="float">
            <text:p>15999973</text:p>
          </table:table-cell>
          <table:table-cell/>
          <table:table-cell table:formula="of:=[.D481] + k*[.D481]*(1-[.D481]/Max)" office:value-type="float" office:value="100" calcext:value-type="float">
            <text:p>100</text:p>
          </table:table-cell>
          <table:table-cell/>
          <table:table-cell table:formula="of:=[.F481] +  NU * LOG(KK/[.F481]; RR) * [.F481]" office:value-type="float" office:value="15981161.0138417" calcext:value-type="float">
            <text:p>1598116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999974" calcext:value-type="float">
            <text:p>15999974</text:p>
          </table:table-cell>
          <table:table-cell/>
          <table:table-cell table:formula="of:=[.D482] + k*[.D482]*(1-[.D482]/Max)" office:value-type="float" office:value="100" calcext:value-type="float">
            <text:p>100</text:p>
          </table:table-cell>
          <table:table-cell/>
          <table:table-cell table:formula="of:=[.F482] +  NU * LOG(KK/[.F482]; RR) * [.F482]" office:value-type="float" office:value="15981523.185907" calcext:value-type="float">
            <text:p>1598152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999975" calcext:value-type="float">
            <text:p>15999975</text:p>
          </table:table-cell>
          <table:table-cell/>
          <table:table-cell table:formula="of:=[.D483] + k*[.D483]*(1-[.D483]/Max)" office:value-type="float" office:value="100" calcext:value-type="float">
            <text:p>100</text:p>
          </table:table-cell>
          <table:table-cell/>
          <table:table-cell table:formula="of:=[.F483] +  NU * LOG(KK/[.F483]; RR) * [.F483]" office:value-type="float" office:value="15981878.3993832" calcext:value-type="float">
            <text:p>1598187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999976" calcext:value-type="float">
            <text:p>15999976</text:p>
          </table:table-cell>
          <table:table-cell/>
          <table:table-cell table:formula="of:=[.D484] + k*[.D484]*(1-[.D484]/Max)" office:value-type="float" office:value="100" calcext:value-type="float">
            <text:p>100</text:p>
          </table:table-cell>
          <table:table-cell/>
          <table:table-cell table:formula="of:=[.F484] +  NU * LOG(KK/[.F484]; RR) * [.F484]" office:value-type="float" office:value="15982226.7878157" calcext:value-type="float">
            <text:p>1598222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999978" calcext:value-type="float">
            <text:p>15999978</text:p>
          </table:table-cell>
          <table:table-cell/>
          <table:table-cell table:formula="of:=[.D485] + k*[.D485]*(1-[.D485]/Max)" office:value-type="float" office:value="100" calcext:value-type="float">
            <text:p>100</text:p>
          </table:table-cell>
          <table:table-cell/>
          <table:table-cell table:formula="of:=[.F485] +  NU * LOG(KK/[.F485]; RR) * [.F485]" office:value-type="float" office:value="15982568.4821927" calcext:value-type="float">
            <text:p>1598256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999979" calcext:value-type="float">
            <text:p>15999979</text:p>
          </table:table-cell>
          <table:table-cell/>
          <table:table-cell table:formula="of:=[.D486] + k*[.D486]*(1-[.D486]/Max)" office:value-type="float" office:value="100" calcext:value-type="float">
            <text:p>100</text:p>
          </table:table-cell>
          <table:table-cell/>
          <table:table-cell table:formula="of:=[.F486] +  NU * LOG(KK/[.F486]; RR) * [.F486]" office:value-type="float" office:value="15982903.6109944" calcext:value-type="float">
            <text:p>1598290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999980" calcext:value-type="float">
            <text:p>15999980</text:p>
          </table:table-cell>
          <table:table-cell/>
          <table:table-cell table:formula="of:=[.D487] + k*[.D487]*(1-[.D487]/Max)" office:value-type="float" office:value="100" calcext:value-type="float">
            <text:p>100</text:p>
          </table:table-cell>
          <table:table-cell/>
          <table:table-cell table:formula="of:=[.F487] +  NU * LOG(KK/[.F487]; RR) * [.F487]" office:value-type="float" office:value="15983232.3002401" calcext:value-type="float">
            <text:p>1598323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999982" calcext:value-type="float">
            <text:p>15999982</text:p>
          </table:table-cell>
          <table:table-cell/>
          <table:table-cell table:formula="of:=[.D488] + k*[.D488]*(1-[.D488]/Max)" office:value-type="float" office:value="100" calcext:value-type="float">
            <text:p>100</text:p>
          </table:table-cell>
          <table:table-cell/>
          <table:table-cell table:formula="of:=[.F488] +  NU * LOG(KK/[.F488]; RR) * [.F488]" office:value-type="float" office:value="15983554.6735358" calcext:value-type="float">
            <text:p>1598355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999985" calcext:value-type="float">
            <text:p>15999985</text:p>
          </table:table-cell>
          <table:table-cell/>
          <table:table-cell table:formula="of:=[.D489] + k*[.D489]*(1-[.D489]/Max)" office:value-type="float" office:value="100" calcext:value-type="float">
            <text:p>100</text:p>
          </table:table-cell>
          <table:table-cell/>
          <table:table-cell table:formula="of:=[.F489] +  NU * LOG(KK/[.F489]; RR) * [.F489]" office:value-type="float" office:value="15983870.8521196" calcext:value-type="float">
            <text:p>1598387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999987" calcext:value-type="float">
            <text:p>15999987</text:p>
          </table:table-cell>
          <table:table-cell/>
          <table:table-cell table:formula="of:=[.D490] + k*[.D490]*(1-[.D490]/Max)" office:value-type="float" office:value="100" calcext:value-type="float">
            <text:p>100</text:p>
          </table:table-cell>
          <table:table-cell/>
          <table:table-cell table:formula="of:=[.F490] +  NU * LOG(KK/[.F490]; RR) * [.F490]" office:value-type="float" office:value="15984180.9549074" calcext:value-type="float">
            <text:p>1598418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999989" calcext:value-type="float">
            <text:p>15999989</text:p>
          </table:table-cell>
          <table:table-cell/>
          <table:table-cell table:formula="of:=[.D491] + k*[.D491]*(1-[.D491]/Max)" office:value-type="float" office:value="100" calcext:value-type="float">
            <text:p>100</text:p>
          </table:table-cell>
          <table:table-cell/>
          <table:table-cell table:formula="of:=[.F491] +  NU * LOG(KK/[.F491]; RR) * [.F491]" office:value-type="float" office:value="15984485.0985369" calcext:value-type="float">
            <text:p>1598448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999991" calcext:value-type="float">
            <text:p>15999991</text:p>
          </table:table-cell>
          <table:table-cell/>
          <table:table-cell table:formula="of:=[.D492] + k*[.D492]*(1-[.D492]/Max)" office:value-type="float" office:value="100" calcext:value-type="float">
            <text:p>100</text:p>
          </table:table-cell>
          <table:table-cell/>
          <table:table-cell table:formula="of:=[.F492] +  NU * LOG(KK/[.F492]; RR) * [.F492]" office:value-type="float" office:value="15984783.3974111" calcext:value-type="float">
            <text:p>1598478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999993" calcext:value-type="float">
            <text:p>15999993</text:p>
          </table:table-cell>
          <table:table-cell/>
          <table:table-cell table:formula="of:=[.D493] + k*[.D493]*(1-[.D493]/Max)" office:value-type="float" office:value="100" calcext:value-type="float">
            <text:p>100</text:p>
          </table:table-cell>
          <table:table-cell/>
          <table:table-cell table:formula="of:=[.F493] +  NU * LOG(KK/[.F493]; RR) * [.F493]" office:value-type="float" office:value="15985075.9637413" calcext:value-type="float">
            <text:p>15985076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999995" calcext:value-type="float">
            <text:p>15999995</text:p>
          </table:table-cell>
          <table:table-cell/>
          <table:table-cell table:formula="of:=[.D494] + k*[.D494]*(1-[.D494]/Max)" office:value-type="float" office:value="100" calcext:value-type="float">
            <text:p>100</text:p>
          </table:table-cell>
          <table:table-cell/>
          <table:table-cell table:formula="of:=[.F494] +  NU * LOG(KK/[.F494]; RR) * [.F494]" office:value-type="float" office:value="15985362.9075881" calcext:value-type="float">
            <text:p>1598536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999996" calcext:value-type="float">
            <text:p>15999996</text:p>
          </table:table-cell>
          <table:table-cell/>
          <table:table-cell table:formula="of:=[.D495] + k*[.D495]*(1-[.D495]/Max)" office:value-type="float" office:value="100" calcext:value-type="float">
            <text:p>100</text:p>
          </table:table-cell>
          <table:table-cell/>
          <table:table-cell table:formula="of:=[.F495] +  NU * LOG(KK/[.F495]; RR) * [.F495]" office:value-type="float" office:value="15985644.3369033" calcext:value-type="float">
            <text:p>1598564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999998" calcext:value-type="float">
            <text:p>15999998</text:p>
          </table:table-cell>
          <table:table-cell/>
          <table:table-cell table:formula="of:=[.D496] + k*[.D496]*(1-[.D496]/Max)" office:value-type="float" office:value="100" calcext:value-type="float">
            <text:p>100</text:p>
          </table:table-cell>
          <table:table-cell/>
          <table:table-cell table:formula="of:=[.F496] +  NU * LOG(KK/[.F496]; RR) * [.F496]" office:value-type="float" office:value="15985920.3575699" calcext:value-type="float">
            <text:p>1598592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000000" calcext:value-type="float">
            <text:p>16000000</text:p>
          </table:table-cell>
          <table:table-cell/>
          <table:table-cell table:formula="of:=[.D497] + k*[.D497]*(1-[.D497]/Max)" office:value-type="float" office:value="100" calcext:value-type="float">
            <text:p>100</text:p>
          </table:table-cell>
          <table:table-cell/>
          <table:table-cell table:formula="of:=[.F497] +  NU * LOG(KK/[.F497]; RR) * [.F497]" office:value-type="float" office:value="15986191.0734413" calcext:value-type="float">
            <text:p>15986191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000001" calcext:value-type="float">
            <text:p>16000001</text:p>
          </table:table-cell>
          <table:table-cell/>
          <table:table-cell table:formula="of:=[.D498] + k*[.D498]*(1-[.D498]/Max)" office:value-type="float" office:value="100" calcext:value-type="float">
            <text:p>100</text:p>
          </table:table-cell>
          <table:table-cell/>
          <table:table-cell table:formula="of:=[.F498] +  NU * LOG(KK/[.F498]; RR) * [.F498]" office:value-type="float" office:value="15986456.5863806" calcext:value-type="float">
            <text:p>1598645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000003" calcext:value-type="float">
            <text:p>16000003</text:p>
          </table:table-cell>
          <table:table-cell/>
          <table:table-cell table:formula="of:=[.D499] + k*[.D499]*(1-[.D499]/Max)" office:value-type="float" office:value="100" calcext:value-type="float">
            <text:p>100</text:p>
          </table:table-cell>
          <table:table-cell/>
          <table:table-cell table:formula="of:=[.F499] +  NU * LOG(KK/[.F499]; RR) * [.F499]" office:value-type="float" office:value="15986716.9962979" calcext:value-type="float">
            <text:p>15986717</text:p>
          </table:table-cell>
          <table:table-cell table:number-columns-repeated="2"/>
        </table:table-row>
        <table:table-row table:style-name="ro1" table:number-rows-repeated="10480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k" table:base-cell-address="$p.$E$1" table:cell-range-address="$p.$E$1"/>
        <table:named-range table:name="KK" table:base-cell-address="$p.$E$5" table:cell-range-address="$p.$E$5"/>
        <table:named-range table:name="Max" table:base-cell-address="$p.$E$2" table:cell-range-address="$p.$E$2"/>
        <table:named-range table:name="NU" table:base-cell-address="$p.$E$9" table:cell-range-address="$p.$E$9"/>
        <table:named-range table:name="RR" table:base-cell-address="$p.$E$10" table:cell-range-address="$p.$E$10"/>
      </table:named-expressions>
      <table:database-ranges>
        <table:database-range table:name="XXXX" table:target-range-address="p.H26:p.H2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.00.0000</text:date>, <text:time style:data-style-name="N2" text:time-value="13:32:25.9054597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5T16:14:27.998041073</dc:date>
    <meta:editing-duration>PT33M47S</meta:editing-duration>
    <meta:editing-cycles>3</meta:editing-cycles>
    <meta:generator>LibreOffice/5.0.5.1$Linux_X86_64 LibreOffice_project/00m0$Build-1</meta:generator>
    <meta:document-statistic meta:table-count="1" meta:cell-count="20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 style:data-style-name="N0">
      <style:chart-properties chart:symbol-type="named-symbol" chart:symbol-name="arrow-down" chart:symbol-width="0.01cm" chart:symbol-height="0.0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5cm" svg:height="10.758cm" xlink:href=".." xlink:type="simple" chart:class="chart:scatter" chart:style-name="ch1">
        <chart:legend chart:legend-position="end" svg:x="15.587cm" svg:y="4.582cm" style:legend-expansion="high" chart:style-name="ch2"/>
        <chart:plot-area chart:style-name="ch3" table:cell-range-address="p.A1:p.B1000 p.D1:p.D1000 p.F1:p.F500" svg:x="0.353cm" svg:y="0.215cm" svg:width="14.881cm" svg:height="10.328cm">
          <chartooo:coordinate-region svg:x="1.9cm" svg:y="0.414cm" svg:width="12.868cm" svg:height="9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.B1:p.B1000" chart:class="chart:scatter">
            <chart:domain table:cell-range-address="p.A1:p.A1000"/>
            <chart:data-point chart:repeated="79"/>
            <chart:data-point chart:style-name="ch7"/>
            <chart:data-point chart:repeated="81"/>
            <chart:data-point chart:style-name="ch7"/>
            <chart:data-point chart:repeated="838"/>
          </chart:series>
          <chart:series chart:style-name="ch8" chart:values-cell-range-address="p.D1:p.D1000" chart:class="chart:scatter">
            <chart:data-point chart:repeated="1000"/>
          </chart:series>
          <chart:series chart:style-name="ch9" chart:values-cell-range-address="p.F1:p.F500" chart:class="chart:scatter">
            <chart:domain table:cell-range-address="p.A1:p.A500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  <table:table-cell office:value-type="string">
                <text:p>Spalte A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.A1:p.A1000</svg:desc>
                </draw:g>
              </table:table-cell>
              <table:table-cell office:value-type="float" office:value="100">
                <text:p>100</text:p>
                <draw:g>
                  <svg:desc>p.B1:p.B1000</svg:desc>
                </draw:g>
              </table:table-cell>
              <table:table-cell office:value-type="float" office:value="100">
                <text:p>100</text:p>
                <draw:g>
                  <svg:desc>p.D1:p.D1000</svg:desc>
                </draw:g>
              </table:table-cell>
              <table:table-cell office:value-type="float" office:value="0">
                <text:p>0</text:p>
                <draw:g>
                  <svg:desc>p.A1:p.A500</svg:desc>
                </draw:g>
              </table:table-cell>
              <table:table-cell office:value-type="float" office:value="100">
                <text:p>100</text:p>
                <draw:g>
                  <svg:desc>p.F1:p.F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23.050283172733">
                <text:p>123.050283172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50.922754576735">
                <text:p>150.92275457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84.515950322121">
                <text:p>184.515950322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224.873197409073">
                <text:p>224.873197409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3">
                <text:p>15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273.201747659543">
                <text:p>273.201747659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30.893744929161">
                <text:p>330.893744929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99.549098413421">
                <text:p>399.549098413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81.000323010098">
                <text:p>481.000323010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77.339393606087">
                <text:p>577.339393606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34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690.94664380169">
                <text:p>690.94664380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824.521720988932">
                <text:p>824.521720988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7">
                <text:p>277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981.11658892485">
                <text:p>981.11658892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2">
                <text:p>302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1164.17054609279">
                <text:p>1164.17054609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29">
                <text:p>329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377.54720337733">
                <text:p>1377.54720337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8">
                <text:p>358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625.57333809053">
                <text:p>1625.57333809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90">
                <text:p>390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913.07951342384">
                <text:p>1913.07951342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25">
                <text:p>425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2245.44232324952">
                <text:p>2245.44232324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62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28.62809218842">
                <text:p>2628.62809218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4">
                <text:p>504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3069.23783036454">
                <text:p>3069.23783036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48">
                <text:p>548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3574.55321168099">
                <text:p>3574.55321168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97">
                <text:p>597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4152.58331420373">
                <text:p>4152.58331420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4812.11183177628">
                <text:p>4812.11183177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08">
                <text:p>708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5562.744437769">
                <text:p>5562.744437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71">
                <text:p>771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6414.95595535798">
                <text:p>6414.95595535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39">
                <text:p>839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7380.13696438977">
                <text:p>7380.13696438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14">
                <text:p>914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8470.63945317237">
                <text:p>8470.63945317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5">
                <text:p>995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9699.82110486727">
                <text:p>9699.82110486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84">
                <text:p>1084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11082.0877929451">
                <text:p>11082.0877929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80">
                <text:p>1180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12632.9338487729">
                <text:p>12632.93384877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85">
                <text:p>128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14368.9796571451">
                <text:p>14368.9796571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99">
                <text:p>1399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16308.0061327233">
                <text:p>16308.0061327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23">
                <text:p>152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8468.9856321285">
                <text:p>18468.9856321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658">
                <text:p>1658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20872.1088629797">
                <text:p>20872.1088629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05">
                <text:p>1805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23538.8073625919">
                <text:p>23538.8073625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66">
                <text:p>1966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26491.7711353467">
                <text:p>26491.7711353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40">
                <text:p>214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9754.9610588838">
                <text:p>29754.9610588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30">
                <text:p>2330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  <table:table-cell office:value-type="float" office:value="33353.6156951178">
                <text:p>33353.6156951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536">
                <text:p>2536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37314.252172466">
                <text:p>37314.2521724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761">
                <text:p>2761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41664.6608403445">
                <text:p>41664.6608403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06">
                <text:p>3006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46433.8934356199">
                <text:p>46433.8934356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272">
                <text:p>3272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51652.2445429396">
                <text:p>51652.2445429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62">
                <text:p>3562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57351.2261762731">
                <text:p>57351.2261762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878">
                <text:p>3878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63563.5353571163">
                <text:p>63563.5353571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21">
                <text:p>4221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70323.01461514">
                <text:p>70323.01461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94">
                <text:p>4594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77664.6053890591">
                <text:p>77664.6053890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001">
                <text:p>5001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85624.2943586165">
                <text:p>85624.2943586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443">
                <text:p>5443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94239.0527922343">
                <text:p>94239.0527922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924">
                <text:p>5924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103546.769048513">
                <text:p>103546.769048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447">
                <text:p>6447</text:p>
              </table:table-cell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  <table:table-cell office:value-type="float" office:value="113586.174422793">
                <text:p>113586.174422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016">
                <text:p>7016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24396.762581849">
                <text:p>124396.762581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635">
                <text:p>7635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  <table:table-cell office:value-type="float" office:value="136018.702879956">
                <text:p>136018.702879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308">
                <text:p>8308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148492.747897514">
                <text:p>148492.747897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039">
                <text:p>9039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  <table:table-cell office:value-type="float" office:value="161860.13558862">
                <text:p>161860.135588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835">
                <text:p>9835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  <table:table-cell office:value-type="float" office:value="176162.486466116">
                <text:p>176162.486466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700">
                <text:p>10700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191441.696291144">
                <text:p>191441.696291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639">
                <text:p>11639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207739.824768883">
                <text:p>207739.824768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661">
                <text:p>12661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225098.980782609">
                <text:p>225098.980782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771">
                <text:p>13771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  <table:table-cell office:value-type="float" office:value="243561.204724164">
                <text:p>243561.204724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976">
                <text:p>1497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263168.348500315">
                <text:p>263168.348500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285">
                <text:p>1628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283961.953811021">
                <text:p>283961.953811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7707">
                <text:p>17707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  <table:table-cell office:value-type="float" office:value="305983.129307381">
                <text:p>305983.129307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250">
                <text:p>19250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329272.427243842">
                <text:p>329272.427243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0925">
                <text:p>20925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353869.720241284">
                <text:p>353869.720241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2743">
                <text:p>22743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379814.078774805">
                <text:p>379814.078774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714">
                <text:p>24714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407143.649992629">
                <text:p>407143.649992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6851">
                <text:p>26851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435895.538460706">
                <text:p>435895.5384607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9168">
                <text:p>29168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466105.689411464">
                <text:p>466105.689411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1679">
                <text:p>31679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497808.775055051">
                <text:p>497808.775055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4397">
                <text:p>34397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531038.084487626">
                <text:p>531038.084487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7340">
                <text:p>3734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565825.417704022">
                <text:p>565825.417704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0525">
                <text:p>40525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602200.984191843">
                <text:p>602200.9841918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3969">
                <text:p>43969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640193.306551072">
                <text:p>640193.3065510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7692">
                <text:p>4769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679829.129547927">
                <text:p>679829.129547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1713">
                <text:p>51713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721133.334974387">
                <text:p>721133.3349743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6054">
                <text:p>56054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764128.8626459">
                <text:p>764128.8626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0736">
                <text:p>60736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808836.637829633">
                <text:p>808836.6378296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5784">
                <text:p>65784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855275.505354628">
                <text:p>855275.505354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1221">
                <text:p>71221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903462.170613707">
                <text:p>903462.1706137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7072">
                <text:p>77072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953411.147625334">
                <text:p>953411.147625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3364">
                <text:p>83364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1005134.71428214">
                <text:p>1005134.71428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0122">
                <text:p>90122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1058642.87487185">
                <text:p>1058642.874871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7374">
                <text:p>97374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1113943.32991621">
                <text:p>1113943.32991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5147">
                <text:p>105147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1171041.45333425">
                <text:p>1171041.453334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3470">
                <text:p>11347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1229940.27689857">
                <text:p>1229940.276898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2371">
                <text:p>122371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1290640.48191699">
                <text:p>1290640.481916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1877">
                <text:p>131877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  <table:table-cell office:value-type="float" office:value="1353140.39803729">
                <text:p>1353140.398037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2016">
                <text:p>142016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1417436.00904035">
                <text:p>1417436.00904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2814">
                <text:p>152814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483520.96545617">
                <text:p>1483520.96545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64299">
                <text:p>164299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1551386.60380909">
                <text:p>1551386.60380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76494">
                <text:p>176494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621021.9722723">
                <text:p>1621021.97227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89423">
                <text:p>189423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1692413.86248806">
                <text:p>1692413.86248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03108">
                <text:p>203108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1765546.84728858">
                <text:p>1765546.84728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17567">
                <text:p>217567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1840403.3240337">
                <text:p>1840403.32403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32819">
                <text:p>232819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1916963.56326498">
                <text:p>1916963.563264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8876">
                <text:p>248876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995205.76236174">
                <text:p>1995205.76236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65751">
                <text:p>265751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2075106.10387288">
                <text:p>2075106.103872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83453">
                <text:p>283453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2156638.8181889">
                <text:p>2156638.81818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1985">
                <text:p>301985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2239776.25021172">
                <text:p>2239776.25021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21349">
                <text:p>32134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324488.92967459">
                <text:p>2324488.92967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41544">
                <text:p>3415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410745.64476212">
                <text:p>2410745.644762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62564">
                <text:p>362564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2498513.51867912">
                <text:p>2498513.518679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84401">
                <text:p>384401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2587758.08881857">
                <text:p>2587758.08881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07041">
                <text:p>407041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2678443.38818166">
                <text:p>2678443.38818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30470">
                <text:p>430470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2770532.02870744">
                <text:p>2770532.02870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54669">
                <text:p>454669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2863985.28617582">
                <text:p>2863985.286175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79616">
                <text:p>479616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2958763.1863551">
                <text:p>2958763.18635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05287">
                <text:p>505287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3054824.59207395">
                <text:p>3054824.59207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31657">
                <text:p>531657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  <table:table-cell office:value-type="float" office:value="3152127.29090791">
                <text:p>3152127.29090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58696">
                <text:p>558696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3250628.08318114">
                <text:p>3250628.08318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86375">
                <text:p>586375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3350282.86999628">
                <text:p>3350282.869996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14663">
                <text:p>614663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  <table:table-cell office:value-type="float" office:value="3451046.74101777">
                <text:p>3451046.74101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43528">
                <text:p>643528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3552874.06174727">
                <text:p>3552874.06174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72937">
                <text:p>672937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3655718.56004368">
                <text:p>3655718.560043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02856">
                <text:p>702856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3759533.41165447">
                <text:p>3759533.411654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33252">
                <text:p>733252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3864271.32453952">
                <text:p>3864271.324539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64092">
                <text:p>764092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3969884.62178361">
                <text:p>3969884.62178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95343">
                <text:p>795343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4076325.32290835">
                <text:p>4076325.32290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26973">
                <text:p>826973</text:p>
              </table:table-cell>
              <table:table-cell office:value-type="float" office:value="100">
                <text:p>100</text:p>
              </table:table-cell>
              <table:table-cell office:value-type="float" office:value="118">
                <text:p>118</text:p>
              </table:table-cell>
              <table:table-cell office:value-type="float" office:value="4183545.22340937">
                <text:p>4183545.223409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58950">
                <text:p>858950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4291495.97235954">
                <text:p>4291495.97235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91243">
                <text:p>891243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4400129.14793352">
                <text:p>4400129.14793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23824">
                <text:p>923824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4509396.33072357">
                <text:p>4509396.330723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56663">
                <text:p>956663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4619249.17473083">
                <text:p>4619249.174730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89733">
                <text:p>989733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  <table:table-cell office:value-type="float" office:value="4729639.4759302">
                <text:p>4729639.4759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023008">
                <text:p>1023008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4840519.23832049">
                <text:p>4840519.238320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048479">
                <text:p>1048479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4951840.73738467">
                <text:p>4951840.73738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074578">
                <text:p>1074578</text:p>
              </table:table-cell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5063556.58089781">
                <text:p>5063556.580897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01322">
                <text:p>1101322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5175619.76703236">
                <text:p>5175619.76703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128724">
                <text:p>1128724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  <table:table-cell office:value-type="float" office:value="5287983.73972237">
                <text:p>5287983.73972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56802">
                <text:p>1156802</text:p>
              </table:table-cell>
              <table:table-cell office:value-type="float" office:value="100">
                <text:p>100</text:p>
              </table:table-cell>
              <table:table-cell office:value-type="float" office:value="129">
                <text:p>129</text:p>
              </table:table-cell>
              <table:table-cell office:value-type="float" office:value="5400602.44125898">
                <text:p>5400602.44125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185571">
                <text:p>1185571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5513430.36210057">
                <text:p>5513430.362100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15047">
                <text:p>1215047</text:p>
              </table:table-cell>
              <table:table-cell office:value-type="float" office:value="100">
                <text:p>100</text:p>
              </table:table-cell>
              <table:table-cell office:value-type="float" office:value="131">
                <text:p>131</text:p>
              </table:table-cell>
              <table:table-cell office:value-type="float" office:value="5626422.58789069">
                <text:p>5626422.58789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45248">
                <text:p>1245248</text:p>
              </table:table-cell>
              <table:table-cell office:value-type="float" office:value="100">
                <text:p>100</text:p>
              </table:table-cell>
              <table:table-cell office:value-type="float" office:value="132">
                <text:p>132</text:p>
              </table:table-cell>
              <table:table-cell office:value-type="float" office:value="5739534.84368628">
                <text:p>5739534.843686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276191">
                <text:p>1276191</text:p>
              </table:table-cell>
              <table:table-cell office:value-type="float" office:value="100">
                <text:p>100</text:p>
              </table:table-cell>
              <table:table-cell office:value-type="float" office:value="133">
                <text:p>133</text:p>
              </table:table-cell>
              <table:table-cell office:value-type="float" office:value="5852723.53540783">
                <text:p>5852723.535407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07893">
                <text:p>1307893</text:p>
              </table:table-cell>
              <table:table-cell office:value-type="float" office:value="100">
                <text:p>100</text:p>
              </table:table-cell>
              <table:table-cell office:value-type="float" office:value="134">
                <text:p>134</text:p>
              </table:table-cell>
              <table:table-cell office:value-type="float" office:value="5965945.78853107">
                <text:p>5965945.788531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40372">
                <text:p>1340372</text:p>
              </table:table-cell>
              <table:table-cell office:value-type="float" office:value="100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6079159.48404772">
                <text:p>6079159.484047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73646">
                <text:p>1373646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  <table:table-cell office:value-type="float" office:value="6192323.29172969">
                <text:p>6192323.291729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407734">
                <text:p>1407734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6305396.70073789">
                <text:p>6305396.700737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42655">
                <text:p>1442655</text:p>
              </table:table-cell>
              <table:table-cell office:value-type="float" office:value="100">
                <text:p>100</text:p>
              </table:table-cell>
              <table:table-cell office:value-type="float" office:value="138">
                <text:p>138</text:p>
              </table:table-cell>
              <table:table-cell office:value-type="float" office:value="6418340.04762255">
                <text:p>6418340.04762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78428">
                <text:p>1478428</text:p>
              </table:table-cell>
              <table:table-cell office:value-type="float" office:value="100">
                <text:p>100</text:p>
              </table:table-cell>
              <table:table-cell office:value-type="float" office:value="139">
                <text:p>139</text:p>
              </table:table-cell>
              <table:table-cell office:value-type="float" office:value="6531114.54176759">
                <text:p>6531114.54176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515073">
                <text:p>1515073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6643682.28833617">
                <text:p>6643682.28833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52610">
                <text:p>1552610</text:p>
              </table:table-cell>
              <table:table-cell office:value-type="float" office:value="100">
                <text:p>100</text:p>
              </table:table-cell>
              <table:table-cell office:value-type="float" office:value="141">
                <text:p>141</text:p>
              </table:table-cell>
              <table:table-cell office:value-type="float" office:value="6756006.30877923">
                <text:p>6756006.30877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91060">
                <text:p>1591060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  <table:table-cell office:value-type="float" office:value="6868050.5589725">
                <text:p>6868050.55897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630443">
                <text:p>1630443</text:p>
              </table:table-cell>
              <table:table-cell office:value-type="float" office:value="100">
                <text:p>100</text:p>
              </table:table-cell>
              <table:table-cell office:value-type="float" office:value="143">
                <text:p>143</text:p>
              </table:table-cell>
              <table:table-cell office:value-type="float" office:value="6979779.94505078">
                <text:p>6979779.945050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670781">
                <text:p>1670781</text:p>
              </table:table-cell>
              <table:table-cell office:value-type="float" office:value="100">
                <text:p>100</text:p>
              </table:table-cell>
              <table:table-cell office:value-type="float" office:value="144">
                <text:p>144</text:p>
              </table:table-cell>
              <table:table-cell office:value-type="float" office:value="7091160.33701145">
                <text:p>7091160.337011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712095">
                <text:p>1712095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7202158.58016135">
                <text:p>7202158.580161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754407">
                <text:p>1754407</text:p>
              </table:table-cell>
              <table:table-cell office:value-type="float" office:value="100">
                <text:p>100</text:p>
              </table:table-cell>
              <table:table-cell office:value-type="float" office:value="146">
                <text:p>146</text:p>
              </table:table-cell>
              <table:table-cell office:value-type="float" office:value="7312742.5044835">
                <text:p>7312742.50448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797740">
                <text:p>1797740</text:p>
              </table:table-cell>
              <table:table-cell office:value-type="float" office:value="100">
                <text:p>100</text:p>
              </table:table-cell>
              <table:table-cell office:value-type="float" office:value="147">
                <text:p>147</text:p>
              </table:table-cell>
              <table:table-cell office:value-type="float" office:value="7422880.9320015">
                <text:p>7422880.9320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842116">
                <text:p>1842116</text:p>
              </table:table-cell>
              <table:table-cell office:value-type="float" office:value="100">
                <text:p>100</text:p>
              </table:table-cell>
              <table:table-cell office:value-type="float" office:value="148">
                <text:p>148</text:p>
              </table:table-cell>
              <table:table-cell office:value-type="float" office:value="7532543.68222096">
                <text:p>7532543.68222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887559">
                <text:p>1887559</text:p>
              </table:table-cell>
              <table:table-cell office:value-type="float" office:value="100">
                <text:p>100</text:p>
              </table:table-cell>
              <table:table-cell office:value-type="float" office:value="149">
                <text:p>149</text:p>
              </table:table-cell>
              <table:table-cell office:value-type="float" office:value="7641701.57572818">
                <text:p>7641701.575728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934091">
                <text:p>1934091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7750326.43602663">
                <text:p>7750326.436026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981737">
                <text:p>1981737</text:p>
              </table:table-cell>
              <table:table-cell office:value-type="float" office:value="100">
                <text:p>100</text:p>
              </table:table-cell>
              <table:table-cell office:value-type="float" office:value="151">
                <text:p>151</text:p>
              </table:table-cell>
              <table:table-cell office:value-type="float" office:value="7858391.0896926">
                <text:p>7858391.08969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030520">
                <text:p>2030520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  <table:table-cell office:value-type="float" office:value="7965869.36493069">
                <text:p>7965869.364930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080466">
                <text:p>2080466</text:p>
              </table:table-cell>
              <table:table-cell office:value-type="float" office:value="100">
                <text:p>100</text:p>
              </table:table-cell>
              <table:table-cell office:value-type="float" office:value="153">
                <text:p>153</text:p>
              </table:table-cell>
              <table:table-cell office:value-type="float" office:value="8072736.08861009">
                <text:p>8072736.088610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131598">
                <text:p>2131598</text:p>
              </table:table-cell>
              <table:table-cell office:value-type="float" office:value="100">
                <text:p>100</text:p>
              </table:table-cell>
              <table:table-cell office:value-type="float" office:value="154">
                <text:p>154</text:p>
              </table:table-cell>
              <table:table-cell office:value-type="float" office:value="8178967.08186183">
                <text:p>8178967.081861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183942">
                <text:p>2183942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8284539.15431629">
                <text:p>8284539.15431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237523">
                <text:p>2237523</text:p>
              </table:table-cell>
              <table:table-cell office:value-type="float" office:value="100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8389430.09705963">
                <text:p>8389430.097059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292368">
                <text:p>2292368</text:p>
              </table:table-cell>
              <table:table-cell office:value-type="float" office:value="100">
                <text:p>100</text:p>
              </table:table-cell>
              <table:table-cell office:value-type="float" office:value="157">
                <text:p>157</text:p>
              </table:table-cell>
              <table:table-cell office:value-type="float" office:value="8493618.67438626">
                <text:p>8493618.674386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348500">
                <text:p>2348500</text:p>
              </table:table-cell>
              <table:table-cell office:value-type="float" office:value="100">
                <text:p>100</text:p>
              </table:table-cell>
              <table:table-cell office:value-type="float" office:value="158">
                <text:p>158</text:p>
              </table:table-cell>
              <table:table-cell office:value-type="float" office:value="8597084.61442345">
                <text:p>8597084.614423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5948">
                <text:p>2405948</text:p>
              </table:table-cell>
              <table:table-cell office:value-type="float" office:value="100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8699808.59870248">
                <text:p>8699808.598702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464737">
                <text:p>2464737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8801772.25074926">
                <text:p>8801772.250749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524893">
                <text:p>2524893</text:p>
              </table:table-cell>
              <table:table-cell office:value-type="float" office:value="100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8902958.12376547">
                <text:p>8902958.12376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586443">
                <text:p>2586443</text:p>
              </table:table-cell>
              <table:table-cell office:value-type="float" office:value="100">
                <text:p>100</text:p>
              </table:table-cell>
              <table:table-cell office:value-type="float" office:value="162">
                <text:p>162</text:p>
              </table:table-cell>
              <table:table-cell office:value-type="float" office:value="9003349.68746951">
                <text:p>9003349.68746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649415">
                <text:p>2649415</text:p>
              </table:table-cell>
              <table:table-cell office:value-type="float" office:value="100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9102931.3141647">
                <text:p>9102931.31416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713834">
                <text:p>2713834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9201688.2640998">
                <text:p>9201688.2640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779728">
                <text:p>2779728</text:p>
              </table:table-cell>
              <table:table-cell office:value-type="float" office:value="100">
                <text:p>100</text:p>
              </table:table-cell>
              <table:table-cell office:value-type="float" office:value="165">
                <text:p>165</text:p>
              </table:table-cell>
              <table:table-cell office:value-type="float" office:value="9299606.67018539">
                <text:p>9299606.670185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847124">
                <text:p>2847124</text:p>
              </table:table-cell>
              <table:table-cell office:value-type="float" office:value="100">
                <text:p>100</text:p>
              </table:table-cell>
              <table:table-cell office:value-type="float" office:value="166">
                <text:p>166</text:p>
              </table:table-cell>
              <table:table-cell office:value-type="float" office:value="9396673.52212704">
                <text:p>9396673.52212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916048">
                <text:p>2916048</text:p>
              </table:table-cell>
              <table:table-cell office:value-type="float" office:value="100">
                <text:p>100</text:p>
              </table:table-cell>
              <table:table-cell office:value-type="float" office:value="167">
                <text:p>167</text:p>
              </table:table-cell>
              <table:table-cell office:value-type="float" office:value="9492876.65003418">
                <text:p>9492876.65003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986528">
                <text:p>2986528</text:p>
              </table:table-cell>
              <table:table-cell office:value-type="float" office:value="100">
                <text:p>100</text:p>
              </table:table-cell>
              <table:table-cell office:value-type="float" office:value="168">
                <text:p>168</text:p>
              </table:table-cell>
              <table:table-cell office:value-type="float" office:value="9588204.70756159">
                <text:p>9588204.707561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058589">
                <text:p>3058589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9682647.15463785">
                <text:p>9682647.154637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132260">
                <text:p>3132260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  <table:table-cell office:value-type="float" office:value="9776194.23983315">
                <text:p>9776194.239833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207565">
                <text:p>3207565</text:p>
              </table:table-cell>
              <table:table-cell office:value-type="float" office:value="100">
                <text:p>100</text:p>
              </table:table-cell>
              <table:table-cell office:value-type="float" office:value="171">
                <text:p>171</text:p>
              </table:table-cell>
              <table:table-cell office:value-type="float" office:value="9868836.98241652">
                <text:p>9868836.982416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284532">
                <text:p>3284532</text:p>
              </table:table-cell>
              <table:table-cell office:value-type="float" office:value="100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9960567.1541502">
                <text:p>9960567.15415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363185">
                <text:p>3363185</text:p>
              </table:table-cell>
              <table:table-cell office:value-type="float" office:value="100">
                <text:p>100</text:p>
              </table:table-cell>
              <table:table-cell office:value-type="float" office:value="173">
                <text:p>173</text:p>
              </table:table-cell>
              <table:table-cell office:value-type="float" office:value="10051377.260867">
                <text:p>10051377.2608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443549">
                <text:p>3443549</text:p>
              </table:table-cell>
              <table:table-cell office:value-type="float" office:value="100">
                <text:p>100</text:p>
              </table:table-cell>
              <table:table-cell office:value-type="float" office:value="174">
                <text:p>174</text:p>
              </table:table-cell>
              <table:table-cell office:value-type="float" office:value="10141260.523874">
                <text:p>10141260.5238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525651">
                <text:p>3525651</text:p>
              </table:table-cell>
              <table:table-cell office:value-type="float" office:value="100">
                <text:p>100</text:p>
              </table:table-cell>
              <table:table-cell office:value-type="float" office:value="175">
                <text:p>175</text:p>
              </table:table-cell>
              <table:table-cell office:value-type="float" office:value="10230210.8612234">
                <text:p>10230210.8612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609512">
                <text:p>3609512</text:p>
              </table:table-cell>
              <table:table-cell office:value-type="float" office:value="100">
                <text:p>100</text:p>
              </table:table-cell>
              <table:table-cell office:value-type="float" office:value="176">
                <text:p>176</text:p>
              </table:table-cell>
              <table:table-cell office:value-type="float" office:value="10318222.8688908">
                <text:p>10318222.86889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695157">
                <text:p>3695157</text:p>
              </table:table-cell>
              <table:table-cell office:value-type="float" office:value="100">
                <text:p>100</text:p>
              </table:table-cell>
              <table:table-cell office:value-type="float" office:value="177">
                <text:p>177</text:p>
              </table:table-cell>
              <table:table-cell office:value-type="float" office:value="10405291.8018964">
                <text:p>10405291.80189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782609">
                <text:p>3782609</text:p>
              </table:table-cell>
              <table:table-cell office:value-type="float" office:value="100">
                <text:p>100</text:p>
              </table:table-cell>
              <table:table-cell office:value-type="float" office:value="178">
                <text:p>178</text:p>
              </table:table-cell>
              <table:table-cell office:value-type="float" office:value="10491413.5554057">
                <text:p>10491413.55540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871889">
                <text:p>3871889</text:p>
              </table:table-cell>
              <table:table-cell office:value-type="float" office:value="100">
                <text:p>100</text:p>
              </table:table-cell>
              <table:table-cell office:value-type="float" office:value="179">
                <text:p>179</text:p>
              </table:table-cell>
              <table:table-cell office:value-type="float" office:value="10576584.6458413">
                <text:p>10576584.6458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963018">
                <text:p>3963018</text:p>
              </table:table-cell>
              <table:table-cell office:value-type="float" office:value="100">
                <text:p>100</text:p>
              </table:table-cell>
              <table:table-cell office:value-type="float" office:value="180">
                <text:p>180</text:p>
              </table:table-cell>
              <table:table-cell office:value-type="float" office:value="10660802.1920374">
                <text:p>10660802.19203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056015">
                <text:p>4056015</text:p>
              </table:table-cell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  <table:table-cell office:value-type="float" office:value="10744063.8964664">
                <text:p>10744063.89646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150899">
                <text:p>4150899</text:p>
              </table:table-cell>
              <table:table-cell office:value-type="float" office:value="100">
                <text:p>100</text:p>
              </table:table-cell>
              <table:table-cell office:value-type="float" office:value="182">
                <text:p>182</text:p>
              </table:table-cell>
              <table:table-cell office:value-type="float" office:value="10826368.0265642">
                <text:p>10826368.02656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247687">
                <text:p>4247687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  <table:table-cell office:value-type="float" office:value="10907713.3961794">
                <text:p>10907713.39617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346395">
                <text:p>4346395</text:p>
              </table:table-cell>
              <table:table-cell office:value-type="float" office:value="100">
                <text:p>100</text:p>
              </table:table-cell>
              <table:table-cell office:value-type="float" office:value="184">
                <text:p>184</text:p>
              </table:table-cell>
              <table:table-cell office:value-type="float" office:value="10988099.3471714">
                <text:p>10988099.3471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447036">
                <text:p>4447036</text:p>
              </table:table-cell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  <table:table-cell office:value-type="float" office:value="11067525.7311772">
                <text:p>11067525.73117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549624">
                <text:p>4549624</text:p>
              </table:table-cell>
              <table:table-cell office:value-type="float" office:value="100">
                <text:p>100</text:p>
              </table:table-cell>
              <table:table-cell office:value-type="float" office:value="186">
                <text:p>186</text:p>
              </table:table-cell>
              <table:table-cell office:value-type="float" office:value="11145992.8915693">
                <text:p>11145992.89156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654168">
                <text:p>4654168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223501.645622">
                <text:p>11223501.645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760677">
                <text:p>4760677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  <table:table-cell office:value-type="float" office:value="11300053.2669033">
                <text:p>11300053.26690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869157">
                <text:p>4869157</text:p>
              </table:table-cell>
              <table:table-cell office:value-type="float" office:value="100">
                <text:p>100</text:p>
              </table:table-cell>
              <table:table-cell office:value-type="float" office:value="189">
                <text:p>189</text:p>
              </table:table-cell>
              <table:table-cell office:value-type="float" office:value="11375649.4679097">
                <text:p>11375649.46790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979613">
                <text:p>4979613</text:p>
              </table:table-cell>
              <table:table-cell office:value-type="float" office:value="100">
                <text:p>100</text:p>
              </table:table-cell>
              <table:table-cell office:value-type="float" office:value="190">
                <text:p>190</text:p>
              </table:table-cell>
              <table:table-cell office:value-type="float" office:value="11450292.3829556">
                <text:p>11450292.38295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5092045">
                <text:p>5092045</text:p>
              </table:table-cell>
              <table:table-cell office:value-type="float" office:value="100">
                <text:p>100</text:p>
              </table:table-cell>
              <table:table-cell office:value-type="float" office:value="191">
                <text:p>191</text:p>
              </table:table-cell>
              <table:table-cell office:value-type="float" office:value="11523984.5513328">
                <text:p>11523984.5513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5206452">
                <text:p>5206452</text:p>
              </table:table-cell>
              <table:table-cell office:value-type="float" office:value="100">
                <text:p>100</text:p>
              </table:table-cell>
              <table:table-cell office:value-type="float" office:value="192">
                <text:p>192</text:p>
              </table:table-cell>
              <table:table-cell office:value-type="float" office:value="11596728.9007495">
                <text:p>11596728.9007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5322831">
                <text:p>5322831</text:p>
              </table:table-cell>
              <table:table-cell office:value-type="float" office:value="100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11668528.7310618">
                <text:p>11668528.73106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5441174">
                <text:p>5441174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  <table:table-cell office:value-type="float" office:value="11739387.6983039">
                <text:p>11739387.69830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561472">
                <text:p>5561472</text:p>
              </table:table-cell>
              <table:table-cell office:value-type="float" office:value="100">
                <text:p>100</text:p>
              </table:table-cell>
              <table:table-cell office:value-type="float" office:value="195">
                <text:p>195</text:p>
              </table:table-cell>
              <table:table-cell office:value-type="float" office:value="11809309.799028">
                <text:p>11809309.7990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683710">
                <text:p>5683710</text:p>
              </table:table-cell>
              <table:table-cell office:value-type="float" office:value="100">
                <text:p>100</text:p>
              </table:table-cell>
              <table:table-cell office:value-type="float" office:value="196">
                <text:p>196</text:p>
              </table:table-cell>
              <table:table-cell office:value-type="float" office:value="11878299.3549589">
                <text:p>11878299.3549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5807872">
                <text:p>5807872</text:p>
              </table:table-cell>
              <table:table-cell office:value-type="float" office:value="100">
                <text:p>100</text:p>
              </table:table-cell>
              <table:table-cell office:value-type="float" office:value="197">
                <text:p>197</text:p>
              </table:table-cell>
              <table:table-cell office:value-type="float" office:value="11946360.9979705">
                <text:p>11946360.99797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5933937">
                <text:p>5933937</text:p>
              </table:table-cell>
              <table:table-cell office:value-type="float" office:value="100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12013499.6553891">
                <text:p>12013499.6553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061881">
                <text:p>6061881</text:p>
              </table:table-cell>
              <table:table-cell office:value-type="float" office:value="100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12079720.5356275">
                <text:p>12079720.5356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6191675">
                <text:p>6191675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2145029.1141528">
                <text:p>12145029.1141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323286">
                <text:p>6323286</text:p>
              </table:table-cell>
              <table:table-cell office:value-type="float" office:value="100">
                <text:p>100</text:p>
              </table:table-cell>
              <table:table-cell office:value-type="float" office:value="201">
                <text:p>201</text:p>
              </table:table-cell>
              <table:table-cell office:value-type="float" office:value="12209431.119792">
                <text:p>12209431.1197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456678">
                <text:p>6456678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  <table:table-cell office:value-type="float" office:value="12272932.5213754">
                <text:p>12272932.52137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6591809">
                <text:p>6591809</text:p>
              </table:table-cell>
              <table:table-cell office:value-type="float" office:value="100">
                <text:p>100</text:p>
              </table:table-cell>
              <table:table-cell office:value-type="float" office:value="203">
                <text:p>203</text:p>
              </table:table-cell>
              <table:table-cell office:value-type="float" office:value="12335539.51472">
                <text:p>12335539.514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6728633">
                <text:p>6728633</text:p>
              </table:table-cell>
              <table:table-cell office:value-type="float" office:value="100">
                <text:p>100</text:p>
              </table:table-cell>
              <table:table-cell office:value-type="float" office:value="204">
                <text:p>204</text:p>
              </table:table-cell>
              <table:table-cell office:value-type="float" office:value="12397258.5099528">
                <text:p>12397258.50995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6867099">
                <text:p>6867099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12458096.1191745">
                <text:p>12458096.11917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7007152">
                <text:p>7007152</text:p>
              </table:table-cell>
              <table:table-cell office:value-type="float" office:value="100">
                <text:p>100</text:p>
              </table:table-cell>
              <table:table-cell office:value-type="float" office:value="206">
                <text:p>206</text:p>
              </table:table-cell>
              <table:table-cell office:value-type="float" office:value="12518059.1444614">
                <text:p>12518059.1444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7148732">
                <text:p>7148732</text:p>
              </table:table-cell>
              <table:table-cell office:value-type="float" office:value="100">
                <text:p>100</text:p>
              </table:table-cell>
              <table:table-cell office:value-type="float" office:value="207">
                <text:p>207</text:p>
              </table:table-cell>
              <table:table-cell office:value-type="float" office:value="12577154.5662058">
                <text:p>12577154.56620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7291774">
                <text:p>7291774</text:p>
              </table:table-cell>
              <table:table-cell office:value-type="float" office:value="100">
                <text:p>100</text:p>
              </table:table-cell>
              <table:table-cell office:value-type="float" office:value="208">
                <text:p>208</text:p>
              </table:table-cell>
              <table:table-cell office:value-type="float" office:value="12635389.5317925">
                <text:p>12635389.53179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7436206">
                <text:p>7436206</text:p>
              </table:table-cell>
              <table:table-cell office:value-type="float" office:value="100">
                <text:p>100</text:p>
              </table:table-cell>
              <table:table-cell office:value-type="float" office:value="209">
                <text:p>209</text:p>
              </table:table-cell>
              <table:table-cell office:value-type="float" office:value="12692771.3446082">
                <text:p>12692771.3446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7581955">
                <text:p>7581955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  <table:table-cell office:value-type="float" office:value="12749307.4533826">
                <text:p>12749307.45338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7728940">
                <text:p>7728940</text:p>
              </table:table-cell>
              <table:table-cell office:value-type="float" office:value="100">
                <text:p>100</text:p>
              </table:table-cell>
              <table:table-cell office:value-type="float" office:value="211">
                <text:p>211</text:p>
              </table:table-cell>
              <table:table-cell office:value-type="float" office:value="12805005.441857">
                <text:p>12805005.4418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7877076">
                <text:p>7877076</text:p>
              </table:table-cell>
              <table:table-cell office:value-type="float" office:value="100">
                <text:p>100</text:p>
              </table:table-cell>
              <table:table-cell office:value-type="float" office:value="212">
                <text:p>212</text:p>
              </table:table-cell>
              <table:table-cell office:value-type="float" office:value="12859873.0187771">
                <text:p>12859873.01877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026272">
                <text:p>8026272</text:p>
              </table:table-cell>
              <table:table-cell office:value-type="float" office:value="100">
                <text:p>100</text:p>
              </table:table-cell>
              <table:table-cell office:value-type="float" office:value="213">
                <text:p>213</text:p>
              </table:table-cell>
              <table:table-cell office:value-type="float" office:value="12913918.008207">
                <text:p>12913918.0082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176435">
                <text:p>8176435</text:p>
              </table:table-cell>
              <table:table-cell office:value-type="float" office:value="100">
                <text:p>100</text:p>
              </table:table-cell>
              <table:table-cell office:value-type="float" office:value="214">
                <text:p>214</text:p>
              </table:table-cell>
              <table:table-cell office:value-type="float" office:value="12967148.3401588">
                <text:p>12967148.3401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327464">
                <text:p>8327464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  <table:table-cell office:value-type="float" office:value="13019572.0415351">
                <text:p>13019572.04153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479256">
                <text:p>8479256</text:p>
              </table:table-cell>
              <table:table-cell office:value-type="float" office:value="100">
                <text:p>100</text:p>
              </table:table-cell>
              <table:table-cell office:value-type="float" office:value="216">
                <text:p>216</text:p>
              </table:table-cell>
              <table:table-cell office:value-type="float" office:value="13071197.2273782">
                <text:p>13071197.22737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631702">
                <text:p>8631702</text:p>
              </table:table-cell>
              <table:table-cell office:value-type="float" office:value="100">
                <text:p>100</text:p>
              </table:table-cell>
              <table:table-cell office:value-type="float" office:value="217">
                <text:p>217</text:p>
              </table:table-cell>
              <table:table-cell office:value-type="float" office:value="13122032.0924227">
                <text:p>13122032.09242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8784690">
                <text:p>8784690</text:p>
              </table:table-cell>
              <table:table-cell office:value-type="float" office:value="100">
                <text:p>100</text:p>
              </table:table-cell>
              <table:table-cell office:value-type="float" office:value="218">
                <text:p>218</text:p>
              </table:table-cell>
              <table:table-cell office:value-type="float" office:value="13172084.9029445">
                <text:p>13172084.90294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8938104">
                <text:p>8938104</text:p>
              </table:table-cell>
              <table:table-cell office:value-type="float" office:value="100">
                <text:p>100</text:p>
              </table:table-cell>
              <table:table-cell office:value-type="float" office:value="219">
                <text:p>219</text:p>
              </table:table-cell>
              <table:table-cell office:value-type="float" office:value="13221363.9889033">
                <text:p>13221363.9889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091824">
                <text:p>9091824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13269877.7363717">
                <text:p>13269877.73637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245727">
                <text:p>9245727</text:p>
              </table:table-cell>
              <table:table-cell office:value-type="float" office:value="100">
                <text:p>100</text:p>
              </table:table-cell>
              <table:table-cell office:value-type="float" office:value="221">
                <text:p>221</text:p>
              </table:table-cell>
              <table:table-cell office:value-type="float" office:value="13317634.5802447">
                <text:p>13317634.58024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399687">
                <text:p>9399687</text:p>
              </table:table-cell>
              <table:table-cell office:value-type="float" office:value="100">
                <text:p>100</text:p>
              </table:table-cell>
              <table:table-cell office:value-type="float" office:value="222">
                <text:p>222</text:p>
              </table:table-cell>
              <table:table-cell office:value-type="float" office:value="13364642.997227">
                <text:p>13364642.9972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553576">
                <text:p>9553576</text:p>
              </table:table-cell>
              <table:table-cell office:value-type="float" office:value="100">
                <text:p>100</text:p>
              </table:table-cell>
              <table:table-cell office:value-type="float" office:value="223">
                <text:p>223</text:p>
              </table:table-cell>
              <table:table-cell office:value-type="float" office:value="13410911.4990881">
                <text:p>13410911.4990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707262">
                <text:p>9707262</text:p>
              </table:table-cell>
              <table:table-cell office:value-type="float" office:value="100">
                <text:p>100</text:p>
              </table:table-cell>
              <table:table-cell office:value-type="float" office:value="224">
                <text:p>224</text:p>
              </table:table-cell>
              <table:table-cell office:value-type="float" office:value="13456448.6261837">
                <text:p>13456448.62618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9860615">
                <text:p>9860615</text:p>
              </table:table-cell>
              <table:table-cell office:value-type="float" office:value="100">
                <text:p>100</text:p>
              </table:table-cell>
              <table:table-cell office:value-type="float" office:value="225">
                <text:p>225</text:p>
              </table:table-cell>
              <table:table-cell office:value-type="float" office:value="13501262.9412344">
                <text:p>13501262.94123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013501">
                <text:p>10013501</text:p>
              </table:table-cell>
              <table:table-cell office:value-type="float" office:value="100">
                <text:p>100</text:p>
              </table:table-cell>
              <table:table-cell office:value-type="float" office:value="226">
                <text:p>226</text:p>
              </table:table-cell>
              <table:table-cell office:value-type="float" office:value="13545363.023357">
                <text:p>13545363.0233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165787">
                <text:p>10165787</text:p>
              </table:table-cell>
              <table:table-cell office:value-type="float" office:value="100">
                <text:p>100</text:p>
              </table:table-cell>
              <table:table-cell office:value-type="float" office:value="227">
                <text:p>227</text:p>
              </table:table-cell>
              <table:table-cell office:value-type="float" office:value="13588757.4623427">
                <text:p>13588757.46234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317337">
                <text:p>10317337</text:p>
              </table:table-cell>
              <table:table-cell office:value-type="float" office:value="100">
                <text:p>100</text:p>
              </table:table-cell>
              <table:table-cell office:value-type="float" office:value="228">
                <text:p>228</text:p>
              </table:table-cell>
              <table:table-cell office:value-type="float" office:value="13631454.853176">
                <text:p>13631454.853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468019">
                <text:p>10468019</text:p>
              </table:table-cell>
              <table:table-cell office:value-type="float" office:value="100">
                <text:p>100</text:p>
              </table:table-cell>
              <table:table-cell office:value-type="float" office:value="229">
                <text:p>229</text:p>
              </table:table-cell>
              <table:table-cell office:value-type="float" office:value="13673463.7907876">
                <text:p>13673463.79078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617700">
                <text:p>10617700</text:p>
              </table:table-cell>
              <table:table-cell office:value-type="float" office:value="100">
                <text:p>100</text:p>
              </table:table-cell>
              <table:table-cell office:value-type="float" office:value="230">
                <text:p>230</text:p>
              </table:table-cell>
              <table:table-cell office:value-type="float" office:value="13714792.8650369">
                <text:p>13714792.86503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766249">
                <text:p>10766249</text:p>
              </table:table-cell>
              <table:table-cell office:value-type="float" office:value="100">
                <text:p>100</text:p>
              </table:table-cell>
              <table:table-cell office:value-type="float" office:value="231">
                <text:p>231</text:p>
              </table:table-cell>
              <table:table-cell office:value-type="float" office:value="13755450.6559166">
                <text:p>13755450.65591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913536">
                <text:p>10913536</text:p>
              </table:table-cell>
              <table:table-cell office:value-type="float" office:value="100">
                <text:p>100</text:p>
              </table:table-cell>
              <table:table-cell office:value-type="float" office:value="232">
                <text:p>232</text:p>
              </table:table-cell>
              <table:table-cell office:value-type="float" office:value="13795445.7289744">
                <text:p>13795445.72897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1059435">
                <text:p>11059435</text:p>
              </table:table-cell>
              <table:table-cell office:value-type="float" office:value="100">
                <text:p>100</text:p>
              </table:table-cell>
              <table:table-cell office:value-type="float" office:value="233">
                <text:p>233</text:p>
              </table:table-cell>
              <table:table-cell office:value-type="float" office:value="13834786.6309454">
                <text:p>13834786.6309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1203822">
                <text:p>11203822</text:p>
              </table:table-cell>
              <table:table-cell office:value-type="float" office:value="100">
                <text:p>100</text:p>
              </table:table-cell>
              <table:table-cell office:value-type="float" office:value="234">
                <text:p>234</text:p>
              </table:table-cell>
              <table:table-cell office:value-type="float" office:value="13873481.8855896">
                <text:p>13873481.88558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1346577">
                <text:p>11346577</text:p>
              </table:table-cell>
              <table:table-cell office:value-type="float" office:value="100">
                <text:p>100</text:p>
              </table:table-cell>
              <table:table-cell office:value-type="float" office:value="235">
                <text:p>235</text:p>
              </table:table-cell>
              <table:table-cell office:value-type="float" office:value="13911539.9897291">
                <text:p>13911539.98972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1487584">
                <text:p>11487584</text:p>
              </table:table-cell>
              <table:table-cell office:value-type="float" office:value="100">
                <text:p>100</text:p>
              </table:table-cell>
              <table:table-cell office:value-type="float" office:value="236">
                <text:p>236</text:p>
              </table:table-cell>
              <table:table-cell office:value-type="float" office:value="13948969.4094784">
                <text:p>13948969.40947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1626731">
                <text:p>11626731</text:p>
              </table:table-cell>
              <table:table-cell office:value-type="float" office:value="100">
                <text:p>100</text:p>
              </table:table-cell>
              <table:table-cell office:value-type="float" office:value="237">
                <text:p>237</text:p>
              </table:table-cell>
              <table:table-cell office:value-type="float" office:value="13985778.5766621">
                <text:p>13985778.57666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1763912">
                <text:p>11763912</text:p>
              </table:table-cell>
              <table:table-cell office:value-type="float" office:value="100">
                <text:p>100</text:p>
              </table:table-cell>
              <table:table-cell office:value-type="float" office:value="238">
                <text:p>238</text:p>
              </table:table-cell>
              <table:table-cell office:value-type="float" office:value="14021975.885416">
                <text:p>14021975.8854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1899025">
                <text:p>11899025</text:p>
              </table:table-cell>
              <table:table-cell office:value-type="float" office:value="100">
                <text:p>100</text:p>
              </table:table-cell>
              <table:table-cell office:value-type="float" office:value="239">
                <text:p>239</text:p>
              </table:table-cell>
              <table:table-cell office:value-type="float" office:value="14057569.6889637">
                <text:p>14057569.68896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2031975">
                <text:p>12031975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14092568.296565">
                <text:p>14092568.2965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2162672">
                <text:p>12162672</text:p>
              </table:table-cell>
              <table:table-cell office:value-type="float" office:value="100">
                <text:p>100</text:p>
              </table:table-cell>
              <table:table-cell office:value-type="float" office:value="241">
                <text:p>241</text:p>
              </table:table-cell>
              <table:table-cell office:value-type="float" office:value="14126979.97063">
                <text:p>14126979.970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2291032">
                <text:p>12291032</text:p>
              </table:table-cell>
              <table:table-cell office:value-type="float" office:value="100">
                <text:p>100</text:p>
              </table:table-cell>
              <table:table-cell office:value-type="float" office:value="242">
                <text:p>242</text:p>
              </table:table-cell>
              <table:table-cell office:value-type="float" office:value="14160812.9239934">
                <text:p>14160812.92399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2416980">
                <text:p>12416980</text:p>
              </table:table-cell>
              <table:table-cell office:value-type="float" office:value="100">
                <text:p>100</text:p>
              </table:table-cell>
              <table:table-cell office:value-type="float" office:value="243">
                <text:p>243</text:p>
              </table:table-cell>
              <table:table-cell office:value-type="float" office:value="14194075.3173445">
                <text:p>14194075.31734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2540445">
                <text:p>12540445</text:p>
              </table:table-cell>
              <table:table-cell office:value-type="float" office:value="100">
                <text:p>100</text:p>
              </table:table-cell>
              <table:table-cell office:value-type="float" office:value="244">
                <text:p>244</text:p>
              </table:table-cell>
              <table:table-cell office:value-type="float" office:value="14226775.256807">
                <text:p>14226775.2568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2661364">
                <text:p>12661364</text:p>
              </table:table-cell>
              <table:table-cell office:value-type="float" office:value="100">
                <text:p>100</text:p>
              </table:table-cell>
              <table:table-cell office:value-type="float" office:value="245">
                <text:p>245</text:p>
              </table:table-cell>
              <table:table-cell office:value-type="float" office:value="14258920.7916644">
                <text:p>14258920.79166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2779680">
                <text:p>12779680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14290519.9122248">
                <text:p>14290519.91222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2895346">
                <text:p>12895346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14321580.547822">
                <text:p>14321580.5478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3008319">
                <text:p>13008319</text:p>
              </table:table-cell>
              <table:table-cell office:value-type="float" office:value="100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14352110.5649464">
                <text:p>14352110.56494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3118564">
                <text:p>13118564</text:p>
              </table:table-cell>
              <table:table-cell office:value-type="float" office:value="100">
                <text:p>100</text:p>
              </table:table-cell>
              <table:table-cell office:value-type="float" office:value="249">
                <text:p>249</text:p>
              </table:table-cell>
              <table:table-cell office:value-type="float" office:value="14382117.7655027">
                <text:p>14382117.76550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3226053">
                <text:p>13226053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14411609.8851881">
                <text:p>14411609.8851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3330766">
                <text:p>13330766</text:p>
              </table:table-cell>
              <table:table-cell office:value-type="float" office:value="100">
                <text:p>100</text:p>
              </table:table-cell>
              <table:table-cell office:value-type="float" office:value="251">
                <text:p>251</text:p>
              </table:table-cell>
              <table:table-cell office:value-type="float" office:value="14440594.5919883">
                <text:p>14440594.59198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3432687">
                <text:p>13432687</text:p>
              </table:table-cell>
              <table:table-cell office:value-type="float" office:value="100">
                <text:p>100</text:p>
              </table:table-cell>
              <table:table-cell office:value-type="float" office:value="252">
                <text:p>252</text:p>
              </table:table-cell>
              <table:table-cell office:value-type="float" office:value="14469079.484786">
                <text:p>14469079.4847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3531810">
                <text:p>13531810</text:p>
              </table:table-cell>
              <table:table-cell office:value-type="float" office:value="100">
                <text:p>100</text:p>
              </table:table-cell>
              <table:table-cell office:value-type="float" office:value="253">
                <text:p>253</text:p>
              </table:table-cell>
              <table:table-cell office:value-type="float" office:value="14497072.0920778">
                <text:p>14497072.09207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3628131">
                <text:p>13628131</text:p>
              </table:table-cell>
              <table:table-cell office:value-type="float" office:value="100">
                <text:p>100</text:p>
              </table:table-cell>
              <table:table-cell office:value-type="float" office:value="254">
                <text:p>254</text:p>
              </table:table-cell>
              <table:table-cell office:value-type="float" office:value="14524579.8707954">
                <text:p>14524579.87079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3721657">
                <text:p>13721657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14551610.2052273">
                <text:p>14551610.20522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3812397">
                <text:p>13812397</text:p>
              </table:table-cell>
              <table:table-cell office:value-type="float" office:value="100">
                <text:p>100</text:p>
              </table:table-cell>
              <table:table-cell office:value-type="float" office:value="256">
                <text:p>256</text:p>
              </table:table-cell>
              <table:table-cell office:value-type="float" office:value="14578170.4060369">
                <text:p>14578170.40603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3900367">
                <text:p>13900367</text:p>
              </table:table-cell>
              <table:table-cell office:value-type="float" office:value="100">
                <text:p>100</text:p>
              </table:table-cell>
              <table:table-cell office:value-type="float" office:value="257">
                <text:p>257</text:p>
              </table:table-cell>
              <table:table-cell office:value-type="float" office:value="14604267.7093731">
                <text:p>14604267.70937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3985588">
                <text:p>13985588</text:p>
              </table:table-cell>
              <table:table-cell office:value-type="float" office:value="100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14629909.2760701">
                <text:p>14629909.27607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4068086">
                <text:p>14068086</text:p>
              </table:table-cell>
              <table:table-cell office:value-type="float" office:value="100">
                <text:p>100</text:p>
              </table:table-cell>
              <table:table-cell office:value-type="float" office:value="259">
                <text:p>259</text:p>
              </table:table-cell>
              <table:table-cell office:value-type="float" office:value="14655102.1909319">
                <text:p>14655102.19093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4147890">
                <text:p>14147890</text:p>
              </table:table-cell>
              <table:table-cell office:value-type="float" office:value="100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14679853.4620993">
                <text:p>14679853.46209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4225037">
                <text:p>14225037</text:p>
              </table:table-cell>
              <table:table-cell office:value-type="float" office:value="100">
                <text:p>100</text:p>
              </table:table-cell>
              <table:table-cell office:value-type="float" office:value="261">
                <text:p>261</text:p>
              </table:table-cell>
              <table:table-cell office:value-type="float" office:value="14704170.0204949">
                <text:p>14704170.0204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4299563">
                <text:p>14299563</text:p>
              </table:table-cell>
              <table:table-cell office:value-type="float" office:value="100">
                <text:p>100</text:p>
              </table:table-cell>
              <table:table-cell office:value-type="float" office:value="262">
                <text:p>262</text:p>
              </table:table-cell>
              <table:table-cell office:value-type="float" office:value="14728058.7193432">
                <text:p>14728058.71934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4371511">
                <text:p>14371511</text:p>
              </table:table-cell>
              <table:table-cell office:value-type="float" office:value="100">
                <text:p>100</text:p>
              </table:table-cell>
              <table:table-cell office:value-type="float" office:value="263">
                <text:p>263</text:p>
              </table:table-cell>
              <table:table-cell office:value-type="float" office:value="14751526.3337624">
                <text:p>14751526.33376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4440926">
                <text:p>14440926</text:p>
              </table:table-cell>
              <table:table-cell office:value-type="float" office:value="100">
                <text:p>100</text:p>
              </table:table-cell>
              <table:table-cell office:value-type="float" office:value="264">
                <text:p>264</text:p>
              </table:table-cell>
              <table:table-cell office:value-type="float" office:value="14774579.5604252">
                <text:p>14774579.5604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4507856">
                <text:p>14507856</text:p>
              </table:table-cell>
              <table:table-cell office:value-type="float" office:value="100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14797225.0172852">
                <text:p>14797225.01728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4572351">
                <text:p>14572351</text:p>
              </table:table-cell>
              <table:table-cell office:value-type="float" office:value="100">
                <text:p>100</text:p>
              </table:table-cell>
              <table:table-cell office:value-type="float" office:value="266">
                <text:p>266</text:p>
              </table:table-cell>
              <table:table-cell office:value-type="float" office:value="14819469.2433659">
                <text:p>14819469.24336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4634463">
                <text:p>14634463</text:p>
              </table:table-cell>
              <table:table-cell office:value-type="float" office:value="100">
                <text:p>100</text:p>
              </table:table-cell>
              <table:table-cell office:value-type="float" office:value="267">
                <text:p>267</text:p>
              </table:table-cell>
              <table:table-cell office:value-type="float" office:value="14841318.6986097">
                <text:p>14841318.69860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4694248">
                <text:p>14694248</text:p>
              </table:table-cell>
              <table:table-cell office:value-type="float" office:value="100">
                <text:p>100</text:p>
              </table:table-cell>
              <table:table-cell office:value-type="float" office:value="268">
                <text:p>268</text:p>
              </table:table-cell>
              <table:table-cell office:value-type="float" office:value="14862779.7637844">
                <text:p>14862779.7637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4751761">
                <text:p>14751761</text:p>
              </table:table-cell>
              <table:table-cell office:value-type="float" office:value="100">
                <text:p>100</text:p>
              </table:table-cell>
              <table:table-cell office:value-type="float" office:value="269">
                <text:p>269</text:p>
              </table:table-cell>
              <table:table-cell office:value-type="float" office:value="14883858.7404433">
                <text:p>14883858.74044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4807059">
                <text:p>14807059</text:p>
              </table:table-cell>
              <table:table-cell office:value-type="float" office:value="100">
                <text:p>100</text:p>
              </table:table-cell>
              <table:table-cell office:value-type="float" office:value="270">
                <text:p>270</text:p>
              </table:table-cell>
              <table:table-cell office:value-type="float" office:value="14904561.850938">
                <text:p>14904561.8509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4860201">
                <text:p>14860201</text:p>
              </table:table-cell>
              <table:table-cell office:value-type="float" office:value="100">
                <text:p>100</text:p>
              </table:table-cell>
              <table:table-cell office:value-type="float" office:value="271">
                <text:p>271</text:p>
              </table:table-cell>
              <table:table-cell office:value-type="float" office:value="14924895.2384805">
                <text:p>14924895.23848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4911246">
                <text:p>14911246</text:p>
              </table:table-cell>
              <table:table-cell office:value-type="float" office:value="100">
                <text:p>100</text:p>
              </table:table-cell>
              <table:table-cell office:value-type="float" office:value="272">
                <text:p>272</text:p>
              </table:table-cell>
              <table:table-cell office:value-type="float" office:value="14944864.9672516">
                <text:p>14944864.96725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4960253">
                <text:p>14960253</text:p>
              </table:table-cell>
              <table:table-cell office:value-type="float" office:value="100">
                <text:p>100</text:p>
              </table:table-cell>
              <table:table-cell office:value-type="float" office:value="273">
                <text:p>273</text:p>
              </table:table-cell>
              <table:table-cell office:value-type="float" office:value="14964477.0225551">
                <text:p>14964477.0225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5007283">
                <text:p>15007283</text:p>
              </table:table-cell>
              <table:table-cell office:value-type="float" office:value="100">
                <text:p>100</text:p>
              </table:table-cell>
              <table:table-cell office:value-type="float" office:value="274">
                <text:p>274</text:p>
              </table:table-cell>
              <table:table-cell office:value-type="float" office:value="14983737.311013">
                <text:p>14983737.3110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5052395">
                <text:p>15052395</text:p>
              </table:table-cell>
              <table:table-cell office:value-type="float" office:value="100">
                <text:p>100</text:p>
              </table:table-cell>
              <table:table-cell office:value-type="float" office:value="275">
                <text:p>275</text:p>
              </table:table-cell>
              <table:table-cell office:value-type="float" office:value="15002651.6608021">
                <text:p>15002651.6608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5095649">
                <text:p>15095649</text:p>
              </table:table-cell>
              <table:table-cell office:value-type="float" office:value="100">
                <text:p>100</text:p>
              </table:table-cell>
              <table:table-cell office:value-type="float" office:value="276">
                <text:p>276</text:p>
              </table:table-cell>
              <table:table-cell office:value-type="float" office:value="15021225.8219278">
                <text:p>15021225.82192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5137105">
                <text:p>15137105</text:p>
              </table:table-cell>
              <table:table-cell office:value-type="float" office:value="100">
                <text:p>100</text:p>
              </table:table-cell>
              <table:table-cell office:value-type="float" office:value="277">
                <text:p>277</text:p>
              </table:table-cell>
              <table:table-cell office:value-type="float" office:value="15039465.4665346">
                <text:p>15039465.46653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5176822">
                <text:p>15176822</text:p>
              </table:table-cell>
              <table:table-cell office:value-type="float" office:value="100">
                <text:p>100</text:p>
              </table:table-cell>
              <table:table-cell office:value-type="float" office:value="278">
                <text:p>278</text:p>
              </table:table-cell>
              <table:table-cell office:value-type="float" office:value="15057376.1892503">
                <text:p>15057376.18925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5214859">
                <text:p>15214859</text:p>
              </table:table-cell>
              <table:table-cell office:value-type="float" office:value="100">
                <text:p>100</text:p>
              </table:table-cell>
              <table:table-cell office:value-type="float" office:value="279">
                <text:p>279</text:p>
              </table:table-cell>
              <table:table-cell office:value-type="float" office:value="15074963.5075624">
                <text:p>15074963.50756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5251274">
                <text:p>15251274</text:p>
              </table:table-cell>
              <table:table-cell office:value-type="float" office:value="100">
                <text:p>100</text:p>
              </table:table-cell>
              <table:table-cell office:value-type="float" office:value="280">
                <text:p>280</text:p>
              </table:table-cell>
              <table:table-cell office:value-type="float" office:value="15092232.8622254">
                <text:p>15092232.86222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5286123">
                <text:p>15286123</text:p>
              </table:table-cell>
              <table:table-cell office:value-type="float" office:value="100">
                <text:p>100</text:p>
              </table:table-cell>
              <table:table-cell office:value-type="float" office:value="281">
                <text:p>281</text:p>
              </table:table-cell>
              <table:table-cell office:value-type="float" office:value="15109189.6176956">
                <text:p>15109189.6176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5319464">
                <text:p>15319464</text:p>
              </table:table-cell>
              <table:table-cell office:value-type="float" office:value="100">
                <text:p>100</text:p>
              </table:table-cell>
              <table:table-cell office:value-type="float" office:value="282">
                <text:p>282</text:p>
              </table:table-cell>
              <table:table-cell office:value-type="float" office:value="15125839.0625941">
                <text:p>15125839.06259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5351351">
                <text:p>15351351</text:p>
              </table:table-cell>
              <table:table-cell office:value-type="float" office:value="100">
                <text:p>100</text:p>
              </table:table-cell>
              <table:table-cell office:value-type="float" office:value="283">
                <text:p>283</text:p>
              </table:table-cell>
              <table:table-cell office:value-type="float" office:value="15142186.4101944">
                <text:p>15142186.4101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5381837">
                <text:p>15381837</text:p>
              </table:table-cell>
              <table:table-cell office:value-type="float" office:value="100">
                <text:p>100</text:p>
              </table:table-cell>
              <table:table-cell office:value-type="float" office:value="284">
                <text:p>284</text:p>
              </table:table-cell>
              <table:table-cell office:value-type="float" office:value="15158236.7989338">
                <text:p>15158236.79893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5410977">
                <text:p>15410977</text:p>
              </table:table-cell>
              <table:table-cell office:value-type="float" office:value="100">
                <text:p>100</text:p>
              </table:table-cell>
              <table:table-cell office:value-type="float" office:value="285">
                <text:p>285</text:p>
              </table:table-cell>
              <table:table-cell office:value-type="float" office:value="15173995.2929468">
                <text:p>15173995.29294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5438822">
                <text:p>15438822</text:p>
              </table:table-cell>
              <table:table-cell office:value-type="float" office:value="100">
                <text:p>100</text:p>
              </table:table-cell>
              <table:table-cell office:value-type="float" office:value="286">
                <text:p>286</text:p>
              </table:table-cell>
              <table:table-cell office:value-type="float" office:value="15189466.88262">
                <text:p>15189466.882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5465422">
                <text:p>15465422</text:p>
              </table:table-cell>
              <table:table-cell office:value-type="float" office:value="100">
                <text:p>100</text:p>
              </table:table-cell>
              <table:table-cell office:value-type="float" office:value="287">
                <text:p>287</text:p>
              </table:table-cell>
              <table:table-cell office:value-type="float" office:value="15204656.4851657">
                <text:p>15204656.48516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5490826">
                <text:p>15490826</text:p>
              </table:table-cell>
              <table:table-cell office:value-type="float" office:value="100">
                <text:p>100</text:p>
              </table:table-cell>
              <table:table-cell office:value-type="float" office:value="288">
                <text:p>288</text:p>
              </table:table-cell>
              <table:table-cell office:value-type="float" office:value="15219568.9452137">
                <text:p>15219568.9452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5515083">
                <text:p>15515083</text:p>
              </table:table-cell>
              <table:table-cell office:value-type="float" office:value="100">
                <text:p>100</text:p>
              </table:table-cell>
              <table:table-cell office:value-type="float" office:value="289">
                <text:p>289</text:p>
              </table:table-cell>
              <table:table-cell office:value-type="float" office:value="15234209.0354199">
                <text:p>15234209.0354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5538237">
                <text:p>15538237</text:p>
              </table:table-cell>
              <table:table-cell office:value-type="float" office:value="100">
                <text:p>100</text:p>
              </table:table-cell>
              <table:table-cell office:value-type="float" office:value="290">
                <text:p>290</text:p>
              </table:table-cell>
              <table:table-cell office:value-type="float" office:value="15248581.4570905">
                <text:p>15248581.45709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5560336">
                <text:p>15560336</text:p>
              </table:table-cell>
              <table:table-cell office:value-type="float" office:value="100">
                <text:p>100</text:p>
              </table:table-cell>
              <table:table-cell office:value-type="float" office:value="291">
                <text:p>291</text:p>
              </table:table-cell>
              <table:table-cell office:value-type="float" office:value="15262690.8408204">
                <text:p>15262690.84082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5581421">
                <text:p>15581421</text:p>
              </table:table-cell>
              <table:table-cell office:value-type="float" office:value="100">
                <text:p>100</text:p>
              </table:table-cell>
              <table:table-cell office:value-type="float" office:value="292">
                <text:p>292</text:p>
              </table:table-cell>
              <table:table-cell office:value-type="float" office:value="15276541.7471448">
                <text:p>15276541.74714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5601536">
                <text:p>15601536</text:p>
              </table:table-cell>
              <table:table-cell office:value-type="float" office:value="100">
                <text:p>100</text:p>
              </table:table-cell>
              <table:table-cell office:value-type="float" office:value="293">
                <text:p>293</text:p>
              </table:table-cell>
              <table:table-cell office:value-type="float" office:value="15290138.6672031">
                <text:p>15290138.66720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5620721">
                <text:p>15620721</text:p>
              </table:table-cell>
              <table:table-cell office:value-type="float" office:value="100">
                <text:p>100</text:p>
              </table:table-cell>
              <table:table-cell office:value-type="float" office:value="294">
                <text:p>294</text:p>
              </table:table-cell>
              <table:table-cell office:value-type="float" office:value="15303486.0234133">
                <text:p>15303486.02341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5639016">
                <text:p>15639016</text:p>
              </table:table-cell>
              <table:table-cell office:value-type="float" office:value="100">
                <text:p>100</text:p>
              </table:table-cell>
              <table:table-cell office:value-type="float" office:value="295">
                <text:p>295</text:p>
              </table:table-cell>
              <table:table-cell office:value-type="float" office:value="15316588.1701575">
                <text:p>15316588.17015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5656459">
                <text:p>15656459</text:p>
              </table:table-cell>
              <table:table-cell office:value-type="float" office:value="100">
                <text:p>100</text:p>
              </table:table-cell>
              <table:table-cell office:value-type="float" office:value="296">
                <text:p>296</text:p>
              </table:table-cell>
              <table:table-cell office:value-type="float" office:value="15329449.3944754">
                <text:p>15329449.39447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5673087">
                <text:p>15673087</text:p>
              </table:table-cell>
              <table:table-cell office:value-type="float" office:value="100">
                <text:p>100</text:p>
              </table:table-cell>
              <table:table-cell office:value-type="float" office:value="297">
                <text:p>297</text:p>
              </table:table-cell>
              <table:table-cell office:value-type="float" office:value="15342073.9167664">
                <text:p>15342073.91676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5688935">
                <text:p>15688935</text:p>
              </table:table-cell>
              <table:table-cell office:value-type="float" office:value="100">
                <text:p>100</text:p>
              </table:table-cell>
              <table:table-cell office:value-type="float" office:value="298">
                <text:p>298</text:p>
              </table:table-cell>
              <table:table-cell office:value-type="float" office:value="15354465.8914996">
                <text:p>15354465.89149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5704037">
                <text:p>15704037</text:p>
              </table:table-cell>
              <table:table-cell office:value-type="float" office:value="100">
                <text:p>100</text:p>
              </table:table-cell>
              <table:table-cell office:value-type="float" office:value="299">
                <text:p>299</text:p>
              </table:table-cell>
              <table:table-cell office:value-type="float" office:value="15366629.4079291">
                <text:p>15366629.40792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5718427">
                <text:p>15718427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5378568.4908163">
                <text:p>15378568.49081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5732136">
                <text:p>15732136</text:p>
              </table:table-cell>
              <table:table-cell office:value-type="float" office:value="100">
                <text:p>100</text:p>
              </table:table-cell>
              <table:table-cell office:value-type="float" office:value="301">
                <text:p>301</text:p>
              </table:table-cell>
              <table:table-cell office:value-type="float" office:value="15390287.1011558">
                <text:p>15390287.10115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5745195">
                <text:p>15745195</text:p>
              </table:table-cell>
              <table:table-cell office:value-type="float" office:value="100">
                <text:p>100</text:p>
              </table:table-cell>
              <table:table-cell office:value-type="float" office:value="302">
                <text:p>302</text:p>
              </table:table-cell>
              <table:table-cell office:value-type="float" office:value="15401789.1369067">
                <text:p>15401789.13690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5757633">
                <text:p>15757633</text:p>
              </table:table-cell>
              <table:table-cell office:value-type="float" office:value="100">
                <text:p>100</text:p>
              </table:table-cell>
              <table:table-cell office:value-type="float" office:value="303">
                <text:p>303</text:p>
              </table:table-cell>
              <table:table-cell office:value-type="float" office:value="15413078.4337264">
                <text:p>15413078.43372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5769477">
                <text:p>15769477</text:p>
              </table:table-cell>
              <table:table-cell office:value-type="float" office:value="100">
                <text:p>100</text:p>
              </table:table-cell>
              <table:table-cell office:value-type="float" office:value="304">
                <text:p>304</text:p>
              </table:table-cell>
              <table:table-cell office:value-type="float" office:value="15424158.765708">
                <text:p>15424158.7657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5780755">
                <text:p>15780755</text:p>
              </table:table-cell>
              <table:table-cell office:value-type="float" office:value="100">
                <text:p>100</text:p>
              </table:table-cell>
              <table:table-cell office:value-type="float" office:value="305">
                <text:p>305</text:p>
              </table:table-cell>
              <table:table-cell office:value-type="float" office:value="15435033.8461192">
                <text:p>15435033.84611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5791493">
                <text:p>15791493</text:p>
              </table:table-cell>
              <table:table-cell office:value-type="float" office:value="100">
                <text:p>100</text:p>
              </table:table-cell>
              <table:table-cell office:value-type="float" office:value="306">
                <text:p>306</text:p>
              </table:table-cell>
              <table:table-cell office:value-type="float" office:value="15445707.3281436">
                <text:p>15445707.32814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5801716">
                <text:p>15801716</text:p>
              </table:table-cell>
              <table:table-cell office:value-type="float" office:value="100">
                <text:p>100</text:p>
              </table:table-cell>
              <table:table-cell office:value-type="float" office:value="307">
                <text:p>307</text:p>
              </table:table-cell>
              <table:table-cell office:value-type="float" office:value="15456182.8056222">
                <text:p>15456182.80562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5811446">
                <text:p>15811446</text:p>
              </table:table-cell>
              <table:table-cell office:value-type="float" office:value="100">
                <text:p>100</text:p>
              </table:table-cell>
              <table:table-cell office:value-type="float" office:value="308">
                <text:p>308</text:p>
              </table:table-cell>
              <table:table-cell office:value-type="float" office:value="15466463.8137958">
                <text:p>15466463.81379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5820708">
                <text:p>15820708</text:p>
              </table:table-cell>
              <table:table-cell office:value-type="float" office:value="100">
                <text:p>100</text:p>
              </table:table-cell>
              <table:table-cell office:value-type="float" office:value="309">
                <text:p>309</text:p>
              </table:table-cell>
              <table:table-cell office:value-type="float" office:value="15476553.8300478">
                <text:p>15476553.83004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5829522">
                <text:p>15829522</text:p>
              </table:table-cell>
              <table:table-cell office:value-type="float" office:value="100">
                <text:p>100</text:p>
              </table:table-cell>
              <table:table-cell office:value-type="float" office:value="310">
                <text:p>310</text:p>
              </table:table-cell>
              <table:table-cell office:value-type="float" office:value="15486456.2746453">
                <text:p>15486456.27464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5837910">
                <text:p>15837910</text:p>
              </table:table-cell>
              <table:table-cell office:value-type="float" office:value="100">
                <text:p>100</text:p>
              </table:table-cell>
              <table:table-cell office:value-type="float" office:value="311">
                <text:p>311</text:p>
              </table:table-cell>
              <table:table-cell office:value-type="float" office:value="15496174.5114806">
                <text:p>15496174.51148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845892">
                <text:p>15845892</text:p>
              </table:table-cell>
              <table:table-cell office:value-type="float" office:value="100">
                <text:p>100</text:p>
              </table:table-cell>
              <table:table-cell office:value-type="float" office:value="312">
                <text:p>312</text:p>
              </table:table-cell>
              <table:table-cell office:value-type="float" office:value="15505711.8488101">
                <text:p>15505711.84881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5853487">
                <text:p>15853487</text:p>
              </table:table-cell>
              <table:table-cell office:value-type="float" office:value="100">
                <text:p>100</text:p>
              </table:table-cell>
              <table:table-cell office:value-type="float" office:value="313">
                <text:p>313</text:p>
              </table:table-cell>
              <table:table-cell office:value-type="float" office:value="15515071.5399922">
                <text:p>15515071.53999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5860712">
                <text:p>15860712</text:p>
              </table:table-cell>
              <table:table-cell office:value-type="float" office:value="100">
                <text:p>100</text:p>
              </table:table-cell>
              <table:table-cell office:value-type="float" office:value="314">
                <text:p>314</text:p>
              </table:table-cell>
              <table:table-cell office:value-type="float" office:value="15524256.7842225">
                <text:p>15524256.78422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867586">
                <text:p>15867586</text:p>
              </table:table-cell>
              <table:table-cell office:value-type="float" office:value="100">
                <text:p>100</text:p>
              </table:table-cell>
              <table:table-cell office:value-type="float" office:value="315">
                <text:p>315</text:p>
              </table:table-cell>
              <table:table-cell office:value-type="float" office:value="15533270.7272664">
                <text:p>15533270.72726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874124">
                <text:p>15874124</text:p>
              </table:table-cell>
              <table:table-cell office:value-type="float" office:value="100">
                <text:p>100</text:p>
              </table:table-cell>
              <table:table-cell office:value-type="float" office:value="316">
                <text:p>316</text:p>
              </table:table-cell>
              <table:table-cell office:value-type="float" office:value="15542116.4621892">
                <text:p>15542116.46218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5880344">
                <text:p>15880344</text:p>
              </table:table-cell>
              <table:table-cell office:value-type="float" office:value="100">
                <text:p>100</text:p>
              </table:table-cell>
              <table:table-cell office:value-type="float" office:value="317">
                <text:p>317</text:p>
              </table:table-cell>
              <table:table-cell office:value-type="float" office:value="15550797.0300823">
                <text:p>15550797.03008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5886260">
                <text:p>15886260</text:p>
              </table:table-cell>
              <table:table-cell office:value-type="float" office:value="100">
                <text:p>100</text:p>
              </table:table-cell>
              <table:table-cell office:value-type="float" office:value="318">
                <text:p>318</text:p>
              </table:table-cell>
              <table:table-cell office:value-type="float" office:value="15559315.420786">
                <text:p>15559315.4207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5891886">
                <text:p>15891886</text:p>
              </table:table-cell>
              <table:table-cell office:value-type="float" office:value="100">
                <text:p>100</text:p>
              </table:table-cell>
              <table:table-cell office:value-type="float" office:value="319">
                <text:p>319</text:p>
              </table:table-cell>
              <table:table-cell office:value-type="float" office:value="15567674.5736087">
                <text:p>15567674.57360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5897237">
                <text:p>15897237</text:p>
              </table:table-cell>
              <table:table-cell office:value-type="float" office:value="100">
                <text:p>100</text:p>
              </table:table-cell>
              <table:table-cell office:value-type="float" office:value="320">
                <text:p>320</text:p>
              </table:table-cell>
              <table:table-cell office:value-type="float" office:value="15575877.3780417">
                <text:p>15575877.37804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5902326">
                <text:p>15902326</text:p>
              </table:table-cell>
              <table:table-cell office:value-type="float" office:value="100">
                <text:p>100</text:p>
              </table:table-cell>
              <table:table-cell office:value-type="float" office:value="321">
                <text:p>321</text:p>
              </table:table-cell>
              <table:table-cell office:value-type="float" office:value="15583926.6744691">
                <text:p>15583926.6744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907165">
                <text:p>15907165</text:p>
              </table:table-cell>
              <table:table-cell office:value-type="float" office:value="100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15591825.2548742">
                <text:p>15591825.25487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5911766">
                <text:p>15911766</text:p>
              </table:table-cell>
              <table:table-cell office:value-type="float" office:value="100">
                <text:p>100</text:p>
              </table:table-cell>
              <table:table-cell office:value-type="float" office:value="323">
                <text:p>323</text:p>
              </table:table-cell>
              <table:table-cell office:value-type="float" office:value="15599575.8635396">
                <text:p>15599575.86353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5916142">
                <text:p>15916142</text:p>
              </table:table-cell>
              <table:table-cell office:value-type="float" office:value="100">
                <text:p>100</text:p>
              </table:table-cell>
              <table:table-cell office:value-type="float" office:value="324">
                <text:p>324</text:p>
              </table:table-cell>
              <table:table-cell office:value-type="float" office:value="15607181.1977434">
                <text:p>15607181.19774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920302">
                <text:p>15920302</text:p>
              </table:table-cell>
              <table:table-cell office:value-type="float" office:value="100">
                <text:p>100</text:p>
              </table:table-cell>
              <table:table-cell office:value-type="float" office:value="325">
                <text:p>325</text:p>
              </table:table-cell>
              <table:table-cell office:value-type="float" office:value="15614643.9084492">
                <text:p>15614643.90844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924257">
                <text:p>15924257</text:p>
              </table:table-cell>
              <table:table-cell office:value-type="float" office:value="100">
                <text:p>100</text:p>
              </table:table-cell>
              <table:table-cell office:value-type="float" office:value="326">
                <text:p>326</text:p>
              </table:table-cell>
              <table:table-cell office:value-type="float" office:value="15621966.600991">
                <text:p>15621966.6009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928017">
                <text:p>15928017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  <table:table-cell office:value-type="float" office:value="15629151.8357526">
                <text:p>15629151.83575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931592">
                <text:p>15931592</text:p>
              </table:table-cell>
              <table:table-cell office:value-type="float" office:value="100">
                <text:p>100</text:p>
              </table:table-cell>
              <table:table-cell office:value-type="float" office:value="328">
                <text:p>328</text:p>
              </table:table-cell>
              <table:table-cell office:value-type="float" office:value="15636202.1288406">
                <text:p>15636202.12884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5934990">
                <text:p>15934990</text:p>
              </table:table-cell>
              <table:table-cell office:value-type="float" office:value="100">
                <text:p>100</text:p>
              </table:table-cell>
              <table:table-cell office:value-type="float" office:value="329">
                <text:p>329</text:p>
              </table:table-cell>
              <table:table-cell office:value-type="float" office:value="15643119.9527522">
                <text:p>15643119.95275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5938221">
                <text:p>15938221</text:p>
              </table:table-cell>
              <table:table-cell office:value-type="float" office:value="100">
                <text:p>100</text:p>
              </table:table-cell>
              <table:table-cell office:value-type="float" office:value="330">
                <text:p>330</text:p>
              </table:table-cell>
              <table:table-cell office:value-type="float" office:value="15649907.7370362">
                <text:p>15649907.73703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941292">
                <text:p>15941292</text:p>
              </table:table-cell>
              <table:table-cell office:value-type="float" office:value="100">
                <text:p>100</text:p>
              </table:table-cell>
              <table:table-cell office:value-type="float" office:value="331">
                <text:p>331</text:p>
              </table:table-cell>
              <table:table-cell office:value-type="float" office:value="15656567.8689479">
                <text:p>15656567.86894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5944211">
                <text:p>15944211</text:p>
              </table:table-cell>
              <table:table-cell office:value-type="float" office:value="100">
                <text:p>100</text:p>
              </table:table-cell>
              <table:table-cell office:value-type="float" office:value="332">
                <text:p>332</text:p>
              </table:table-cell>
              <table:table-cell office:value-type="float" office:value="15663102.6940983">
                <text:p>15663102.69409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946986">
                <text:p>15946986</text:p>
              </table:table-cell>
              <table:table-cell office:value-type="float" office:value="100">
                <text:p>100</text:p>
              </table:table-cell>
              <table:table-cell office:value-type="float" office:value="333">
                <text:p>333</text:p>
              </table:table-cell>
              <table:table-cell office:value-type="float" office:value="15669514.517096">
                <text:p>15669514.5170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949624">
                <text:p>15949624</text:p>
              </table:table-cell>
              <table:table-cell office:value-type="float" office:value="100">
                <text:p>100</text:p>
              </table:table-cell>
              <table:table-cell office:value-type="float" office:value="334">
                <text:p>334</text:p>
              </table:table-cell>
              <table:table-cell office:value-type="float" office:value="15675805.6021831">
                <text:p>15675805.60218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5952131">
                <text:p>15952131</text:p>
              </table:table-cell>
              <table:table-cell office:value-type="float" office:value="100">
                <text:p>100</text:p>
              </table:table-cell>
              <table:table-cell office:value-type="float" office:value="335">
                <text:p>335</text:p>
              </table:table-cell>
              <table:table-cell office:value-type="float" office:value="15681978.1738641">
                <text:p>15681978.17386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5954513">
                <text:p>15954513</text:p>
              </table:table-cell>
              <table:table-cell office:value-type="float" office:value="100">
                <text:p>100</text:p>
              </table:table-cell>
              <table:table-cell office:value-type="float" office:value="336">
                <text:p>336</text:p>
              </table:table-cell>
              <table:table-cell office:value-type="float" office:value="15688034.4175287">
                <text:p>15688034.41752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956778">
                <text:p>15956778</text:p>
              </table:table-cell>
              <table:table-cell office:value-type="float" office:value="100">
                <text:p>100</text:p>
              </table:table-cell>
              <table:table-cell office:value-type="float" office:value="337">
                <text:p>337</text:p>
              </table:table-cell>
              <table:table-cell office:value-type="float" office:value="15693976.4800669">
                <text:p>15693976.48006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5958930">
                <text:p>15958930</text:p>
              </table:table-cell>
              <table:table-cell office:value-type="float" office:value="100">
                <text:p>100</text:p>
              </table:table-cell>
              <table:table-cell office:value-type="float" office:value="338">
                <text:p>338</text:p>
              </table:table-cell>
              <table:table-cell office:value-type="float" office:value="15699806.4704786">
                <text:p>15699806.47047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5960976">
                <text:p>15960976</text:p>
              </table:table-cell>
              <table:table-cell office:value-type="float" office:value="100">
                <text:p>100</text:p>
              </table:table-cell>
              <table:table-cell office:value-type="float" office:value="339">
                <text:p>339</text:p>
              </table:table-cell>
              <table:table-cell office:value-type="float" office:value="15705526.4604748">
                <text:p>15705526.46047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5962920">
                <text:p>15962920</text:p>
              </table:table-cell>
              <table:table-cell office:value-type="float" office:value="100">
                <text:p>100</text:p>
              </table:table-cell>
              <table:table-cell office:value-type="float" office:value="340">
                <text:p>340</text:p>
              </table:table-cell>
              <table:table-cell office:value-type="float" office:value="15711138.4850732">
                <text:p>15711138.48507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964767">
                <text:p>15964767</text:p>
              </table:table-cell>
              <table:table-cell office:value-type="float" office:value="100">
                <text:p>100</text:p>
              </table:table-cell>
              <table:table-cell office:value-type="float" office:value="341">
                <text:p>341</text:p>
              </table:table-cell>
              <table:table-cell office:value-type="float" office:value="15716644.5431863">
                <text:p>15716644.54318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5966523">
                <text:p>15966523</text:p>
              </table:table-cell>
              <table:table-cell office:value-type="float" office:value="100">
                <text:p>100</text:p>
              </table:table-cell>
              <table:table-cell office:value-type="float" office:value="342">
                <text:p>342</text:p>
              </table:table-cell>
              <table:table-cell office:value-type="float" office:value="15722046.598202">
                <text:p>15722046.5982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968192">
                <text:p>15968192</text:p>
              </table:table-cell>
              <table:table-cell office:value-type="float" office:value="100">
                <text:p>100</text:p>
              </table:table-cell>
              <table:table-cell office:value-type="float" office:value="343">
                <text:p>343</text:p>
              </table:table-cell>
              <table:table-cell office:value-type="float" office:value="15727346.5785586">
                <text:p>15727346.57855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5969777">
                <text:p>15969777</text:p>
              </table:table-cell>
              <table:table-cell office:value-type="float" office:value="100">
                <text:p>100</text:p>
              </table:table-cell>
              <table:table-cell office:value-type="float" office:value="344">
                <text:p>344</text:p>
              </table:table-cell>
              <table:table-cell office:value-type="float" office:value="15732546.3783114">
                <text:p>15732546.37831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5971284">
                <text:p>15971284</text:p>
              </table:table-cell>
              <table:table-cell office:value-type="float" office:value="100">
                <text:p>100</text:p>
              </table:table-cell>
              <table:table-cell office:value-type="float" office:value="345">
                <text:p>345</text:p>
              </table:table-cell>
              <table:table-cell office:value-type="float" office:value="15737647.8576927">
                <text:p>15737647.8576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5972716">
                <text:p>15972716</text:p>
              </table:table-cell>
              <table:table-cell office:value-type="float" office:value="100">
                <text:p>100</text:p>
              </table:table-cell>
              <table:table-cell office:value-type="float" office:value="346">
                <text:p>346</text:p>
              </table:table-cell>
              <table:table-cell office:value-type="float" office:value="15742652.8436654">
                <text:p>15742652.84366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5974077">
                <text:p>15974077</text:p>
              </table:table-cell>
              <table:table-cell office:value-type="float" office:value="100">
                <text:p>100</text:p>
              </table:table-cell>
              <table:table-cell office:value-type="float" office:value="347">
                <text:p>347</text:p>
              </table:table-cell>
              <table:table-cell office:value-type="float" office:value="15747563.1304686">
                <text:p>15747563.13046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5975370">
                <text:p>15975370</text:p>
              </table:table-cell>
              <table:table-cell office:value-type="float" office:value="100">
                <text:p>100</text:p>
              </table:table-cell>
              <table:table-cell office:value-type="float" office:value="348">
                <text:p>348</text:p>
              </table:table-cell>
              <table:table-cell office:value-type="float" office:value="15752380.4801567">
                <text:p>15752380.48015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5976598">
                <text:p>15976598</text:p>
              </table:table-cell>
              <table:table-cell office:value-type="float" office:value="100">
                <text:p>100</text:p>
              </table:table-cell>
              <table:table-cell office:value-type="float" office:value="349">
                <text:p>349</text:p>
              </table:table-cell>
              <table:table-cell office:value-type="float" office:value="15757106.6231318">
                <text:p>15757106.6231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977766">
                <text:p>15977766</text:p>
              </table:table-cell>
              <table:table-cell office:value-type="float" office:value="100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15761743.258668">
                <text:p>15761743.2586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978875">
                <text:p>15978875</text:p>
              </table:table-cell>
              <table:table-cell office:value-type="float" office:value="100">
                <text:p>100</text:p>
              </table:table-cell>
              <table:table-cell office:value-type="float" office:value="351">
                <text:p>351</text:p>
              </table:table-cell>
              <table:table-cell office:value-type="float" office:value="15766292.05543">
                <text:p>15766292.055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979929">
                <text:p>15979929</text:p>
              </table:table-cell>
              <table:table-cell office:value-type="float" office:value="100">
                <text:p>100</text:p>
              </table:table-cell>
              <table:table-cell office:value-type="float" office:value="352">
                <text:p>352</text:p>
              </table:table-cell>
              <table:table-cell office:value-type="float" office:value="15770754.6519838">
                <text:p>15770754.65198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980931">
                <text:p>15980931</text:p>
              </table:table-cell>
              <table:table-cell office:value-type="float" office:value="100">
                <text:p>100</text:p>
              </table:table-cell>
              <table:table-cell office:value-type="float" office:value="353">
                <text:p>353</text:p>
              </table:table-cell>
              <table:table-cell office:value-type="float" office:value="15775132.657301">
                <text:p>15775132.6573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981883">
                <text:p>15981883</text:p>
              </table:table-cell>
              <table:table-cell office:value-type="float" office:value="100">
                <text:p>100</text:p>
              </table:table-cell>
              <table:table-cell office:value-type="float" office:value="354">
                <text:p>354</text:p>
              </table:table-cell>
              <table:table-cell office:value-type="float" office:value="15779427.6512557">
                <text:p>15779427.65125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982787">
                <text:p>15982787</text:p>
              </table:table-cell>
              <table:table-cell office:value-type="float" office:value="100">
                <text:p>100</text:p>
              </table:table-cell>
              <table:table-cell office:value-type="float" office:value="355">
                <text:p>355</text:p>
              </table:table-cell>
              <table:table-cell office:value-type="float" office:value="15783641.1851152">
                <text:p>15783641.18511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983646">
                <text:p>15983646</text:p>
              </table:table-cell>
              <table:table-cell office:value-type="float" office:value="100">
                <text:p>100</text:p>
              </table:table-cell>
              <table:table-cell office:value-type="float" office:value="356">
                <text:p>356</text:p>
              </table:table-cell>
              <table:table-cell office:value-type="float" office:value="15787774.7820229">
                <text:p>15787774.78202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984463">
                <text:p>15984463</text:p>
              </table:table-cell>
              <table:table-cell office:value-type="float" office:value="100">
                <text:p>100</text:p>
              </table:table-cell>
              <table:table-cell office:value-type="float" office:value="357">
                <text:p>357</text:p>
              </table:table-cell>
              <table:table-cell office:value-type="float" office:value="15791829.9374755">
                <text:p>15791829.93747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5985238">
                <text:p>15985238</text:p>
              </table:table-cell>
              <table:table-cell office:value-type="float" office:value="100">
                <text:p>100</text:p>
              </table:table-cell>
              <table:table-cell office:value-type="float" office:value="358">
                <text:p>358</text:p>
              </table:table-cell>
              <table:table-cell office:value-type="float" office:value="15795808.1197924">
                <text:p>15795808.11979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5985975">
                <text:p>15985975</text:p>
              </table:table-cell>
              <table:table-cell office:value-type="float" office:value="100">
                <text:p>100</text:p>
              </table:table-cell>
              <table:table-cell office:value-type="float" office:value="359">
                <text:p>359</text:p>
              </table:table-cell>
              <table:table-cell office:value-type="float" office:value="15799710.7705789">
                <text:p>15799710.77057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986676">
                <text:p>15986676</text:p>
              </table:table-cell>
              <table:table-cell office:value-type="float" office:value="100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15803539.305183">
                <text:p>15803539.3051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5987341">
                <text:p>15987341</text:p>
              </table:table-cell>
              <table:table-cell office:value-type="float" office:value="100">
                <text:p>100</text:p>
              </table:table-cell>
              <table:table-cell office:value-type="float" office:value="361">
                <text:p>361</text:p>
              </table:table-cell>
              <table:table-cell office:value-type="float" office:value="15807295.1131447">
                <text:p>15807295.11314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5987973">
                <text:p>15987973</text:p>
              </table:table-cell>
              <table:table-cell office:value-type="float" office:value="100">
                <text:p>100</text:p>
              </table:table-cell>
              <table:table-cell office:value-type="float" office:value="362">
                <text:p>362</text:p>
              </table:table-cell>
              <table:table-cell office:value-type="float" office:value="15810979.5586393">
                <text:p>15810979.55863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5988574">
                <text:p>15988574</text:p>
              </table:table-cell>
              <table:table-cell office:value-type="float" office:value="100">
                <text:p>100</text:p>
              </table:table-cell>
              <table:table-cell office:value-type="float" office:value="363">
                <text:p>363</text:p>
              </table:table-cell>
              <table:table-cell office:value-type="float" office:value="15814593.9809142">
                <text:p>15814593.98091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5989145">
                <text:p>15989145</text:p>
              </table:table-cell>
              <table:table-cell office:value-type="float" office:value="100">
                <text:p>100</text:p>
              </table:table-cell>
              <table:table-cell office:value-type="float" office:value="364">
                <text:p>364</text:p>
              </table:table-cell>
              <table:table-cell office:value-type="float" office:value="15818139.6947192">
                <text:p>15818139.69471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5989687">
                <text:p>15989687</text:p>
              </table:table-cell>
              <table:table-cell office:value-type="float" office:value="100">
                <text:p>100</text:p>
              </table:table-cell>
              <table:table-cell office:value-type="float" office:value="365">
                <text:p>365</text:p>
              </table:table-cell>
              <table:table-cell office:value-type="float" office:value="15821617.99073">
                <text:p>15821617.990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5990202">
                <text:p>15990202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15825030.1359653">
                <text:p>15825030.13596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5990691">
                <text:p>1599069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15828377.3741985">
                <text:p>15828377.37419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5991156">
                <text:p>15991156</text:p>
              </table:table-cell>
              <table:table-cell office:value-type="float" office:value="100">
                <text:p>100</text:p>
              </table:table-cell>
              <table:table-cell office:value-type="float" office:value="368">
                <text:p>368</text:p>
              </table:table-cell>
              <table:table-cell office:value-type="float" office:value="15831660.9263619">
                <text:p>15831660.92636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5991598">
                <text:p>15991598</text:p>
              </table:table-cell>
              <table:table-cell office:value-type="float" office:value="100">
                <text:p>100</text:p>
              </table:table-cell>
              <table:table-cell office:value-type="float" office:value="369">
                <text:p>369</text:p>
              </table:table-cell>
              <table:table-cell office:value-type="float" office:value="15834881.9909457">
                <text:p>15834881.99094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5992018">
                <text:p>15992018</text:p>
              </table:table-cell>
              <table:table-cell office:value-type="float" office:value="100">
                <text:p>100</text:p>
              </table:table-cell>
              <table:table-cell office:value-type="float" office:value="370">
                <text:p>370</text:p>
              </table:table-cell>
              <table:table-cell office:value-type="float" office:value="15838041.7443901">
                <text:p>15838041.74439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5992417">
                <text:p>15992417</text:p>
              </table:table-cell>
              <table:table-cell office:value-type="float" office:value="100">
                <text:p>100</text:p>
              </table:table-cell>
              <table:table-cell office:value-type="float" office:value="371">
                <text:p>371</text:p>
              </table:table-cell>
              <table:table-cell office:value-type="float" office:value="15841141.3414718">
                <text:p>15841141.34147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5992796">
                <text:p>15992796</text:p>
              </table:table-cell>
              <table:table-cell office:value-type="float" office:value="100">
                <text:p>100</text:p>
              </table:table-cell>
              <table:table-cell office:value-type="float" office:value="372">
                <text:p>372</text:p>
              </table:table-cell>
              <table:table-cell office:value-type="float" office:value="15844181.9156842">
                <text:p>15844181.91568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5993155">
                <text:p>15993155</text:p>
              </table:table-cell>
              <table:table-cell office:value-type="float" office:value="100">
                <text:p>100</text:p>
              </table:table-cell>
              <table:table-cell office:value-type="float" office:value="373">
                <text:p>373</text:p>
              </table:table-cell>
              <table:table-cell office:value-type="float" office:value="15847164.5796119">
                <text:p>15847164.57961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5993497">
                <text:p>15993497</text:p>
              </table:table-cell>
              <table:table-cell office:value-type="float" office:value="100">
                <text:p>100</text:p>
              </table:table-cell>
              <table:table-cell office:value-type="float" office:value="374">
                <text:p>374</text:p>
              </table:table-cell>
              <table:table-cell office:value-type="float" office:value="15850090.4252995">
                <text:p>15850090.42529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5993822">
                <text:p>15993822</text:p>
              </table:table-cell>
              <table:table-cell office:value-type="float" office:value="100">
                <text:p>100</text:p>
              </table:table-cell>
              <table:table-cell office:value-type="float" office:value="375">
                <text:p>375</text:p>
              </table:table-cell>
              <table:table-cell office:value-type="float" office:value="15852960.5246134">
                <text:p>15852960.52461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5994131">
                <text:p>15994131</text:p>
              </table:table-cell>
              <table:table-cell office:value-type="float" office:value="100">
                <text:p>100</text:p>
              </table:table-cell>
              <table:table-cell office:value-type="float" office:value="376">
                <text:p>376</text:p>
              </table:table-cell>
              <table:table-cell office:value-type="float" office:value="15855775.9295997">
                <text:p>15855775.92959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5994424">
                <text:p>15994424</text:p>
              </table:table-cell>
              <table:table-cell office:value-type="float" office:value="100">
                <text:p>100</text:p>
              </table:table-cell>
              <table:table-cell office:value-type="float" office:value="377">
                <text:p>377</text:p>
              </table:table-cell>
              <table:table-cell office:value-type="float" office:value="15858537.6728348">
                <text:p>15858537.67283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5994703">
                <text:p>15994703</text:p>
              </table:table-cell>
              <table:table-cell office:value-type="float" office:value="100">
                <text:p>100</text:p>
              </table:table-cell>
              <table:table-cell office:value-type="float" office:value="378">
                <text:p>378</text:p>
              </table:table-cell>
              <table:table-cell office:value-type="float" office:value="15861246.7677708">
                <text:p>15861246.76777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5994968">
                <text:p>15994968</text:p>
              </table:table-cell>
              <table:table-cell office:value-type="float" office:value="100">
                <text:p>100</text:p>
              </table:table-cell>
              <table:table-cell office:value-type="float" office:value="379">
                <text:p>379</text:p>
              </table:table-cell>
              <table:table-cell office:value-type="float" office:value="15863904.2090765">
                <text:p>15863904.20907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5995219">
                <text:p>15995219</text:p>
              </table:table-cell>
              <table:table-cell office:value-type="float" office:value="100">
                <text:p>100</text:p>
              </table:table-cell>
              <table:table-cell office:value-type="float" office:value="380">
                <text:p>380</text:p>
              </table:table-cell>
              <table:table-cell office:value-type="float" office:value="15866510.9729706">
                <text:p>15866510.97297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5995458">
                <text:p>15995458</text:p>
              </table:table-cell>
              <table:table-cell office:value-type="float" office:value="100">
                <text:p>100</text:p>
              </table:table-cell>
              <table:table-cell office:value-type="float" office:value="381">
                <text:p>381</text:p>
              </table:table-cell>
              <table:table-cell office:value-type="float" office:value="15869068.0175518">
                <text:p>15869068.01755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5995685">
                <text:p>15995685</text:p>
              </table:table-cell>
              <table:table-cell office:value-type="float" office:value="100">
                <text:p>100</text:p>
              </table:table-cell>
              <table:table-cell office:value-type="float" office:value="382">
                <text:p>382</text:p>
              </table:table-cell>
              <table:table-cell office:value-type="float" office:value="15871576.2831222">
                <text:p>15871576.28312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5995901">
                <text:p>15995901</text:p>
              </table:table-cell>
              <table:table-cell office:value-type="float" office:value="100">
                <text:p>100</text:p>
              </table:table-cell>
              <table:table-cell office:value-type="float" office:value="383">
                <text:p>383</text:p>
              </table:table-cell>
              <table:table-cell office:value-type="float" office:value="15874036.6925056">
                <text:p>15874036.69250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5996105">
                <text:p>15996105</text:p>
              </table:table-cell>
              <table:table-cell office:value-type="float" office:value="100">
                <text:p>100</text:p>
              </table:table-cell>
              <table:table-cell office:value-type="float" office:value="384">
                <text:p>384</text:p>
              </table:table-cell>
              <table:table-cell office:value-type="float" office:value="15876450.1513609">
                <text:p>15876450.15136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5996300">
                <text:p>15996300</text:p>
              </table:table-cell>
              <table:table-cell office:value-type="float" office:value="100">
                <text:p>100</text:p>
              </table:table-cell>
              <table:table-cell office:value-type="float" office:value="385">
                <text:p>385</text:p>
              </table:table-cell>
              <table:table-cell office:value-type="float" office:value="15878817.5484899">
                <text:p>15878817.5484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5996485">
                <text:p>15996485</text:p>
              </table:table-cell>
              <table:table-cell office:value-type="float" office:value="100">
                <text:p>100</text:p>
              </table:table-cell>
              <table:table-cell office:value-type="float" office:value="386">
                <text:p>386</text:p>
              </table:table-cell>
              <table:table-cell office:value-type="float" office:value="15881139.7561407">
                <text:p>15881139.75614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5996661">
                <text:p>15996661</text:p>
              </table:table-cell>
              <table:table-cell office:value-type="float" office:value="100">
                <text:p>100</text:p>
              </table:table-cell>
              <table:table-cell office:value-type="float" office:value="387">
                <text:p>387</text:p>
              </table:table-cell>
              <table:table-cell office:value-type="float" office:value="15883417.6303052">
                <text:p>15883417.63030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5996828">
                <text:p>15996828</text:p>
              </table:table-cell>
              <table:table-cell office:value-type="float" office:value="100">
                <text:p>100</text:p>
              </table:table-cell>
              <table:table-cell office:value-type="float" office:value="388">
                <text:p>388</text:p>
              </table:table-cell>
              <table:table-cell office:value-type="float" office:value="15885652.0110122">
                <text:p>15885652.01101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5996986">
                <text:p>15996986</text:p>
              </table:table-cell>
              <table:table-cell office:value-type="float" office:value="100">
                <text:p>100</text:p>
              </table:table-cell>
              <table:table-cell office:value-type="float" office:value="389">
                <text:p>389</text:p>
              </table:table-cell>
              <table:table-cell office:value-type="float" office:value="15887843.7226155">
                <text:p>15887843.72261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5997137">
                <text:p>15997137</text:p>
              </table:table-cell>
              <table:table-cell office:value-type="float" office:value="100">
                <text:p>100</text:p>
              </table:table-cell>
              <table:table-cell office:value-type="float" office:value="390">
                <text:p>390</text:p>
              </table:table-cell>
              <table:table-cell office:value-type="float" office:value="15889993.5740771">
                <text:p>15889993.57407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5997280">
                <text:p>15997280</text:p>
              </table:table-cell>
              <table:table-cell office:value-type="float" office:value="100">
                <text:p>100</text:p>
              </table:table-cell>
              <table:table-cell office:value-type="float" office:value="391">
                <text:p>391</text:p>
              </table:table-cell>
              <table:table-cell office:value-type="float" office:value="15892102.359246">
                <text:p>15892102.3592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5997416">
                <text:p>15997416</text:p>
              </table:table-cell>
              <table:table-cell office:value-type="float" office:value="100">
                <text:p>100</text:p>
              </table:table-cell>
              <table:table-cell office:value-type="float" office:value="392">
                <text:p>392</text:p>
              </table:table-cell>
              <table:table-cell office:value-type="float" office:value="15894170.8571312">
                <text:p>15894170.85713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5997545">
                <text:p>15997545</text:p>
              </table:table-cell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15896199.8321719">
                <text:p>15896199.83217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5997668">
                <text:p>15997668</text:p>
              </table:table-cell>
              <table:table-cell office:value-type="float" office:value="100">
                <text:p>100</text:p>
              </table:table-cell>
              <table:table-cell office:value-type="float" office:value="394">
                <text:p>394</text:p>
              </table:table-cell>
              <table:table-cell office:value-type="float" office:value="15898190.0345012">
                <text:p>15898190.03450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5997784">
                <text:p>15997784</text:p>
              </table:table-cell>
              <table:table-cell office:value-type="float" office:value="100">
                <text:p>100</text:p>
              </table:table-cell>
              <table:table-cell office:value-type="float" office:value="395">
                <text:p>395</text:p>
              </table:table-cell>
              <table:table-cell office:value-type="float" office:value="15900142.2002068">
                <text:p>15900142.20020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5997895">
                <text:p>15997895</text:p>
              </table:table-cell>
              <table:table-cell office:value-type="float" office:value="100">
                <text:p>100</text:p>
              </table:table-cell>
              <table:table-cell office:value-type="float" office:value="396">
                <text:p>396</text:p>
              </table:table-cell>
              <table:table-cell office:value-type="float" office:value="15902057.0515862">
                <text:p>15902057.05158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5998000">
                <text:p>15998000</text:p>
              </table:table-cell>
              <table:table-cell office:value-type="float" office:value="100">
                <text:p>100</text:p>
              </table:table-cell>
              <table:table-cell office:value-type="float" office:value="397">
                <text:p>397</text:p>
              </table:table-cell>
              <table:table-cell office:value-type="float" office:value="15903935.2973985">
                <text:p>15903935.29739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5998100">
                <text:p>15998100</text:p>
              </table:table-cell>
              <table:table-cell office:value-type="float" office:value="100">
                <text:p>100</text:p>
              </table:table-cell>
              <table:table-cell office:value-type="float" office:value="398">
                <text:p>398</text:p>
              </table:table-cell>
              <table:table-cell office:value-type="float" office:value="15905777.6331109">
                <text:p>15905777.63311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5998195">
                <text:p>15998195</text:p>
              </table:table-cell>
              <table:table-cell office:value-type="float" office:value="100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15907584.7411417">
                <text:p>15907584.74114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5998285">
                <text:p>15998285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15909357.2910988">
                <text:p>15909357.29109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5998371">
                <text:p>15998371</text:p>
              </table:table-cell>
              <table:table-cell office:value-type="float" office:value="100">
                <text:p>100</text:p>
              </table:table-cell>
              <table:table-cell office:value-type="float" office:value="401">
                <text:p>401</text:p>
              </table:table-cell>
              <table:table-cell office:value-type="float" office:value="15911095.9400142">
                <text:p>15911095.94001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5998452">
                <text:p>15998452</text:p>
              </table:table-cell>
              <table:table-cell office:value-type="float" office:value="100">
                <text:p>100</text:p>
              </table:table-cell>
              <table:table-cell office:value-type="float" office:value="402">
                <text:p>402</text:p>
              </table:table-cell>
              <table:table-cell office:value-type="float" office:value="15912801.3325742">
                <text:p>15912801.33257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5998530">
                <text:p>15998530</text:p>
              </table:table-cell>
              <table:table-cell office:value-type="float" office:value="100">
                <text:p>100</text:p>
              </table:table-cell>
              <table:table-cell office:value-type="float" office:value="403">
                <text:p>403</text:p>
              </table:table-cell>
              <table:table-cell office:value-type="float" office:value="15914474.1013462">
                <text:p>15914474.10134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5998603">
                <text:p>15998603</text:p>
              </table:table-cell>
              <table:table-cell office:value-type="float" office:value="100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15916114.8670005">
                <text:p>15916114.86700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5998673">
                <text:p>15998673</text:p>
              </table:table-cell>
              <table:table-cell office:value-type="float" office:value="100">
                <text:p>100</text:p>
              </table:table-cell>
              <table:table-cell office:value-type="float" office:value="405">
                <text:p>405</text:p>
              </table:table-cell>
              <table:table-cell office:value-type="float" office:value="15917724.2385295">
                <text:p>15917724.23852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5998739">
                <text:p>15998739</text:p>
              </table:table-cell>
              <table:table-cell office:value-type="float" office:value="100">
                <text:p>100</text:p>
              </table:table-cell>
              <table:table-cell office:value-type="float" office:value="406">
                <text:p>406</text:p>
              </table:table-cell>
              <table:table-cell office:value-type="float" office:value="15919302.8134621">
                <text:p>15919302.81346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5998802">
                <text:p>15998802</text:p>
              </table:table-cell>
              <table:table-cell office:value-type="float" office:value="100">
                <text:p>100</text:p>
              </table:table-cell>
              <table:table-cell office:value-type="float" office:value="407">
                <text:p>407</text:p>
              </table:table-cell>
              <table:table-cell office:value-type="float" office:value="15920851.1780746">
                <text:p>15920851.17807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5998862">
                <text:p>15998862</text:p>
              </table:table-cell>
              <table:table-cell office:value-type="float" office:value="100">
                <text:p>100</text:p>
              </table:table-cell>
              <table:table-cell office:value-type="float" office:value="408">
                <text:p>408</text:p>
              </table:table-cell>
              <table:table-cell office:value-type="float" office:value="15922369.9075986">
                <text:p>15922369.90759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5998919">
                <text:p>15998919</text:p>
              </table:table-cell>
              <table:table-cell office:value-type="float" office:value="100">
                <text:p>100</text:p>
              </table:table-cell>
              <table:table-cell office:value-type="float" office:value="409">
                <text:p>409</text:p>
              </table:table-cell>
              <table:table-cell office:value-type="float" office:value="15923859.5664239">
                <text:p>15923859.56642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5998973">
                <text:p>15998973</text:p>
              </table:table-cell>
              <table:table-cell office:value-type="float" office:value="100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15925320.708299">
                <text:p>15925320.7082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5999024">
                <text:p>15999024</text:p>
              </table:table-cell>
              <table:table-cell office:value-type="float" office:value="100">
                <text:p>100</text:p>
              </table:table-cell>
              <table:table-cell office:value-type="float" office:value="411">
                <text:p>411</text:p>
              </table:table-cell>
              <table:table-cell office:value-type="float" office:value="15926753.8765277">
                <text:p>15926753.87652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5999073">
                <text:p>15999073</text:p>
              </table:table-cell>
              <table:table-cell office:value-type="float" office:value="100">
                <text:p>100</text:p>
              </table:table-cell>
              <table:table-cell office:value-type="float" office:value="412">
                <text:p>412</text:p>
              </table:table-cell>
              <table:table-cell office:value-type="float" office:value="15928159.6041618">
                <text:p>15928159.60416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5999119">
                <text:p>15999119</text:p>
              </table:table-cell>
              <table:table-cell office:value-type="float" office:value="100">
                <text:p>100</text:p>
              </table:table-cell>
              <table:table-cell office:value-type="float" office:value="413">
                <text:p>413</text:p>
              </table:table-cell>
              <table:table-cell office:value-type="float" office:value="15929538.4141912">
                <text:p>15929538.41419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5999163">
                <text:p>15999163</text:p>
              </table:table-cell>
              <table:table-cell office:value-type="float" office:value="100">
                <text:p>100</text:p>
              </table:table-cell>
              <table:table-cell office:value-type="float" office:value="414">
                <text:p>414</text:p>
              </table:table-cell>
              <table:table-cell office:value-type="float" office:value="15930890.8197298">
                <text:p>15930890.81972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5999205">
                <text:p>15999205</text:p>
              </table:table-cell>
              <table:table-cell office:value-type="float" office:value="100">
                <text:p>100</text:p>
              </table:table-cell>
              <table:table-cell office:value-type="float" office:value="415">
                <text:p>415</text:p>
              </table:table-cell>
              <table:table-cell office:value-type="float" office:value="15932217.3241988">
                <text:p>15932217.32419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5999245">
                <text:p>15999245</text:p>
              </table:table-cell>
              <table:table-cell office:value-type="float" office:value="100">
                <text:p>100</text:p>
              </table:table-cell>
              <table:table-cell office:value-type="float" office:value="416">
                <text:p>416</text:p>
              </table:table-cell>
              <table:table-cell office:value-type="float" office:value="15933518.4215063">
                <text:p>15933518.42150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5999283">
                <text:p>15999283</text:p>
              </table:table-cell>
              <table:table-cell office:value-type="float" office:value="100">
                <text:p>100</text:p>
              </table:table-cell>
              <table:table-cell office:value-type="float" office:value="417">
                <text:p>417</text:p>
              </table:table-cell>
              <table:table-cell office:value-type="float" office:value="15934794.5962235">
                <text:p>15934794.59622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5999319">
                <text:p>15999319</text:p>
              </table:table-cell>
              <table:table-cell office:value-type="float" office:value="100">
                <text:p>100</text:p>
              </table:table-cell>
              <table:table-cell office:value-type="float" office:value="418">
                <text:p>418</text:p>
              </table:table-cell>
              <table:table-cell office:value-type="float" office:value="15936046.3237588">
                <text:p>15936046.32375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5999353">
                <text:p>15999353</text:p>
              </table:table-cell>
              <table:table-cell office:value-type="float" office:value="100">
                <text:p>100</text:p>
              </table:table-cell>
              <table:table-cell office:value-type="float" office:value="419">
                <text:p>419</text:p>
              </table:table-cell>
              <table:table-cell office:value-type="float" office:value="15937274.0705274">
                <text:p>15937274.07052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5999385">
                <text:p>15999385</text:p>
              </table:table-cell>
              <table:table-cell office:value-type="float" office:value="100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15938478.2941188">
                <text:p>15938478.29411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5999416">
                <text:p>15999416</text:p>
              </table:table-cell>
              <table:table-cell office:value-type="float" office:value="100">
                <text:p>100</text:p>
              </table:table-cell>
              <table:table-cell office:value-type="float" office:value="421">
                <text:p>421</text:p>
              </table:table-cell>
              <table:table-cell office:value-type="float" office:value="15939659.4434611">
                <text:p>15939659.4434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5999445">
                <text:p>15999445</text:p>
              </table:table-cell>
              <table:table-cell office:value-type="float" office:value="100">
                <text:p>100</text:p>
              </table:table-cell>
              <table:table-cell office:value-type="float" office:value="422">
                <text:p>422</text:p>
              </table:table-cell>
              <table:table-cell office:value-type="float" office:value="15940817.9589821">
                <text:p>15940817.95898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5999473">
                <text:p>15999473</text:p>
              </table:table-cell>
              <table:table-cell office:value-type="float" office:value="100">
                <text:p>100</text:p>
              </table:table-cell>
              <table:table-cell office:value-type="float" office:value="423">
                <text:p>423</text:p>
              </table:table-cell>
              <table:table-cell office:value-type="float" office:value="15941954.2727677">
                <text:p>15941954.27276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5999499">
                <text:p>15999499</text:p>
              </table:table-cell>
              <table:table-cell office:value-type="float" office:value="100">
                <text:p>100</text:p>
              </table:table-cell>
              <table:table-cell office:value-type="float" office:value="424">
                <text:p>424</text:p>
              </table:table-cell>
              <table:table-cell office:value-type="float" office:value="15943068.8087175">
                <text:p>15943068.80871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5999524">
                <text:p>15999524</text:p>
              </table:table-cell>
              <table:table-cell office:value-type="float" office:value="100">
                <text:p>100</text:p>
              </table:table-cell>
              <table:table-cell office:value-type="float" office:value="425">
                <text:p>425</text:p>
              </table:table-cell>
              <table:table-cell office:value-type="float" office:value="15944161.9826978">
                <text:p>15944161.9826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5999548">
                <text:p>15999548</text:p>
              </table:table-cell>
              <table:table-cell office:value-type="float" office:value="100">
                <text:p>100</text:p>
              </table:table-cell>
              <table:table-cell office:value-type="float" office:value="426">
                <text:p>426</text:p>
              </table:table-cell>
              <table:table-cell office:value-type="float" office:value="15945234.2026907">
                <text:p>15945234.20269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5999570">
                <text:p>15999570</text:p>
              </table:table-cell>
              <table:table-cell office:value-type="float" office:value="100">
                <text:p>100</text:p>
              </table:table-cell>
              <table:table-cell office:value-type="float" office:value="427">
                <text:p>427</text:p>
              </table:table-cell>
              <table:table-cell office:value-type="float" office:value="15946285.8689424">
                <text:p>15946285.86894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5999592">
                <text:p>15999592</text:p>
              </table:table-cell>
              <table:table-cell office:value-type="float" office:value="100">
                <text:p>100</text:p>
              </table:table-cell>
              <table:table-cell office:value-type="float" office:value="428">
                <text:p>428</text:p>
              </table:table-cell>
              <table:table-cell office:value-type="float" office:value="15947317.3741071">
                <text:p>15947317.37410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5999612">
                <text:p>15999612</text:p>
              </table:table-cell>
              <table:table-cell office:value-type="float" office:value="100">
                <text:p>100</text:p>
              </table:table-cell>
              <table:table-cell office:value-type="float" office:value="429">
                <text:p>429</text:p>
              </table:table-cell>
              <table:table-cell office:value-type="float" office:value="15948329.103389">
                <text:p>15948329.1033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5999632">
                <text:p>15999632</text:p>
              </table:table-cell>
              <table:table-cell office:value-type="float" office:value="100">
                <text:p>100</text:p>
              </table:table-cell>
              <table:table-cell office:value-type="float" office:value="430">
                <text:p>430</text:p>
              </table:table-cell>
              <table:table-cell office:value-type="float" office:value="15949321.4346822">
                <text:p>15949321.43468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5999650">
                <text:p>15999650</text:p>
              </table:table-cell>
              <table:table-cell office:value-type="float" office:value="100">
                <text:p>100</text:p>
              </table:table-cell>
              <table:table-cell office:value-type="float" office:value="431">
                <text:p>431</text:p>
              </table:table-cell>
              <table:table-cell office:value-type="float" office:value="15950294.7387069">
                <text:p>15950294.73870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5999667">
                <text:p>15999667</text:p>
              </table:table-cell>
              <table:table-cell office:value-type="float" office:value="100">
                <text:p>100</text:p>
              </table:table-cell>
              <table:table-cell office:value-type="float" office:value="432">
                <text:p>432</text:p>
              </table:table-cell>
              <table:table-cell office:value-type="float" office:value="15951249.3791441">
                <text:p>15951249.37914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5999684">
                <text:p>15999684</text:p>
              </table:table-cell>
              <table:table-cell office:value-type="float" office:value="100">
                <text:p>100</text:p>
              </table:table-cell>
              <table:table-cell office:value-type="float" office:value="433">
                <text:p>433</text:p>
              </table:table-cell>
              <table:table-cell office:value-type="float" office:value="15952185.7127676">
                <text:p>15952185.71276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5999700">
                <text:p>15999700</text:p>
              </table:table-cell>
              <table:table-cell office:value-type="float" office:value="100">
                <text:p>100</text:p>
              </table:table-cell>
              <table:table-cell office:value-type="float" office:value="434">
                <text:p>434</text:p>
              </table:table-cell>
              <table:table-cell office:value-type="float" office:value="15953104.0895733">
                <text:p>15953104.08957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5999715">
                <text:p>15999715</text:p>
              </table:table-cell>
              <table:table-cell office:value-type="float" office:value="100">
                <text:p>100</text:p>
              </table:table-cell>
              <table:table-cell office:value-type="float" office:value="435">
                <text:p>435</text:p>
              </table:table-cell>
              <table:table-cell office:value-type="float" office:value="15954004.8529065">
                <text:p>15954004.85290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5999729">
                <text:p>15999729</text:p>
              </table:table-cell>
              <table:table-cell office:value-type="float" office:value="100">
                <text:p>100</text:p>
              </table:table-cell>
              <table:table-cell office:value-type="float" office:value="436">
                <text:p>436</text:p>
              </table:table-cell>
              <table:table-cell office:value-type="float" office:value="15954888.3395866">
                <text:p>15954888.33958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5999743">
                <text:p>15999743</text:p>
              </table:table-cell>
              <table:table-cell office:value-type="float" office:value="100">
                <text:p>100</text:p>
              </table:table-cell>
              <table:table-cell office:value-type="float" office:value="437">
                <text:p>437</text:p>
              </table:table-cell>
              <table:table-cell office:value-type="float" office:value="15955754.8800298">
                <text:p>15955754.88002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5999755">
                <text:p>15999755</text:p>
              </table:table-cell>
              <table:table-cell office:value-type="float" office:value="100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5956604.7983691">
                <text:p>15956604.79836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5999768">
                <text:p>15999768</text:p>
              </table:table-cell>
              <table:table-cell office:value-type="float" office:value="100">
                <text:p>100</text:p>
              </table:table-cell>
              <table:table-cell office:value-type="float" office:value="439">
                <text:p>439</text:p>
              </table:table-cell>
              <table:table-cell office:value-type="float" office:value="15957438.4125727">
                <text:p>15957438.41257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5999779">
                <text:p>15999779</text:p>
              </table:table-cell>
              <table:table-cell office:value-type="float" office:value="100">
                <text:p>100</text:p>
              </table:table-cell>
              <table:table-cell office:value-type="float" office:value="440">
                <text:p>440</text:p>
              </table:table-cell>
              <table:table-cell office:value-type="float" office:value="15958256.03456">
                <text:p>15958256.034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5999790">
                <text:p>15999790</text:p>
              </table:table-cell>
              <table:table-cell office:value-type="float" office:value="100">
                <text:p>100</text:p>
              </table:table-cell>
              <table:table-cell office:value-type="float" office:value="441">
                <text:p>441</text:p>
              </table:table-cell>
              <table:table-cell office:value-type="float" office:value="15959057.9703149">
                <text:p>15959057.97031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5999801">
                <text:p>15999801</text:p>
              </table:table-cell>
              <table:table-cell office:value-type="float" office:value="100">
                <text:p>100</text:p>
              </table:table-cell>
              <table:table-cell office:value-type="float" office:value="442">
                <text:p>442</text:p>
              </table:table-cell>
              <table:table-cell office:value-type="float" office:value="15959844.519998">
                <text:p>15959844.5199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5999811">
                <text:p>15999811</text:p>
              </table:table-cell>
              <table:table-cell office:value-type="float" office:value="100">
                <text:p>100</text:p>
              </table:table-cell>
              <table:table-cell office:value-type="float" office:value="443">
                <text:p>443</text:p>
              </table:table-cell>
              <table:table-cell office:value-type="float" office:value="15960615.9780561">
                <text:p>15960615.97805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5999820">
                <text:p>15999820</text:p>
              </table:table-cell>
              <table:table-cell office:value-type="float" office:value="100">
                <text:p>100</text:p>
              </table:table-cell>
              <table:table-cell office:value-type="float" office:value="444">
                <text:p>444</text:p>
              </table:table-cell>
              <table:table-cell office:value-type="float" office:value="15961372.6333296">
                <text:p>15961372.63332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5999829">
                <text:p>15999829</text:p>
              </table:table-cell>
              <table:table-cell office:value-type="float" office:value="100">
                <text:p>100</text:p>
              </table:table-cell>
              <table:table-cell office:value-type="float" office:value="445">
                <text:p>445</text:p>
              </table:table-cell>
              <table:table-cell office:value-type="float" office:value="15962114.7691585">
                <text:p>15962114.76915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5999838">
                <text:p>15999838</text:p>
              </table:table-cell>
              <table:table-cell office:value-type="float" office:value="100">
                <text:p>100</text:p>
              </table:table-cell>
              <table:table-cell office:value-type="float" office:value="446">
                <text:p>446</text:p>
              </table:table-cell>
              <table:table-cell office:value-type="float" office:value="15962842.663486">
                <text:p>15962842.6634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5999846">
                <text:p>15999846</text:p>
              </table:table-cell>
              <table:table-cell office:value-type="float" office:value="100">
                <text:p>100</text:p>
              </table:table-cell>
              <table:table-cell office:value-type="float" office:value="447">
                <text:p>447</text:p>
              </table:table-cell>
              <table:table-cell office:value-type="float" office:value="15963556.5889601">
                <text:p>15963556.58896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5999853">
                <text:p>15999853</text:p>
              </table:table-cell>
              <table:table-cell office:value-type="float" office:value="100">
                <text:p>100</text:p>
              </table:table-cell>
              <table:table-cell office:value-type="float" office:value="448">
                <text:p>448</text:p>
              </table:table-cell>
              <table:table-cell office:value-type="float" office:value="15964256.8130336">
                <text:p>15964256.81303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5999861">
                <text:p>15999861</text:p>
              </table:table-cell>
              <table:table-cell office:value-type="float" office:value="100">
                <text:p>100</text:p>
              </table:table-cell>
              <table:table-cell office:value-type="float" office:value="449">
                <text:p>449</text:p>
              </table:table-cell>
              <table:table-cell office:value-type="float" office:value="15964943.5980623">
                <text:p>15964943.59806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5999868">
                <text:p>15999868</text:p>
              </table:table-cell>
              <table:table-cell office:value-type="float" office:value="100">
                <text:p>100</text:p>
              </table:table-cell>
              <table:table-cell office:value-type="float" office:value="450">
                <text:p>450</text:p>
              </table:table-cell>
              <table:table-cell office:value-type="float" office:value="15965617.201401">
                <text:p>15965617.2014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5999874">
                <text:p>15999874</text:p>
              </table:table-cell>
              <table:table-cell office:value-type="float" office:value="100">
                <text:p>100</text:p>
              </table:table-cell>
              <table:table-cell office:value-type="float" office:value="451">
                <text:p>451</text:p>
              </table:table-cell>
              <table:table-cell office:value-type="float" office:value="15966277.8754983">
                <text:p>15966277.87549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5999880">
                <text:p>15999880</text:p>
              </table:table-cell>
              <table:table-cell office:value-type="float" office:value="100">
                <text:p>100</text:p>
              </table:table-cell>
              <table:table-cell office:value-type="float" office:value="452">
                <text:p>452</text:p>
              </table:table-cell>
              <table:table-cell office:value-type="float" office:value="15966925.8679887">
                <text:p>15966925.86798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5999886">
                <text:p>15999886</text:p>
              </table:table-cell>
              <table:table-cell office:value-type="float" office:value="100">
                <text:p>100</text:p>
              </table:table-cell>
              <table:table-cell office:value-type="float" office:value="453">
                <text:p>453</text:p>
              </table:table-cell>
              <table:table-cell office:value-type="float" office:value="15967561.4217843">
                <text:p>15967561.42178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5999892">
                <text:p>15999892</text:p>
              </table:table-cell>
              <table:table-cell office:value-type="float" office:value="100">
                <text:p>100</text:p>
              </table:table-cell>
              <table:table-cell office:value-type="float" office:value="454">
                <text:p>454</text:p>
              </table:table-cell>
              <table:table-cell office:value-type="float" office:value="15968184.7751636">
                <text:p>15968184.77516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5999897">
                <text:p>15999897</text:p>
              </table:table-cell>
              <table:table-cell office:value-type="float" office:value="100">
                <text:p>100</text:p>
              </table:table-cell>
              <table:table-cell office:value-type="float" office:value="455">
                <text:p>455</text:p>
              </table:table-cell>
              <table:table-cell office:value-type="float" office:value="15968796.1618594">
                <text:p>15968796.16185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5999903">
                <text:p>15999903</text:p>
              </table:table-cell>
              <table:table-cell office:value-type="float" office:value="100">
                <text:p>100</text:p>
              </table:table-cell>
              <table:table-cell office:value-type="float" office:value="456">
                <text:p>456</text:p>
              </table:table-cell>
              <table:table-cell office:value-type="float" office:value="15969395.8111447">
                <text:p>15969395.81114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5999907">
                <text:p>15999907</text:p>
              </table:table-cell>
              <table:table-cell office:value-type="float" office:value="100">
                <text:p>100</text:p>
              </table:table-cell>
              <table:table-cell office:value-type="float" office:value="457">
                <text:p>457</text:p>
              </table:table-cell>
              <table:table-cell office:value-type="float" office:value="15969983.947917">
                <text:p>15969983.9479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5999912">
                <text:p>15999912</text:p>
              </table:table-cell>
              <table:table-cell office:value-type="float" office:value="100">
                <text:p>100</text:p>
              </table:table-cell>
              <table:table-cell office:value-type="float" office:value="458">
                <text:p>458</text:p>
              </table:table-cell>
              <table:table-cell office:value-type="float" office:value="15970560.7927814">
                <text:p>15970560.79278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5999916">
                <text:p>15999916</text:p>
              </table:table-cell>
              <table:table-cell office:value-type="float" office:value="100">
                <text:p>100</text:p>
              </table:table-cell>
              <table:table-cell office:value-type="float" office:value="459">
                <text:p>459</text:p>
              </table:table-cell>
              <table:table-cell office:value-type="float" office:value="15971126.5621318">
                <text:p>15971126.56213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5999921">
                <text:p>15999921</text:p>
              </table:table-cell>
              <table:table-cell office:value-type="float" office:value="100">
                <text:p>100</text:p>
              </table:table-cell>
              <table:table-cell office:value-type="float" office:value="460">
                <text:p>460</text:p>
              </table:table-cell>
              <table:table-cell office:value-type="float" office:value="15971681.4682303">
                <text:p>15971681.46823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5999924">
                <text:p>15999924</text:p>
              </table:table-cell>
              <table:table-cell office:value-type="float" office:value="100">
                <text:p>100</text:p>
              </table:table-cell>
              <table:table-cell office:value-type="float" office:value="461">
                <text:p>461</text:p>
              </table:table-cell>
              <table:table-cell office:value-type="float" office:value="15972225.7192862">
                <text:p>15972225.71928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5999928">
                <text:p>15999928</text:p>
              </table:table-cell>
              <table:table-cell office:value-type="float" office:value="100">
                <text:p>100</text:p>
              </table:table-cell>
              <table:table-cell office:value-type="float" office:value="462">
                <text:p>462</text:p>
              </table:table-cell>
              <table:table-cell office:value-type="float" office:value="15972759.5195324">
                <text:p>15972759.51953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5999932">
                <text:p>15999932</text:p>
              </table:table-cell>
              <table:table-cell office:value-type="float" office:value="100">
                <text:p>100</text:p>
              </table:table-cell>
              <table:table-cell office:value-type="float" office:value="463">
                <text:p>463</text:p>
              </table:table-cell>
              <table:table-cell office:value-type="float" office:value="15973283.0693006">
                <text:p>15973283.06930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5999935">
                <text:p>15999935</text:p>
              </table:table-cell>
              <table:table-cell office:value-type="float" office:value="100">
                <text:p>100</text:p>
              </table:table-cell>
              <table:table-cell office:value-type="float" office:value="464">
                <text:p>464</text:p>
              </table:table-cell>
              <table:table-cell office:value-type="float" office:value="15973796.5650957">
                <text:p>15973796.56509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5999938">
                <text:p>15999938</text:p>
              </table:table-cell>
              <table:table-cell office:value-type="float" office:value="100">
                <text:p>100</text:p>
              </table:table-cell>
              <table:table-cell office:value-type="float" office:value="465">
                <text:p>465</text:p>
              </table:table-cell>
              <table:table-cell office:value-type="float" office:value="15974300.1996684">
                <text:p>15974300.19966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5999941">
                <text:p>15999941</text:p>
              </table:table-cell>
              <table:table-cell office:value-type="float" office:value="100">
                <text:p>100</text:p>
              </table:table-cell>
              <table:table-cell office:value-type="float" office:value="466">
                <text:p>466</text:p>
              </table:table-cell>
              <table:table-cell office:value-type="float" office:value="15974794.162086">
                <text:p>15974794.1620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5999944">
                <text:p>15999944</text:p>
              </table:table-cell>
              <table:table-cell office:value-type="float" office:value="100">
                <text:p>100</text:p>
              </table:table-cell>
              <table:table-cell office:value-type="float" office:value="467">
                <text:p>467</text:p>
              </table:table-cell>
              <table:table-cell office:value-type="float" office:value="15975278.6378028">
                <text:p>15975278.63780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5999947">
                <text:p>15999947</text:p>
              </table:table-cell>
              <table:table-cell office:value-type="float" office:value="100">
                <text:p>100</text:p>
              </table:table-cell>
              <table:table-cell office:value-type="float" office:value="468">
                <text:p>468</text:p>
              </table:table-cell>
              <table:table-cell office:value-type="float" office:value="15975753.8087283">
                <text:p>15975753.80872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5999950">
                <text:p>15999950</text:p>
              </table:table-cell>
              <table:table-cell office:value-type="float" office:value="100">
                <text:p>100</text:p>
              </table:table-cell>
              <table:table-cell office:value-type="float" office:value="469">
                <text:p>469</text:p>
              </table:table-cell>
              <table:table-cell office:value-type="float" office:value="15976219.853295">
                <text:p>15976219.8532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5999952">
                <text:p>15999952</text:p>
              </table:table-cell>
              <table:table-cell office:value-type="float" office:value="100">
                <text:p>100</text:p>
              </table:table-cell>
              <table:table-cell office:value-type="float" office:value="470">
                <text:p>470</text:p>
              </table:table-cell>
              <table:table-cell office:value-type="float" office:value="15976676.9465238">
                <text:p>15976676.94652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5999955">
                <text:p>15999955</text:p>
              </table:table-cell>
              <table:table-cell office:value-type="float" office:value="100">
                <text:p>100</text:p>
              </table:table-cell>
              <table:table-cell office:value-type="float" office:value="471">
                <text:p>471</text:p>
              </table:table-cell>
              <table:table-cell office:value-type="float" office:value="15977125.2600896">
                <text:p>15977125.26008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5999957">
                <text:p>15999957</text:p>
              </table:table-cell>
              <table:table-cell office:value-type="float" office:value="100">
                <text:p>100</text:p>
              </table:table-cell>
              <table:table-cell office:value-type="float" office:value="472">
                <text:p>472</text:p>
              </table:table-cell>
              <table:table-cell office:value-type="float" office:value="15977564.9623842">
                <text:p>15977564.96238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5999959">
                <text:p>15999959</text:p>
              </table:table-cell>
              <table:table-cell office:value-type="float" office:value="100">
                <text:p>100</text:p>
              </table:table-cell>
              <table:table-cell office:value-type="float" office:value="473">
                <text:p>473</text:p>
              </table:table-cell>
              <table:table-cell office:value-type="float" office:value="15977996.2185791">
                <text:p>15977996.21857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5999961">
                <text:p>15999961</text:p>
              </table:table-cell>
              <table:table-cell office:value-type="float" office:value="100">
                <text:p>100</text:p>
              </table:table-cell>
              <table:table-cell office:value-type="float" office:value="474">
                <text:p>474</text:p>
              </table:table-cell>
              <table:table-cell office:value-type="float" office:value="15978419.1906865">
                <text:p>15978419.19068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5999963">
                <text:p>15999963</text:p>
              </table:table-cell>
              <table:table-cell office:value-type="float" office:value="100">
                <text:p>100</text:p>
              </table:table-cell>
              <table:table-cell office:value-type="float" office:value="475">
                <text:p>475</text:p>
              </table:table-cell>
              <table:table-cell office:value-type="float" office:value="15978834.0376198">
                <text:p>15978834.03761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5999965">
                <text:p>15999965</text:p>
              </table:table-cell>
              <table:table-cell office:value-type="float" office:value="100">
                <text:p>100</text:p>
              </table:table-cell>
              <table:table-cell office:value-type="float" office:value="476">
                <text:p>476</text:p>
              </table:table-cell>
              <table:table-cell office:value-type="float" office:value="15979240.9152519">
                <text:p>15979240.91525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5999966">
                <text:p>15999966</text:p>
              </table:table-cell>
              <table:table-cell office:value-type="float" office:value="100">
                <text:p>100</text:p>
              </table:table-cell>
              <table:table-cell office:value-type="float" office:value="477">
                <text:p>477</text:p>
              </table:table-cell>
              <table:table-cell office:value-type="float" office:value="15979639.9764737">
                <text:p>15979639.97647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5999968">
                <text:p>15999968</text:p>
              </table:table-cell>
              <table:table-cell office:value-type="float" office:value="100">
                <text:p>100</text:p>
              </table:table-cell>
              <table:table-cell office:value-type="float" office:value="478">
                <text:p>478</text:p>
              </table:table-cell>
              <table:table-cell office:value-type="float" office:value="15980031.3712505">
                <text:p>15980031.37125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5999970">
                <text:p>15999970</text:p>
              </table:table-cell>
              <table:table-cell office:value-type="float" office:value="100">
                <text:p>100</text:p>
              </table:table-cell>
              <table:table-cell office:value-type="float" office:value="479">
                <text:p>479</text:p>
              </table:table-cell>
              <table:table-cell office:value-type="float" office:value="15980415.2466775">
                <text:p>15980415.24667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5999971">
                <text:p>15999971</text:p>
              </table:table-cell>
              <table:table-cell office:value-type="float" office:value="100">
                <text:p>100</text:p>
              </table:table-cell>
              <table:table-cell office:value-type="float" office:value="480">
                <text:p>480</text:p>
              </table:table-cell>
              <table:table-cell office:value-type="float" office:value="15980791.7470351">
                <text:p>15980791.74703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5999973">
                <text:p>15999973</text:p>
              </table:table-cell>
              <table:table-cell office:value-type="float" office:value="100">
                <text:p>100</text:p>
              </table:table-cell>
              <table:table-cell office:value-type="float" office:value="481">
                <text:p>481</text:p>
              </table:table-cell>
              <table:table-cell office:value-type="float" office:value="15981161.0138417">
                <text:p>15981161.0138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5999974">
                <text:p>15999974</text:p>
              </table:table-cell>
              <table:table-cell office:value-type="float" office:value="100">
                <text:p>100</text:p>
              </table:table-cell>
              <table:table-cell office:value-type="float" office:value="482">
                <text:p>482</text:p>
              </table:table-cell>
              <table:table-cell office:value-type="float" office:value="15981523.185907">
                <text:p>15981523.1859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5999975">
                <text:p>15999975</text:p>
              </table:table-cell>
              <table:table-cell office:value-type="float" office:value="100">
                <text:p>100</text:p>
              </table:table-cell>
              <table:table-cell office:value-type="float" office:value="483">
                <text:p>483</text:p>
              </table:table-cell>
              <table:table-cell office:value-type="float" office:value="15981878.3993832">
                <text:p>15981878.39938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5999976">
                <text:p>15999976</text:p>
              </table:table-cell>
              <table:table-cell office:value-type="float" office:value="100">
                <text:p>100</text:p>
              </table:table-cell>
              <table:table-cell office:value-type="float" office:value="484">
                <text:p>484</text:p>
              </table:table-cell>
              <table:table-cell office:value-type="float" office:value="15982226.7878157">
                <text:p>15982226.78781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5999978">
                <text:p>15999978</text:p>
              </table:table-cell>
              <table:table-cell office:value-type="float" office:value="100">
                <text:p>100</text:p>
              </table:table-cell>
              <table:table-cell office:value-type="float" office:value="485">
                <text:p>485</text:p>
              </table:table-cell>
              <table:table-cell office:value-type="float" office:value="15982568.4821927">
                <text:p>15982568.48219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5999979">
                <text:p>15999979</text:p>
              </table:table-cell>
              <table:table-cell office:value-type="float" office:value="100">
                <text:p>100</text:p>
              </table:table-cell>
              <table:table-cell office:value-type="float" office:value="486">
                <text:p>486</text:p>
              </table:table-cell>
              <table:table-cell office:value-type="float" office:value="15982903.6109944">
                <text:p>15982903.61099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5999980">
                <text:p>15999980</text:p>
              </table:table-cell>
              <table:table-cell office:value-type="float" office:value="100">
                <text:p>100</text:p>
              </table:table-cell>
              <table:table-cell office:value-type="float" office:value="487">
                <text:p>487</text:p>
              </table:table-cell>
              <table:table-cell office:value-type="float" office:value="15983232.3002401">
                <text:p>15983232.30024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5999982">
                <text:p>15999982</text:p>
              </table:table-cell>
              <table:table-cell office:value-type="float" office:value="100">
                <text:p>100</text:p>
              </table:table-cell>
              <table:table-cell office:value-type="float" office:value="488">
                <text:p>488</text:p>
              </table:table-cell>
              <table:table-cell office:value-type="float" office:value="15983554.6735358">
                <text:p>15983554.67353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5999985">
                <text:p>15999985</text:p>
              </table:table-cell>
              <table:table-cell office:value-type="float" office:value="100">
                <text:p>100</text:p>
              </table:table-cell>
              <table:table-cell office:value-type="float" office:value="489">
                <text:p>489</text:p>
              </table:table-cell>
              <table:table-cell office:value-type="float" office:value="15983870.8521196">
                <text:p>15983870.85211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5999987">
                <text:p>15999987</text:p>
              </table:table-cell>
              <table:table-cell office:value-type="float" office:value="100">
                <text:p>100</text:p>
              </table:table-cell>
              <table:table-cell office:value-type="float" office:value="490">
                <text:p>490</text:p>
              </table:table-cell>
              <table:table-cell office:value-type="float" office:value="15984180.9549074">
                <text:p>15984180.95490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5999989">
                <text:p>15999989</text:p>
              </table:table-cell>
              <table:table-cell office:value-type="float" office:value="100">
                <text:p>100</text:p>
              </table:table-cell>
              <table:table-cell office:value-type="float" office:value="491">
                <text:p>491</text:p>
              </table:table-cell>
              <table:table-cell office:value-type="float" office:value="15984485.0985369">
                <text:p>15984485.09853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5999991">
                <text:p>15999991</text:p>
              </table:table-cell>
              <table:table-cell office:value-type="float" office:value="100">
                <text:p>100</text:p>
              </table:table-cell>
              <table:table-cell office:value-type="float" office:value="492">
                <text:p>492</text:p>
              </table:table-cell>
              <table:table-cell office:value-type="float" office:value="15984783.3974111">
                <text:p>15984783.39741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5999993">
                <text:p>15999993</text:p>
              </table:table-cell>
              <table:table-cell office:value-type="float" office:value="100">
                <text:p>100</text:p>
              </table:table-cell>
              <table:table-cell office:value-type="float" office:value="493">
                <text:p>493</text:p>
              </table:table-cell>
              <table:table-cell office:value-type="float" office:value="15985075.9637413">
                <text:p>15985075.96374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5999995">
                <text:p>15999995</text:p>
              </table:table-cell>
              <table:table-cell office:value-type="float" office:value="100">
                <text:p>100</text:p>
              </table:table-cell>
              <table:table-cell office:value-type="float" office:value="494">
                <text:p>494</text:p>
              </table:table-cell>
              <table:table-cell office:value-type="float" office:value="15985362.9075881">
                <text:p>15985362.90758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5999996">
                <text:p>15999996</text:p>
              </table:table-cell>
              <table:table-cell office:value-type="float" office:value="100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15985644.3369033">
                <text:p>15985644.33690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5999998">
                <text:p>15999998</text:p>
              </table:table-cell>
              <table:table-cell office:value-type="float" office:value="100">
                <text:p>100</text:p>
              </table:table-cell>
              <table:table-cell office:value-type="float" office:value="496">
                <text:p>496</text:p>
              </table:table-cell>
              <table:table-cell office:value-type="float" office:value="15985920.3575699">
                <text:p>15985920.35756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6000000">
                <text:p>16000000</text:p>
              </table:table-cell>
              <table:table-cell office:value-type="float" office:value="100">
                <text:p>100</text:p>
              </table:table-cell>
              <table:table-cell office:value-type="float" office:value="497">
                <text:p>497</text:p>
              </table:table-cell>
              <table:table-cell office:value-type="float" office:value="15986191.0734413">
                <text:p>15986191.07344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6000001">
                <text:p>16000001</text:p>
              </table:table-cell>
              <table:table-cell office:value-type="float" office:value="100">
                <text:p>100</text:p>
              </table:table-cell>
              <table:table-cell office:value-type="float" office:value="498">
                <text:p>498</text:p>
              </table:table-cell>
              <table:table-cell office:value-type="float" office:value="15986456.5863806">
                <text:p>15986456.5863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6000003">
                <text:p>16000003</text:p>
              </table:table-cell>
              <table:table-cell office:value-type="float" office:value="100">
                <text:p>100</text:p>
              </table:table-cell>
              <table:table-cell office:value-type="float" office:value="499">
                <text:p>499</text:p>
              </table:table-cell>
              <table:table-cell office:value-type="float" office:value="15986716.9962979">
                <text:p>15986716.99629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